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Pictures/2000000A000000DD000000DD70DD954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Pictures/2000000A000000FD000000FDE400028F.svm" manifest:media-type=""/>
  <manifest:file-entry manifest:full-path="Object 4/Pictures/2000000A000000FD000000F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Pictures/2000000A000000FD000000FDE400028F.svm" manifest:media-type="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Pictures/2000000A000000DD000000DD70DD954D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Pictures/2000000A000000DD000000DD70DD954D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Pictures/2000000A000000DD000000DD70DD954D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Pictures/2000000A000000FD000000FDF1F7E11A.svm" manifest:media-type="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Pictures/2000000A000000FD000000FDF1F7E11A.svm" manifest:media-type="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Pictures/2000000A000000FD000000FDE400028F.svm" manifest:media-type=""/>
  <manifest:file-entry manifest:full-path="Object 5/Pictures/2000000A000000FD000000F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7508in"/>
    </style:style>
    <style:style style:name="co6" style:family="table-column">
      <style:table-column-properties fo:break-before="auto" style:column-width="0.7945in"/>
    </style:style>
    <style:style style:name="co7" style:family="table-column">
      <style:table-column-properties fo:break-before="auto" style:column-width="0.6854in"/>
    </style:style>
    <style:style style:name="co8" style:family="table-column">
      <style:table-column-properties fo:break-before="auto" style:column-width="0.8598in"/>
    </style:style>
    <style:style style:name="co9" style:family="table-column">
      <style:table-column-properties fo:break-before="auto" style:column-width="0.6528in"/>
    </style:style>
    <style:style style:name="co10" style:family="table-column">
      <style:table-column-properties fo:break-before="auto" style:column-width="0.6091in"/>
    </style:style>
    <style:style style:name="co11" style:family="table-column">
      <style:table-column-properties fo:break-before="auto" style:column-width="0.6201in"/>
    </style:style>
    <style:style style:name="co12" style:family="table-column">
      <style:table-column-properties fo:break-before="auto" style:column-width="1.1535in"/>
    </style:style>
    <style:style style:name="co13" style:family="table-column">
      <style:table-column-properties fo:break-before="auto" style:column-width="11.5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30">
      <style:table-cell-properties style:rotation-align="none"/>
    </style:style>
    <style:style style:name="ce7" style:family="table-cell" style:parent-style-name="Default" style:data-style-name="N129"/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range_combine" table:style-name="ta1">
        <table:shapes>
          <draw:frame draw:z-index="0" draw:style-name="gr1" draw:text-style-name="P1" svg:width="11.098in" svg:height="4.8524in" svg:x="2.9638in" svg:y="0.2823in">
            <draw:object draw:notify-on-update-of-ranges="Orange_combine.A2:Orange_combine.A257 Orange_combine.C1:Orange_combine.C1 Orange_combine.C2:Orange_combine.C2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098in" svg:height="4.8524in" svg:x="2.9969in" svg:y="5.3862in">
            <draw:object draw:notify-on-update-of-ranges="Orange_combine.A2:Orange_combine.A270 Orange_combine.C1:Orange_combine.C1 Orange_combine.C2:Orange_combine.C27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ce6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5" office:value-type="string" calcext:value-type="string">
            <text:p>G = ln I/ln 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00000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380000</text:p>
          </table:table-cell>
          <table:table-cell table:formula="of:=LOG10([.B3])/LOG10([.A3])" office:value-type="float" office:value="0.464668267003444" calcext:value-type="float">
            <text:p>0.4646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668200</text:p>
          </table:table-cell>
          <table:table-cell table:formula="of:=LOG10([.B4])/LOG10([.A4])" office:value-type="float" office:value="0.465810555829284" calcext:value-type="float">
            <text:p>0.4658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924698</text:p>
          </table:table-cell>
          <table:table-cell table:formula="of:=LOG10([.B5])/LOG10([.A5])" office:value-type="float" office:value="0.472316046778462" calcext:value-type="float">
            <text:p>0.47231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58016</text:p>
          </table:table-cell>
          <table:table-cell table:formula="of:=LOG10([.B6])/LOG10([.A6])" office:value-type="float" office:value="0.477924171624376" calcext:value-type="float">
            <text:p>0.47792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383734</text:p>
          </table:table-cell>
          <table:table-cell table:formula="of:=LOG10([.B7])/LOG10([.A7])" office:value-type="float" office:value="0.484812934277918" calcext:value-type="float">
            <text:p>0.4848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584623</text:p>
          </table:table-cell>
          <table:table-cell table:formula="of:=LOG10([.B8])/LOG10([.A8])" office:value-type="float" office:value="0.487987411131417" calcext:value-type="float">
            <text:p>0.4879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763415</text:p>
          </table:table-cell>
          <table:table-cell table:formula="of:=LOG10([.B9])/LOG10([.A9])" office:value-type="float" office:value="0.488817412438722" calcext:value-type="float">
            <text:p>0.48881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922539</text:p>
          </table:table-cell>
          <table:table-cell table:formula="of:=LOG10([.B10])/LOG10([.A10])" office:value-type="float" office:value="0.488094284979424" calcext:value-type="float">
            <text:p>0.4880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066639</text:p>
          </table:table-cell>
          <table:table-cell table:formula="of:=LOG10([.B11])/LOG10([.A11])" office:value-type="float" office:value="0.486662654516697" calcext:value-type="float">
            <text:p>0.4866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.226669</text:p>
          </table:table-cell>
          <table:table-cell table:formula="of:=LOG10([.B12])/LOG10([.A12])" office:value-type="float" office:value="0.488532734956984" calcext:value-type="float">
            <text:p>0.4885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384005</text:p>
          </table:table-cell>
          <table:table-cell table:formula="of:=LOG10([.B13])/LOG10([.A13])" office:value-type="float" office:value="0.490585801035327" calcext:value-type="float">
            <text:p>0.49058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524035</text:p>
          </table:table-cell>
          <table:table-cell table:formula="of:=LOG10([.B14])/LOG10([.A14])" office:value-type="float" office:value="0.491084409232463" calcext:value-type="float">
            <text:p>0.4910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.650843</text:p>
          </table:table-cell>
          <table:table-cell table:formula="of:=LOG10([.B15])/LOG10([.A15])" office:value-type="float" office:value="0.490689643343366" calcext:value-type="float">
            <text:p>0.49068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777651</text:p>
          </table:table-cell>
          <table:table-cell table:formula="of:=LOG10([.B16])/LOG10([.A16])" office:value-type="float" office:value="0.490796805521678" calcext:value-type="float">
            <text:p>0.4907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902277</text:p>
          </table:table-cell>
          <table:table-cell table:formula="of:=LOG10([.B17])/LOG10([.A17])" office:value-type="float" office:value="0.491079047532763" calcext:value-type="float">
            <text:p>0.49107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.015136</text:p>
          </table:table-cell>
          <table:table-cell table:formula="of:=LOG10([.B18])/LOG10([.A18])" office:value-type="float" office:value="0.490634149637058" calcext:value-type="float">
            <text:p>0.49063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.127995</text:p>
          </table:table-cell>
          <table:table-cell table:formula="of:=LOG10([.B19])/LOG10([.A19])" office:value-type="float" office:value="0.49052230498204" calcext:value-type="float">
            <text:p>0.49052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.239586</text:p>
          </table:table-cell>
          <table:table-cell table:formula="of:=LOG10([.B20])/LOG10([.A20])" office:value-type="float" office:value="0.490574141012123" calcext:value-type="float">
            <text:p>0.49057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350503</text:p>
          </table:table-cell>
          <table:table-cell table:formula="of:=LOG10([.B21])/LOG10([.A21])" office:value-type="float" office:value="0.490795350298554" calcext:value-type="float">
            <text:p>0.49079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.450948</text:p>
          </table:table-cell>
          <table:table-cell table:formula="of:=LOG10([.B22])/LOG10([.A22])" office:value-type="float" office:value="0.490427361840713" calcext:value-type="float">
            <text:p>0.49042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551393</text:p>
          </table:table-cell>
          <table:table-cell table:formula="of:=LOG10([.B23])/LOG10([.A23])" office:value-type="float" office:value="0.490266103691659" calcext:value-type="float">
            <text:p>0.49026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.650709</text:p>
          </table:table-cell>
          <table:table-cell table:formula="of:=LOG10([.B24])/LOG10([.A24])" office:value-type="float" office:value="0.490200132816775" calcext:value-type="float">
            <text:p>0.4902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750025</text:p>
          </table:table-cell>
          <table:table-cell table:formula="of:=LOG10([.B25])/LOG10([.A25])" office:value-type="float" office:value="0.490284294844686" calcext:value-type="float">
            <text:p>0.49028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859631</text:p>
          </table:table-cell>
          <table:table-cell table:formula="of:=LOG10([.B26])/LOG10([.A26])" office:value-type="float" office:value="0.491153618567653" calcext:value-type="float">
            <text:p>0.4911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958947</text:p>
          </table:table-cell>
          <table:table-cell table:formula="of:=LOG10([.B27])/LOG10([.A27])" office:value-type="float" office:value="0.491450575857887" calcext:value-type="float">
            <text:p>0.49145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.058263</text:p>
          </table:table-cell>
          <table:table-cell table:formula="of:=LOG10([.B28])/LOG10([.A28])" office:value-type="float" office:value="0.491839617565146" calcext:value-type="float">
            <text:p>0.49183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.157579</text:p>
          </table:table-cell>
          <table:table-cell table:formula="of:=LOG10([.B29])/LOG10([.A29])" office:value-type="float" office:value="0.492306903233407" calcext:value-type="float">
            <text:p>0.49230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255779</text:p>
          </table:table-cell>
          <table:table-cell table:formula="of:=LOG10([.B30])/LOG10([.A30])" office:value-type="float" office:value="0.492777681823339" calcext:value-type="float">
            <text:p>0.49277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353386</text:p>
          </table:table-cell>
          <table:table-cell table:formula="of:=LOG10([.B31])/LOG10([.A31])" office:value-type="float" office:value="0.493276064175173" calcext:value-type="float">
            <text:p>0.49327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441777</text:p>
          </table:table-cell>
          <table:table-cell table:formula="of:=LOG10([.B32])/LOG10([.A32])" office:value-type="float" office:value="0.493334878978873" calcext:value-type="float">
            <text:p>0.4933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530169</text:p>
          </table:table-cell>
          <table:table-cell table:formula="of:=LOG10([.B33])/LOG10([.A33])" office:value-type="float" office:value="0.493464713876315" calcext:value-type="float">
            <text:p>0.49346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618560</text:p>
          </table:table-cell>
          <table:table-cell table:formula="of:=LOG10([.B34])/LOG10([.A34])" office:value-type="float" office:value="0.493656991432821" calcext:value-type="float">
            <text:p>0.49365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705958</text:p>
          </table:table-cell>
          <table:table-cell table:formula="of:=LOG10([.B35])/LOG10([.A35])" office:value-type="float" office:value="0.493855032670207" calcext:value-type="float">
            <text:p>0.49385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793356</text:p>
          </table:table-cell>
          <table:table-cell table:formula="of:=LOG10([.B36])/LOG10([.A36])" office:value-type="float" office:value="0.494104012693686" calcext:value-type="float">
            <text:p>0.49410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880226</text:p>
          </table:table-cell>
          <table:table-cell table:formula="of:=LOG10([.B37])/LOG10([.A37])" office:value-type="float" office:value="0.494373052569752" calcext:value-type="float">
            <text:p>0.49437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958895</text:p>
          </table:table-cell>
          <table:table-cell table:formula="of:=LOG10([.B38])/LOG10([.A38])" office:value-type="float" office:value="0.494302308826635" calcext:value-type="float">
            <text:p>0.49430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037563</text:p>
          </table:table-cell>
          <table:table-cell table:formula="of:=LOG10([.B39])/LOG10([.A39])" office:value-type="float" office:value="0.494283949508457" calcext:value-type="float">
            <text:p>0.49428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116231</text:p>
          </table:table-cell>
          <table:table-cell table:formula="of:=LOG10([.B40])/LOG10([.A40])" office:value-type="float" office:value="0.494312975202941" calcext:value-type="float">
            <text:p>0.49431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194015</text:p>
          </table:table-cell>
          <table:table-cell table:formula="of:=LOG10([.B41])/LOG10([.A41])" office:value-type="float" office:value="0.494346189928431" calcext:value-type="float">
            <text:p>0.49434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271800</text:p>
          </table:table-cell>
          <table:table-cell table:formula="of:=LOG10([.B42])/LOG10([.A42])" office:value-type="float" office:value="0.494419755912812" calcext:value-type="float">
            <text:p>0.49441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349584</text:p>
          </table:table-cell>
          <table:table-cell table:formula="of:=LOG10([.B43])/LOG10([.A43])" office:value-type="float" office:value="0.494529877629075" calcext:value-type="float">
            <text:p>0.49452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.426899</text:p>
          </table:table-cell>
          <table:table-cell table:formula="of:=LOG10([.B44])/LOG10([.A44])" office:value-type="float" office:value="0.494653858897388" calcext:value-type="float">
            <text:p>0.4946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.496913</text:p>
          </table:table-cell>
          <table:table-cell table:formula="of:=LOG10([.B45])/LOG10([.A45])" office:value-type="float" office:value="0.494511988574779" calcext:value-type="float">
            <text:p>0.4945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.566928</text:p>
          </table:table-cell>
          <table:table-cell table:formula="of:=LOG10([.B46])/LOG10([.A46])" office:value-type="float" office:value="0.494408461032705" calcext:value-type="float">
            <text:p>0.49440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.636943</text:p>
          </table:table-cell>
          <table:table-cell table:formula="of:=LOG10([.B47])/LOG10([.A47])" office:value-type="float" office:value="0.49434022931605" calcext:value-type="float">
            <text:p>0.49434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.706171</text:p>
          </table:table-cell>
          <table:table-cell table:formula="of:=LOG10([.B48])/LOG10([.A48])" office:value-type="float" office:value="0.494274075733182" calcext:value-type="float">
            <text:p>0.49427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.775399</text:p>
          </table:table-cell>
          <table:table-cell table:formula="of:=LOG10([.B49])/LOG10([.A49])" office:value-type="float" office:value="0.494238933248226" calcext:value-type="float">
            <text:p>0.49423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6.844627</text:p>
          </table:table-cell>
          <table:table-cell table:formula="of:=LOG10([.B50])/LOG10([.A50])" office:value-type="float" office:value="0.494232471591577" calcext:value-type="float">
            <text:p>0.49423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6.913855</text:p>
          </table:table-cell>
          <table:table-cell table:formula="of:=LOG10([.B51])/LOG10([.A51])" office:value-type="float" office:value="0.494252555942451" calcext:value-type="float">
            <text:p>0.49425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6.982665</text:p>
          </table:table-cell>
          <table:table-cell table:formula="of:=LOG10([.B52])/LOG10([.A52])" office:value-type="float" office:value="0.494282002967728" calcext:value-type="float">
            <text:p>0.49428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.046069</text:p>
          </table:table-cell>
          <table:table-cell table:formula="of:=LOG10([.B53])/LOG10([.A53])" office:value-type="float" office:value="0.494140582490393" calcext:value-type="float">
            <text:p>0.49414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.109473</text:p>
          </table:table-cell>
          <table:table-cell table:formula="of:=LOG10([.B54])/LOG10([.A54])" office:value-type="float" office:value="0.494026173092349" calcext:value-type="float">
            <text:p>0.49402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7.174905</text:p>
          </table:table-cell>
          <table:table-cell table:formula="of:=LOG10([.B55])/LOG10([.A55])" office:value-type="float" office:value="0.494007872214276" calcext:value-type="float">
            <text:p>0.49400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251351</text:p>
          </table:table-cell>
          <table:table-cell table:formula="of:=LOG10([.B56])/LOG10([.A56])" office:value-type="float" office:value="0.494390584649925" calcext:value-type="float">
            <text:p>0.49439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7.320580</text:p>
          </table:table-cell>
          <table:table-cell table:formula="of:=LOG10([.B57])/LOG10([.A57])" office:value-type="float" office:value="0.494538046051676" calcext:value-type="float">
            <text:p>0.49453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.389808</text:p>
          </table:table-cell>
          <table:table-cell table:formula="of:=LOG10([.B58])/LOG10([.A58])" office:value-type="float" office:value="0.494701061418488" calcext:value-type="float">
            <text:p>0.49470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.459036</text:p>
          </table:table-cell>
          <table:table-cell table:formula="of:=LOG10([.B59])/LOG10([.A59])" office:value-type="float" office:value="0.494878558355927" calcext:value-type="float">
            <text:p>0.49487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.528264</text:p>
          </table:table-cell>
          <table:table-cell table:formula="of:=LOG10([.B60])/LOG10([.A60])" office:value-type="float" office:value="0.4950695115653" calcext:value-type="float">
            <text:p>0.49506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.596714</text:p>
          </table:table-cell>
          <table:table-cell table:formula="of:=LOG10([.B61])/LOG10([.A61])" office:value-type="float" office:value="0.495247958386913" calcext:value-type="float">
            <text:p>0.49524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.665164</text:p>
          </table:table-cell>
          <table:table-cell table:formula="of:=LOG10([.B62])/LOG10([.A62])" office:value-type="float" office:value="0.495438676871226" calcext:value-type="float">
            <text:p>0.49543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.733614</text:p>
          </table:table-cell>
          <table:table-cell table:formula="of:=LOG10([.B63])/LOG10([.A63])" office:value-type="float" office:value="0.495640822809475" calcext:value-type="float">
            <text:p>0.49564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.801651</text:p>
          </table:table-cell>
          <table:table-cell table:formula="of:=LOG10([.B64])/LOG10([.A64])" office:value-type="float" office:value="0.495840833965158" calcext:value-type="float">
            <text:p>0.4958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7.863264</text:p>
          </table:table-cell>
          <table:table-cell table:formula="of:=LOG10([.B65])/LOG10([.A65])" office:value-type="float" office:value="0.49585471533651" calcext:value-type="float">
            <text:p>0.49585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.924877</text:p>
          </table:table-cell>
          <table:table-cell table:formula="of:=LOG10([.B66])/LOG10([.A66])" office:value-type="float" office:value="0.495882788371458" calcext:value-type="float">
            <text:p>0.49588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.986490</text:p>
          </table:table-cell>
          <table:table-cell table:formula="of:=LOG10([.B67])/LOG10([.A67])" office:value-type="float" office:value="0.495924244852977" calcext:value-type="float">
            <text:p>0.49592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.048103</text:p>
          </table:table-cell>
          <table:table-cell table:formula="of:=LOG10([.B68])/LOG10([.A68])" office:value-type="float" office:value="0.495978327135906" calcext:value-type="float">
            <text:p>0.49597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.109024</text:p>
          </table:table-cell>
          <table:table-cell table:formula="of:=LOG10([.B69])/LOG10([.A69])" office:value-type="float" office:value="0.496024100883855" calcext:value-type="float">
            <text:p>0.49602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.169944</text:p>
          </table:table-cell>
          <table:table-cell table:formula="of:=LOG10([.B70])/LOG10([.A70])" office:value-type="float" office:value="0.496081535082464" calcext:value-type="float">
            <text:p>0.49608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.230865</text:p>
          </table:table-cell>
          <table:table-cell table:formula="of:=LOG10([.B71])/LOG10([.A71])" office:value-type="float" office:value="0.496150046629193" calcext:value-type="float">
            <text:p>0.49615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.291786</text:p>
          </table:table-cell>
          <table:table-cell table:formula="of:=LOG10([.B72])/LOG10([.A72])" office:value-type="float" office:value="0.496229003173695" calcext:value-type="float">
            <text:p>0.496229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.352339</text:p>
          </table:table-cell>
          <table:table-cell table:formula="of:=LOG10([.B73])/LOG10([.A73])" office:value-type="float" office:value="0.496307534964962" calcext:value-type="float">
            <text:p>0.49630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.408134</text:p>
          </table:table-cell>
          <table:table-cell table:formula="of:=LOG10([.B74])/LOG10([.A74])" office:value-type="float" office:value="0.496263768450964" calcext:value-type="float">
            <text:p>0.49626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8.463930</text:p>
          </table:table-cell>
          <table:table-cell table:formula="of:=LOG10([.B75])/LOG10([.A75])" office:value-type="float" office:value="0.496231715485133" calcext:value-type="float">
            <text:p>0.49623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8.519725</text:p>
          </table:table-cell>
          <table:table-cell table:formula="of:=LOG10([.B76])/LOG10([.A76])" office:value-type="float" office:value="0.496210761208153" calcext:value-type="float">
            <text:p>0.49621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8.575521</text:p>
          </table:table-cell>
          <table:table-cell table:formula="of:=LOG10([.B77])/LOG10([.A77])" office:value-type="float" office:value="0.49620043082166" calcext:value-type="float">
            <text:p>0.49620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8.631316</text:p>
          </table:table-cell>
          <table:table-cell table:formula="of:=LOG10([.B78])/LOG10([.A78])" office:value-type="float" office:value="0.496200169081079" calcext:value-type="float">
            <text:p>0.49620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8.687112</text:p>
          </table:table-cell>
          <table:table-cell table:formula="of:=LOG10([.B79])/LOG10([.A79])" office:value-type="float" office:value="0.496209554969431" calcext:value-type="float">
            <text:p>0.49620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8.741947</text:p>
          </table:table-cell>
          <table:table-cell table:formula="of:=LOG10([.B80])/LOG10([.A80])" office:value-type="float" office:value="0.496202954456298" calcext:value-type="float">
            <text:p>0.49620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.796783</text:p>
          </table:table-cell>
          <table:table-cell table:formula="of:=LOG10([.B81])/LOG10([.A81])" office:value-type="float" office:value="0.49620558425196" calcext:value-type="float">
            <text:p>0.49620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.851618</text:p>
          </table:table-cell>
          <table:table-cell table:formula="of:=LOG10([.B82])/LOG10([.A82])" office:value-type="float" office:value="0.496216975192357" calcext:value-type="float">
            <text:p>0.49621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8.906454</text:p>
          </table:table-cell>
          <table:table-cell table:formula="of:=LOG10([.B83])/LOG10([.A83])" office:value-type="float" office:value="0.496236782914486" calcext:value-type="float">
            <text:p>0.49623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.960673</text:p>
          </table:table-cell>
          <table:table-cell table:formula="of:=LOG10([.B84])/LOG10([.A84])" office:value-type="float" office:value="0.496249023308103" calcext:value-type="float">
            <text:p>0.49624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9.014893</text:p>
          </table:table-cell>
          <table:table-cell table:formula="of:=LOG10([.B85])/LOG10([.A85])" office:value-type="float" office:value="0.49626921791301" calcext:value-type="float">
            <text:p>0.49626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9.069112</text:p>
          </table:table-cell>
          <table:table-cell table:formula="of:=LOG10([.B86])/LOG10([.A86])" office:value-type="float" office:value="0.496296969277293" calcext:value-type="float">
            <text:p>0.49629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9.123331</text:p>
          </table:table-cell>
          <table:table-cell table:formula="of:=LOG10([.B87])/LOG10([.A87])" office:value-type="float" office:value="0.496331972248655" calcext:value-type="float">
            <text:p>0.49633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.177551</text:p>
          </table:table-cell>
          <table:table-cell table:formula="of:=LOG10([.B88])/LOG10([.A88])" office:value-type="float" office:value="0.496373936620568" calcext:value-type="float">
            <text:p>0.49637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9.231443</text:p>
          </table:table-cell>
          <table:table-cell table:formula="of:=LOG10([.B89])/LOG10([.A89])" office:value-type="float" office:value="0.496414602344908" calcext:value-type="float">
            <text:p>0.49641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.281101</text:p>
          </table:table-cell>
          <table:table-cell table:formula="of:=LOG10([.B90])/LOG10([.A90])" office:value-type="float" office:value="0.496360141139036" calcext:value-type="float">
            <text:p>0.49636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.330759</text:p>
          </table:table-cell>
          <table:table-cell table:formula="of:=LOG10([.B91])/LOG10([.A91])" office:value-type="float" office:value="0.496313516715671" calcext:value-type="float">
            <text:p>0.49631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.380417</text:p>
          </table:table-cell>
          <table:table-cell table:formula="of:=LOG10([.B92])/LOG10([.A92])" office:value-type="float" office:value="0.496274427320517" calcext:value-type="float">
            <text:p>0.49627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.430075</text:p>
          </table:table-cell>
          <table:table-cell table:formula="of:=LOG10([.B93])/LOG10([.A93])" office:value-type="float" office:value="0.496242584481589" calcext:value-type="float">
            <text:p>0.49624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.479733</text:p>
          </table:table-cell>
          <table:table-cell table:formula="of:=LOG10([.B94])/LOG10([.A94])" office:value-type="float" office:value="0.496217712310743" calcext:value-type="float">
            <text:p>0.49621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.529391</text:p>
          </table:table-cell>
          <table:table-cell table:formula="of:=LOG10([.B95])/LOG10([.A95])" office:value-type="float" office:value="0.496199546848482" calcext:value-type="float">
            <text:p>0.49619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.578491</text:p>
          </table:table-cell>
          <table:table-cell table:formula="of:=LOG10([.B96])/LOG10([.A96])" office:value-type="float" office:value="0.496175043309989" calcext:value-type="float">
            <text:p>0.49617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.627591</text:p>
          </table:table-cell>
          <table:table-cell table:formula="of:=LOG10([.B97])/LOG10([.A97])" office:value-type="float" office:value="0.496156941529114" calcext:value-type="float">
            <text:p>0.49615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.676691</text:p>
          </table:table-cell>
          <table:table-cell table:formula="of:=LOG10([.B98])/LOG10([.A98])" office:value-type="float" office:value="0.496145005590678" calcext:value-type="float">
            <text:p>0.49614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.725495</text:p>
          </table:table-cell>
          <table:table-cell table:formula="of:=LOG10([.B99])/LOG10([.A99])" office:value-type="float" office:value="0.496132371392886" calcext:value-type="float">
            <text:p>0.49613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.774298</text:p>
          </table:table-cell>
          <table:table-cell table:formula="of:=LOG10([.B100])/LOG10([.A100])" office:value-type="float" office:value="0.496125533563395" calcext:value-type="float">
            <text:p>0.4961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.823102</text:p>
          </table:table-cell>
          <table:table-cell table:formula="of:=LOG10([.B101])/LOG10([.A101])" office:value-type="float" office:value="0.49612432682371" calcext:value-type="float">
            <text:p>0.49612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.871906</text:p>
          </table:table-cell>
          <table:table-cell table:formula="of:=LOG10([.B102])/LOG10([.A102])" office:value-type="float" office:value="0.496128527279451" calcext:value-type="float">
            <text:p>0.49612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.920161</text:p>
          </table:table-cell>
          <table:table-cell table:formula="of:=LOG10([.B103])/LOG10([.A103])" office:value-type="float" office:value="0.496125976008576" calcext:value-type="float">
            <text:p>0.49612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9.968416</text:p>
          </table:table-cell>
          <table:table-cell table:formula="of:=LOG10([.B104])/LOG10([.A104])" office:value-type="float" office:value="0.496128619507471" calcext:value-type="float">
            <text:p>0.49612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0.016671</text:p>
          </table:table-cell>
          <table:table-cell table:formula="of:=LOG10([.B105])/LOG10([.A105])" office:value-type="float" office:value="0.496136275986443" calcext:value-type="float">
            <text:p>0.49613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0.064927</text:p>
          </table:table-cell>
          <table:table-cell table:formula="of:=LOG10([.B106])/LOG10([.A106])" office:value-type="float" office:value="0.496148792099371" calcext:value-type="float">
            <text:p>0.49614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.113182</text:p>
          </table:table-cell>
          <table:table-cell table:formula="of:=LOG10([.B107])/LOG10([.A107])" office:value-type="float" office:value="0.496165957076073" calcext:value-type="float">
            <text:p>0.49616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.161437</text:p>
          </table:table-cell>
          <table:table-cell table:formula="of:=LOG10([.B108])/LOG10([.A108])" office:value-type="float" office:value="0.496187630939393" calcext:value-type="float">
            <text:p>0.49618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.209401</text:p>
          </table:table-cell>
          <table:table-cell table:formula="of:=LOG10([.B109])/LOG10([.A109])" office:value-type="float" office:value="0.49620757082239" calcext:value-type="float">
            <text:p>0.49620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0.253597</text:p>
          </table:table-cell>
          <table:table-cell table:formula="of:=LOG10([.B110])/LOG10([.A110])" office:value-type="float" office:value="0.496153478549382" calcext:value-type="float">
            <text:p>0.49615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297792</text:p>
          </table:table-cell>
          <table:table-cell table:formula="of:=LOG10([.B111])/LOG10([.A111])" office:value-type="float" office:value="0.496104508869728" calcext:value-type="float">
            <text:p>0.49610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0.341988</text:p>
          </table:table-cell>
          <table:table-cell table:formula="of:=LOG10([.B112])/LOG10([.A112])" office:value-type="float" office:value="0.496060544001864" calcext:value-type="float">
            <text:p>0.49606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0.386184</text:p>
          </table:table-cell>
          <table:table-cell table:formula="of:=LOG10([.B113])/LOG10([.A113])" office:value-type="float" office:value="0.496021409618175" calcext:value-type="float">
            <text:p>0.49602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.430379</text:p>
          </table:table-cell>
          <table:table-cell table:formula="of:=LOG10([.B114])/LOG10([.A114])" office:value-type="float" office:value="0.495986937344008" calcext:value-type="float">
            <text:p>0.49598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.474575</text:p>
          </table:table-cell>
          <table:table-cell table:formula="of:=LOG10([.B115])/LOG10([.A115])" office:value-type="float" office:value="0.495957024982558" calcext:value-type="float">
            <text:p>0.495957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.518274</text:p>
          </table:table-cell>
          <table:table-cell table:formula="of:=LOG10([.B116])/LOG10([.A116])" office:value-type="float" office:value="0.495921556251954" calcext:value-type="float">
            <text:p>0.49592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0.561973</text:p>
          </table:table-cell>
          <table:table-cell table:formula="of:=LOG10([.B117])/LOG10([.A117])" office:value-type="float" office:value="0.495890475026163" calcext:value-type="float">
            <text:p>0.49589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0.605672</text:p>
          </table:table-cell>
          <table:table-cell table:formula="of:=LOG10([.B118])/LOG10([.A118])" office:value-type="float" office:value="0.495863650651392" calcext:value-type="float">
            <text:p>0.49586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0.649371</text:p>
          </table:table-cell>
          <table:table-cell table:formula="of:=LOG10([.B119])/LOG10([.A119])" office:value-type="float" office:value="0.495840956924153" calcext:value-type="float">
            <text:p>0.49584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0.693070</text:p>
          </table:table-cell>
          <table:table-cell table:formula="of:=LOG10([.B120])/LOG10([.A120])" office:value-type="float" office:value="0.49582227190975" calcext:value-type="float">
            <text:p>0.49582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0.738681</text:p>
          </table:table-cell>
          <table:table-cell table:formula="of:=LOG10([.B121])/LOG10([.A121])" office:value-type="float" office:value="0.495844671314502" calcext:value-type="float">
            <text:p>0.49584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.786936</text:p>
          </table:table-cell>
          <table:table-cell table:formula="of:=LOG10([.B122])/LOG10([.A122])" office:value-type="float" office:value="0.495921527367741" calcext:value-type="float">
            <text:p>0.49592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0.835191</text:p>
          </table:table-cell>
          <table:table-cell table:formula="of:=LOG10([.B123])/LOG10([.A123])" office:value-type="float" office:value="0.496001004305025" calcext:value-type="float">
            <text:p>0.49600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0.883446</text:p>
          </table:table-cell>
          <table:table-cell table:formula="of:=LOG10([.B124])/LOG10([.A124])" office:value-type="float" office:value="0.496083014059115" calcext:value-type="float">
            <text:p>0.49608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0.931702</text:p>
          </table:table-cell>
          <table:table-cell table:formula="of:=LOG10([.B125])/LOG10([.A125])" office:value-type="float" office:value="0.496167490575252" calcext:value-type="float">
            <text:p>0.49616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0.979415</text:p>
          </table:table-cell>
          <table:table-cell table:formula="of:=LOG10([.B126])/LOG10([.A126])" office:value-type="float" office:value="0.496244089828392" calcext:value-type="float">
            <text:p>0.49624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1.027128</text:p>
          </table:table-cell>
          <table:table-cell table:formula="of:=LOG10([.B127])/LOG10([.A127])" office:value-type="float" office:value="0.496323097942363" calcext:value-type="float">
            <text:p>0.49632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1.074841</text:p>
          </table:table-cell>
          <table:table-cell table:formula="of:=LOG10([.B128])/LOG10([.A128])" office:value-type="float" office:value="0.496404436131506" calcext:value-type="float">
            <text:p>0.49640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1.122554</text:p>
          </table:table-cell>
          <table:table-cell table:formula="of:=LOG10([.B129])/LOG10([.A129])" office:value-type="float" office:value="0.496488028243219" calcext:value-type="float">
            <text:p>0.496488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1.170267</text:p>
          </table:table-cell>
          <table:table-cell table:formula="of:=LOG10([.B130])/LOG10([.A130])" office:value-type="float" office:value="0.496573800655758" calcext:value-type="float">
            <text:p>0.49657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1.217692</text:p>
          </table:table-cell>
          <table:table-cell table:formula="of:=LOG10([.B131])/LOG10([.A131])" office:value-type="float" office:value="0.496656407764812" calcext:value-type="float">
            <text:p>0.49665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1.261391</text:p>
          </table:table-cell>
          <table:table-cell table:formula="of:=LOG10([.B132])/LOG10([.A132])" office:value-type="float" office:value="0.496673260422559" calcext:value-type="float">
            <text:p>0.49667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1.305090</text:p>
          </table:table-cell>
          <table:table-cell table:formula="of:=LOG10([.B133])/LOG10([.A133])" office:value-type="float" office:value="0.496692904039159" calcext:value-type="float">
            <text:p>0.49669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1.348789</text:p>
          </table:table-cell>
          <table:table-cell table:formula="of:=LOG10([.B134])/LOG10([.A134])" office:value-type="float" office:value="0.496715260712485" calcext:value-type="float">
            <text:p>0.49671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1.392488</text:p>
          </table:table-cell>
          <table:table-cell table:formula="of:=LOG10([.B135])/LOG10([.A135])" office:value-type="float" office:value="0.496740254929362" calcext:value-type="float">
            <text:p>0.49674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1.436187</text:p>
          </table:table-cell>
          <table:table-cell table:formula="of:=LOG10([.B136])/LOG10([.A136])" office:value-type="float" office:value="0.496767813478819" calcext:value-type="float">
            <text:p>0.49676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1.479886</text:p>
          </table:table-cell>
          <table:table-cell table:formula="of:=LOG10([.B137])/LOG10([.A137])" office:value-type="float" office:value="0.496797865369054" calcext:value-type="float">
            <text:p>0.49679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1.523585</text:p>
          </table:table-cell>
          <table:table-cell table:formula="of:=LOG10([.B138])/LOG10([.A138])" office:value-type="float" office:value="0.49683034174791" calcext:value-type="float">
            <text:p>0.49683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1.567284</text:p>
          </table:table-cell>
          <table:table-cell table:formula="of:=LOG10([.B139])/LOG10([.A139])" office:value-type="float" office:value="0.496865175826704" calcext:value-type="float">
            <text:p>0.49686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1.610983</text:p>
          </table:table-cell>
          <table:table-cell table:formula="of:=LOG10([.B140])/LOG10([.A140])" office:value-type="float" office:value="0.496902302807243" calcext:value-type="float">
            <text:p>0.49690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1.654683</text:p>
          </table:table-cell>
          <table:table-cell table:formula="of:=LOG10([.B141])/LOG10([.A141])" office:value-type="float" office:value="0.496941677175007" calcext:value-type="float">
            <text:p>0.49694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1.697891</text:p>
          </table:table-cell>
          <table:table-cell table:formula="of:=LOG10([.B142])/LOG10([.A142])" office:value-type="float" office:value="0.49697472167262" calcext:value-type="float">
            <text:p>0.49697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1.741099</text:p>
          </table:table-cell>
          <table:table-cell table:formula="of:=LOG10([.B143])/LOG10([.A143])" office:value-type="float" office:value="0.49700996281238" calcext:value-type="float">
            <text:p>0.4970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1.784307</text:p>
          </table:table-cell>
          <table:table-cell table:formula="of:=LOG10([.B144])/LOG10([.A144])" office:value-type="float" office:value="0.497047341771418" calcext:value-type="float">
            <text:p>0.49704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1.827515</text:p>
          </table:table-cell>
          <table:table-cell table:formula="of:=LOG10([.B145])/LOG10([.A145])" office:value-type="float" office:value="0.497086801422489" calcext:value-type="float">
            <text:p>0.49708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1.870462</text:p>
          </table:table-cell>
          <table:table-cell table:formula="of:=LOG10([.B146])/LOG10([.A146])" office:value-type="float" office:value="0.497123868296809" calcext:value-type="float">
            <text:p>0.49712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1.913409</text:p>
          </table:table-cell>
          <table:table-cell table:formula="of:=LOG10([.B147])/LOG10([.A147])" office:value-type="float" office:value="0.497162950558215" calcext:value-type="float">
            <text:p>0.49716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1.956356</text:p>
          </table:table-cell>
          <table:table-cell table:formula="of:=LOG10([.B148])/LOG10([.A148])" office:value-type="float" office:value="0.497203995180063" calcext:value-type="float">
            <text:p>0.49720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1.999303</text:p>
          </table:table-cell>
          <table:table-cell table:formula="of:=LOG10([.B149])/LOG10([.A149])" office:value-type="float" office:value="0.497246950627549" calcext:value-type="float">
            <text:p>0.49724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2.042251</text:p>
          </table:table-cell>
          <table:table-cell table:formula="of:=LOG10([.B150])/LOG10([.A150])" office:value-type="float" office:value="0.497291783403445" calcext:value-type="float">
            <text:p>0.49729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2.084715</text:p>
          </table:table-cell>
          <table:table-cell table:formula="of:=LOG10([.B151])/LOG10([.A151])" office:value-type="float" office:value="0.497330435096603" calcext:value-type="float">
            <text:p>0.49733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2.127180</text:p>
          </table:table-cell>
          <table:table-cell table:formula="of:=LOG10([.B152])/LOG10([.A152])" office:value-type="float" office:value="0.497370945141695" calcext:value-type="float">
            <text:p>0.49737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2.169645</text:p>
          </table:table-cell>
          <table:table-cell table:formula="of:=LOG10([.B153])/LOG10([.A153])" office:value-type="float" office:value="0.497413249800504" calcext:value-type="float">
            <text:p>0.49741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2.212109</text:p>
          </table:table-cell>
          <table:table-cell table:formula="of:=LOG10([.B154])/LOG10([.A154])" office:value-type="float" office:value="0.497457286936765" calcext:value-type="float">
            <text:p>0.49745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2.254574</text:p>
          </table:table-cell>
          <table:table-cell table:formula="of:=LOG10([.B155])/LOG10([.A155])" office:value-type="float" office:value="0.497503044569685" calcext:value-type="float">
            <text:p>0.49750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2.297038</text:p>
          </table:table-cell>
          <table:table-cell table:formula="of:=LOG10([.B156])/LOG10([.A156])" office:value-type="float" office:value="0.497550446808847" calcext:value-type="float">
            <text:p>0.49755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2.339247</text:p>
          </table:table-cell>
          <table:table-cell table:formula="of:=LOG10([.B157])/LOG10([.A157])" office:value-type="float" office:value="0.497595375380675" calcext:value-type="float">
            <text:p>0.49759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2.378139</text:p>
          </table:table-cell>
          <table:table-cell table:formula="of:=LOG10([.B158])/LOG10([.A158])" office:value-type="float" office:value="0.497588928567073" calcext:value-type="float">
            <text:p>0.49758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2.417031</text:p>
          </table:table-cell>
          <table:table-cell table:formula="of:=LOG10([.B159])/LOG10([.A159])" office:value-type="float" office:value="0.49758453551492" calcext:value-type="float">
            <text:p>0.49758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2.455923</text:p>
          </table:table-cell>
          <table:table-cell table:formula="of:=LOG10([.B160])/LOG10([.A160])" office:value-type="float" office:value="0.497582150329069" calcext:value-type="float">
            <text:p>0.49758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2.494815</text:p>
          </table:table-cell>
          <table:table-cell table:formula="of:=LOG10([.B161])/LOG10([.A161])" office:value-type="float" office:value="0.497581728270047" calcext:value-type="float">
            <text:p>0.49758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533707</text:p>
          </table:table-cell>
          <table:table-cell table:formula="of:=LOG10([.B162])/LOG10([.A162])" office:value-type="float" office:value="0.497583225719301" calcext:value-type="float">
            <text:p>0.49758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2.572600</text:p>
          </table:table-cell>
          <table:table-cell table:formula="of:=LOG10([.B163])/LOG10([.A163])" office:value-type="float" office:value="0.497586615779392" calcext:value-type="float">
            <text:p>0.49758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2.611492</text:p>
          </table:table-cell>
          <table:table-cell table:formula="of:=LOG10([.B164])/LOG10([.A164])" office:value-type="float" office:value="0.497591825639758" calcext:value-type="float">
            <text:p>0.49759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2.650384</text:p>
          </table:table-cell>
          <table:table-cell table:formula="of:=LOG10([.B165])/LOG10([.A165])" office:value-type="float" office:value="0.49759883054951" calcext:value-type="float">
            <text:p>0.49759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2.689276</text:p>
          </table:table-cell>
          <table:table-cell table:formula="of:=LOG10([.B166])/LOG10([.A166])" office:value-type="float" office:value="0.497607591050181" calcext:value-type="float">
            <text:p>0.497607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2.728168</text:p>
          </table:table-cell>
          <table:table-cell table:formula="of:=LOG10([.B167])/LOG10([.A167])" office:value-type="float" office:value="0.497618068647998" calcext:value-type="float">
            <text:p>0.49761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2.766623</text:p>
          </table:table-cell>
          <table:table-cell table:formula="of:=LOG10([.B168])/LOG10([.A168])" office:value-type="float" office:value="0.497623537755797" calcext:value-type="float">
            <text:p>0.49762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2.805079</text:p>
          </table:table-cell>
          <table:table-cell table:formula="of:=LOG10([.B169])/LOG10([.A169])" office:value-type="float" office:value="0.497630720931506" calcext:value-type="float">
            <text:p>0.49763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2.843534</text:p>
          </table:table-cell>
          <table:table-cell table:formula="of:=LOG10([.B170])/LOG10([.A170])" office:value-type="float" office:value="0.497639551169019" calcext:value-type="float">
            <text:p>0.49763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2.881989</text:p>
          </table:table-cell>
          <table:table-cell table:formula="of:=LOG10([.B171])/LOG10([.A171])" office:value-type="float" office:value="0.497650008182096" calcext:value-type="float">
            <text:p>0.49765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2.920444</text:p>
          </table:table-cell>
          <table:table-cell table:formula="of:=LOG10([.B172])/LOG10([.A172])" office:value-type="float" office:value="0.497662057225221" calcext:value-type="float">
            <text:p>0.49766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2.958899</text:p>
          </table:table-cell>
          <table:table-cell table:formula="of:=LOG10([.B173])/LOG10([.A173])" office:value-type="float" office:value="0.497675664374393" calcext:value-type="float">
            <text:p>0.49767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2.997354</text:p>
          </table:table-cell>
          <table:table-cell table:formula="of:=LOG10([.B174])/LOG10([.A174])" office:value-type="float" office:value="0.497690796504052" calcext:value-type="float">
            <text:p>0.49769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3.035810</text:p>
          </table:table-cell>
          <table:table-cell table:formula="of:=LOG10([.B175])/LOG10([.A175])" office:value-type="float" office:value="0.497707436134096" calcext:value-type="float">
            <text:p>0.49770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3.074033</text:p>
          </table:table-cell>
          <table:table-cell table:formula="of:=LOG10([.B176])/LOG10([.A176])" office:value-type="float" office:value="0.49772208611544" calcext:value-type="float">
            <text:p>0.49772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3.112256</text:p>
          </table:table-cell>
          <table:table-cell table:formula="of:=LOG10([.B177])/LOG10([.A177])" office:value-type="float" office:value="0.497738193913896" calcext:value-type="float">
            <text:p>0.49773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3.150479</text:p>
          </table:table-cell>
          <table:table-cell table:formula="of:=LOG10([.B178])/LOG10([.A178])" office:value-type="float" office:value="0.497755729051282" calcext:value-type="float">
            <text:p>0.497755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3.188702</text:p>
          </table:table-cell>
          <table:table-cell table:formula="of:=LOG10([.B179])/LOG10([.A179])" office:value-type="float" office:value="0.49777466174879" calcext:value-type="float">
            <text:p>0.49777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3.226925</text:p>
          </table:table-cell>
          <table:table-cell table:formula="of:=LOG10([.B180])/LOG10([.A180])" office:value-type="float" office:value="0.49779496290797" calcext:value-type="float">
            <text:p>0.49779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.264948</text:p>
          </table:table-cell>
          <table:table-cell table:formula="of:=LOG10([.B181])/LOG10([.A181])" office:value-type="float" office:value="0.497813700695086" calcext:value-type="float">
            <text:p>0.49781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3.302741</text:p>
          </table:table-cell>
          <table:table-cell table:formula="of:=LOG10([.B182])/LOG10([.A182])" office:value-type="float" office:value="0.497830447657182" calcext:value-type="float">
            <text:p>0.49783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3.340535</text:p>
          </table:table-cell>
          <table:table-cell table:formula="of:=LOG10([.B183])/LOG10([.A183])" office:value-type="float" office:value="0.497848542559452" calcext:value-type="float">
            <text:p>0.497848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3.378328</text:p>
          </table:table-cell>
          <table:table-cell table:formula="of:=LOG10([.B184])/LOG10([.A184])" office:value-type="float" office:value="0.49786792942067" calcext:value-type="float">
            <text:p>0.49786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3.416122</text:p>
          </table:table-cell>
          <table:table-cell table:formula="of:=LOG10([.B185])/LOG10([.A185])" office:value-type="float" office:value="0.497888610480137" calcext:value-type="float">
            <text:p>0.49788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3.453915</text:p>
          </table:table-cell>
          <table:table-cell table:formula="of:=LOG10([.B186])/LOG10([.A186])" office:value-type="float" office:value="0.497910531169733" calcext:value-type="float">
            <text:p>0.49791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3.491709</text:p>
          </table:table-cell>
          <table:table-cell table:formula="of:=LOG10([.B187])/LOG10([.A187])" office:value-type="float" office:value="0.497933694665892" calcext:value-type="float">
            <text:p>0.49793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3.529502</text:p>
          </table:table-cell>
          <table:table-cell table:formula="of:=LOG10([.B188])/LOG10([.A188])" office:value-type="float" office:value="0.497958047748632" calcext:value-type="float">
            <text:p>0.497958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3.567068</text:p>
          </table:table-cell>
          <table:table-cell table:formula="of:=LOG10([.B189])/LOG10([.A189])" office:value-type="float" office:value="0.497980385185672" calcext:value-type="float">
            <text:p>0.49798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3.601682</text:p>
          </table:table-cell>
          <table:table-cell table:formula="of:=LOG10([.B190])/LOG10([.A190])" office:value-type="float" office:value="0.497962502590482" calcext:value-type="float">
            <text:p>0.49796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3.636296</text:p>
          </table:table-cell>
          <table:table-cell table:formula="of:=LOG10([.B191])/LOG10([.A191])" office:value-type="float" office:value="0.497946078644495" calcext:value-type="float">
            <text:p>0.49794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3.670910</text:p>
          </table:table-cell>
          <table:table-cell table:formula="of:=LOG10([.B192])/LOG10([.A192])" office:value-type="float" office:value="0.497931087076393" calcext:value-type="float">
            <text:p>0.49793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3.705524</text:p>
          </table:table-cell>
          <table:table-cell table:formula="of:=LOG10([.B193])/LOG10([.A193])" office:value-type="float" office:value="0.497917502157545" calcext:value-type="float">
            <text:p>0.49791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3.740138</text:p>
          </table:table-cell>
          <table:table-cell table:formula="of:=LOG10([.B194])/LOG10([.A194])" office:value-type="float" office:value="0.497905298688531" calcext:value-type="float">
            <text:p>0.49790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3.774752</text:p>
          </table:table-cell>
          <table:table-cell table:formula="of:=LOG10([.B195])/LOG10([.A195])" office:value-type="float" office:value="0.497894451986063" calcext:value-type="float">
            <text:p>0.497894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3.809366</text:p>
          </table:table-cell>
          <table:table-cell table:formula="of:=LOG10([.B196])/LOG10([.A196])" office:value-type="float" office:value="0.497884937870293" calcext:value-type="float">
            <text:p>0.49788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3.843980</text:p>
          </table:table-cell>
          <table:table-cell table:formula="of:=LOG10([.B197])/LOG10([.A197])" office:value-type="float" office:value="0.497876732652487" calcext:value-type="float">
            <text:p>0.49787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3.878594</text:p>
          </table:table-cell>
          <table:table-cell table:formula="of:=LOG10([.B198])/LOG10([.A198])" office:value-type="float" office:value="0.497869813123056" calcext:value-type="float">
            <text:p>0.49786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3.913208</text:p>
          </table:table-cell>
          <table:table-cell table:formula="of:=LOG10([.B199])/LOG10([.A199])" office:value-type="float" office:value="0.49786415653994" calcext:value-type="float">
            <text:p>0.49786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3.947433</text:p>
          </table:table-cell>
          <table:table-cell table:formula="of:=LOG10([.B200])/LOG10([.A200])" office:value-type="float" office:value="0.497854471688187" calcext:value-type="float">
            <text:p>0.49785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3.981658</text:p>
          </table:table-cell>
          <table:table-cell table:formula="of:=LOG10([.B201])/LOG10([.A201])" office:value-type="float" office:value="0.497846041542272" calcext:value-type="float">
            <text:p>0.49784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4.015883</text:p>
          </table:table-cell>
          <table:table-cell table:formula="of:=LOG10([.B202])/LOG10([.A202])" office:value-type="float" office:value="0.497838844329756" calcext:value-type="float">
            <text:p>0.49783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4.050108</text:p>
          </table:table-cell>
          <table:table-cell table:formula="of:=LOG10([.B203])/LOG10([.A203])" office:value-type="float" office:value="0.497832858707694" calcext:value-type="float">
            <text:p>0.49783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4.084333</text:p>
          </table:table-cell>
          <table:table-cell table:formula="of:=LOG10([.B204])/LOG10([.A204])" office:value-type="float" office:value="0.49782806375248" calcext:value-type="float">
            <text:p>0.49782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4.118558</text:p>
          </table:table-cell>
          <table:table-cell table:formula="of:=LOG10([.B205])/LOG10([.A205])" office:value-type="float" office:value="0.497824438949972" calcext:value-type="float">
            <text:p>0.49782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4.152784</text:p>
          </table:table-cell>
          <table:table-cell table:formula="of:=LOG10([.B206])/LOG10([.A206])" office:value-type="float" office:value="0.497821977459866" calcext:value-type="float">
            <text:p>0.497822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4.187009</text:p>
          </table:table-cell>
          <table:table-cell table:formula="of:=LOG10([.B207])/LOG10([.A207])" office:value-type="float" office:value="0.497820632966364" calcext:value-type="float">
            <text:p>0.4978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4.221234</text:p>
          </table:table-cell>
          <table:table-cell table:formula="of:=LOG10([.B208])/LOG10([.A208])" office:value-type="float" office:value="0.497820399445567" calcext:value-type="float">
            <text:p>0.49782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4.255459</text:p>
          </table:table-cell>
          <table:table-cell table:formula="of:=LOG10([.B209])/LOG10([.A209])" office:value-type="float" office:value="0.497821257927828" calcext:value-type="float">
            <text:p>0.49782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4.289684</text:p>
          </table:table-cell>
          <table:table-cell table:formula="of:=LOG10([.B210])/LOG10([.A210])" office:value-type="float" office:value="0.497823189807555" calcext:value-type="float">
            <text:p>0.49782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4.323909</text:p>
          </table:table-cell>
          <table:table-cell table:formula="of:=LOG10([.B211])/LOG10([.A211])" office:value-type="float" office:value="0.497826176834862" calcext:value-type="float">
            <text:p>0.497826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4.357927</text:p>
          </table:table-cell>
          <table:table-cell table:formula="of:=LOG10([.B212])/LOG10([.A212])" office:value-type="float" office:value="0.497827507273125" calcext:value-type="float">
            <text:p>0.49782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4.391946</text:p>
          </table:table-cell>
          <table:table-cell table:formula="of:=LOG10([.B213])/LOG10([.A213])" office:value-type="float" office:value="0.497829887883209" calcext:value-type="float">
            <text:p>0.49782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4.425964</text:p>
          </table:table-cell>
          <table:table-cell table:formula="of:=LOG10([.B214])/LOG10([.A214])" office:value-type="float" office:value="0.497833275279253" calcext:value-type="float">
            <text:p>0.49783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4.459983</text:p>
          </table:table-cell>
          <table:table-cell table:formula="of:=LOG10([.B215])/LOG10([.A215])" office:value-type="float" office:value="0.497837678289001" calcext:value-type="float">
            <text:p>0.49783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4.494001</text:p>
          </table:table-cell>
          <table:table-cell table:formula="of:=LOG10([.B216])/LOG10([.A216])" office:value-type="float" office:value="0.497843054340656" calcext:value-type="float">
            <text:p>0.49784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4.527842</text:p>
          </table:table-cell>
          <table:table-cell table:formula="of:=LOG10([.B217])/LOG10([.A217])" office:value-type="float" office:value="0.49784713335473" calcext:value-type="float">
            <text:p>0.49784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4.561682</text:p>
          </table:table-cell>
          <table:table-cell table:formula="of:=LOG10([.B218])/LOG10([.A218])" office:value-type="float" office:value="0.49785216744178" calcext:value-type="float">
            <text:p>0.49785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4.595523</text:p>
          </table:table-cell>
          <table:table-cell table:formula="of:=LOG10([.B219])/LOG10([.A219])" office:value-type="float" office:value="0.497858166196418" calcext:value-type="float">
            <text:p>0.497858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4.629159</text:p>
          </table:table-cell>
          <table:table-cell table:formula="of:=LOG10([.B220])/LOG10([.A220])" office:value-type="float" office:value="0.497862500867184" calcext:value-type="float">
            <text:p>0.49786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4.662795</text:p>
          </table:table-cell>
          <table:table-cell table:formula="of:=LOG10([.B221])/LOG10([.A221])" office:value-type="float" office:value="0.497867772672834" calcext:value-type="float">
            <text:p>0.49786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4.696432</text:p>
          </table:table-cell>
          <table:table-cell table:formula="of:=LOG10([.B222])/LOG10([.A222])" office:value-type="float" office:value="0.497873978951964" calcext:value-type="float">
            <text:p>0.497874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4.730068</text:p>
          </table:table-cell>
          <table:table-cell table:formula="of:=LOG10([.B223])/LOG10([.A223])" office:value-type="float" office:value="0.497881079465968" calcext:value-type="float">
            <text:p>0.49788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4.763704</text:p>
          </table:table-cell>
          <table:table-cell table:formula="of:=LOG10([.B224])/LOG10([.A224])" office:value-type="float" office:value="0.49788907214104" calcext:value-type="float">
            <text:p>0.49788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4.797340</text:p>
          </table:table-cell>
          <table:table-cell table:formula="of:=LOG10([.B225])/LOG10([.A225])" office:value-type="float" office:value="0.497897942524049" calcext:value-type="float">
            <text:p>0.49789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4.830977</text:p>
          </table:table-cell>
          <table:table-cell table:formula="of:=LOG10([.B226])/LOG10([.A226])" office:value-type="float" office:value="0.497907688870627" calcext:value-type="float">
            <text:p>0.497907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4.864613</text:p>
          </table:table-cell>
          <table:table-cell table:formula="of:=LOG10([.B227])/LOG10([.A227])" office:value-type="float" office:value="0.497918272304251" calcext:value-type="float">
            <text:p>0.497918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4.898046</text:p>
          </table:table-cell>
          <table:table-cell table:formula="of:=LOG10([.B228])/LOG10([.A228])" office:value-type="float" office:value="0.497927179920115" calcext:value-type="float">
            <text:p>0.49792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4.928852</text:p>
          </table:table-cell>
          <table:table-cell table:formula="of:=LOG10([.B229])/LOG10([.A229])" office:value-type="float" office:value="0.497904517630038" calcext:value-type="float">
            <text:p>0.49790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4.959659</text:p>
          </table:table-cell>
          <table:table-cell table:formula="of:=LOG10([.B230])/LOG10([.A230])" office:value-type="float" office:value="0.497882883297913" calcext:value-type="float">
            <text:p>0.49788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4.990465</text:p>
          </table:table-cell>
          <table:table-cell table:formula="of:=LOG10([.B231])/LOG10([.A231])" office:value-type="float" office:value="0.497862237476255" calcext:value-type="float">
            <text:p>0.49786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5.021272</text:p>
          </table:table-cell>
          <table:table-cell table:formula="of:=LOG10([.B232])/LOG10([.A232])" office:value-type="float" office:value="0.497842590177511" calcext:value-type="float">
            <text:p>0.49784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5.052078</text:p>
          </table:table-cell>
          <table:table-cell table:formula="of:=LOG10([.B233])/LOG10([.A233])" office:value-type="float" office:value="0.497823902591405" calcext:value-type="float">
            <text:p>0.497823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5.082885</text:p>
          </table:table-cell>
          <table:table-cell table:formula="of:=LOG10([.B234])/LOG10([.A234])" office:value-type="float" office:value="0.497806185077291" calcext:value-type="float">
            <text:p>0.497806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5.113691</text:p>
          </table:table-cell>
          <table:table-cell table:formula="of:=LOG10([.B235])/LOG10([.A235])" office:value-type="float" office:value="0.497789399440438" calcext:value-type="float">
            <text:p>0.49778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5.144498</text:p>
          </table:table-cell>
          <table:table-cell table:formula="of:=LOG10([.B236])/LOG10([.A236])" office:value-type="float" office:value="0.497773556369137" calcext:value-type="float">
            <text:p>0.49777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5.175304</text:p>
          </table:table-cell>
          <table:table-cell table:formula="of:=LOG10([.B237])/LOG10([.A237])" office:value-type="float" office:value="0.497758618263522" calcext:value-type="float">
            <text:p>0.497758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5.206111</text:p>
          </table:table-cell>
          <table:table-cell table:formula="of:=LOG10([.B238])/LOG10([.A238])" office:value-type="float" office:value="0.497744596123753" calcext:value-type="float">
            <text:p>0.49774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5.236571</text:p>
          </table:table-cell>
          <table:table-cell table:formula="of:=LOG10([.B239])/LOG10([.A239])" office:value-type="float" office:value="0.497727303228371" calcext:value-type="float">
            <text:p>0.497727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5.267031</text:p>
          </table:table-cell>
          <table:table-cell table:formula="of:=LOG10([.B240])/LOG10([.A240])" office:value-type="float" office:value="0.497710911603668" calcext:value-type="float">
            <text:p>0.49771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5.297492</text:p>
          </table:table-cell>
          <table:table-cell table:formula="of:=LOG10([.B241])/LOG10([.A241])" office:value-type="float" office:value="0.497695420469309" calcext:value-type="float">
            <text:p>0.497695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5.327952</text:p>
          </table:table-cell>
          <table:table-cell table:formula="of:=LOG10([.B242])/LOG10([.A242])" office:value-type="float" office:value="0.497680793436843" calcext:value-type="float">
            <text:p>0.49768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5.358412</text:p>
          </table:table-cell>
          <table:table-cell table:formula="of:=LOG10([.B243])/LOG10([.A243])" office:value-type="float" office:value="0.497667030168861" calcext:value-type="float">
            <text:p>0.497667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5.388873</text:p>
          </table:table-cell>
          <table:table-cell table:formula="of:=LOG10([.B244])/LOG10([.A244])" office:value-type="float" office:value="0.497654130396406" calcext:value-type="float">
            <text:p>0.497654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5.419333</text:p>
          </table:table-cell>
          <table:table-cell table:formula="of:=LOG10([.B245])/LOG10([.A245])" office:value-type="float" office:value="0.497642058523942" calcext:value-type="float">
            <text:p>0.49764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5.449793</text:p>
          </table:table-cell>
          <table:table-cell table:formula="of:=LOG10([.B246])/LOG10([.A246])" office:value-type="float" office:value="0.497630814701329" calcext:value-type="float">
            <text:p>0.49763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5.480254</text:p>
          </table:table-cell>
          <table:table-cell table:formula="of:=LOG10([.B247])/LOG10([.A247])" office:value-type="float" office:value="0.49762039913764" calcext:value-type="float">
            <text:p>0.49762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5.510714</text:p>
          </table:table-cell>
          <table:table-cell table:formula="of:=LOG10([.B248])/LOG10([.A248])" office:value-type="float" office:value="0.49761077699291" calcext:value-type="float">
            <text:p>0.49761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5.541174</text:p>
          </table:table-cell>
          <table:table-cell table:formula="of:=LOG10([.B249])/LOG10([.A249])" office:value-type="float" office:value="0.497601948872529" calcext:value-type="float">
            <text:p>0.49760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5.571635</text:p>
          </table:table-cell>
          <table:table-cell table:formula="of:=LOG10([.B250])/LOG10([.A250])" office:value-type="float" office:value="0.497593915432578" calcext:value-type="float">
            <text:p>0.49759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5.602095</text:p>
          </table:table-cell>
          <table:table-cell table:formula="of:=LOG10([.B251])/LOG10([.A251])" office:value-type="float" office:value="0.497586642553699" calcext:value-type="float">
            <text:p>0.497586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5.632555</text:p>
          </table:table-cell>
          <table:table-cell table:formula="of:=LOG10([.B252])/LOG10([.A252])" office:value-type="float" office:value="0.497580131267274" calcext:value-type="float">
            <text:p>0.49758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5.663016</text:p>
          </table:table-cell>
          <table:table-cell table:formula="of:=LOG10([.B253])/LOG10([.A253])" office:value-type="float" office:value="0.497574382647509" calcext:value-type="float">
            <text:p>0.497574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5.693476</text:p>
          </table:table-cell>
          <table:table-cell table:formula="of:=LOG10([.B254])/LOG10([.A254])" office:value-type="float" office:value="0.497569363262893" calcext:value-type="float">
            <text:p>0.49756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5.723753</text:p>
          </table:table-cell>
          <table:table-cell table:formula="of:=LOG10([.B255])/LOG10([.A255])" office:value-type="float" office:value="0.497562972742221" calcext:value-type="float">
            <text:p>0.49756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5.754029</text:p>
          </table:table-cell>
          <table:table-cell table:formula="of:=LOG10([.B256])/LOG10([.A256])" office:value-type="float" office:value="0.497557302520061" calcext:value-type="float">
            <text:p>0.49755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5.784305</text:p>
          </table:table-cell>
          <table:table-cell table:formula="of:=LOG10([.B257])/LOG10([.A257])" office:value-type="float" office:value="0.497552354189452" calcext:value-type="float">
            <text:p>0.49755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2.461459</text:p>
          </table:table-cell>
          <table:table-cell table:formula="of:=LOG10([.B259])/LOG10([.A259])" office:value-type="float" office:value="0.498819970772128" calcext:value-type="float">
            <text:p>0.49882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31.996979</text:p>
          </table:table-cell>
          <table:table-cell table:formula="of:=LOG10([.B260])/LOG10([.A260])" office:value-type="float" office:value="0.499986379414185" calcext:value-type="float">
            <text:p>0.499986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45.541145</text:p>
          </table:table-cell>
          <table:table-cell table:formula="of:=LOG10([.B261])/LOG10([.A261])" office:value-type="float" office:value="0.500827150836381" calcext:value-type="float">
            <text:p>0.500827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64.775394</text:p>
          </table:table-cell>
          <table:table-cell table:formula="of:=LOG10([.B262])/LOG10([.A262])" office:value-type="float" office:value="0.501447831716138" calcext:value-type="float">
            <text:p>0.501447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92.197861</text:p>
          </table:table-cell>
          <table:table-cell table:formula="of:=LOG10([.B263])/LOG10([.A263])" office:value-type="float" office:value="0.50205087501959" calcext:value-type="float">
            <text:p>0.502050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131.130809</text:p>
          </table:table-cell>
          <table:table-cell table:formula="of:=LOG10([.B264])/LOG10([.A264])" office:value-type="float" office:value="0.502490205309986" calcext:value-type="float">
            <text:p>0.50249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186.653658</text:p>
          </table:table-cell>
          <table:table-cell table:formula="of:=LOG10([.B265])/LOG10([.A265])" office:value-type="float" office:value="0.502947998155563" calcext:value-type="float">
            <text:p>0.5029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265.738620</text:p>
          </table:table-cell>
          <table:table-cell table:formula="of:=LOG10([.B266])/LOG10([.A266])" office:value-type="float" office:value="0.503366506301926" calcext:value-type="float">
            <text:p>0.5033665</text:p>
          </table:table-cell>
        </table:table-row>
        <table:table-row table:style-name="ro1" table:number-rows-repeated="7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nagem_comb" table:style-name="ta1">
        <table:shapes>
          <draw:frame draw:z-index="0" draw:style-name="gr1" draw:text-style-name="P1" svg:width="10.9992in" svg:height="4.8445in" svg:x="2.9705in" svg:y="0.1961in">
            <draw:object draw:notify-on-update-of-ranges="Managem_comb.A2:Managem_comb.A257 Managem_comb.C1:Managem_comb.C1 Managem_comb.C2:Managem_comb.C25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1.2449in" svg:height="4.8524in" svg:x="2.9484in" svg:y="5.522in">
            <draw:object draw:notify-on-update-of-ranges="Managem_comb.A2:Managem_comb.A264 Managem_comb.C1:Managem_comb.C1 Managem_comb.C2:Managem_comb.C26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042" calcext:value-type="float">
            <text:p>1.50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20265" calcext:value-type="float">
            <text:p>1.9202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08423" calcext:value-type="float">
            <text:p>2.308423</text:p>
          </table:table-cell>
          <table:table-cell table:formula="of:=LOG([.B5])/LOG([.A5])" office:value-type="float" office:value="0.603453805251285" calcext:value-type="float">
            <text:p>0.6034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66786" calcext:value-type="float">
            <text:p>2.666786</text:p>
          </table:table-cell>
          <table:table-cell table:formula="of:=LOG([.B6])/LOG([.A6])" office:value-type="float" office:value="0.609451283850403" calcext:value-type="float">
            <text:p>0.609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35466" calcext:value-type="float">
            <text:p>3.035466</text:p>
          </table:table-cell>
          <table:table-cell table:formula="of:=LOG([.B7])/LOG([.A7])" office:value-type="float" office:value="0.619706480587686" calcext:value-type="float">
            <text:p>0.6197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68155" calcext:value-type="float">
            <text:p>3.368155</text:p>
          </table:table-cell>
          <table:table-cell table:formula="of:=LOG([.B8])/LOG([.A8])" office:value-type="float" office:value="0.624060220503163" calcext:value-type="float">
            <text:p>0.6240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6608" calcext:value-type="float">
            <text:p>3.66608</text:p>
          </table:table-cell>
          <table:table-cell table:formula="of:=LOG([.B9])/LOG([.A9])" office:value-type="float" office:value="0.624746089413711" calcext:value-type="float">
            <text:p>0.6247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31433" calcext:value-type="float">
            <text:p>3.931433</text:p>
          </table:table-cell>
          <table:table-cell table:formula="of:=LOG([.B10])/LOG([.A10])" office:value-type="float" office:value="0.623060566763904" calcext:value-type="float">
            <text:p>0.623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183363" calcext:value-type="float">
            <text:p>4.183363</text:p>
          </table:table-cell>
          <table:table-cell table:formula="of:=LOG([.B11])/LOG([.A11])" office:value-type="float" office:value="0.621525550943756" calcext:value-type="float">
            <text:p>0.6215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68191" calcext:value-type="float">
            <text:p>4.468191</text:p>
          </table:table-cell>
          <table:table-cell table:formula="of:=LOG([.B12])/LOG([.A12])" office:value-type="float" office:value="0.624290662610787" calcext:value-type="float">
            <text:p>0.6242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748086" calcext:value-type="float">
            <text:p>4.748086</text:p>
          </table:table-cell>
          <table:table-cell table:formula="of:=LOG([.B13])/LOG([.A13])" office:value-type="float" office:value="0.626881331580775" calcext:value-type="float">
            <text:p>0.6268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995586" calcext:value-type="float">
            <text:p>4.995586</text:p>
          </table:table-cell>
          <table:table-cell table:formula="of:=LOG([.B14])/LOG([.A14])" office:value-type="float" office:value="0.627129232730209" calcext:value-type="float">
            <text:p>0.6271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229283" calcext:value-type="float">
            <text:p>5.229283</text:p>
          </table:table-cell>
          <table:table-cell table:formula="of:=LOG([.B15])/LOG([.A15])" office:value-type="float" office:value="0.626842833774118" calcext:value-type="float">
            <text:p>0.6268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466728" calcext:value-type="float">
            <text:p>5.466728</text:p>
          </table:table-cell>
          <table:table-cell table:formula="of:=LOG([.B16])/LOG([.A16])" office:value-type="float" office:value="0.627270596726721" calcext:value-type="float">
            <text:p>0.6272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691713" calcext:value-type="float">
            <text:p>5.691713</text:p>
          </table:table-cell>
          <table:table-cell table:formula="of:=LOG([.B17])/LOG([.A17])" office:value-type="float" office:value="0.627215729243518" calcext:value-type="float">
            <text:p>0.627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909951" calcext:value-type="float">
            <text:p>5.909951</text:p>
          </table:table-cell>
          <table:table-cell table:formula="of:=LOG([.B18])/LOG([.A18])" office:value-type="float" office:value="0.627075099755084" calcext:value-type="float">
            <text:p>0.6270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24288" calcext:value-type="float">
            <text:p>6.124288</text:p>
          </table:table-cell>
          <table:table-cell table:formula="of:=LOG([.B19])/LOG([.A19])" office:value-type="float" office:value="0.626999796764889" calcext:value-type="float">
            <text:p>0.627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341259" calcext:value-type="float">
            <text:p>6.341259</text:p>
          </table:table-cell>
          <table:table-cell table:formula="of:=LOG([.B20])/LOG([.A20])" office:value-type="float" office:value="0.62731044597813" calcext:value-type="float">
            <text:p>0.6273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546474" calcext:value-type="float">
            <text:p>6.546474</text:p>
          </table:table-cell>
          <table:table-cell table:formula="of:=LOG([.B21])/LOG([.A21])" office:value-type="float" office:value="0.627201102273684" calcext:value-type="float">
            <text:p>0.6272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744506" calcext:value-type="float">
            <text:p>6.744506</text:p>
          </table:table-cell>
          <table:table-cell table:formula="of:=LOG([.B22])/LOG([.A22])" office:value-type="float" office:value="0.626938472809626" calcext:value-type="float">
            <text:p>0.6269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944706" calcext:value-type="float">
            <text:p>6.944706</text:p>
          </table:table-cell>
          <table:table-cell table:formula="of:=LOG([.B23])/LOG([.A23])" office:value-type="float" office:value="0.626966362299979" calcext:value-type="float">
            <text:p>0.6269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140916" calcext:value-type="float">
            <text:p>7.140916</text:p>
          </table:table-cell>
          <table:table-cell table:formula="of:=LOG([.B24])/LOG([.A24])" office:value-type="float" office:value="0.626963701432582" calcext:value-type="float">
            <text:p>0.6269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338979" calcext:value-type="float">
            <text:p>7.338979</text:p>
          </table:table-cell>
          <table:table-cell table:formula="of:=LOG([.B25])/LOG([.A25])" office:value-type="float" office:value="0.62717620233492" calcext:value-type="float">
            <text:p>0.6271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53564" calcext:value-type="float">
            <text:p>7.53564</text:p>
          </table:table-cell>
          <table:table-cell table:formula="of:=LOG([.B26])/LOG([.A26])" office:value-type="float" office:value="0.627437613414324" calcext:value-type="float">
            <text:p>0.6274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741363" calcext:value-type="float">
            <text:p>7.741363</text:p>
          </table:table-cell>
          <table:table-cell table:formula="of:=LOG([.B27])/LOG([.A27])" office:value-type="float" office:value="0.628151359668487" calcext:value-type="float">
            <text:p>0.6281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942479" calcext:value-type="float">
            <text:p>7.942479</text:p>
          </table:table-cell>
          <table:table-cell table:formula="of:=LOG([.B28])/LOG([.A28])" office:value-type="float" office:value="0.628740294924397" calcext:value-type="float">
            <text:p>0.6287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145402" calcext:value-type="float">
            <text:p>8.145402</text:p>
          </table:table-cell>
          <table:table-cell table:formula="of:=LOG([.B29])/LOG([.A29])" office:value-type="float" office:value="0.62944923994433" calcext:value-type="float">
            <text:p>0.6294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350133" calcext:value-type="float">
            <text:p>8.350133</text:p>
          </table:table-cell>
          <table:table-cell table:formula="of:=LOG([.B30])/LOG([.A30])" office:value-type="float" office:value="0.630261662186108" calcext:value-type="float">
            <text:p>0.6302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542938" calcext:value-type="float">
            <text:p>8.542938</text:p>
          </table:table-cell>
          <table:table-cell table:formula="of:=LOG([.B31])/LOG([.A31])" office:value-type="float" office:value="0.630691117282678" calcext:value-type="float">
            <text:p>0.6306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728745" calcext:value-type="float">
            <text:p>8.728745</text:p>
          </table:table-cell>
          <table:table-cell table:formula="of:=LOG([.B32])/LOG([.A32])" office:value-type="float" office:value="0.630934675449112" calcext:value-type="float">
            <text:p>0.6309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916039" calcext:value-type="float">
            <text:p>8.916039</text:p>
          </table:table-cell>
          <table:table-cell table:formula="of:=LOG([.B33])/LOG([.A33])" office:value-type="float" office:value="0.631280585432219" calcext:value-type="float">
            <text:p>0.6312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098993" calcext:value-type="float">
            <text:p>9.098993</text:p>
          </table:table-cell>
          <table:table-cell table:formula="of:=LOG([.B34])/LOG([.A34])" office:value-type="float" office:value="0.631534097736318" calcext:value-type="float">
            <text:p>0.6315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28322" calcext:value-type="float">
            <text:p>9.28322</text:p>
          </table:table-cell>
          <table:table-cell table:formula="of:=LOG([.B35])/LOG([.A35])" office:value-type="float" office:value="0.631871997720559" calcext:value-type="float">
            <text:p>0.6318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468718" calcext:value-type="float">
            <text:p>9.468718</text:p>
          </table:table-cell>
          <table:table-cell table:formula="of:=LOG([.B36])/LOG([.A36])" office:value-type="float" office:value="0.632285077097134" calcext:value-type="float">
            <text:p>0.632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643441" calcext:value-type="float">
            <text:p>9.643441</text:p>
          </table:table-cell>
          <table:table-cell table:formula="of:=LOG([.B37])/LOG([.A37])" office:value-type="float" office:value="0.632416915902986" calcext:value-type="float">
            <text:p>0.632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81109" calcext:value-type="float">
            <text:p>9.81109</text:p>
          </table:table-cell>
          <table:table-cell table:formula="of:=LOG([.B38])/LOG([.A38])" office:value-type="float" office:value="0.632391384617164" calcext:value-type="float">
            <text:p>0.6323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979787" calcext:value-type="float">
            <text:p>9.979787</text:p>
          </table:table-cell>
          <table:table-cell table:formula="of:=LOG([.B39])/LOG([.A39])" office:value-type="float" office:value="0.632441857427588" calcext:value-type="float">
            <text:p>0.6324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14953" calcext:value-type="float">
            <text:p>10.14953</text:p>
          </table:table-cell>
          <table:table-cell table:formula="of:=LOG([.B40])/LOG([.A40])" office:value-type="float" office:value="0.632561322243665" calcext:value-type="float">
            <text:p>0.6325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315315" calcext:value-type="float">
            <text:p>10.315315</text:p>
          </table:table-cell>
          <table:table-cell table:formula="of:=LOG([.B41])/LOG([.A41])" office:value-type="float" office:value="0.632612074516502" calcext:value-type="float">
            <text:p>0.6326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481993" calcext:value-type="float">
            <text:p>10.481993</text:p>
          </table:table-cell>
          <table:table-cell table:formula="of:=LOG([.B42])/LOG([.A42])" office:value-type="float" office:value="0.632722023529631" calcext:value-type="float">
            <text:p>0.6327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649565" calcext:value-type="float">
            <text:p>10.649565</text:p>
          </table:table-cell>
          <table:table-cell table:formula="of:=LOG([.B43])/LOG([.A43])" office:value-type="float" office:value="0.632886072829856" calcext:value-type="float">
            <text:p>0.6328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807508" calcext:value-type="float">
            <text:p>10.807508</text:p>
          </table:table-cell>
          <table:table-cell table:formula="of:=LOG([.B44])/LOG([.A44])" office:value-type="float" office:value="0.632840849880479" calcext:value-type="float">
            <text:p>0.6328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958449" calcext:value-type="float">
            <text:p>10.958449</text:p>
          </table:table-cell>
          <table:table-cell table:formula="of:=LOG([.B45])/LOG([.A45])" office:value-type="float" office:value="0.632661411956848" calcext:value-type="float">
            <text:p>0.6326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110126" calcext:value-type="float">
            <text:p>11.110126</text:p>
          </table:table-cell>
          <table:table-cell table:formula="of:=LOG([.B46])/LOG([.A46])" office:value-type="float" office:value="0.632537544684352" calcext:value-type="float">
            <text:p>0.6325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262541" calcext:value-type="float">
            <text:p>11.262541</text:p>
          </table:table-cell>
          <table:table-cell table:formula="of:=LOG([.B47])/LOG([.A47])" office:value-type="float" office:value="0.632465152141935" calcext:value-type="float">
            <text:p>0.6324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411488" calcext:value-type="float">
            <text:p>11.411488</text:p>
          </table:table-cell>
          <table:table-cell table:formula="of:=LOG([.B48])/LOG([.A48])" office:value-type="float" office:value="0.632344735617178" calcext:value-type="float">
            <text:p>0.632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56532" calcext:value-type="float">
            <text:p>11.56532</text:p>
          </table:table-cell>
          <table:table-cell table:formula="of:=LOG([.B49])/LOG([.A49])" office:value-type="float" office:value="0.632364725597012" calcext:value-type="float">
            <text:p>0.6323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711267" calcext:value-type="float">
            <text:p>11.711267</text:p>
          </table:table-cell>
          <table:table-cell table:formula="of:=LOG([.B50])/LOG([.A50])" office:value-type="float" office:value="0.632236635147935" calcext:value-type="float">
            <text:p>0.6322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866466" calcext:value-type="float">
            <text:p>11.866466</text:p>
          </table:table-cell>
          <table:table-cell table:formula="of:=LOG([.B51])/LOG([.A51])" office:value-type="float" office:value="0.632336884395138" calcext:value-type="float">
            <text:p>0.6323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008832" calcext:value-type="float">
            <text:p>12.008832</text:p>
          </table:table-cell>
          <table:table-cell table:formula="of:=LOG([.B52])/LOG([.A52])" office:value-type="float" office:value="0.632185303026916" calcext:value-type="float">
            <text:p>0.6321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150146" calcext:value-type="float">
            <text:p>12.150146</text:p>
          </table:table-cell>
          <table:table-cell table:formula="of:=LOG([.B53])/LOG([.A53])" office:value-type="float" office:value="0.632039267644027" calcext:value-type="float">
            <text:p>0.6320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292039" calcext:value-type="float">
            <text:p>12.292039</text:p>
          </table:table-cell>
          <table:table-cell table:formula="of:=LOG([.B54])/LOG([.A54])" office:value-type="float" office:value="0.631931321849285" calcext:value-type="float">
            <text:p>0.6319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442212" calcext:value-type="float">
            <text:p>12.442212</text:p>
          </table:table-cell>
          <table:table-cell table:formula="of:=LOG([.B55])/LOG([.A55])" office:value-type="float" office:value="0.6320142812254" calcext:value-type="float">
            <text:p>0.6320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606273" calcext:value-type="float">
            <text:p>12.606273</text:p>
          </table:table-cell>
          <table:table-cell table:formula="of:=LOG([.B56])/LOG([.A56])" office:value-type="float" office:value="0.632389279870555" calcext:value-type="float">
            <text:p>0.6323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763684" calcext:value-type="float">
            <text:p>12.763684</text:p>
          </table:table-cell>
          <table:table-cell table:formula="of:=LOG([.B57])/LOG([.A57])" office:value-type="float" office:value="0.632641355745744" calcext:value-type="float">
            <text:p>0.6326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17143" calcext:value-type="float">
            <text:p>12.917143</text:p>
          </table:table-cell>
          <table:table-cell table:formula="of:=LOG([.B58])/LOG([.A58])" office:value-type="float" office:value="0.632827825911048" calcext:value-type="float">
            <text:p>0.6328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.080663" calcext:value-type="float">
            <text:p>13.080663</text:p>
          </table:table-cell>
          <table:table-cell table:formula="of:=LOG([.B59])/LOG([.A59])" office:value-type="float" office:value="0.633215396975083" calcext:value-type="float">
            <text:p>0.6332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235456" calcext:value-type="float">
            <text:p>13.235456</text:p>
          </table:table-cell>
          <table:table-cell table:formula="of:=LOG([.B60])/LOG([.A60])" office:value-type="float" office:value="0.633445878723913" calcext:value-type="float">
            <text:p>0.6334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390863" calcext:value-type="float">
            <text:p>13.390863</text:p>
          </table:table-cell>
          <table:table-cell table:formula="of:=LOG([.B61])/LOG([.A61])" office:value-type="float" office:value="0.633696692908757" calcext:value-type="float">
            <text:p>0.6336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.546885" calcext:value-type="float">
            <text:p>13.546885</text:p>
          </table:table-cell>
          <table:table-cell table:formula="of:=LOG([.B62])/LOG([.A62])" office:value-type="float" office:value="0.633966576866088" calcext:value-type="float">
            <text:p>0.6339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703517" calcext:value-type="float">
            <text:p>13.703517</text:p>
          </table:table-cell>
          <table:table-cell table:formula="of:=LOG([.B63])/LOG([.A63])" office:value-type="float" office:value="0.634254247863122" calcext:value-type="float">
            <text:p>0.6342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.850843" calcext:value-type="float">
            <text:p>13.850843</text:p>
          </table:table-cell>
          <table:table-cell table:formula="of:=LOG([.B64])/LOG([.A64])" office:value-type="float" office:value="0.63438586258483" calcext:value-type="float">
            <text:p>0.6343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991596" calcext:value-type="float">
            <text:p>13.991596</text:p>
          </table:table-cell>
          <table:table-cell table:formula="of:=LOG([.B65])/LOG([.A65])" office:value-type="float" office:value="0.634414772132989" calcext:value-type="float">
            <text:p>0.6344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.128982" calcext:value-type="float">
            <text:p>14.128982</text:p>
          </table:table-cell>
          <table:table-cell table:formula="of:=LOG([.B66])/LOG([.A66])" office:value-type="float" office:value="0.634399248940206" calcext:value-type="float">
            <text:p>0.6343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270708" calcext:value-type="float">
            <text:p>14.270708</text:p>
          </table:table-cell>
          <table:table-cell table:formula="of:=LOG([.B67])/LOG([.A67])" office:value-type="float" office:value="0.63446971373787" calcext:value-type="float">
            <text:p>0.6344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41294" calcext:value-type="float">
            <text:p>14.41294</text:p>
          </table:table-cell>
          <table:table-cell table:formula="of:=LOG([.B68])/LOG([.A68])" office:value-type="float" office:value="0.63455920698676" calcext:value-type="float">
            <text:p>0.6345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555678" calcext:value-type="float">
            <text:p>14.555678</text:p>
          </table:table-cell>
          <table:table-cell table:formula="of:=LOG([.B69])/LOG([.A69])" office:value-type="float" office:value="0.634666730139676" calcext:value-type="float">
            <text:p>0.634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690879" calcext:value-type="float">
            <text:p>14.690879</text:p>
          </table:table-cell>
          <table:table-cell table:formula="of:=LOG([.B70])/LOG([.A70])" office:value-type="float" office:value="0.634662076190453" calcext:value-type="float">
            <text:p>0.6346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834552" calcext:value-type="float">
            <text:p>14.834552</text:p>
          </table:table-cell>
          <table:table-cell table:formula="of:=LOG([.B71])/LOG([.A71])" office:value-type="float" office:value="0.634803359961347" calcext:value-type="float">
            <text:p>0.6348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974637" calcext:value-type="float">
            <text:p>14.974637</text:p>
          </table:table-cell>
          <table:table-cell table:formula="of:=LOG([.B72])/LOG([.A72])" office:value-type="float" office:value="0.634895882724719" calcext:value-type="float">
            <text:p>0.6348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106634" calcext:value-type="float">
            <text:p>15.106634</text:p>
          </table:table-cell>
          <table:table-cell table:formula="of:=LOG([.B73])/LOG([.A73])" office:value-type="float" office:value="0.634871628864338" calcext:value-type="float">
            <text:p>0.6348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.237587" calcext:value-type="float">
            <text:p>15.237587</text:p>
          </table:table-cell>
          <table:table-cell table:formula="of:=LOG([.B74])/LOG([.A74])" office:value-type="float" office:value="0.634842315083178" calcext:value-type="float">
            <text:p>0.6348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.368937" calcext:value-type="float">
            <text:p>15.368937</text:p>
          </table:table-cell>
          <table:table-cell table:formula="of:=LOG([.B75])/LOG([.A75])" office:value-type="float" office:value="0.634829709887594" calcext:value-type="float">
            <text:p>0.6348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00687" calcext:value-type="float">
            <text:p>15.500687</text:p>
          </table:table-cell>
          <table:table-cell table:formula="of:=LOG([.B76])/LOG([.A76])" office:value-type="float" office:value="0.634833095875894" calcext:value-type="float">
            <text:p>0.6348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.632835" calcext:value-type="float">
            <text:p>15.632835</text:p>
          </table:table-cell>
          <table:table-cell table:formula="of:=LOG([.B77])/LOG([.A77])" office:value-type="float" office:value="0.634851720000304" calcext:value-type="float">
            <text:p>0.6348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.765381" calcext:value-type="float">
            <text:p>15.765381</text:p>
          </table:table-cell>
          <table:table-cell table:formula="of:=LOG([.B78])/LOG([.A78])" office:value-type="float" office:value="0.634884897534771" calcext:value-type="float">
            <text:p>0.6348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.898327" calcext:value-type="float">
            <text:p>15.898327</text:p>
          </table:table-cell>
          <table:table-cell table:formula="of:=LOG([.B79])/LOG([.A79])" office:value-type="float" office:value="0.634932007991514" calcext:value-type="float">
            <text:p>0.6349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.022861" calcext:value-type="float">
            <text:p>16.022861</text:p>
          </table:table-cell>
          <table:table-cell table:formula="of:=LOG([.B80])/LOG([.A80])" office:value-type="float" office:value="0.63486660297187" calcext:value-type="float">
            <text:p>0.6348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.154396" calcext:value-type="float">
            <text:p>16.154396</text:p>
          </table:table-cell>
          <table:table-cell table:formula="of:=LOG([.B81])/LOG([.A81])" office:value-type="float" office:value="0.634909927008909" calcext:value-type="float">
            <text:p>0.6349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279587" calcext:value-type="float">
            <text:p>16.279587</text:p>
          </table:table-cell>
          <table:table-cell table:formula="of:=LOG([.B82])/LOG([.A82])" office:value-type="float" office:value="0.634871833420996" calcext:value-type="float">
            <text:p>0.6348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.405085" calcext:value-type="float">
            <text:p>16.405085</text:p>
          </table:table-cell>
          <table:table-cell table:formula="of:=LOG([.B83])/LOG([.A83])" office:value-type="float" office:value="0.634846739892398" calcext:value-type="float">
            <text:p>0.6348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541161" calcext:value-type="float">
            <text:p>16.541161</text:p>
          </table:table-cell>
          <table:table-cell table:formula="of:=LOG([.B84])/LOG([.A84])" office:value-type="float" office:value="0.63497467540509" calcext:value-type="float">
            <text:p>0.6349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.667341" calcext:value-type="float">
            <text:p>16.667341</text:p>
          </table:table-cell>
          <table:table-cell table:formula="of:=LOG([.B85])/LOG([.A85])" office:value-type="float" office:value="0.634973483145595" calcext:value-type="float">
            <text:p>0.6349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.793827" calcext:value-type="float">
            <text:p>16.793827</text:p>
          </table:table-cell>
          <table:table-cell table:formula="of:=LOG([.B86])/LOG([.A86])" office:value-type="float" office:value="0.63498375531705" calcext:value-type="float">
            <text:p>0.6349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.91711" calcext:value-type="float">
            <text:p>16.91711</text:p>
          </table:table-cell>
          <table:table-cell table:formula="of:=LOG([.B87])/LOG([.A87])" office:value-type="float" office:value="0.634958468143203" calcext:value-type="float">
            <text:p>0.6349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.047707" calcext:value-type="float">
            <text:p>17.047707</text:p>
          </table:table-cell>
          <table:table-cell table:formula="of:=LOG([.B88])/LOG([.A88])" office:value-type="float" office:value="0.635036734418135" calcext:value-type="float">
            <text:p>0.6350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.16758" calcext:value-type="float">
            <text:p>17.16758</text:p>
          </table:table-cell>
          <table:table-cell table:formula="of:=LOG([.B89])/LOG([.A89])" office:value-type="float" office:value="0.634980757372645" calcext:value-type="float">
            <text:p>0.6349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292114" calcext:value-type="float">
            <text:p>17.292114</text:p>
          </table:table-cell>
          <table:table-cell table:formula="of:=LOG([.B90])/LOG([.A90])" office:value-type="float" office:value="0.634992528832925" calcext:value-type="float">
            <text:p>0.6349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.41256" calcext:value-type="float">
            <text:p>17.41256</text:p>
          </table:table-cell>
          <table:table-cell table:formula="of:=LOG([.B91])/LOG([.A91])" office:value-type="float" office:value="0.634958363625792" calcext:value-type="float">
            <text:p>0.6349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.534006" calcext:value-type="float">
            <text:p>17.534006</text:p>
          </table:table-cell>
          <table:table-cell table:formula="of:=LOG([.B92])/LOG([.A92])" office:value-type="float" office:value="0.634943782048812" calcext:value-type="float">
            <text:p>0.6349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654995" calcext:value-type="float">
            <text:p>17.654995</text:p>
          </table:table-cell>
          <table:table-cell table:formula="of:=LOG([.B93])/LOG([.A93])" office:value-type="float" office:value="0.63492989494172" calcext:value-type="float">
            <text:p>0.6349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.774729" calcext:value-type="float">
            <text:p>17.774729</text:p>
          </table:table-cell>
          <table:table-cell table:formula="of:=LOG([.B94])/LOG([.A94])" office:value-type="float" office:value="0.634906687385002" calcext:value-type="float">
            <text:p>0.6349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894745" calcext:value-type="float">
            <text:p>17.894745</text:p>
          </table:table-cell>
          <table:table-cell table:formula="of:=LOG([.B95])/LOG([.A95])" office:value-type="float" office:value="0.634893228936557" calcext:value-type="float">
            <text:p>0.6348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.015039" calcext:value-type="float">
            <text:p>18.015039</text:p>
          </table:table-cell>
          <table:table-cell table:formula="of:=LOG([.B96])/LOG([.A96])" office:value-type="float" office:value="0.634889123681199" calcext:value-type="float">
            <text:p>0.6348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.135614" calcext:value-type="float">
            <text:p>18.135614</text:p>
          </table:table-cell>
          <table:table-cell table:formula="of:=LOG([.B97])/LOG([.A97])" office:value-type="float" office:value="0.634894076389919" calcext:value-type="float">
            <text:p>0.6348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.25647" calcext:value-type="float">
            <text:p>18.25647</text:p>
          </table:table-cell>
          <table:table-cell table:formula="of:=LOG([.B98])/LOG([.A98])" office:value-type="float" office:value="0.634907768249678" calcext:value-type="float">
            <text:p>0.6349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.369799" calcext:value-type="float">
            <text:p>18.369799</text:p>
          </table:table-cell>
          <table:table-cell table:formula="of:=LOG([.B99])/LOG([.A99])" office:value-type="float" office:value="0.634837208978042" calcext:value-type="float">
            <text:p>0.6348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.483335" calcext:value-type="float">
            <text:p>18.483335</text:p>
          </table:table-cell>
          <table:table-cell table:formula="of:=LOG([.B100])/LOG([.A100])" office:value-type="float" office:value="0.634775503236146" calcext:value-type="float">
            <text:p>0.6347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.602917" calcext:value-type="float">
            <text:p>18.602917</text:p>
          </table:table-cell>
          <table:table-cell table:formula="of:=LOG([.B101])/LOG([.A101])" office:value-type="float" office:value="0.634790524197032" calcext:value-type="float">
            <text:p>0.6347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.716917" calcext:value-type="float">
            <text:p>18.716917</text:p>
          </table:table-cell>
          <table:table-cell table:formula="of:=LOG([.B102])/LOG([.A102])" office:value-type="float" office:value="0.634745670589895" calcext:value-type="float">
            <text:p>0.6347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.837032" calcext:value-type="float">
            <text:p>18.837032</text:p>
          </table:table-cell>
          <table:table-cell table:formula="of:=LOG([.B103])/LOG([.A103])" office:value-type="float" office:value="0.634776643691916" calcext:value-type="float">
            <text:p>0.6347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.957434" calcext:value-type="float">
            <text:p>18.957434</text:p>
          </table:table-cell>
          <table:table-cell table:formula="of:=LOG([.B104])/LOG([.A104])" office:value-type="float" office:value="0.634815144011049" calcext:value-type="float">
            <text:p>0.6348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.072149" calcext:value-type="float">
            <text:p>19.072149</text:p>
          </table:table-cell>
          <table:table-cell table:formula="of:=LOG([.B105])/LOG([.A105])" office:value-type="float" office:value="0.634793489044489" calcext:value-type="float">
            <text:p>0.6347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185875" calcext:value-type="float">
            <text:p>19.185875</text:p>
          </table:table-cell>
          <table:table-cell table:formula="of:=LOG([.B106])/LOG([.A106])" office:value-type="float" office:value="0.634765685338774" calcext:value-type="float">
            <text:p>0.6347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.301052" calcext:value-type="float">
            <text:p>19.301052</text:p>
          </table:table-cell>
          <table:table-cell table:formula="of:=LOG([.B107])/LOG([.A107])" office:value-type="float" office:value="0.634758928434336" calcext:value-type="float">
            <text:p>0.6347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417574" calcext:value-type="float">
            <text:p>19.417574</text:p>
          </table:table-cell>
          <table:table-cell table:formula="of:=LOG([.B108])/LOG([.A108])" office:value-type="float" office:value="0.634771492254157" calcext:value-type="float">
            <text:p>0.6347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.528023" calcext:value-type="float">
            <text:p>19.528023</text:p>
          </table:table-cell>
          <table:table-cell table:formula="of:=LOG([.B109])/LOG([.A109])" office:value-type="float" office:value="0.634721746727135" calcext:value-type="float">
            <text:p>0.6347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.642742" calcext:value-type="float">
            <text:p>19.642742</text:p>
          </table:table-cell>
          <table:table-cell table:formula="of:=LOG([.B110])/LOG([.A110])" office:value-type="float" office:value="0.634723320667718" calcext:value-type="float">
            <text:p>0.6347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.753672" calcext:value-type="float">
            <text:p>19.753672</text:p>
          </table:table-cell>
          <table:table-cell table:formula="of:=LOG([.B111])/LOG([.A111])" office:value-type="float" office:value="0.634688194812424" calcext:value-type="float">
            <text:p>0.6346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.863218" calcext:value-type="float">
            <text:p>19.863218</text:p>
          </table:table-cell>
          <table:table-cell table:formula="of:=LOG([.B112])/LOG([.A112])" office:value-type="float" office:value="0.63464285225259" calcext:value-type="float">
            <text:p>0.6346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.976221" calcext:value-type="float">
            <text:p>19.976221</text:p>
          </table:table-cell>
          <table:table-cell table:formula="of:=LOG([.B113])/LOG([.A113])" office:value-type="float" office:value="0.634638832788422" calcext:value-type="float">
            <text:p>0.6346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.086168" calcext:value-type="float">
            <text:p>20.086168</text:p>
          </table:table-cell>
          <table:table-cell table:formula="of:=LOG([.B114])/LOG([.A114])" office:value-type="float" office:value="0.634606580635472" calcext:value-type="float">
            <text:p>0.6346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.196354" calcext:value-type="float">
            <text:p>20.196354</text:p>
          </table:table-cell>
          <table:table-cell table:formula="of:=LOG([.B115])/LOG([.A115])" office:value-type="float" office:value="0.634581115173771" calcext:value-type="float">
            <text:p>0.6345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.308418" calcext:value-type="float">
            <text:p>20.308418</text:p>
          </table:table-cell>
          <table:table-cell table:formula="of:=LOG([.B116])/LOG([.A116])" office:value-type="float" office:value="0.634579251807641" calcext:value-type="float">
            <text:p>0.6345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.417343" calcext:value-type="float">
            <text:p>20.417343</text:p>
          </table:table-cell>
          <table:table-cell table:formula="of:=LOG([.B117])/LOG([.A117])" office:value-type="float" office:value="0.634548744311639" calcext:value-type="float">
            <text:p>0.6345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.528059" calcext:value-type="float">
            <text:p>20.528059</text:p>
          </table:table-cell>
          <table:table-cell table:formula="of:=LOG([.B118])/LOG([.A118])" office:value-type="float" office:value="0.634540594981571" calcext:value-type="float">
            <text:p>0.6345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.637362" calcext:value-type="float">
            <text:p>20.637362</text:p>
          </table:table-cell>
          <table:table-cell table:formula="of:=LOG([.B119])/LOG([.A119])" office:value-type="float" office:value="0.634521742821448" calcext:value-type="float">
            <text:p>0.6345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.743433" calcext:value-type="float">
            <text:p>20.743433</text:p>
          </table:table-cell>
          <table:table-cell table:formula="of:=LOG([.B120])/LOG([.A120])" office:value-type="float" office:value="0.634474024165431" calcext:value-type="float">
            <text:p>0.6344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.853113" calcext:value-type="float">
            <text:p>20.853113</text:p>
          </table:table-cell>
          <table:table-cell table:formula="of:=LOG([.B121])/LOG([.A121])" office:value-type="float" office:value="0.634466523359732" calcext:value-type="float">
            <text:p>0.6344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.966452" calcext:value-type="float">
            <text:p>20.966452</text:p>
          </table:table-cell>
          <table:table-cell table:formula="of:=LOG([.B122])/LOG([.A122])" office:value-type="float" office:value="0.634498860528003" calcext:value-type="float">
            <text:p>0.6344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.078007" calcext:value-type="float">
            <text:p>21.078007</text:p>
          </table:table-cell>
          <table:table-cell table:formula="of:=LOG([.B123])/LOG([.A123])" office:value-type="float" office:value="0.634516407448578" calcext:value-type="float">
            <text:p>0.6345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.200342" calcext:value-type="float">
            <text:p>21.200342</text:p>
          </table:table-cell>
          <table:table-cell table:formula="of:=LOG([.B124])/LOG([.A124])" office:value-type="float" office:value="0.634642625487478" calcext:value-type="float">
            <text:p>0.6346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.327784" calcext:value-type="float">
            <text:p>21.327784</text:p>
          </table:table-cell>
          <table:table-cell table:formula="of:=LOG([.B125])/LOG([.A125])" office:value-type="float" office:value="0.634819894689927" calcext:value-type="float">
            <text:p>0.6348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.445633" calcext:value-type="float">
            <text:p>21.445633</text:p>
          </table:table-cell>
          <table:table-cell table:formula="of:=LOG([.B126])/LOG([.A126])" office:value-type="float" office:value="0.634905103870904" calcext:value-type="float">
            <text:p>0.6349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.560373" calcext:value-type="float">
            <text:p>21.560373</text:p>
          </table:table-cell>
          <table:table-cell table:formula="of:=LOG([.B127])/LOG([.A127])" office:value-type="float" office:value="0.634962375132393" calcext:value-type="float">
            <text:p>0.6349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.678625" calcext:value-type="float">
            <text:p>21.678625</text:p>
          </table:table-cell>
          <table:table-cell table:formula="of:=LOG([.B128])/LOG([.A128])" office:value-type="float" office:value="0.635055314162096" calcext:value-type="float">
            <text:p>0.6350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.800438" calcext:value-type="float">
            <text:p>21.800438</text:p>
          </table:table-cell>
          <table:table-cell table:formula="of:=LOG([.B129])/LOG([.A129])" office:value-type="float" office:value="0.63518360226522" calcext:value-type="float">
            <text:p>0.63518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.919123" calcext:value-type="float">
            <text:p>21.919123</text:p>
          </table:table-cell>
          <table:table-cell table:formula="of:=LOG([.B130])/LOG([.A130])" office:value-type="float" office:value="0.635283668436346" calcext:value-type="float">
            <text:p>0.6352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.033136" calcext:value-type="float">
            <text:p>22.033136</text:p>
          </table:table-cell>
          <table:table-cell table:formula="of:=LOG([.B131])/LOG([.A131])" office:value-type="float" office:value="0.635341677290624" calcext:value-type="float">
            <text:p>0.6353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.143782" calcext:value-type="float">
            <text:p>22.143782</text:p>
          </table:table-cell>
          <table:table-cell table:formula="of:=LOG([.B132])/LOG([.A132])" office:value-type="float" office:value="0.635370535668842" calcext:value-type="float">
            <text:p>0.6353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.261845" calcext:value-type="float">
            <text:p>22.261845</text:p>
          </table:table-cell>
          <table:table-cell table:formula="of:=LOG([.B133])/LOG([.A133])" office:value-type="float" office:value="0.635470018178861" calcext:value-type="float">
            <text:p>0.63547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.374229" calcext:value-type="float">
            <text:p>22.374229</text:p>
          </table:table-cell>
          <table:table-cell table:formula="of:=LOG([.B134])/LOG([.A134])" office:value-type="float" office:value="0.6355190036497" calcext:value-type="float">
            <text:p>0.6355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.48547" calcext:value-type="float">
            <text:p>22.48547</text:p>
          </table:table-cell>
          <table:table-cell table:formula="of:=LOG([.B135])/LOG([.A135])" office:value-type="float" office:value="0.635559644653856" calcext:value-type="float">
            <text:p>0.6355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.600565" calcext:value-type="float">
            <text:p>22.600565</text:p>
          </table:table-cell>
          <table:table-cell table:formula="of:=LOG([.B136])/LOG([.A136])" office:value-type="float" office:value="0.635637155266221" calcext:value-type="float">
            <text:p>0.6356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.710928" calcext:value-type="float">
            <text:p>22.710928</text:p>
          </table:table-cell>
          <table:table-cell table:formula="of:=LOG([.B137])/LOG([.A137])" office:value-type="float" office:value="0.635673844585692" calcext:value-type="float">
            <text:p>0.6356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.820341" calcext:value-type="float">
            <text:p>22.820341</text:p>
          </table:table-cell>
          <table:table-cell table:formula="of:=LOG([.B138])/LOG([.A138])" office:value-type="float" office:value="0.635704148960348" calcext:value-type="float">
            <text:p>0.6357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.936064" calcext:value-type="float">
            <text:p>22.936064</text:p>
          </table:table-cell>
          <table:table-cell table:formula="of:=LOG([.B139])/LOG([.A139])" office:value-type="float" office:value="0.635792414826808" calcext:value-type="float">
            <text:p>0.6357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.048283" calcext:value-type="float">
            <text:p>23.048283</text:p>
          </table:table-cell>
          <table:table-cell table:formula="of:=LOG([.B140])/LOG([.A140])" office:value-type="float" office:value="0.635851221213941" calcext:value-type="float">
            <text:p>0.6358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159472" calcext:value-type="float">
            <text:p>23.159472</text:p>
          </table:table-cell>
          <table:table-cell table:formula="of:=LOG([.B141])/LOG([.A141])" office:value-type="float" office:value="0.635902719334798" calcext:value-type="float">
            <text:p>0.6359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.273293" calcext:value-type="float">
            <text:p>23.273293</text:p>
          </table:table-cell>
          <table:table-cell table:formula="of:=LOG([.B142])/LOG([.A142])" office:value-type="float" office:value="0.635978820895872" calcext:value-type="float">
            <text:p>0.6359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.384899" calcext:value-type="float">
            <text:p>23.384899</text:p>
          </table:table-cell>
          <table:table-cell table:formula="of:=LOG([.B143])/LOG([.A143])" office:value-type="float" office:value="0.63603722154225" calcext:value-type="float">
            <text:p>0.6360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.499075" calcext:value-type="float">
            <text:p>23.499075</text:p>
          </table:table-cell>
          <table:table-cell table:formula="of:=LOG([.B144])/LOG([.A144])" office:value-type="float" office:value="0.63611926100293" calcext:value-type="float">
            <text:p>0.6361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.612253" calcext:value-type="float">
            <text:p>23.612253</text:p>
          </table:table-cell>
          <table:table-cell table:formula="of:=LOG([.B145])/LOG([.A145])" office:value-type="float" office:value="0.636194074429621" calcext:value-type="float">
            <text:p>0.6361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.718225" calcext:value-type="float">
            <text:p>23.718225</text:p>
          </table:table-cell>
          <table:table-cell table:formula="of:=LOG([.B146])/LOG([.A146])" office:value-type="float" office:value="0.636209189367561" calcext:value-type="float">
            <text:p>0.6362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.824343" calcext:value-type="float">
            <text:p>23.824343</text:p>
          </table:table-cell>
          <table:table-cell table:formula="of:=LOG([.B147])/LOG([.A147])" office:value-type="float" office:value="0.636227558425869" calcext:value-type="float">
            <text:p>0.6362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.936176" calcext:value-type="float">
            <text:p>23.936176</text:p>
          </table:table-cell>
          <table:table-cell table:formula="of:=LOG([.B148])/LOG([.A148])" office:value-type="float" office:value="0.636295731780616" calcext:value-type="float">
            <text:p>0.6362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.038866" calcext:value-type="float">
            <text:p>24.038866</text:p>
          </table:table-cell>
          <table:table-cell table:formula="of:=LOG([.B149])/LOG([.A149])" office:value-type="float" office:value="0.636289147424651" calcext:value-type="float">
            <text:p>0.6362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.154814" calcext:value-type="float">
            <text:p>24.154814</text:p>
          </table:table-cell>
          <table:table-cell table:formula="of:=LOG([.B150])/LOG([.A150])" office:value-type="float" office:value="0.636394458094798" calcext:value-type="float">
            <text:p>0.636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.267212" calcext:value-type="float">
            <text:p>24.267212</text:p>
          </table:table-cell>
          <table:table-cell table:formula="of:=LOG([.B151])/LOG([.A151])" office:value-type="float" office:value="0.636471415624095" calcext:value-type="float">
            <text:p>0.6364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.374138" calcext:value-type="float">
            <text:p>24.374138</text:p>
          </table:table-cell>
          <table:table-cell table:formula="of:=LOG([.B152])/LOG([.A152])" office:value-type="float" office:value="0.63650479064834" calcext:value-type="float">
            <text:p>0.6365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.480232" calcext:value-type="float">
            <text:p>24.480232</text:p>
          </table:table-cell>
          <table:table-cell table:formula="of:=LOG([.B153])/LOG([.A153])" office:value-type="float" office:value="0.636533038843989" calcext:value-type="float">
            <text:p>0.6365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.587469" calcext:value-type="float">
            <text:p>24.587469</text:p>
          </table:table-cell>
          <table:table-cell table:formula="of:=LOG([.B154])/LOG([.A154])" office:value-type="float" office:value="0.63657219767951" calcext:value-type="float">
            <text:p>0.6365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.695787" calcext:value-type="float">
            <text:p>24.695787</text:p>
          </table:table-cell>
          <table:table-cell table:formula="of:=LOG([.B155])/LOG([.A155])" office:value-type="float" office:value="0.636621567720842" calcext:value-type="float">
            <text:p>0.6366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.803295" calcext:value-type="float">
            <text:p>24.803295</text:p>
          </table:table-cell>
          <table:table-cell table:formula="of:=LOG([.B156])/LOG([.A156])" office:value-type="float" office:value="0.636665843709419" calcext:value-type="float">
            <text:p>0.6366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.906265" calcext:value-type="float">
            <text:p>24.906265</text:p>
          </table:table-cell>
          <table:table-cell table:formula="of:=LOG([.B157])/LOG([.A157])" office:value-type="float" office:value="0.636675456415623" calcext:value-type="float">
            <text:p>0.6366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013208" calcext:value-type="float">
            <text:p>25.013208</text:p>
          </table:table-cell>
          <table:table-cell table:formula="of:=LOG([.B158])/LOG([.A158])" office:value-type="float" office:value="0.63671825486628" calcext:value-type="float">
            <text:p>0.6367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113413" calcext:value-type="float">
            <text:p>25.113413</text:p>
          </table:table-cell>
          <table:table-cell table:formula="of:=LOG([.B159])/LOG([.A159])" office:value-type="float" office:value="0.636709447397592" calcext:value-type="float">
            <text:p>0.6367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219961" calcext:value-type="float">
            <text:p>25.219961</text:p>
          </table:table-cell>
          <table:table-cell table:formula="of:=LOG([.B160])/LOG([.A160])" office:value-type="float" office:value="0.636752176679545" calcext:value-type="float">
            <text:p>0.6367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320463" calcext:value-type="float">
            <text:p>25.320463</text:p>
          </table:table-cell>
          <table:table-cell table:formula="of:=LOG([.B161])/LOG([.A161])" office:value-type="float" office:value="0.636749203219135" calcext:value-type="float">
            <text:p>0.63674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425692" calcext:value-type="float">
            <text:p>25.425692</text:p>
          </table:table-cell>
          <table:table-cell table:formula="of:=LOG([.B162])/LOG([.A162])" office:value-type="float" office:value="0.636784622213378" calcext:value-type="float">
            <text:p>0.6367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529602" calcext:value-type="float">
            <text:p>25.529602</text:p>
          </table:table-cell>
          <table:table-cell table:formula="of:=LOG([.B163])/LOG([.A163])" office:value-type="float" office:value="0.636811261772667" calcext:value-type="float">
            <text:p>0.6368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633669" calcext:value-type="float">
            <text:p>25.633669</text:p>
          </table:table-cell>
          <table:table-cell table:formula="of:=LOG([.B164])/LOG([.A164])" office:value-type="float" office:value="0.636840550636435" calcext:value-type="float">
            <text:p>0.6368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736454" calcext:value-type="float">
            <text:p>25.736454</text:p>
          </table:table-cell>
          <table:table-cell table:formula="of:=LOG([.B165])/LOG([.A165])" office:value-type="float" office:value="0.636861470080857" calcext:value-type="float">
            <text:p>0.6368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837677" calcext:value-type="float">
            <text:p>25.837677</text:p>
          </table:table-cell>
          <table:table-cell table:formula="of:=LOG([.B166])/LOG([.A166])" office:value-type="float" office:value="0.636872013638687" calcext:value-type="float">
            <text:p>0.6368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942219" calcext:value-type="float">
            <text:p>25.942219</text:p>
          </table:table-cell>
          <table:table-cell table:formula="of:=LOG([.B167])/LOG([.A167])" office:value-type="float" office:value="0.636909134682901" calcext:value-type="float">
            <text:p>0.6369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.043726" calcext:value-type="float">
            <text:p>26.043726</text:p>
          </table:table-cell>
          <table:table-cell table:formula="of:=LOG([.B168])/LOG([.A168])" office:value-type="float" office:value="0.636924743197888" calcext:value-type="float">
            <text:p>0.6369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.143564" calcext:value-type="float">
            <text:p>26.143564</text:p>
          </table:table-cell>
          <table:table-cell table:formula="of:=LOG([.B169])/LOG([.A169])" office:value-type="float" office:value="0.636929348994376" calcext:value-type="float">
            <text:p>0.6369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.248535" calcext:value-type="float">
            <text:p>26.248535</text:p>
          </table:table-cell>
          <table:table-cell table:formula="of:=LOG([.B170])/LOG([.A170])" office:value-type="float" office:value="0.636973624537812" calcext:value-type="float">
            <text:p>0.6369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.349054" calcext:value-type="float">
            <text:p>26.349054</text:p>
          </table:table-cell>
          <table:table-cell table:formula="of:=LOG([.B171])/LOG([.A171])" office:value-type="float" office:value="0.636986130416281" calcext:value-type="float">
            <text:p>0.6369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.445986" calcext:value-type="float">
            <text:p>26.445986</text:p>
          </table:table-cell>
          <table:table-cell table:formula="of:=LOG([.B172])/LOG([.A172])" office:value-type="float" office:value="0.636973686193808" calcext:value-type="float">
            <text:p>0.6369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.554644" calcext:value-type="float">
            <text:p>26.554644</text:p>
          </table:table-cell>
          <table:table-cell table:formula="of:=LOG([.B173])/LOG([.A173])" office:value-type="float" office:value="0.637048696684815" calcext:value-type="float">
            <text:p>0.63704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.656952" calcext:value-type="float">
            <text:p>26.656952</text:p>
          </table:table-cell>
          <table:table-cell table:formula="of:=LOG([.B174])/LOG([.A174])" office:value-type="float" office:value="0.637078247840225" calcext:value-type="float">
            <text:p>0.6370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.756115" calcext:value-type="float">
            <text:p>26.756115</text:p>
          </table:table-cell>
          <table:table-cell table:formula="of:=LOG([.B175])/LOG([.A175])" office:value-type="float" office:value="0.637086221163145" calcext:value-type="float">
            <text:p>0.6370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.861973" calcext:value-type="float">
            <text:p>26.861973</text:p>
          </table:table-cell>
          <table:table-cell table:formula="of:=LOG([.B176])/LOG([.A176])" office:value-type="float" office:value="0.637143854549536" calcext:value-type="float">
            <text:p>0.6371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.95816" calcext:value-type="float">
            <text:p>26.95816</text:p>
          </table:table-cell>
          <table:table-cell table:formula="of:=LOG([.B177])/LOG([.A177])" office:value-type="float" office:value="0.637133010684922" calcext:value-type="float">
            <text:p>0.6371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.054447" calcext:value-type="float">
            <text:p>27.054447</text:p>
          </table:table-cell>
          <table:table-cell table:formula="of:=LOG([.B178])/LOG([.A178])" office:value-type="float" office:value="0.637124419003465" calcext:value-type="float">
            <text:p>0.6371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.153229" calcext:value-type="float">
            <text:p>27.153229</text:p>
          </table:table-cell>
          <table:table-cell table:formula="of:=LOG([.B179])/LOG([.A179])" office:value-type="float" office:value="0.63713505960357" calcext:value-type="float">
            <text:p>0.6371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.247339" calcext:value-type="float">
            <text:p>27.247339</text:p>
          </table:table-cell>
          <table:table-cell table:formula="of:=LOG([.B180])/LOG([.A180])" office:value-type="float" office:value="0.637113950777225" calcext:value-type="float">
            <text:p>0.6371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.351152" calcext:value-type="float">
            <text:p>27.351152</text:p>
          </table:table-cell>
          <table:table-cell table:formula="of:=LOG([.B181])/LOG([.A181])" office:value-type="float" office:value="0.637162746320888" calcext:value-type="float">
            <text:p>0.63716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7.455114" calcext:value-type="float">
            <text:p>27.455114</text:p>
          </table:table-cell>
          <table:table-cell table:formula="of:=LOG([.B182])/LOG([.A182])" office:value-type="float" office:value="0.637213493255521" calcext:value-type="float">
            <text:p>0.6372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.547132" calcext:value-type="float">
            <text:p>27.547132</text:p>
          </table:table-cell>
          <table:table-cell table:formula="of:=LOG([.B183])/LOG([.A183])" office:value-type="float" office:value="0.637181815461731" calcext:value-type="float">
            <text:p>0.637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.651363" calcext:value-type="float">
            <text:p>27.651363</text:p>
          </table:table-cell>
          <table:table-cell table:formula="of:=LOG([.B184])/LOG([.A184])" office:value-type="float" office:value="0.637236557332745" calcext:value-type="float">
            <text:p>0.637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.743563" calcext:value-type="float">
            <text:p>27.743563</text:p>
          </table:table-cell>
          <table:table-cell table:formula="of:=LOG([.B185])/LOG([.A185])" office:value-type="float" office:value="0.637208971265306" calcext:value-type="float">
            <text:p>0.6372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.845615" calcext:value-type="float">
            <text:p>27.845615</text:p>
          </table:table-cell>
          <table:table-cell table:formula="of:=LOG([.B186])/LOG([.A186])" office:value-type="float" office:value="0.637250719073036" calcext:value-type="float">
            <text:p>0.6372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.942894" calcext:value-type="float">
            <text:p>27.942894</text:p>
          </table:table-cell>
          <table:table-cell table:formula="of:=LOG([.B187])/LOG([.A187])" office:value-type="float" office:value="0.637260689331628" calcext:value-type="float">
            <text:p>0.6372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8.040276" calcext:value-type="float">
            <text:p>28.040276</text:p>
          </table:table-cell>
          <table:table-cell table:formula="of:=LOG([.B188])/LOG([.A188])" office:value-type="float" office:value="0.637272545719715" calcext:value-type="float">
            <text:p>0.6372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.135317" calcext:value-type="float">
            <text:p>28.135317</text:p>
          </table:table-cell>
          <table:table-cell table:formula="of:=LOG([.B189])/LOG([.A189])" office:value-type="float" office:value="0.637269665855966" calcext:value-type="float">
            <text:p>0.63727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.232935" calcext:value-type="float">
            <text:p>28.232935</text:p>
          </table:table-cell>
          <table:table-cell table:formula="of:=LOG([.B190])/LOG([.A190])" office:value-type="float" office:value="0.63728546888555" calcext:value-type="float">
            <text:p>0.6372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.32618" calcext:value-type="float">
            <text:p>28.32618</text:p>
          </table:table-cell>
          <table:table-cell table:formula="of:=LOG([.B191])/LOG([.A191])" office:value-type="float" office:value="0.637272941646919" calcext:value-type="float">
            <text:p>0.63727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.418339" calcext:value-type="float">
            <text:p>28.418339</text:p>
          </table:table-cell>
          <table:table-cell table:formula="of:=LOG([.B192])/LOG([.A192])" office:value-type="float" office:value="0.637254461721459" calcext:value-type="float">
            <text:p>0.63725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.510979" calcext:value-type="float">
            <text:p>28.510979</text:p>
          </table:table-cell>
          <table:table-cell table:formula="of:=LOG([.B193])/LOG([.A193])" office:value-type="float" office:value="0.637240549747039" calcext:value-type="float">
            <text:p>0.6372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8.608809" calcext:value-type="float">
            <text:p>28.608809</text:p>
          </table:table-cell>
          <table:table-cell table:formula="of:=LOG([.B194])/LOG([.A194])" office:value-type="float" office:value="0.63726241846136" calcext:value-type="float">
            <text:p>0.6372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.70249" calcext:value-type="float">
            <text:p>28.70249</text:p>
          </table:table-cell>
          <table:table-cell table:formula="of:=LOG([.B195])/LOG([.A195])" office:value-type="float" office:value="0.637257833681111" calcext:value-type="float">
            <text:p>0.6372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.791815" calcext:value-type="float">
            <text:p>28.791815</text:p>
          </table:table-cell>
          <table:table-cell table:formula="of:=LOG([.B196])/LOG([.A196])" office:value-type="float" office:value="0.637225758895258" calcext:value-type="float">
            <text:p>0.6372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.891296" calcext:value-type="float">
            <text:p>28.891296</text:p>
          </table:table-cell>
          <table:table-cell table:formula="of:=LOG([.B197])/LOG([.A197])" office:value-type="float" office:value="0.63726170999389" calcext:value-type="float">
            <text:p>0.6372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.9842" calcext:value-type="float">
            <text:p>28.9842</text:p>
          </table:table-cell>
          <table:table-cell table:formula="of:=LOG([.B198])/LOG([.A198])" office:value-type="float" office:value="0.637255541673387" calcext:value-type="float">
            <text:p>0.6372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.078329" calcext:value-type="float">
            <text:p>29.078329</text:p>
          </table:table-cell>
          <table:table-cell table:formula="of:=LOG([.B199])/LOG([.A199])" office:value-type="float" office:value="0.637258513853524" calcext:value-type="float">
            <text:p>0.6372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9.172564" calcext:value-type="float">
            <text:p>29.172564</text:p>
          </table:table-cell>
          <table:table-cell table:formula="of:=LOG([.B200])/LOG([.A200])" office:value-type="float" office:value="0.637263258066426" calcext:value-type="float">
            <text:p>0.6372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.264191" calcext:value-type="float">
            <text:p>29.264191</text:p>
          </table:table-cell>
          <table:table-cell table:formula="of:=LOG([.B201])/LOG([.A201])" office:value-type="float" office:value="0.637252241576759" calcext:value-type="float">
            <text:p>0.6372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.362558" calcext:value-type="float">
            <text:p>29.362558</text:p>
          </table:table-cell>
          <table:table-cell table:formula="of:=LOG([.B202])/LOG([.A202])" office:value-type="float" office:value="0.637285689562331" calcext:value-type="float">
            <text:p>0.63728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.455944" calcext:value-type="float">
            <text:p>29.455944</text:p>
          </table:table-cell>
          <table:table-cell table:formula="of:=LOG([.B203])/LOG([.A203])" office:value-type="float" office:value="0.637288078934755" calcext:value-type="float">
            <text:p>0.6372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.545134" calcext:value-type="float">
            <text:p>29.545134</text:p>
          </table:table-cell>
          <table:table-cell table:formula="of:=LOG([.B204])/LOG([.A204])" office:value-type="float" office:value="0.637264783936041" calcext:value-type="float">
            <text:p>0.63726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.638393" calcext:value-type="float">
            <text:p>29.638393</text:p>
          </table:table-cell>
          <table:table-cell table:formula="of:=LOG([.B205])/LOG([.A205])" office:value-type="float" office:value="0.637268543321138" calcext:value-type="float">
            <text:p>0.6372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9.729279" calcext:value-type="float">
            <text:p>29.729279</text:p>
          </table:table-cell>
          <table:table-cell table:formula="of:=LOG([.B206])/LOG([.A206])" office:value-type="float" office:value="0.63725831783379" calcext:value-type="float">
            <text:p>0.6372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9.825523" calcext:value-type="float">
            <text:p>29.825523</text:p>
          </table:table-cell>
          <table:table-cell table:formula="of:=LOG([.B207])/LOG([.A207])" office:value-type="float" office:value="0.637282923980962" calcext:value-type="float">
            <text:p>0.6372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9.916582" calcext:value-type="float">
            <text:p>29.916582</text:p>
          </table:table-cell>
          <table:table-cell table:formula="of:=LOG([.B208])/LOG([.A208])" office:value-type="float" office:value="0.637275851279562" calcext:value-type="float">
            <text:p>0.6372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.010286" calcext:value-type="float">
            <text:p>30.010286</text:p>
          </table:table-cell>
          <table:table-cell table:formula="of:=LOG([.B209])/LOG([.A209])" office:value-type="float" office:value="0.637286355389117" calcext:value-type="float">
            <text:p>0.6372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0.104296" calcext:value-type="float">
            <text:p>30.104296</text:p>
          </table:table-cell>
          <table:table-cell table:formula="of:=LOG([.B210])/LOG([.A210])" office:value-type="float" office:value="0.637299675618576" calcext:value-type="float">
            <text:p>0.637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.196905" calcext:value-type="float">
            <text:p>30.196905</text:p>
          </table:table-cell>
          <table:table-cell table:formula="of:=LOG([.B211])/LOG([.A211])" office:value-type="float" office:value="0.63730520026181" calcext:value-type="float">
            <text:p>0.6373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.288139" calcext:value-type="float">
            <text:p>30.288139</text:p>
          </table:table-cell>
          <table:table-cell table:formula="of:=LOG([.B212])/LOG([.A212])" office:value-type="float" office:value="0.637303175582759" calcext:value-type="float">
            <text:p>0.6373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.382416" calcext:value-type="float">
            <text:p>30.382416</text:p>
          </table:table-cell>
          <table:table-cell table:formula="of:=LOG([.B213])/LOG([.A213])" office:value-type="float" office:value="0.637320831767726" calcext:value-type="float">
            <text:p>0.6373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.475309" calcext:value-type="float">
            <text:p>30.475309</text:p>
          </table:table-cell>
          <table:table-cell table:formula="of:=LOG([.B214])/LOG([.A214])" office:value-type="float" office:value="0.637330835396165" calcext:value-type="float">
            <text:p>0.6373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.562557" calcext:value-type="float">
            <text:p>30.562557</text:p>
          </table:table-cell>
          <table:table-cell table:formula="of:=LOG([.B215])/LOG([.A215])" office:value-type="float" office:value="0.637307289986107" calcext:value-type="float">
            <text:p>0.6373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.651909" calcext:value-type="float">
            <text:p>30.651909</text:p>
          </table:table-cell>
          <table:table-cell table:formula="of:=LOG([.B216])/LOG([.A216])" office:value-type="float" office:value="0.637297640683823" calcext:value-type="float">
            <text:p>0.63729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.743382" calcext:value-type="float">
            <text:p>30.743382</text:p>
          </table:table-cell>
          <table:table-cell table:formula="of:=LOG([.B217])/LOG([.A217])" office:value-type="float" office:value="0.637301827321196" calcext:value-type="float">
            <text:p>0.6373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.826778" calcext:value-type="float">
            <text:p>30.826778</text:p>
          </table:table-cell>
          <table:table-cell table:formula="of:=LOG([.B218])/LOG([.A218])" office:value-type="float" office:value="0.637258204486921" calcext:value-type="float">
            <text:p>0.6372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.91432" calcext:value-type="float">
            <text:p>30.91432</text:p>
          </table:table-cell>
          <table:table-cell table:formula="of:=LOG([.B219])/LOG([.A219])" office:value-type="float" office:value="0.637240719317584" calcext:value-type="float">
            <text:p>0.6372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.002909" calcext:value-type="float">
            <text:p>31.002909</text:p>
          </table:table-cell>
          <table:table-cell table:formula="of:=LOG([.B220])/LOG([.A220])" office:value-type="float" office:value="0.637230530778105" calcext:value-type="float">
            <text:p>0.6372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1.09993" calcext:value-type="float">
            <text:p>31.09993</text:p>
          </table:table-cell>
          <table:table-cell table:formula="of:=LOG([.B221])/LOG([.A221])" office:value-type="float" office:value="0.637271583704984" calcext:value-type="float">
            <text:p>0.6372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.187725" calcext:value-type="float">
            <text:p>31.187725</text:p>
          </table:table-cell>
          <table:table-cell table:formula="of:=LOG([.B222])/LOG([.A222])" office:value-type="float" office:value="0.637258411449394" calcext:value-type="float">
            <text:p>0.6372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1.278193" calcext:value-type="float">
            <text:p>31.278193</text:p>
          </table:table-cell>
          <table:table-cell table:formula="of:=LOG([.B223])/LOG([.A223])" office:value-type="float" office:value="0.637262028085992" calcext:value-type="float">
            <text:p>0.63726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1.366156" calcext:value-type="float">
            <text:p>31.366156</text:p>
          </table:table-cell>
          <table:table-cell table:formula="of:=LOG([.B224])/LOG([.A224])" office:value-type="float" office:value="0.637251713626924" calcext:value-type="float">
            <text:p>0.6372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1.455704" calcext:value-type="float">
            <text:p>31.455704</text:p>
          </table:table-cell>
          <table:table-cell table:formula="of:=LOG([.B225])/LOG([.A225])" office:value-type="float" office:value="0.637251642274142" calcext:value-type="float">
            <text:p>0.6372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1.543797" calcext:value-type="float">
            <text:p>31.543797</text:p>
          </table:table-cell>
          <table:table-cell table:formula="of:=LOG([.B226])/LOG([.A226])" office:value-type="float" office:value="0.637243903324729" calcext:value-type="float">
            <text:p>0.63724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1.631964" calcext:value-type="float">
            <text:p>31.631964</text:p>
          </table:table-cell>
          <table:table-cell table:formula="of:=LOG([.B227])/LOG([.A227])" office:value-type="float" office:value="0.637237492019391" calcext:value-type="float">
            <text:p>0.6372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1.715925" calcext:value-type="float">
            <text:p>31.715925</text:p>
          </table:table-cell>
          <table:table-cell table:formula="of:=LOG([.B228])/LOG([.A228])" office:value-type="float" office:value="0.637207515190192" calcext:value-type="float">
            <text:p>0.6372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1.805571" calcext:value-type="float">
            <text:p>31.805571</text:p>
          </table:table-cell>
          <table:table-cell table:formula="of:=LOG([.B229])/LOG([.A229])" office:value-type="float" office:value="0.637211498319711" calcext:value-type="float">
            <text:p>0.6372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1.891047" calcext:value-type="float">
            <text:p>31.891047</text:p>
          </table:table-cell>
          <table:table-cell table:formula="of:=LOG([.B230])/LOG([.A230])" office:value-type="float" office:value="0.637192206341609" calcext:value-type="float">
            <text:p>0.6371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.97809" calcext:value-type="float">
            <text:p>31.97809</text:p>
          </table:table-cell>
          <table:table-cell table:formula="of:=LOG([.B231])/LOG([.A231])" office:value-type="float" office:value="0.63718286989829" calcext:value-type="float">
            <text:p>0.63718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2.066677" calcext:value-type="float">
            <text:p>32.066677</text:p>
          </table:table-cell>
          <table:table-cell table:formula="of:=LOG([.B232])/LOG([.A232])" office:value-type="float" office:value="0.63718324753804" calcext:value-type="float">
            <text:p>0.6371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2.14679" calcext:value-type="float">
            <text:p>32.14679</text:p>
          </table:table-cell>
          <table:table-cell table:formula="of:=LOG([.B233])/LOG([.A233])" office:value-type="float" office:value="0.637136025553985" calcext:value-type="float">
            <text:p>0.6371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2.235527" calcext:value-type="float">
            <text:p>32.235527</text:p>
          </table:table-cell>
          <table:table-cell table:formula="of:=LOG([.B234])/LOG([.A234])" office:value-type="float" office:value="0.637138995973586" calcext:value-type="float">
            <text:p>0.6371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2.322304" calcext:value-type="float">
            <text:p>32.322304</text:p>
          </table:table-cell>
          <table:table-cell table:formula="of:=LOG([.B235])/LOG([.A235])" office:value-type="float" office:value="0.637131608706942" calcext:value-type="float">
            <text:p>0.63713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2.40464" calcext:value-type="float">
            <text:p>32.40464</text:p>
          </table:table-cell>
          <table:table-cell table:formula="of:=LOG([.B236])/LOG([.A236])" office:value-type="float" office:value="0.637099943468241" calcext:value-type="float">
            <text:p>0.6371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2.492256" calcext:value-type="float">
            <text:p>32.492256</text:p>
          </table:table-cell>
          <table:table-cell table:formula="of:=LOG([.B237])/LOG([.A237])" office:value-type="float" office:value="0.637099000891343" calcext:value-type="float">
            <text:p>0.63709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2.576393" calcext:value-type="float">
            <text:p>32.576393</text:p>
          </table:table-cell>
          <table:table-cell table:formula="of:=LOG([.B238])/LOG([.A238])" office:value-type="float" office:value="0.637079292296954" calcext:value-type="float">
            <text:p>0.6370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2.658947" calcext:value-type="float">
            <text:p>32.658947</text:p>
          </table:table-cell>
          <table:table-cell table:formula="of:=LOG([.B239])/LOG([.A239])" office:value-type="float" office:value="0.637051610498994" calcext:value-type="float">
            <text:p>0.6370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2.746849" calcext:value-type="float">
            <text:p>32.746849</text:p>
          </table:table-cell>
          <table:table-cell table:formula="of:=LOG([.B240])/LOG([.A240])" office:value-type="float" office:value="0.637054681479891" calcext:value-type="float">
            <text:p>0.6370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.831867" calcext:value-type="float">
            <text:p>32.831867</text:p>
          </table:table-cell>
          <table:table-cell table:formula="of:=LOG([.B241])/LOG([.A241])" office:value-type="float" office:value="0.637042441118376" calcext:value-type="float">
            <text:p>0.6370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.916283" calcext:value-type="float">
            <text:p>32.916283</text:p>
          </table:table-cell>
          <table:table-cell table:formula="of:=LOG([.B242])/LOG([.A242])" office:value-type="float" office:value="0.637027678821529" calcext:value-type="float">
            <text:p>0.6370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2.999126" calcext:value-type="float">
            <text:p>32.999126</text:p>
          </table:table-cell>
          <table:table-cell table:formula="of:=LOG([.B243])/LOG([.A243])" office:value-type="float" office:value="0.637005054658449" calcext:value-type="float">
            <text:p>0.6370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3.085075" calcext:value-type="float">
            <text:p>33.085075</text:p>
          </table:table-cell>
          <table:table-cell table:formula="of:=LOG([.B244])/LOG([.A244])" office:value-type="float" office:value="0.637000388661562" calcext:value-type="float">
            <text:p>0.6370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3.170403" calcext:value-type="float">
            <text:p>33.170403</text:p>
          </table:table-cell>
          <table:table-cell table:formula="of:=LOG([.B245])/LOG([.A245])" office:value-type="float" office:value="0.636993058772746" calcext:value-type="float">
            <text:p>0.63699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3.255081" calcext:value-type="float">
            <text:p>33.255081</text:p>
          </table:table-cell>
          <table:table-cell table:formula="of:=LOG([.B246])/LOG([.A246])" office:value-type="float" office:value="0.636982928876263" calcext:value-type="float">
            <text:p>0.63698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3.340553" calcext:value-type="float">
            <text:p>33.340553</text:p>
          </table:table-cell>
          <table:table-cell table:formula="of:=LOG([.B247])/LOG([.A247])" office:value-type="float" office:value="0.636977889701943" calcext:value-type="float">
            <text:p>0.63697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.424507" calcext:value-type="float">
            <text:p>33.424507</text:p>
          </table:table-cell>
          <table:table-cell table:formula="of:=LOG([.B248])/LOG([.A248])" office:value-type="float" office:value="0.636965332450689" calcext:value-type="float">
            <text:p>0.63696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3.510143" calcext:value-type="float">
            <text:p>33.510143</text:p>
          </table:table-cell>
          <table:table-cell table:formula="of:=LOG([.B249])/LOG([.A249])" office:value-type="float" office:value="0.636962647166838" calcext:value-type="float">
            <text:p>0.63696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3.595085" calcext:value-type="float">
            <text:p>33.595085</text:p>
          </table:table-cell>
          <table:table-cell table:formula="of:=LOG([.B250])/LOG([.A250])" office:value-type="float" office:value="0.636956915166264" calcext:value-type="float">
            <text:p>0.6369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3.676128" calcext:value-type="float">
            <text:p>33.676128</text:p>
          </table:table-cell>
          <table:table-cell table:formula="of:=LOG([.B251])/LOG([.A251])" office:value-type="float" office:value="0.636930926562869" calcext:value-type="float">
            <text:p>0.63693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3.761978" calcext:value-type="float">
            <text:p>33.761978</text:p>
          </table:table-cell>
          <table:table-cell table:formula="of:=LOG([.B252])/LOG([.A252])" office:value-type="float" office:value="0.636931541509394" calcext:value-type="float">
            <text:p>0.6369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3.845528" calcext:value-type="float">
            <text:p>33.845528</text:p>
          </table:table-cell>
          <table:table-cell table:formula="of:=LOG([.B253])/LOG([.A253])" office:value-type="float" office:value="0.636920525181334" calcext:value-type="float">
            <text:p>0.6369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3.929142" calcext:value-type="float">
            <text:p>33.929142</text:p>
          </table:table-cell>
          <table:table-cell table:formula="of:=LOG([.B254])/LOG([.A254])" office:value-type="float" office:value="0.636910576835346" calcext:value-type="float">
            <text:p>0.6369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4.008034" calcext:value-type="float">
            <text:p>34.008034</text:p>
          </table:table-cell>
          <table:table-cell table:formula="of:=LOG([.B255])/LOG([.A255])" office:value-type="float" office:value="0.636876269476066" calcext:value-type="float">
            <text:p>0.6368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4.101364" calcext:value-type="float">
            <text:p>34.101364</text:p>
          </table:table-cell>
          <table:table-cell table:formula="of:=LOG([.B256])/LOG([.A256])" office:value-type="float" office:value="0.636919243188349" calcext:value-type="float">
            <text:p>0.6369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.185184" calcext:value-type="float">
            <text:p>34.185184</text:p>
          </table:table-cell>
          <table:table-cell table:formula="of:=LOG([.B257])/LOG([.A257])" office:value-type="float" office:value="0.636912410683089" calcext:value-type="float">
            <text:p>0.6369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.711491" calcext:value-type="float">
            <text:p>53.711491</text:p>
          </table:table-cell>
          <table:table-cell table:formula="of:=LOG([.B259])/LOG([.A259])" office:value-type="float" office:value="0.638573207257624" calcext:value-type="float">
            <text:p>0.6385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.530495" calcext:value-type="float">
            <text:p>84.530495</text:p>
          </table:table-cell>
          <table:table-cell table:formula="of:=LOG([.B260])/LOG([.A260])" office:value-type="float" office:value="0.640139999306987" calcext:value-type="float">
            <text:p>0.64014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2.835571" calcext:value-type="float">
            <text:p>132.835571</text:p>
          </table:table-cell>
          <table:table-cell table:formula="of:=LOG([.B261])/LOG([.A261])" office:value-type="float" office:value="0.64122706511191" calcext:value-type="float">
            <text:p>0.64122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8.840637" calcext:value-type="float">
            <text:p>208.840637</text:p>
          </table:table-cell>
          <table:table-cell table:formula="of:=LOG([.B262])/LOG([.A262])" office:value-type="float" office:value="0.64218822117074" calcext:value-type="float">
            <text:p>0.64218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8.401" calcext:value-type="float">
            <text:p>328.401</text:p>
          </table:table-cell>
          <table:table-cell table:formula="of:=LOG([.B263])/LOG([.A263])" office:value-type="float" office:value="0.643024208460523" calcext:value-type="float">
            <text:p>0.643024</text:p>
          </table:table-cell>
        </table:table-row>
      </table:table>
      <table:table table:name="Managem_spec" table:style-name="ta1">
        <table:shapes>
          <draw:frame draw:z-index="0" draw:style-name="gr1" draw:text-style-name="P1" svg:width="11.002in" svg:height="5.0118in" svg:x="3.0024in" svg:y="0.1752in">
            <draw:object draw:notify-on-update-of-ranges="Managem_spec.A2:Managem_spec.A129 Managem_spec.C1:Managem_spec.C1 Managem_spec.C2:Managem_spec.C1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ce4"/>
        <table:table-column table:style-name="co4" table:default-cell-style-name="ce7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6864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97027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172912</text:p>
          </table:table-cell>
          <table:table-cell table:formula="of:=LOG([.B5])/LOG([.A5])" office:value-type="float" office:value="0.115047388215145" calcext:value-type="float">
            <text:p>0.1150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435756</text:p>
          </table:table-cell>
          <table:table-cell table:formula="of:=LOG([.B6])/LOG([.A6])" office:value-type="float" office:value="0.224731589183854" calcext:value-type="float">
            <text:p>0.2247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655855</text:p>
          </table:table-cell>
          <table:table-cell table:formula="of:=LOG([.B7])/LOG([.A7])" office:value-type="float" office:value="0.281464951297417" calcext:value-type="float">
            <text:p>0.2814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851742</text:p>
          </table:table-cell>
          <table:table-cell table:formula="of:=LOG([.B8])/LOG([.A8])" office:value-type="float" office:value="0.316626550287242" calcext:value-type="float">
            <text:p>0.3166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026083</text:p>
          </table:table-cell>
          <table:table-cell table:formula="of:=LOG([.B9])/LOG([.A9])" office:value-type="float" office:value="0.339564425475713" calcext:value-type="float">
            <text:p>0.3395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197040</text:p>
          </table:table-cell>
          <table:table-cell table:formula="of:=LOG([.B10])/LOG([.A10])" office:value-type="float" office:value="0.358229653901107" calcext:value-type="float">
            <text:p>0.3582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372119</text:p>
          </table:table-cell>
          <table:table-cell table:formula="of:=LOG([.B11])/LOG([.A11])" office:value-type="float" office:value="0.375136472106646" calcext:value-type="float">
            <text:p>0.375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540224</text:p>
          </table:table-cell>
          <table:table-cell table:formula="of:=LOG([.B12])/LOG([.A12])" office:value-type="float" office:value="0.388779391950031" calcext:value-type="float">
            <text:p>0.388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.705891</text:p>
          </table:table-cell>
          <table:table-cell table:formula="of:=LOG([.B13])/LOG([.A13])" office:value-type="float" office:value="0.400591003354139" calcext:value-type="float">
            <text:p>0.400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872298</text:p>
          </table:table-cell>
          <table:table-cell table:formula="of:=LOG([.B14])/LOG([.A14])" office:value-type="float" office:value="0.41135798770434" calcext:value-type="float">
            <text:p>0.4113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.036746</text:p>
          </table:table-cell>
          <table:table-cell table:formula="of:=LOG([.B15])/LOG([.A15])" office:value-type="float" office:value="0.420902772719095" calcext:value-type="float">
            <text:p>0.420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185109</text:p>
          </table:table-cell>
          <table:table-cell table:formula="of:=LOG([.B16])/LOG([.A16])" office:value-type="float" office:value="0.427793587758068" calcext:value-type="float">
            <text:p>0.427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331810</text:p>
          </table:table-cell>
          <table:table-cell table:formula="of:=LOG([.B17])/LOG([.A17])" office:value-type="float" office:value="0.434076532958474" calcext:value-type="float">
            <text:p>0.4340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.462375</text:p>
          </table:table-cell>
          <table:table-cell table:formula="of:=LOG([.B18])/LOG([.A18])" office:value-type="float" office:value="0.438355541556465" calcext:value-type="float">
            <text:p>0.4383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.590062</text:p>
          </table:table-cell>
          <table:table-cell table:formula="of:=LOG([.B19])/LOG([.A19])" office:value-type="float" office:value="0.442216288978825" calcext:value-type="float">
            <text:p>0.442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.714631</text:p>
          </table:table-cell>
          <table:table-cell table:formula="of:=LOG([.B20])/LOG([.A20])" office:value-type="float" office:value="0.445680605191375" calcext:value-type="float">
            <text:p>0.4456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845051</text:p>
          </table:table-cell>
          <table:table-cell table:formula="of:=LOG([.B21])/LOG([.A21])" office:value-type="float" office:value="0.449568500742916" calcext:value-type="float">
            <text:p>0.4495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973682</text:p>
          </table:table-cell>
          <table:table-cell table:formula="of:=LOG([.B22])/LOG([.A22])" office:value-type="float" office:value="0.453172262323241" calcext:value-type="float">
            <text:p>0.4531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120101</text:p>
          </table:table-cell>
          <table:table-cell table:formula="of:=LOG([.B23])/LOG([.A23])" office:value-type="float" office:value="0.458058308479639" calcext:value-type="float">
            <text:p>0.458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.265941</text:p>
          </table:table-cell>
          <table:table-cell table:formula="of:=LOG([.B24])/LOG([.A24])" office:value-type="float" office:value="0.462658416749035" calcext:value-type="float">
            <text:p>0.4626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412568</text:p>
          </table:table-cell>
          <table:table-cell table:formula="of:=LOG([.B25])/LOG([.A25])" office:value-type="float" office:value="0.46709618909854" calcext:value-type="float">
            <text:p>0.467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556650</text:p>
          </table:table-cell>
          <table:table-cell table:formula="of:=LOG([.B26])/LOG([.A26])" office:value-type="float" office:value="0.471154461038795" calcext:value-type="float">
            <text:p>0.4711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700829</text:p>
          </table:table-cell>
          <table:table-cell table:formula="of:=LOG([.B27])/LOG([.A27])" office:value-type="float" office:value="0.475043896974572" calcext:value-type="float">
            <text:p>0.4750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836297</text:p>
          </table:table-cell>
          <table:table-cell table:formula="of:=LOG([.B28])/LOG([.A28])" office:value-type="float" office:value="0.478224320358928" calcext:value-type="float">
            <text:p>0.4782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.964265</text:p>
          </table:table-cell>
          <table:table-cell table:formula="of:=LOG([.B29])/LOG([.A29])" office:value-type="float" office:value="0.480842410900124" calcext:value-type="float">
            <text:p>0.4808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086882</text:p>
          </table:table-cell>
          <table:table-cell table:formula="of:=LOG([.B30])/LOG([.A30])" office:value-type="float" office:value="0.483077564704253" calcext:value-type="float">
            <text:p>0.4830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208137</text:p>
          </table:table-cell>
          <table:table-cell table:formula="of:=LOG([.B31])/LOG([.A31])" office:value-type="float" office:value="0.485188604207788" calcext:value-type="float">
            <text:p>0.4851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331825</text:p>
          </table:table-cell>
          <table:table-cell table:formula="of:=LOG([.B32])/LOG([.A32])" office:value-type="float" office:value="0.48739074475486" calcext:value-type="float">
            <text:p>0.4873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455959</text:p>
          </table:table-cell>
          <table:table-cell table:formula="of:=LOG([.B33])/LOG([.A33])" office:value-type="float" office:value="0.489566560590932" calcext:value-type="float">
            <text:p>0.4895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577957</text:p>
          </table:table-cell>
          <table:table-cell table:formula="of:=LOG([.B34])/LOG([.A34])" office:value-type="float" office:value="0.491582686467426" calcext:value-type="float">
            <text:p>0.4915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689678</text:p>
          </table:table-cell>
          <table:table-cell table:formula="of:=LOG([.B35])/LOG([.A35])" office:value-type="float" office:value="0.493044781975751" calcext:value-type="float">
            <text:p>0.4930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800157</text:p>
          </table:table-cell>
          <table:table-cell table:formula="of:=LOG([.B36])/LOG([.A36])" office:value-type="float" office:value="0.494434006389551" calcext:value-type="float">
            <text:p>0.4944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910636</text:p>
          </table:table-cell>
          <table:table-cell table:formula="of:=LOG([.B37])/LOG([.A37])" office:value-type="float" office:value="0.495812487768431" calcext:value-type="float">
            <text:p>0.4958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.021101</text:p>
          </table:table-cell>
          <table:table-cell table:formula="of:=LOG([.B38])/LOG([.A38])" office:value-type="float" office:value="0.497178328722827" calcext:value-type="float">
            <text:p>0.4971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131447</text:p>
          </table:table-cell>
          <table:table-cell table:formula="of:=LOG([.B39])/LOG([.A39])" office:value-type="float" office:value="0.498525861564986" calcext:value-type="float">
            <text:p>0.4985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242687</text:p>
          </table:table-cell>
          <table:table-cell table:formula="of:=LOG([.B40])/LOG([.A40])" office:value-type="float" office:value="0.499898971429904" calcext:value-type="float">
            <text:p>0.4998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353256</text:p>
          </table:table-cell>
          <table:table-cell table:formula="of:=LOG([.B41])/LOG([.A41])" office:value-type="float" office:value="0.5012273944961" calcext:value-type="float">
            <text:p>0.5012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454509</text:p>
          </table:table-cell>
          <table:table-cell table:formula="of:=LOG([.B42])/LOG([.A42])" office:value-type="float" office:value="0.502152354348844" calcext:value-type="float">
            <text:p>0.5021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554637</text:p>
          </table:table-cell>
          <table:table-cell table:formula="of:=LOG([.B43])/LOG([.A43])" office:value-type="float" office:value="0.503033421924386" calcext:value-type="float">
            <text:p>0.5030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.654765</text:p>
          </table:table-cell>
          <table:table-cell table:formula="of:=LOG([.B44])/LOG([.A44])" office:value-type="float" office:value="0.503917122494946" calcext:value-type="float">
            <text:p>0.5039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.754881</text:p>
          </table:table-cell>
          <table:table-cell table:formula="of:=LOG([.B45])/LOG([.A45])" office:value-type="float" office:value="0.50480169850757" calcext:value-type="float">
            <text:p>0.504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.854114</text:p>
          </table:table-cell>
          <table:table-cell table:formula="of:=LOG([.B46])/LOG([.A46])" office:value-type="float" office:value="0.505652671102323" calcext:value-type="float">
            <text:p>0.5056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.954514</text:p>
          </table:table-cell>
          <table:table-cell table:formula="of:=LOG([.B47])/LOG([.A47])" office:value-type="float" office:value="0.506548079150614" calcext:value-type="float">
            <text:p>0.5065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7.058789</text:p>
          </table:table-cell>
          <table:table-cell table:formula="of:=LOG([.B48])/LOG([.A48])" office:value-type="float" office:value="0.507584048512634" calcext:value-type="float">
            <text:p>0.5075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7.174683</text:p>
          </table:table-cell>
          <table:table-cell table:formula="of:=LOG([.B49])/LOG([.A49])" office:value-type="float" office:value="0.509030291615587" calcext:value-type="float">
            <text:p>0.5090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7.289877</text:p>
          </table:table-cell>
          <table:table-cell table:formula="of:=LOG([.B50])/LOG([.A50])" office:value-type="float" office:value="0.51042610431284" calcext:value-type="float">
            <text:p>0.510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7.394194</text:p>
          </table:table-cell>
          <table:table-cell table:formula="of:=LOG([.B51])/LOG([.A51])" office:value-type="float" office:value="0.511422119676706" calcext:value-type="float">
            <text:p>0.5114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7.498512</text:p>
          </table:table-cell>
          <table:table-cell table:formula="of:=LOG([.B52])/LOG([.A52])" office:value-type="float" office:value="0.512409447685098" calcext:value-type="float">
            <text:p>0.5124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.602829</text:p>
          </table:table-cell>
          <table:table-cell table:formula="of:=LOG([.B53])/LOG([.A53])" office:value-type="float" office:value="0.513387824024108" calcext:value-type="float">
            <text:p>0.5133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.707147</text:p>
          </table:table-cell>
          <table:table-cell table:formula="of:=LOG([.B54])/LOG([.A54])" office:value-type="float" office:value="0.514357161802841" calcext:value-type="float">
            <text:p>0.5143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7.810292</text:p>
          </table:table-cell>
          <table:table-cell table:formula="of:=LOG([.B55])/LOG([.A55])" office:value-type="float" office:value="0.515279661969867" calcext:value-type="float">
            <text:p>0.5152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7.914344</text:p>
          </table:table-cell>
          <table:table-cell table:formula="of:=LOG([.B56])/LOG([.A56])" office:value-type="float" office:value="0.516222812945796" calcext:value-type="float">
            <text:p>0.5162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.018864</text:p>
          </table:table-cell>
          <table:table-cell table:formula="of:=LOG([.B57])/LOG([.A57])" office:value-type="float" office:value="0.517171399148036" calcext:value-type="float">
            <text:p>0.5171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8.122752</text:p>
          </table:table-cell>
          <table:table-cell table:formula="of:=LOG([.B58])/LOG([.A58])" office:value-type="float" office:value="0.518091133217933" calcext:value-type="float">
            <text:p>0.5180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8.217896</text:p>
          </table:table-cell>
          <table:table-cell table:formula="of:=LOG([.B59])/LOG([.A59])" office:value-type="float" office:value="0.518740001956204" calcext:value-type="float">
            <text:p>0.5187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.313120</text:p>
          </table:table-cell>
          <table:table-cell table:formula="of:=LOG([.B60])/LOG([.A60])" office:value-type="float" office:value="0.519390690778822" calcext:value-type="float">
            <text:p>0.5193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.408561</text:p>
          </table:table-cell>
          <table:table-cell table:formula="of:=LOG([.B61])/LOG([.A61])" office:value-type="float" office:value="0.520046693960362" calcext:value-type="float">
            <text:p>0.5200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8.504885</text:p>
          </table:table-cell>
          <table:table-cell table:formula="of:=LOG([.B62])/LOG([.A62])" office:value-type="float" office:value="0.520726437985448" calcext:value-type="float">
            <text:p>0.5207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.601287</text:p>
          </table:table-cell>
          <table:table-cell table:formula="of:=LOG([.B63])/LOG([.A63])" office:value-type="float" office:value="0.521405809082256" calcext:value-type="float">
            <text:p>0.5214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8.697768</text:p>
          </table:table-cell>
          <table:table-cell table:formula="of:=LOG([.B64])/LOG([.A64])" office:value-type="float" office:value="0.522084504576394" calcext:value-type="float">
            <text:p>0.5220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8.793097</text:p>
          </table:table-cell>
          <table:table-cell table:formula="of:=LOG([.B65])/LOG([.A65])" office:value-type="float" office:value="0.522728563959089" calcext:value-type="float">
            <text:p>0.5227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" office:value-type="float" office:value="8.888415" calcext:value-type="float">
            <text:p>8.888415</text:p>
          </table:table-cell>
          <table:table-cell table:formula="of:=LOG([.B66])/LOG([.A66])" office:value-type="float" office:value="0.523369922856036" calcext:value-type="float">
            <text:p>0.5233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" office:value-type="float" office:value="8.983744" calcext:value-type="float">
            <text:p>8.983744</text:p>
          </table:table-cell>
          <table:table-cell table:formula="of:=LOG([.B67])/LOG([.A67])" office:value-type="float" office:value="0.524008983343071" calcext:value-type="float">
            <text:p>0.5240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" office:value-type="float" office:value="9.079073" calcext:value-type="float">
            <text:p>9.079073</text:p>
          </table:table-cell>
          <table:table-cell table:formula="of:=LOG([.B68])/LOG([.A68])" office:value-type="float" office:value="0.524645270076822" calcext:value-type="float">
            <text:p>0.5246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9" office:value-type="float" office:value="9.174402" calcext:value-type="float">
            <text:p>9.174402</text:p>
          </table:table-cell>
          <table:table-cell table:formula="of:=LOG([.B69])/LOG([.A69])" office:value-type="float" office:value="0.525278627169207" calcext:value-type="float">
            <text:p>0.5252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9" office:value-type="float" office:value="9.268441" calcext:value-type="float">
            <text:p>9.268441</text:p>
          </table:table-cell>
          <table:table-cell table:formula="of:=LOG([.B70])/LOG([.A70])" office:value-type="float" office:value="0.525876046363518" calcext:value-type="float">
            <text:p>0.5258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office:value-type="float" office:value="9.363665" calcext:value-type="float">
            <text:p>9.363665</text:p>
          </table:table-cell>
          <table:table-cell table:formula="of:=LOG([.B71])/LOG([.A71])" office:value-type="float" office:value="0.526500948274577" calcext:value-type="float">
            <text:p>0.5265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9" office:value-type="float" office:value="9.45889" calcext:value-type="float">
            <text:p>9.45889</text:p>
          </table:table-cell>
          <table:table-cell table:formula="of:=LOG([.B72])/LOG([.A72])" office:value-type="float" office:value="0.527122632907337" calcext:value-type="float">
            <text:p>0.5271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9" office:value-type="float" office:value="9.553539" calcext:value-type="float">
            <text:p>9.553539</text:p>
          </table:table-cell>
          <table:table-cell table:formula="of:=LOG([.B73])/LOG([.A73])" office:value-type="float" office:value="0.527726878590613" calcext:value-type="float">
            <text:p>0.5277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9" office:value-type="float" office:value="9.639252" calcext:value-type="float">
            <text:p>9.639252</text:p>
          </table:table-cell>
          <table:table-cell table:formula="of:=LOG([.B74])/LOG([.A74])" office:value-type="float" office:value="0.52811209226685" calcext:value-type="float">
            <text:p>0.5281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9" office:value-type="float" office:value="9.726864" calcext:value-type="float">
            <text:p>9.726864</text:p>
          </table:table-cell>
          <table:table-cell table:formula="of:=LOG([.B75])/LOG([.A75])" office:value-type="float" office:value="0.528544873933491" calcext:value-type="float">
            <text:p>0.5285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" office:value-type="float" office:value="9.81265" calcext:value-type="float">
            <text:p>9.81265</text:p>
          </table:table-cell>
          <table:table-cell table:formula="of:=LOG([.B76])/LOG([.A76])" office:value-type="float" office:value="0.52893541558483" calcext:value-type="float">
            <text:p>0.5289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9" office:value-type="float" office:value="9.898435" calcext:value-type="float">
            <text:p>9.898435</text:p>
          </table:table-cell>
          <table:table-cell table:formula="of:=LOG([.B77])/LOG([.A77])" office:value-type="float" office:value="0.529327595054562" calcext:value-type="float">
            <text:p>0.5293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9" office:value-type="float" office:value="9.98422" calcext:value-type="float">
            <text:p>9.98422</text:p>
          </table:table-cell>
          <table:table-cell table:formula="of:=LOG([.B78])/LOG([.A78])" office:value-type="float" office:value="0.529721205987807" calcext:value-type="float">
            <text:p>0.5297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" office:value-type="float" office:value="10.070006" calcext:value-type="float">
            <text:p>10.070006</text:p>
          </table:table-cell>
          <table:table-cell table:formula="of:=LOG([.B79])/LOG([.A79])" office:value-type="float" office:value="0.530116056508277" calcext:value-type="float">
            <text:p>0.5301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" office:value-type="float" office:value="10.155782" calcext:value-type="float">
            <text:p>10.155782</text:p>
          </table:table-cell>
          <table:table-cell table:formula="of:=LOG([.B80])/LOG([.A80])" office:value-type="float" office:value="0.530511697755933" calcext:value-type="float">
            <text:p>0.5305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" office:value-type="float" office:value="10.240602" calcext:value-type="float">
            <text:p>10.240602</text:p>
          </table:table-cell>
          <table:table-cell table:formula="of:=LOG([.B81])/LOG([.A81])" office:value-type="float" office:value="0.530886870594976" calcext:value-type="float">
            <text:p>0.5308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" office:value-type="float" office:value="10.324461" calcext:value-type="float">
            <text:p>10.324461</text:p>
          </table:table-cell>
          <table:table-cell table:formula="of:=LOG([.B82])/LOG([.A82])" office:value-type="float" office:value="0.531241994599579" calcext:value-type="float">
            <text:p>0.5312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" office:value-type="float" office:value="10.410247" calcext:value-type="float">
            <text:p>10.410247</text:p>
          </table:table-cell>
          <table:table-cell table:formula="of:=LOG([.B83])/LOG([.A83])" office:value-type="float" office:value="0.531640542107425" calcext:value-type="float">
            <text:p>0.5316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" office:value-type="float" office:value="10.494555" calcext:value-type="float">
            <text:p>10.494555</text:p>
          </table:table-cell>
          <table:table-cell table:formula="of:=LOG([.B84])/LOG([.A84])" office:value-type="float" office:value="0.532007546749342" calcext:value-type="float">
            <text:p>0.5320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" office:value-type="float" office:value="10.578603" calcext:value-type="float">
            <text:p>10.578603</text:p>
          </table:table-cell>
          <table:table-cell table:formula="of:=LOG([.B85])/LOG([.A85])" office:value-type="float" office:value="0.532369872918189" calcext:value-type="float">
            <text:p>0.5323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" office:value-type="float" office:value="10.655564" calcext:value-type="float">
            <text:p>10.655564</text:p>
          </table:table-cell>
          <table:table-cell table:formula="of:=LOG([.B86])/LOG([.A86])" office:value-type="float" office:value="0.532583374305693" calcext:value-type="float">
            <text:p>0.5325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9" office:value-type="float" office:value="10.732525" calcext:value-type="float">
            <text:p>10.732525</text:p>
          </table:table-cell>
          <table:table-cell table:formula="of:=LOG([.B87])/LOG([.A87])" office:value-type="float" office:value="0.532800586178675" calcext:value-type="float">
            <text:p>0.5328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9" office:value-type="float" office:value="10.809476" calcext:value-type="float">
            <text:p>10.809476</text:p>
          </table:table-cell>
          <table:table-cell table:formula="of:=LOG([.B88])/LOG([.A88])" office:value-type="float" office:value="0.533021077370003" calcext:value-type="float">
            <text:p>0.5330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9" office:value-type="float" office:value="10.886436" calcext:value-type="float">
            <text:p>10.886436</text:p>
          </table:table-cell>
          <table:table-cell table:formula="of:=LOG([.B89])/LOG([.A89])" office:value-type="float" office:value="0.533245031495455" calcext:value-type="float">
            <text:p>0.5332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9" office:value-type="float" office:value="10.963398" calcext:value-type="float">
            <text:p>10.963398</text:p>
          </table:table-cell>
          <table:table-cell table:formula="of:=LOG([.B90])/LOG([.A90])" office:value-type="float" office:value="0.533472099925914" calcext:value-type="float">
            <text:p>0.5334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float" office:value="11.040555" calcext:value-type="float">
            <text:p>11.040555</text:p>
          </table:table-cell>
          <table:table-cell table:formula="of:=LOG([.B91])/LOG([.A91])" office:value-type="float" office:value="0.533705975868138" calcext:value-type="float">
            <text:p>0.5337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9" office:value-type="float" office:value="11.115797" calcext:value-type="float">
            <text:p>11.115797</text:p>
          </table:table-cell>
          <table:table-cell table:formula="of:=LOG([.B92])/LOG([.A92])" office:value-type="float" office:value="0.533904291691948" calcext:value-type="float">
            <text:p>0.5339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9" office:value-type="float" office:value="11.192769" calcext:value-type="float">
            <text:p>11.192769</text:p>
          </table:table-cell>
          <table:table-cell table:formula="of:=LOG([.B93])/LOG([.A93])" office:value-type="float" office:value="0.534139954498206" calcext:value-type="float">
            <text:p>0.534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9" office:value-type="float" office:value="11.268976" calcext:value-type="float">
            <text:p>11.268976</text:p>
          </table:table-cell>
          <table:table-cell table:formula="of:=LOG([.B94])/LOG([.A94])" office:value-type="float" office:value="0.534363000059932" calcext:value-type="float">
            <text:p>0.5343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9" office:value-type="float" office:value="11.34581" calcext:value-type="float">
            <text:p>11.34581</text:p>
          </table:table-cell>
          <table:table-cell table:formula="of:=LOG([.B95])/LOG([.A95])" office:value-type="float" office:value="0.534600687204549" calcext:value-type="float">
            <text:p>0.5346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" office:value-type="float" office:value="11.422643" calcext:value-type="float">
            <text:p>11.422643</text:p>
          </table:table-cell>
          <table:table-cell table:formula="of:=LOG([.B96])/LOG([.A96])" office:value-type="float" office:value="0.534840460448128" calcext:value-type="float">
            <text:p>0.5348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" office:value-type="float" office:value="11.499257" calcext:value-type="float">
            <text:p>11.499257</text:p>
          </table:table-cell>
          <table:table-cell table:formula="of:=LOG([.B97])/LOG([.A97])" office:value-type="float" office:value="0.535078026946256" calcext:value-type="float">
            <text:p>0.5350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" office:value-type="float" office:value="11.57617" calcext:value-type="float">
            <text:p>11.57617</text:p>
          </table:table-cell>
          <table:table-cell table:formula="of:=LOG([.B98])/LOG([.A98])" office:value-type="float" office:value="0.535323146376965" calcext:value-type="float">
            <text:p>0.5353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" office:value-type="float" office:value="11.653103" calcext:value-type="float">
            <text:p>11.653103</text:p>
          </table:table-cell>
          <table:table-cell table:formula="of:=LOG([.B99])/LOG([.A99])" office:value-type="float" office:value="0.535570319288211" calcext:value-type="float">
            <text:p>0.5355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" office:value-type="float" office:value="11.730349" calcext:value-type="float">
            <text:p>11.730349</text:p>
          </table:table-cell>
          <table:table-cell table:formula="of:=LOG([.B100])/LOG([.A100])" office:value-type="float" office:value="0.535824852298757" calcext:value-type="float">
            <text:p>0.5358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" office:value-type="float" office:value="11.819149" calcext:value-type="float">
            <text:p>11.819149</text:p>
          </table:table-cell>
          <table:table-cell table:formula="of:=LOG([.B101])/LOG([.A101])" office:value-type="float" office:value="0.536293103843297" calcext:value-type="float">
            <text:p>0.5362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" office:value-type="float" office:value="11.908289" calcext:value-type="float">
            <text:p>11.908289</text:p>
          </table:table-cell>
          <table:table-cell table:formula="of:=LOG([.B102])/LOG([.A102])" office:value-type="float" office:value="0.536764902068745" calcext:value-type="float">
            <text:p>0.5367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" office:value-type="float" office:value="11.997428" calcext:value-type="float">
            <text:p>11.997428</text:p>
          </table:table-cell>
          <table:table-cell table:formula="of:=LOG([.B103])/LOG([.A103])" office:value-type="float" office:value="0.537233924131453" calcext:value-type="float">
            <text:p>0.5372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" office:value-type="float" office:value="12.086568" calcext:value-type="float">
            <text:p>12.086568</text:p>
          </table:table-cell>
          <table:table-cell table:formula="of:=LOG([.B104])/LOG([.A104])" office:value-type="float" office:value="0.537700210667958" calcext:value-type="float">
            <text:p>0.5377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" office:value-type="float" office:value="12.175708" calcext:value-type="float">
            <text:p>12.175708</text:p>
          </table:table-cell>
          <table:table-cell table:formula="of:=LOG([.B105])/LOG([.A105])" office:value-type="float" office:value="0.538163749242273" calcext:value-type="float">
            <text:p>0.5381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" office:value-type="float" office:value="12.263846" calcext:value-type="float">
            <text:p>12.263846</text:p>
          </table:table-cell>
          <table:table-cell table:formula="of:=LOG([.B106])/LOG([.A106])" office:value-type="float" office:value="0.538606991855486" calcext:value-type="float">
            <text:p>0.5386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9" office:value-type="float" office:value="12.350984" calcext:value-type="float">
            <text:p>12.350984</text:p>
          </table:table-cell>
          <table:table-cell table:formula="of:=LOG([.B107])/LOG([.A107])" office:value-type="float" office:value="0.539030463416398" calcext:value-type="float">
            <text:p>0.5390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9" office:value-type="float" office:value="12.440124" calcext:value-type="float">
            <text:p>12.440124</text:p>
          </table:table-cell>
          <table:table-cell table:formula="of:=LOG([.B108])/LOG([.A108])" office:value-type="float" office:value="0.539486282167087" calcext:value-type="float">
            <text:p>0.5394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9" office:value-type="float" office:value="12.527729" calcext:value-type="float">
            <text:p>12.527729</text:p>
          </table:table-cell>
          <table:table-cell table:formula="of:=LOG([.B109])/LOG([.A109])" office:value-type="float" office:value="0.539913211493181" calcext:value-type="float">
            <text:p>0.5399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9" office:value-type="float" office:value="12.612111" calcext:value-type="float">
            <text:p>12.612111</text:p>
          </table:table-cell>
          <table:table-cell table:formula="of:=LOG([.B110])/LOG([.A110])" office:value-type="float" office:value="0.540283433762641" calcext:value-type="float">
            <text:p>0.540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9" office:value-type="float" office:value="12.695752" calcext:value-type="float">
            <text:p>12.695752</text:p>
          </table:table-cell>
          <table:table-cell table:formula="of:=LOG([.B111])/LOG([.A111])" office:value-type="float" office:value="0.540639945614049" calcext:value-type="float">
            <text:p>0.5406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9" office:value-type="float" office:value="12.778653" calcext:value-type="float">
            <text:p>12.778653</text:p>
          </table:table-cell>
          <table:table-cell table:formula="of:=LOG([.B112])/LOG([.A112])" office:value-type="float" office:value="0.54098305678633" calcext:value-type="float">
            <text:p>0.5409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9" office:value-type="float" office:value="12.860812" calcext:value-type="float">
            <text:p>12.860812</text:p>
          </table:table-cell>
          <table:table-cell table:formula="of:=LOG([.B113])/LOG([.A113])" office:value-type="float" office:value="0.541313016705075" calcext:value-type="float">
            <text:p>0.5413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9" office:value-type="float" office:value="12.943252" calcext:value-type="float">
            <text:p>12.943252</text:p>
          </table:table-cell>
          <table:table-cell table:formula="of:=LOG([.B114])/LOG([.A114])" office:value-type="float" office:value="0.541646818380133" calcext:value-type="float">
            <text:p>0.5416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9" office:value-type="float" office:value="13.025692" calcext:value-type="float">
            <text:p>13.025692</text:p>
          </table:table-cell>
          <table:table-cell table:formula="of:=LOG([.B115])/LOG([.A115])" office:value-type="float" office:value="0.541979763474049" calcext:value-type="float">
            <text:p>0.54198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9" office:value-type="float" office:value="13.108131" calcext:value-type="float">
            <text:p>13.108131</text:p>
          </table:table-cell>
          <table:table-cell table:formula="of:=LOG([.B116])/LOG([.A116])" office:value-type="float" office:value="0.542311808698329" calcext:value-type="float">
            <text:p>0.5423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9" office:value-type="float" office:value="13.190573" calcext:value-type="float">
            <text:p>13.190573</text:p>
          </table:table-cell>
          <table:table-cell table:formula="of:=LOG([.B117])/LOG([.A117])" office:value-type="float" office:value="0.542642992787479" calcext:value-type="float">
            <text:p>0.5426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9" office:value-type="float" office:value="13.273012" calcext:value-type="float">
            <text:p>13.273012</text:p>
          </table:table-cell>
          <table:table-cell table:formula="of:=LOG([.B118])/LOG([.A118])" office:value-type="float" office:value="0.54297319588443" calcext:value-type="float">
            <text:p>0.5429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" office:value-type="float" office:value="13.354526" calcext:value-type="float">
            <text:p>13.354526</text:p>
          </table:table-cell>
          <table:table-cell table:formula="of:=LOG([.B119])/LOG([.A119])" office:value-type="float" office:value="0.543287925660645" calcext:value-type="float">
            <text:p>0.5432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" office:value-type="float" office:value="13.436038" calcext:value-type="float">
            <text:p>13.436038</text:p>
          </table:table-cell>
          <table:table-cell table:formula="of:=LOG([.B120])/LOG([.A120])" office:value-type="float" office:value="0.543601876727671" calcext:value-type="float">
            <text:p>0.5436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" office:value-type="float" office:value="13.516877" calcext:value-type="float">
            <text:p>13.516877</text:p>
          </table:table-cell>
          <table:table-cell table:formula="of:=LOG([.B121])/LOG([.A121])" office:value-type="float" office:value="0.543904656699174" calcext:value-type="float">
            <text:p>0.5439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" office:value-type="float" office:value="13.599066" calcext:value-type="float">
            <text:p>13.599066</text:p>
          </table:table-cell>
          <table:table-cell table:formula="of:=LOG([.B122])/LOG([.A122])" office:value-type="float" office:value="0.54422750307756" calcext:value-type="float">
            <text:p>0.5442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" office:value-type="float" office:value="13.68106" calcext:value-type="float">
            <text:p>13.68106</text:p>
          </table:table-cell>
          <table:table-cell table:formula="of:=LOG([.B123])/LOG([.A123])" office:value-type="float" office:value="0.544546406065533" calcext:value-type="float">
            <text:p>0.5445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" office:value-type="float" office:value="13.76285" calcext:value-type="float">
            <text:p>13.76285</text:p>
          </table:table-cell>
          <table:table-cell table:formula="of:=LOG([.B124])/LOG([.A124])" office:value-type="float" office:value="0.544861281181836" calcext:value-type="float">
            <text:p>0.5448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" office:value-type="float" office:value="13.845019" calcext:value-type="float">
            <text:p>13.845019</text:p>
          </table:table-cell>
          <table:table-cell table:formula="of:=LOG([.B125])/LOG([.A125])" office:value-type="float" office:value="0.545180918000733" calcext:value-type="float">
            <text:p>0.5451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" office:value-type="float" office:value="13.927183" calcext:value-type="float">
            <text:p>13.927183</text:p>
          </table:table-cell>
          <table:table-cell table:formula="of:=LOG([.B126])/LOG([.A126])" office:value-type="float" office:value="0.54549946114318" calcext:value-type="float">
            <text:p>0.5454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" office:value-type="float" office:value="14.009902" calcext:value-type="float">
            <text:p>14.009902</text:p>
          </table:table-cell>
          <table:table-cell table:formula="of:=LOG([.B127])/LOG([.A127])" office:value-type="float" office:value="0.545825164063863" calcext:value-type="float">
            <text:p>0.5458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" office:value-type="float" office:value="14.092637" calcext:value-type="float">
            <text:p>14.092637</text:p>
          </table:table-cell>
          <table:table-cell table:formula="of:=LOG([.B128])/LOG([.A128])" office:value-type="float" office:value="0.546149935002518" calcext:value-type="float">
            <text:p>0.5461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" office:value-type="float" office:value="14.175721" calcext:value-type="float">
            <text:p>14.175721</text:p>
          </table:table-cell>
          <table:table-cell table:formula="of:=LOG([.B129])/LOG([.A129])" office:value-type="float" office:value="0.546478601387746" calcext:value-type="float">
            <text:p>0.546479</text:p>
          </table:table-cell>
        </table:table-row>
      </table:table>
      <table:table table:name="Killgem_comb" table:style-name="ta1">
        <table:shapes>
          <draw:frame draw:z-index="0" draw:style-name="gr1" draw:text-style-name="P1" svg:width="11.1449in" svg:height="5.2181in" svg:x="2.9146in" svg:y="0.1047in">
            <draw:object draw:notify-on-update-of-ranges="Killgem_comb.A2:Killgem_comb.A557 Killgem_comb.C1:Killgem_comb.C1 Killgem_comb.C2:Killgem_comb.C55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1.098in" svg:height="4.8524in" svg:x="2.9748in" svg:y="5.6681in">
            <draw:object draw:notify-on-update-of-ranges="Killgem_comb.A2:Killgem_comb.A550 Killgem_comb.C1:Killgem_comb.C1 Killgem_comb.C2:Killgem_comb.C55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90533" calcext:value-type="float">
            <text:p>2.5905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13161" calcext:value-type="float">
            <text:p>4.5131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37698" calcext:value-type="float">
            <text:p>6.7376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54563" calcext:value-type="float">
            <text:p>9.54563</text:p>
          </table:table-cell>
          <table:table-cell table:formula="of:=LOG([.B6])/LOG([.A6])" office:value-type="float" office:value="1.40178346782606" calcext:value-type="float">
            <text:p>1.401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09872" calcext:value-type="float">
            <text:p>12.509872</text:p>
          </table:table-cell>
          <table:table-cell table:formula="of:=LOG([.B7])/LOG([.A7])" office:value-type="float" office:value="1.4100765956607" calcext:value-type="float">
            <text:p>1.410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471592" calcext:value-type="float">
            <text:p>15.471592</text:p>
          </table:table-cell>
          <table:table-cell table:formula="of:=LOG([.B8])/LOG([.A8])" office:value-type="float" office:value="1.40757042121178" calcext:value-type="float">
            <text:p>1.4075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376972" calcext:value-type="float">
            <text:p>18.376972</text:p>
          </table:table-cell>
          <table:table-cell table:formula="of:=LOG([.B9])/LOG([.A9])" office:value-type="float" office:value="1.39994238872268" calcext:value-type="float">
            <text:p>1.3999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711592" calcext:value-type="float">
            <text:p>21.711592</text:p>
          </table:table-cell>
          <table:table-cell table:formula="of:=LOG([.B10])/LOG([.A10])" office:value-type="float" office:value="1.40078822311173" calcext:value-type="float">
            <text:p>1.4007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921648" calcext:value-type="float">
            <text:p>25.921648</text:p>
          </table:table-cell>
          <table:table-cell table:formula="of:=LOG([.B11])/LOG([.A11])" office:value-type="float" office:value="1.41366260887118" calcext:value-type="float">
            <text:p>1.413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910547" calcext:value-type="float">
            <text:p>29.910547</text:p>
          </table:table-cell>
          <table:table-cell table:formula="of:=LOG([.B12])/LOG([.A12])" office:value-type="float" office:value="1.41716412689984" calcext:value-type="float">
            <text:p>1.417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.626892" calcext:value-type="float">
            <text:p>33.626892</text:p>
          </table:table-cell>
          <table:table-cell table:formula="of:=LOG([.B13])/LOG([.A13])" office:value-type="float" office:value="1.4146712933047" calcext:value-type="float">
            <text:p>1.414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624321" calcext:value-type="float">
            <text:p>37.624321</text:p>
          </table:table-cell>
          <table:table-cell table:formula="of:=LOG([.B14])/LOG([.A14])" office:value-type="float" office:value="1.4143166865426" calcext:value-type="float">
            <text:p>1.4143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.925976" calcext:value-type="float">
            <text:p>41.925976</text:p>
          </table:table-cell>
          <table:table-cell table:formula="of:=LOG([.B15])/LOG([.A15])" office:value-type="float" office:value="1.41562123155886" calcext:value-type="float">
            <text:p>1.4156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.255714" calcext:value-type="float">
            <text:p>46.255714</text:p>
          </table:table-cell>
          <table:table-cell table:formula="of:=LOG([.B16])/LOG([.A16])" office:value-type="float" office:value="1.41584709201943" calcext:value-type="float">
            <text:p>1.4158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.43124" calcext:value-type="float">
            <text:p>50.43124</text:p>
          </table:table-cell>
          <table:table-cell table:formula="of:=LOG([.B17])/LOG([.A17])" office:value-type="float" office:value="1.41406144837728" calcext:value-type="float">
            <text:p>1.414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829659" calcext:value-type="float">
            <text:p>54.829659</text:p>
          </table:table-cell>
          <table:table-cell table:formula="of:=LOG([.B18])/LOG([.A18])" office:value-type="float" office:value="1.41331794817853" calcext:value-type="float">
            <text:p>1.4133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.467823" calcext:value-type="float">
            <text:p>59.467823</text:p>
          </table:table-cell>
          <table:table-cell table:formula="of:=LOG([.B19])/LOG([.A19])" office:value-type="float" office:value="1.41346363670869" calcext:value-type="float">
            <text:p>1.4134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.056572" calcext:value-type="float">
            <text:p>64.056572</text:p>
          </table:table-cell>
          <table:table-cell table:formula="of:=LOG([.B20])/LOG([.A20])" office:value-type="float" office:value="1.41275355334231" calcext:value-type="float">
            <text:p>1.4127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.976768" calcext:value-type="float">
            <text:p>68.976768</text:p>
          </table:table-cell>
          <table:table-cell table:formula="of:=LOG([.B21])/LOG([.A21])" office:value-type="float" office:value="1.41326706315703" calcext:value-type="float">
            <text:p>1.4132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.341698" calcext:value-type="float">
            <text:p>74.341698</text:p>
          </table:table-cell>
          <table:table-cell table:formula="of:=LOG([.B22])/LOG([.A22])" office:value-type="float" office:value="1.41522097266293" calcext:value-type="float">
            <text:p>1.4152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.972885" calcext:value-type="float">
            <text:p>79.972885</text:p>
          </table:table-cell>
          <table:table-cell table:formula="of:=LOG([.B23])/LOG([.A23])" office:value-type="float" office:value="1.41754366232047" calcext:value-type="float">
            <text:p>1.4175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.877632" calcext:value-type="float">
            <text:p>85.877632</text:p>
          </table:table-cell>
          <table:table-cell table:formula="of:=LOG([.B24])/LOG([.A24])" office:value-type="float" office:value="1.42016635739598" calcext:value-type="float">
            <text:p>1.4201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.683556" calcext:value-type="float">
            <text:p>91.683556</text:p>
          </table:table-cell>
          <table:table-cell table:formula="of:=LOG([.B25])/LOG([.A25])" office:value-type="float" office:value="1.42173269569983" calcext:value-type="float">
            <text:p>1.4217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.254509" calcext:value-type="float">
            <text:p>97.254509</text:p>
          </table:table-cell>
          <table:table-cell table:formula="of:=LOG([.B26])/LOG([.A26])" office:value-type="float" office:value="1.4220279363059" calcext:value-type="float">
            <text:p>1.4220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.952339" calcext:value-type="float">
            <text:p>102.952339</text:p>
          </table:table-cell>
          <table:table-cell table:formula="of:=LOG([.B27])/LOG([.A27])" office:value-type="float" office:value="1.42238454229376" calcext:value-type="float">
            <text:p>1.4223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8.865463" calcext:value-type="float">
            <text:p>108.865463</text:p>
          </table:table-cell>
          <table:table-cell table:formula="of:=LOG([.B28])/LOG([.A28])" office:value-type="float" office:value="1.42304156005" calcext:value-type="float">
            <text:p>1.423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4.998337" calcext:value-type="float">
            <text:p>114.998337</text:p>
          </table:table-cell>
          <table:table-cell table:formula="of:=LOG([.B29])/LOG([.A29])" office:value-type="float" office:value="1.42395751908386" calcext:value-type="float">
            <text:p>1.4239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0.961189" calcext:value-type="float">
            <text:p>120.961189</text:p>
          </table:table-cell>
          <table:table-cell table:formula="of:=LOG([.B30])/LOG([.A30])" office:value-type="float" office:value="1.42413081125039" calcext:value-type="float">
            <text:p>1.424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.123756" calcext:value-type="float">
            <text:p>127.123756</text:p>
          </table:table-cell>
          <table:table-cell table:formula="of:=LOG([.B31])/LOG([.A31])" office:value-type="float" office:value="1.42454568935043" calcext:value-type="float">
            <text:p>1.4245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.012619" calcext:value-type="float">
            <text:p>133.012619</text:p>
          </table:table-cell>
          <table:table-cell table:formula="of:=LOG([.B32])/LOG([.A32])" office:value-type="float" office:value="1.42412994347585" calcext:value-type="float">
            <text:p>1.4241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8.956955" calcext:value-type="float">
            <text:p>138.956955</text:p>
          </table:table-cell>
          <table:table-cell table:formula="of:=LOG([.B33])/LOG([.A33])" office:value-type="float" office:value="1.42369884702586" calcext:value-type="float">
            <text:p>1.4236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.073776" calcext:value-type="float">
            <text:p>145.073776</text:p>
          </table:table-cell>
          <table:table-cell table:formula="of:=LOG([.B34])/LOG([.A34])" office:value-type="float" office:value="1.42348967520557" calcext:value-type="float">
            <text:p>1.4234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1.365768" calcext:value-type="float">
            <text:p>151.365768</text:p>
          </table:table-cell>
          <table:table-cell table:formula="of:=LOG([.B35])/LOG([.A35])" office:value-type="float" office:value="1.42347873320363" calcext:value-type="float">
            <text:p>1.4234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7.430023" calcext:value-type="float">
            <text:p>157.430023</text:p>
          </table:table-cell>
          <table:table-cell table:formula="of:=LOG([.B36])/LOG([.A36])" office:value-type="float" office:value="1.42292146187338" calcext:value-type="float">
            <text:p>1.4229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3.652039" calcext:value-type="float">
            <text:p>163.652039</text:p>
          </table:table-cell>
          <table:table-cell table:formula="of:=LOG([.B37])/LOG([.A37])" office:value-type="float" office:value="1.4225521192817" calcext:value-type="float">
            <text:p>1.4225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0.033997" calcext:value-type="float">
            <text:p>170.033997</text:p>
          </table:table-cell>
          <table:table-cell table:formula="of:=LOG([.B38])/LOG([.A38])" office:value-type="float" office:value="1.4223525772837" calcext:value-type="float">
            <text:p>1.4223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.117035" calcext:value-type="float">
            <text:p>176.117035</text:p>
          </table:table-cell>
          <table:table-cell table:formula="of:=LOG([.B39])/LOG([.A39])" office:value-type="float" office:value="1.42158797580822" calcext:value-type="float">
            <text:p>1.4215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2.342636" calcext:value-type="float">
            <text:p>182.342636</text:p>
          </table:table-cell>
          <table:table-cell table:formula="of:=LOG([.B40])/LOG([.A40])" office:value-type="float" office:value="1.42099083771712" calcext:value-type="float">
            <text:p>1.4209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8.699127" calcext:value-type="float">
            <text:p>188.699127</text:p>
          </table:table-cell>
          <table:table-cell table:formula="of:=LOG([.B41])/LOG([.A41])" office:value-type="float" office:value="1.42052726069125" calcext:value-type="float">
            <text:p>1.4205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5.187912" calcext:value-type="float">
            <text:p>195.187912</text:p>
          </table:table-cell>
          <table:table-cell table:formula="of:=LOG([.B42])/LOG([.A42])" office:value-type="float" office:value="1.4201859156358" calcext:value-type="float">
            <text:p>1.4201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.67952" calcext:value-type="float">
            <text:p>201.67952</text:p>
          </table:table-cell>
          <table:table-cell table:formula="of:=LOG([.B43])/LOG([.A43])" office:value-type="float" office:value="1.41978303189519" calcext:value-type="float">
            <text:p>1.4197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9.176758" calcext:value-type="float">
            <text:p>209.176758</text:p>
          </table:table-cell>
          <table:table-cell table:formula="of:=LOG([.B44])/LOG([.A44])" office:value-type="float" office:value="1.42060498304731" calcext:value-type="float">
            <text:p>1.4206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7.144119" calcext:value-type="float">
            <text:p>217.144119</text:p>
          </table:table-cell>
          <table:table-cell table:formula="of:=LOG([.B45])/LOG([.A45])" office:value-type="float" office:value="1.42185297156505" calcext:value-type="float">
            <text:p>1.4218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.313553" calcext:value-type="float">
            <text:p>225.313553</text:p>
          </table:table-cell>
          <table:table-cell table:formula="of:=LOG([.B46])/LOG([.A46])" office:value-type="float" office:value="1.42316084379318" calcext:value-type="float">
            <text:p>1.4231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3.688004" calcext:value-type="float">
            <text:p>233.688004</text:p>
          </table:table-cell>
          <table:table-cell table:formula="of:=LOG([.B47])/LOG([.A47])" office:value-type="float" office:value="1.42452278619324" calcext:value-type="float">
            <text:p>1.4245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1.722214" calcext:value-type="float">
            <text:p>241.722214</text:p>
          </table:table-cell>
          <table:table-cell table:formula="of:=LOG([.B48])/LOG([.A48])" office:value-type="float" office:value="1.42534514478664" calcext:value-type="float">
            <text:p>1.425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9.940353" calcext:value-type="float">
            <text:p>249.940353</text:p>
          </table:table-cell>
          <table:table-cell table:formula="of:=LOG([.B49])/LOG([.A49])" office:value-type="float" office:value="1.42622981494333" calcext:value-type="float">
            <text:p>1.4262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7.821594" calcext:value-type="float">
            <text:p>257.821594</text:p>
          </table:table-cell>
          <table:table-cell table:formula="of:=LOG([.B50])/LOG([.A50])" office:value-type="float" office:value="1.42665062215214" calcext:value-type="float">
            <text:p>1.4266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5.607941" calcext:value-type="float">
            <text:p>265.607941</text:p>
          </table:table-cell>
          <table:table-cell table:formula="of:=LOG([.B51])/LOG([.A51])" office:value-type="float" office:value="1.42688867313749" calcext:value-type="float">
            <text:p>1.4268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3.550507" calcext:value-type="float">
            <text:p>273.550507</text:p>
          </table:table-cell>
          <table:table-cell table:formula="of:=LOG([.B52])/LOG([.A52])" office:value-type="float" office:value="1.42719611653502" calcext:value-type="float">
            <text:p>1.4271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1.651093" calcext:value-type="float">
            <text:p>281.651093</text:p>
          </table:table-cell>
          <table:table-cell table:formula="of:=LOG([.B53])/LOG([.A53])" office:value-type="float" office:value="1.42756798815268" calcext:value-type="float">
            <text:p>1.4275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9.911469" calcext:value-type="float">
            <text:p>289.911469</text:p>
          </table:table-cell>
          <table:table-cell table:formula="of:=LOG([.B54])/LOG([.A54])" office:value-type="float" office:value="1.42799968377905" calcext:value-type="float">
            <text:p>1.428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7.791168" calcext:value-type="float">
            <text:p>297.791168</text:p>
          </table:table-cell>
          <table:table-cell table:formula="of:=LOG([.B55])/LOG([.A55])" office:value-type="float" office:value="1.42803089604437" calcext:value-type="float">
            <text:p>1.4280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5.183807" calcext:value-type="float">
            <text:p>305.183807</text:p>
          </table:table-cell>
          <table:table-cell table:formula="of:=LOG([.B56])/LOG([.A56])" office:value-type="float" office:value="1.42761132567495" calcext:value-type="float">
            <text:p>1.4276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3.979462" calcext:value-type="float">
            <text:p>313.979462</text:p>
          </table:table-cell>
          <table:table-cell table:formula="of:=LOG([.B57])/LOG([.A57])" office:value-type="float" office:value="1.42827956855511" calcext:value-type="float">
            <text:p>1.4282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1.794342" calcext:value-type="float">
            <text:p>321.794342</text:p>
          </table:table-cell>
          <table:table-cell table:formula="of:=LOG([.B58])/LOG([.A58])" office:value-type="float" office:value="1.42810770122807" calcext:value-type="float">
            <text:p>1.4281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9.573761" calcext:value-type="float">
            <text:p>329.573761</text:p>
          </table:table-cell>
          <table:table-cell table:formula="of:=LOG([.B59])/LOG([.A59])" office:value-type="float" office:value="1.42787379879263" calcext:value-type="float">
            <text:p>1.4278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7.468536" calcext:value-type="float">
            <text:p>337.468536</text:p>
          </table:table-cell>
          <table:table-cell table:formula="of:=LOG([.B60])/LOG([.A60])" office:value-type="float" office:value="1.42769315043343" calcext:value-type="float">
            <text:p>1.4276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5.479492" calcext:value-type="float">
            <text:p>345.479492</text:p>
          </table:table-cell>
          <table:table-cell table:formula="of:=LOG([.B61])/LOG([.A61])" office:value-type="float" office:value="1.42756262819777" calcext:value-type="float">
            <text:p>1.4275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3.607605" calcext:value-type="float">
            <text:p>353.607605</text:p>
          </table:table-cell>
          <table:table-cell table:formula="of:=LOG([.B62])/LOG([.A62])" office:value-type="float" office:value="1.42747941965016" calcext:value-type="float">
            <text:p>1.4274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1.853699" calcext:value-type="float">
            <text:p>361.853699</text:p>
          </table:table-cell>
          <table:table-cell table:formula="of:=LOG([.B63])/LOG([.A63])" office:value-type="float" office:value="1.42744079404708" calcext:value-type="float">
            <text:p>1.4274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0.218689" calcext:value-type="float">
            <text:p>370.218689</text:p>
          </table:table-cell>
          <table:table-cell table:formula="of:=LOG([.B64])/LOG([.A64])" office:value-type="float" office:value="1.42744425970875" calcext:value-type="float">
            <text:p>1.4274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8.631744" calcext:value-type="float">
            <text:p>378.631744</text:p>
          </table:table-cell>
          <table:table-cell table:formula="of:=LOG([.B65])/LOG([.A65])" office:value-type="float" office:value="1.42744192659826" calcext:value-type="float">
            <text:p>1.4274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7.172516" calcext:value-type="float">
            <text:p>387.172516</text:p>
          </table:table-cell>
          <table:table-cell table:formula="of:=LOG([.B66])/LOG([.A66])" office:value-type="float" office:value="1.4274838404313" calcext:value-type="float">
            <text:p>1.4274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5.842102" calcext:value-type="float">
            <text:p>395.842102</text:p>
          </table:table-cell>
          <table:table-cell table:formula="of:=LOG([.B67])/LOG([.A67])" office:value-type="float" office:value="1.42756760823769" calcext:value-type="float">
            <text:p>1.4275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4.641571" calcext:value-type="float">
            <text:p>404.641571</text:p>
          </table:table-cell>
          <table:table-cell table:formula="of:=LOG([.B68])/LOG([.A68])" office:value-type="float" office:value="1.42769096549252" calcext:value-type="float">
            <text:p>1.4276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3.129456" calcext:value-type="float">
            <text:p>413.129456</text:p>
          </table:table-cell>
          <table:table-cell table:formula="of:=LOG([.B69])/LOG([.A69])" office:value-type="float" office:value="1.427598055868" calcext:value-type="float">
            <text:p>1.4275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1.726624" calcext:value-type="float">
            <text:p>421.726624</text:p>
          </table:table-cell>
          <table:table-cell table:formula="of:=LOG([.B70])/LOG([.A70])" office:value-type="float" office:value="1.42754021117014" calcext:value-type="float">
            <text:p>1.4275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0.433685" calcext:value-type="float">
            <text:p>430.433685</text:p>
          </table:table-cell>
          <table:table-cell table:formula="of:=LOG([.B71])/LOG([.A71])" office:value-type="float" office:value="1.42751560838863" calcext:value-type="float">
            <text:p>1.4275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9.12326" calcext:value-type="float">
            <text:p>439.12326</text:p>
          </table:table-cell>
          <table:table-cell table:formula="of:=LOG([.B72])/LOG([.A72])" office:value-type="float" office:value="1.42745416584655" calcext:value-type="float">
            <text:p>1.4274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7.930573" calcext:value-type="float">
            <text:p>447.930573</text:p>
          </table:table-cell>
          <table:table-cell table:formula="of:=LOG([.B73])/LOG([.A73])" office:value-type="float" office:value="1.42742923565614" calcext:value-type="float">
            <text:p>1.4274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6.856567" calcext:value-type="float">
            <text:p>456.856567</text:p>
          </table:table-cell>
          <table:table-cell table:formula="of:=LOG([.B74])/LOG([.A74])" office:value-type="float" office:value="1.42743908149455" calcext:value-type="float">
            <text:p>1.4274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5.901978" calcext:value-type="float">
            <text:p>465.901978</text:p>
          </table:table-cell>
          <table:table-cell table:formula="of:=LOG([.B75])/LOG([.A75])" office:value-type="float" office:value="1.42748195747804" calcext:value-type="float">
            <text:p>1.4274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4.683655" calcext:value-type="float">
            <text:p>474.683655</text:p>
          </table:table-cell>
          <table:table-cell table:formula="of:=LOG([.B76])/LOG([.A76])" office:value-type="float" office:value="1.42736897719999" calcext:value-type="float">
            <text:p>1.4273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3.172943" calcext:value-type="float">
            <text:p>483.172943</text:p>
          </table:table-cell>
          <table:table-cell table:formula="of:=LOG([.B77])/LOG([.A77])" office:value-type="float" office:value="1.42709655940099" calcext:value-type="float">
            <text:p>1.4270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2.08316" calcext:value-type="float">
            <text:p>492.08316</text:p>
          </table:table-cell>
          <table:table-cell table:formula="of:=LOG([.B78])/LOG([.A78])" office:value-type="float" office:value="1.42700860757117" calcext:value-type="float">
            <text:p>1.4270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.775177" calcext:value-type="float">
            <text:p>500.775177</text:p>
          </table:table-cell>
          <table:table-cell table:formula="of:=LOG([.B79])/LOG([.A79])" office:value-type="float" office:value="1.42680117013636" calcext:value-type="float">
            <text:p>1.4268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9.56308" calcext:value-type="float">
            <text:p>509.56308</text:p>
          </table:table-cell>
          <table:table-cell table:formula="of:=LOG([.B80])/LOG([.A80])" office:value-type="float" office:value="1.42662273658542" calcext:value-type="float">
            <text:p>1.4266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8.447449" calcext:value-type="float">
            <text:p>518.447449</text:p>
          </table:table-cell>
          <table:table-cell table:formula="of:=LOG([.B81])/LOG([.A81])" office:value-type="float" office:value="1.42647208510668" calcext:value-type="float">
            <text:p>1.4264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7.428894" calcext:value-type="float">
            <text:p>527.428894</text:p>
          </table:table-cell>
          <table:table-cell table:formula="of:=LOG([.B82])/LOG([.A82])" office:value-type="float" office:value="1.4263480671964" calcext:value-type="float">
            <text:p>1.4263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6.507935" calcext:value-type="float">
            <text:p>536.507935</text:p>
          </table:table-cell>
          <table:table-cell table:formula="of:=LOG([.B83])/LOG([.A83])" office:value-type="float" office:value="1.42624955201555" calcext:value-type="float">
            <text:p>1.4262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5.664917" calcext:value-type="float">
            <text:p>545.664917</text:p>
          </table:table-cell>
          <table:table-cell table:formula="of:=LOG([.B84])/LOG([.A84])" office:value-type="float" office:value="1.42616709711216" calcext:value-type="float">
            <text:p>1.4261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4.926636" calcext:value-type="float">
            <text:p>554.926636</text:p>
          </table:table-cell>
          <table:table-cell table:formula="of:=LOG([.B85])/LOG([.A85])" office:value-type="float" office:value="1.42611085145093" calcext:value-type="float">
            <text:p>1.4261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4.293884" calcext:value-type="float">
            <text:p>564.293884</text:p>
          </table:table-cell>
          <table:table-cell table:formula="of:=LOG([.B86])/LOG([.A86])" office:value-type="float" office:value="1.42607979355886" calcext:value-type="float">
            <text:p>1.4260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3.767273" calcext:value-type="float">
            <text:p>573.767273</text:p>
          </table:table-cell>
          <table:table-cell table:formula="of:=LOG([.B87])/LOG([.A87])" office:value-type="float" office:value="1.42607287754841" calcext:value-type="float">
            <text:p>1.4260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82.808472" calcext:value-type="float">
            <text:p>582.808472</text:p>
          </table:table-cell>
          <table:table-cell table:formula="of:=LOG([.B88])/LOG([.A88])" office:value-type="float" office:value="1.42588213678993" calcext:value-type="float">
            <text:p>1.4258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1.938171" calcext:value-type="float">
            <text:p>591.938171</text:p>
          </table:table-cell>
          <table:table-cell table:formula="of:=LOG([.B89])/LOG([.A89])" office:value-type="float" office:value="1.42571409144595" calcext:value-type="float">
            <text:p>1.4257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1.156982" calcext:value-type="float">
            <text:p>601.156982</text:p>
          </table:table-cell>
          <table:table-cell table:formula="of:=LOG([.B90])/LOG([.A90])" office:value-type="float" office:value="1.42556793972176" calcext:value-type="float">
            <text:p>1.4255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0.465149" calcext:value-type="float">
            <text:p>610.465149</text:p>
          </table:table-cell>
          <table:table-cell table:formula="of:=LOG([.B91])/LOG([.A91])" office:value-type="float" office:value="1.4254427799955" calcext:value-type="float">
            <text:p>1.4254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21.583069" calcext:value-type="float">
            <text:p>621.583069</text:p>
          </table:table-cell>
          <table:table-cell table:formula="of:=LOG([.B92])/LOG([.A92])" office:value-type="float" office:value="1.42595209441045" calcext:value-type="float">
            <text:p>1.4259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2.149475" calcext:value-type="float">
            <text:p>632.149475</text:p>
          </table:table-cell>
          <table:table-cell table:formula="of:=LOG([.B93])/LOG([.A93])" office:value-type="float" office:value="1.42623339578323" calcext:value-type="float">
            <text:p>1.4262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42.337708" calcext:value-type="float">
            <text:p>642.337708</text:p>
          </table:table-cell>
          <table:table-cell table:formula="of:=LOG([.B94])/LOG([.A94])" office:value-type="float" office:value="1.42635902423662" calcext:value-type="float">
            <text:p>1.4263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2.653198" calcext:value-type="float">
            <text:p>652.653198</text:p>
          </table:table-cell>
          <table:table-cell table:formula="of:=LOG([.B95])/LOG([.A95])" office:value-type="float" office:value="1.42650789975983" calcext:value-type="float">
            <text:p>1.4265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3.059875" calcext:value-type="float">
            <text:p>663.059875</text:p>
          </table:table-cell>
          <table:table-cell table:formula="of:=LOG([.B96])/LOG([.A96])" office:value-type="float" office:value="1.4266668708792" calcext:value-type="float">
            <text:p>1.42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73.603699" calcext:value-type="float">
            <text:p>673.603699</text:p>
          </table:table-cell>
          <table:table-cell table:formula="of:=LOG([.B97])/LOG([.A97])" office:value-type="float" office:value="1.42685038062537" calcext:value-type="float">
            <text:p>1.4268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4.24823" calcext:value-type="float">
            <text:p>684.24823</text:p>
          </table:table-cell>
          <table:table-cell table:formula="of:=LOG([.B98])/LOG([.A98])" office:value-type="float" office:value="1.42704550993937" calcext:value-type="float">
            <text:p>1.4270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4.988037" calcext:value-type="float">
            <text:p>694.988037</text:p>
          </table:table-cell>
          <table:table-cell table:formula="of:=LOG([.B99])/LOG([.A99])" office:value-type="float" office:value="1.42724995605954" calcext:value-type="float">
            <text:p>1.4272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5.835022" calcext:value-type="float">
            <text:p>705.835022</text:p>
          </table:table-cell>
          <table:table-cell table:formula="of:=LOG([.B100])/LOG([.A100])" office:value-type="float" office:value="1.42746690929226" calcext:value-type="float">
            <text:p>1.427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6.789978" calcext:value-type="float">
            <text:p>716.789978</text:p>
          </table:table-cell>
          <table:table-cell table:formula="of:=LOG([.B101])/LOG([.A101])" office:value-type="float" office:value="1.42769596224324" calcext:value-type="float">
            <text:p>1.4276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7.816833" calcext:value-type="float">
            <text:p>727.816833</text:p>
          </table:table-cell>
          <table:table-cell table:formula="of:=LOG([.B102])/LOG([.A102])" office:value-type="float" office:value="1.42792574743591" calcext:value-type="float">
            <text:p>1.4279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39.026184" calcext:value-type="float">
            <text:p>739.026184</text:p>
          </table:table-cell>
          <table:table-cell table:formula="of:=LOG([.B103])/LOG([.A103])" office:value-type="float" office:value="1.42818857940364" calcext:value-type="float">
            <text:p>1.4281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50.308167" calcext:value-type="float">
            <text:p>750.308167</text:p>
          </table:table-cell>
          <table:table-cell table:formula="of:=LOG([.B104])/LOG([.A104])" office:value-type="float" office:value="1.42845116257826" calcext:value-type="float">
            <text:p>1.4284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61.700684" calcext:value-type="float">
            <text:p>761.700684</text:p>
          </table:table-cell>
          <table:table-cell table:formula="of:=LOG([.B105])/LOG([.A105])" office:value-type="float" office:value="1.42872420075503" calcext:value-type="float">
            <text:p>1.4287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73.14624" calcext:value-type="float">
            <text:p>773.14624</text:p>
          </table:table-cell>
          <table:table-cell table:formula="of:=LOG([.B106])/LOG([.A106])" office:value-type="float" office:value="1.42899116350715" calcext:value-type="float">
            <text:p>1.4289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84.818726" calcext:value-type="float">
            <text:p>784.818726</text:p>
          </table:table-cell>
          <table:table-cell table:formula="of:=LOG([.B107])/LOG([.A107])" office:value-type="float" office:value="1.42929984380806" calcext:value-type="float">
            <text:p>1.4293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96.545471" calcext:value-type="float">
            <text:p>796.545471</text:p>
          </table:table-cell>
          <table:table-cell table:formula="of:=LOG([.B108])/LOG([.A108])" office:value-type="float" office:value="1.42960173652543" calcext:value-type="float">
            <text:p>1.4296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07.692871" calcext:value-type="float">
            <text:p>807.692871</text:p>
          </table:table-cell>
          <table:table-cell table:formula="of:=LOG([.B109])/LOG([.A109])" office:value-type="float" office:value="1.42972965758245" calcext:value-type="float">
            <text:p>1.4297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8.939392" calcext:value-type="float">
            <text:p>818.939392</text:p>
          </table:table-cell>
          <table:table-cell table:formula="of:=LOG([.B110])/LOG([.A110])" office:value-type="float" office:value="1.42986839754151" calcext:value-type="float">
            <text:p>1.4298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30.285339" calcext:value-type="float">
            <text:p>830.285339</text:p>
          </table:table-cell>
          <table:table-cell table:formula="of:=LOG([.B111])/LOG([.A111])" office:value-type="float" office:value="1.43001755151587" calcext:value-type="float">
            <text:p>1.430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41.731323" calcext:value-type="float">
            <text:p>841.731323</text:p>
          </table:table-cell>
          <table:table-cell table:formula="of:=LOG([.B112])/LOG([.A112])" office:value-type="float" office:value="1.43017680778859" calcext:value-type="float">
            <text:p>1.4301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3.25769" calcext:value-type="float">
            <text:p>853.25769</text:p>
          </table:table-cell>
          <table:table-cell table:formula="of:=LOG([.B113])/LOG([.A113])" office:value-type="float" office:value="1.43034083178506" calcext:value-type="float">
            <text:p>1.4303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64.891907" calcext:value-type="float">
            <text:p>864.891907</text:p>
          </table:table-cell>
          <table:table-cell table:formula="of:=LOG([.B114])/LOG([.A114])" office:value-type="float" office:value="1.43051613183697" calcext:value-type="float">
            <text:p>1.4305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6.634521" calcext:value-type="float">
            <text:p>876.634521</text:p>
          </table:table-cell>
          <table:table-cell table:formula="of:=LOG([.B115])/LOG([.A115])" office:value-type="float" office:value="1.43070233259917" calcext:value-type="float">
            <text:p>1.4307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8.486145" calcext:value-type="float">
            <text:p>888.486145</text:p>
          </table:table-cell>
          <table:table-cell table:formula="of:=LOG([.B116])/LOG([.A116])" office:value-type="float" office:value="1.4308990877216" calcext:value-type="float">
            <text:p>1.4308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99.783752" calcext:value-type="float">
            <text:p>899.783752</text:p>
          </table:table-cell>
          <table:table-cell table:formula="of:=LOG([.B117])/LOG([.A117])" office:value-type="float" office:value="1.43095096241664" calcext:value-type="float">
            <text:p>1.4309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0.891724" calcext:value-type="float">
            <text:p>910.891724</text:p>
          </table:table-cell>
          <table:table-cell table:formula="of:=LOG([.B118])/LOG([.A118])" office:value-type="float" office:value="1.430948161384" calcext:value-type="float">
            <text:p>1.43094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2.379578" calcext:value-type="float">
            <text:p>922.379578</text:p>
          </table:table-cell>
          <table:table-cell table:formula="of:=LOG([.B119])/LOG([.A119])" office:value-type="float" office:value="1.43102245611237" calcext:value-type="float">
            <text:p>1.4310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3.555969" calcext:value-type="float">
            <text:p>933.555969</text:p>
          </table:table-cell>
          <table:table-cell table:formula="of:=LOG([.B120])/LOG([.A120])" office:value-type="float" office:value="1.4310157348144" calcext:value-type="float">
            <text:p>1.4310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4.824097" calcext:value-type="float">
            <text:p>944.824097</text:p>
          </table:table-cell>
          <table:table-cell table:formula="of:=LOG([.B121])/LOG([.A121])" office:value-type="float" office:value="1.4310204878694" calcext:value-type="float">
            <text:p>1.4310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55.944214" calcext:value-type="float">
            <text:p>955.944214</text:p>
          </table:table-cell>
          <table:table-cell table:formula="of:=LOG([.B122])/LOG([.A122])" office:value-type="float" office:value="1.43098400410612" calcext:value-type="float">
            <text:p>1.4309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67.304565" calcext:value-type="float">
            <text:p>967.304565</text:p>
          </table:table-cell>
          <table:table-cell table:formula="of:=LOG([.B123])/LOG([.A123])" office:value-type="float" office:value="1.43099152574193" calcext:value-type="float">
            <text:p>1.43099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9.100647" calcext:value-type="float">
            <text:p>979.100647</text:p>
          </table:table-cell>
          <table:table-cell table:formula="of:=LOG([.B124])/LOG([.A124])" office:value-type="float" office:value="1.43108283777249" calcext:value-type="float">
            <text:p>1.4310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90.473206" calcext:value-type="float">
            <text:p>990.473206</text:p>
          </table:table-cell>
          <table:table-cell table:formula="of:=LOG([.B125])/LOG([.A125])" office:value-type="float" office:value="1.43107466252804" calcext:value-type="float">
            <text:p>1.4310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2.197815" calcext:value-type="float">
            <text:p>1002.197815</text:p>
          </table:table-cell>
          <table:table-cell table:formula="of:=LOG([.B126])/LOG([.A126])" office:value-type="float" office:value="1.43113125166975" calcext:value-type="float">
            <text:p>1.4311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14.016785" calcext:value-type="float">
            <text:p>1014.016785</text:p>
          </table:table-cell>
          <table:table-cell table:formula="of:=LOG([.B127])/LOG([.A127])" office:value-type="float" office:value="1.43119753365072" calcext:value-type="float">
            <text:p>1.4311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25.930298" calcext:value-type="float">
            <text:p>1025.930298</text:p>
          </table:table-cell>
          <table:table-cell table:formula="of:=LOG([.B128])/LOG([.A128])" office:value-type="float" office:value="1.43127318660584" calcext:value-type="float">
            <text:p>1.4312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7.629761" calcext:value-type="float">
            <text:p>1037.629761</text:p>
          </table:table-cell>
          <table:table-cell table:formula="of:=LOG([.B129])/LOG([.A129])" office:value-type="float" office:value="1.43129657841775" calcext:value-type="float">
            <text:p>1.4312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49.617676" calcext:value-type="float">
            <text:p>1049.617676</text:p>
          </table:table-cell>
          <table:table-cell table:formula="of:=LOG([.B130])/LOG([.A130])" office:value-type="float" office:value="1.43136826691213" calcext:value-type="float">
            <text:p>1.4313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1.920898" calcext:value-type="float">
            <text:p>1061.920898</text:p>
          </table:table-cell>
          <table:table-cell table:formula="of:=LOG([.B131])/LOG([.A131])" office:value-type="float" office:value="1.43149160749816" calcext:value-type="float">
            <text:p>1.4314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74.096802" calcext:value-type="float">
            <text:p>1074.096802</text:p>
          </table:table-cell>
          <table:table-cell table:formula="of:=LOG([.B132])/LOG([.A132])" office:value-type="float" office:value="1.43158008600162" calcext:value-type="float">
            <text:p>1.4315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86.362915" calcext:value-type="float">
            <text:p>1086.362915</text:p>
          </table:table-cell>
          <table:table-cell table:formula="of:=LOG([.B133])/LOG([.A133])" office:value-type="float" office:value="1.43167606046192" calcext:value-type="float">
            <text:p>1.4316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97.985474" calcext:value-type="float">
            <text:p>1097.985474</text:p>
          </table:table-cell>
          <table:table-cell table:formula="of:=LOG([.B134])/LOG([.A134])" office:value-type="float" office:value="1.43164265145617" calcext:value-type="float">
            <text:p>1.4316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09.687378" calcext:value-type="float">
            <text:p>1109.687378</text:p>
          </table:table-cell>
          <table:table-cell table:formula="of:=LOG([.B135])/LOG([.A135])" office:value-type="float" office:value="1.43161759052773" calcext:value-type="float">
            <text:p>1.4316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21.469116" calcext:value-type="float">
            <text:p>1121.469116</text:p>
          </table:table-cell>
          <table:table-cell table:formula="of:=LOG([.B136])/LOG([.A136])" office:value-type="float" office:value="1.43160070182613" calcext:value-type="float">
            <text:p>1.4316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3.330933" calcext:value-type="float">
            <text:p>1133.330933</text:p>
          </table:table-cell>
          <table:table-cell table:formula="of:=LOG([.B137])/LOG([.A137])" office:value-type="float" office:value="1.43159177014711" calcext:value-type="float">
            <text:p>1.4315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45.326538" calcext:value-type="float">
            <text:p>1145.326538</text:p>
          </table:table-cell>
          <table:table-cell table:formula="of:=LOG([.B138])/LOG([.A138])" office:value-type="float" office:value="1.43160007478509" calcext:value-type="float">
            <text:p>1.4316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57.31958" calcext:value-type="float">
            <text:p>1157.31958</text:p>
          </table:table-cell>
          <table:table-cell table:formula="of:=LOG([.B139])/LOG([.A139])" office:value-type="float" office:value="1.43160112186834" calcext:value-type="float">
            <text:p>1.4316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69.452759" calcext:value-type="float">
            <text:p>1169.452759</text:p>
          </table:table-cell>
          <table:table-cell table:formula="of:=LOG([.B140])/LOG([.A140])" office:value-type="float" office:value="1.43161992276264" calcext:value-type="float">
            <text:p>1.4316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81.615967" calcext:value-type="float">
            <text:p>1181.615967</text:p>
          </table:table-cell>
          <table:table-cell table:formula="of:=LOG([.B141])/LOG([.A141])" office:value-type="float" office:value="1.43163702249898" calcext:value-type="float">
            <text:p>1.4316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94.007568" calcext:value-type="float">
            <text:p>1194.007568</text:p>
          </table:table-cell>
          <table:table-cell table:formula="of:=LOG([.B142])/LOG([.A142])" office:value-type="float" office:value="1.43168607676165" calcext:value-type="float">
            <text:p>1.4316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06.375854" calcext:value-type="float">
            <text:p>1206.375854</text:p>
          </table:table-cell>
          <table:table-cell table:formula="of:=LOG([.B143])/LOG([.A143])" office:value-type="float" office:value="1.43172388779186" calcext:value-type="float">
            <text:p>1.4317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18.82605" calcext:value-type="float">
            <text:p>1218.82605</text:p>
          </table:table-cell>
          <table:table-cell table:formula="of:=LOG([.B144])/LOG([.A144])" office:value-type="float" office:value="1.43176825988871" calcext:value-type="float">
            <text:p>1.4317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31.358887" calcext:value-type="float">
            <text:p>1231.358887</text:p>
          </table:table-cell>
          <table:table-cell table:formula="of:=LOG([.B145])/LOG([.A145])" office:value-type="float" office:value="1.43181910381327" calcext:value-type="float">
            <text:p>1.43181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43.567505" calcext:value-type="float">
            <text:p>1243.567505</text:p>
          </table:table-cell>
          <table:table-cell table:formula="of:=LOG([.B146])/LOG([.A146])" office:value-type="float" office:value="1.43181048391649" calcext:value-type="float">
            <text:p>1.4318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55.54187" calcext:value-type="float">
            <text:p>1255.54187</text:p>
          </table:table-cell>
          <table:table-cell table:formula="of:=LOG([.B147])/LOG([.A147])" office:value-type="float" office:value="1.43175877811537" calcext:value-type="float">
            <text:p>1.4317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68.32312" calcext:value-type="float">
            <text:p>1268.32312</text:p>
          </table:table-cell>
          <table:table-cell table:formula="of:=LOG([.B148])/LOG([.A148])" office:value-type="float" office:value="1.43182996759909" calcext:value-type="float">
            <text:p>1.43183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80.105591" calcext:value-type="float">
            <text:p>1280.105591</text:p>
          </table:table-cell>
          <table:table-cell table:formula="of:=LOG([.B149])/LOG([.A149])" office:value-type="float" office:value="1.43173782791717" calcext:value-type="float">
            <text:p>1.43173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92.176758" calcext:value-type="float">
            <text:p>1292.176758</text:p>
          </table:table-cell>
          <table:table-cell table:formula="of:=LOG([.B150])/LOG([.A150])" office:value-type="float" office:value="1.43168672215177" calcext:value-type="float">
            <text:p>1.4316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03.973267" calcext:value-type="float">
            <text:p>1303.973267</text:p>
          </table:table-cell>
          <table:table-cell table:formula="of:=LOG([.B151])/LOG([.A151])" office:value-type="float" office:value="1.43158917392398" calcext:value-type="float">
            <text:p>1.4315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16.112671" calcext:value-type="float">
            <text:p>1316.112671</text:p>
          </table:table-cell>
          <table:table-cell table:formula="of:=LOG([.B152])/LOG([.A152])" office:value-type="float" office:value="1.43154018872532" calcext:value-type="float">
            <text:p>1.43154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28.397339" calcext:value-type="float">
            <text:p>1328.397339</text:p>
          </table:table-cell>
          <table:table-cell table:formula="of:=LOG([.B153])/LOG([.A153])" office:value-type="float" office:value="1.43150866277517" calcext:value-type="float">
            <text:p>1.4315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40.40918" calcext:value-type="float">
            <text:p>1340.40918</text:p>
          </table:table-cell>
          <table:table-cell table:formula="of:=LOG([.B154])/LOG([.A154])" office:value-type="float" office:value="1.43143207749762" calcext:value-type="float">
            <text:p>1.4314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53.068604" calcext:value-type="float">
            <text:p>1353.068604</text:p>
          </table:table-cell>
          <table:table-cell table:formula="of:=LOG([.B155])/LOG([.A155])" office:value-type="float" office:value="1.43144692855163" calcext:value-type="float">
            <text:p>1.4314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64.490479" calcext:value-type="float">
            <text:p>1364.490479</text:p>
          </table:table-cell>
          <table:table-cell table:formula="of:=LOG([.B156])/LOG([.A156])" office:value-type="float" office:value="1.43127660174044" calcext:value-type="float">
            <text:p>1.4312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77.471191" calcext:value-type="float">
            <text:p>1377.471191</text:p>
          </table:table-cell>
          <table:table-cell table:formula="of:=LOG([.B157])/LOG([.A157])" office:value-type="float" office:value="1.43132885699262" calcext:value-type="float">
            <text:p>1.4313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89.316528" calcext:value-type="float">
            <text:p>1389.316528</text:p>
          </table:table-cell>
          <table:table-cell table:formula="of:=LOG([.B158])/LOG([.A158])" office:value-type="float" office:value="1.43121348868524" calcext:value-type="float">
            <text:p>1.4312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02.157471" calcext:value-type="float">
            <text:p>1402.157471</text:p>
          </table:table-cell>
          <table:table-cell table:formula="of:=LOG([.B159])/LOG([.A159])" office:value-type="float" office:value="1.43123582527303" calcext:value-type="float">
            <text:p>1.4312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14.447998" calcext:value-type="float">
            <text:p>1414.447998</text:p>
          </table:table-cell>
          <table:table-cell table:formula="of:=LOG([.B160])/LOG([.A160])" office:value-type="float" office:value="1.43117611561244" calcext:value-type="float">
            <text:p>1.4311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26.965942" calcext:value-type="float">
            <text:p>1426.965942</text:p>
          </table:table-cell>
          <table:table-cell table:formula="of:=LOG([.B161])/LOG([.A161])" office:value-type="float" office:value="1.43114423559971" calcext:value-type="float">
            <text:p>1.43114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39.721802" calcext:value-type="float">
            <text:p>1439.721802</text:p>
          </table:table-cell>
          <table:table-cell table:formula="of:=LOG([.B162])/LOG([.A162])" office:value-type="float" office:value="1.43114081433127" calcext:value-type="float">
            <text:p>1.4311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2.387085" calcext:value-type="float">
            <text:p>1452.387085</text:p>
          </table:table-cell>
          <table:table-cell table:formula="of:=LOG([.B163])/LOG([.A163])" office:value-type="float" office:value="1.43112056609138" calcext:value-type="float">
            <text:p>1.4311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65.124634" calcext:value-type="float">
            <text:p>1465.124634</text:p>
          </table:table-cell>
          <table:table-cell table:formula="of:=LOG([.B164])/LOG([.A164])" office:value-type="float" office:value="1.43110582672089" calcext:value-type="float">
            <text:p>1.4311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77.93457" calcext:value-type="float">
            <text:p>1477.93457</text:p>
          </table:table-cell>
          <table:table-cell table:formula="of:=LOG([.B165])/LOG([.A165])" office:value-type="float" office:value="1.43109646782635" calcext:value-type="float">
            <text:p>1.4310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0.091797" calcext:value-type="float">
            <text:p>1490.091797</text:p>
          </table:table-cell>
          <table:table-cell table:formula="of:=LOG([.B166])/LOG([.A166])" office:value-type="float" office:value="1.43099706863592" calcext:value-type="float">
            <text:p>1.43099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2.207031" calcext:value-type="float">
            <text:p>1502.207031</text:p>
          </table:table-cell>
          <table:table-cell table:formula="of:=LOG([.B167])/LOG([.A167])" office:value-type="float" office:value="1.43088969742262" calcext:value-type="float">
            <text:p>1.4308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14.497925" calcext:value-type="float">
            <text:p>1514.497925</text:p>
          </table:table-cell>
          <table:table-cell table:formula="of:=LOG([.B168])/LOG([.A168])" office:value-type="float" office:value="1.43080267948181" calcext:value-type="float">
            <text:p>1.4308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26.734985" calcext:value-type="float">
            <text:p>1526.734985</text:p>
          </table:table-cell>
          <table:table-cell table:formula="of:=LOG([.B169])/LOG([.A169])" office:value-type="float" office:value="1.43070614214049" calcext:value-type="float">
            <text:p>1.4307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39.160278" calcext:value-type="float">
            <text:p>1539.160278</text:p>
          </table:table-cell>
          <table:table-cell table:formula="of:=LOG([.B170])/LOG([.A170])" office:value-type="float" office:value="1.43063102811686" calcext:value-type="float">
            <text:p>1.4306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51.499268" calcext:value-type="float">
            <text:p>1551.499268</text:p>
          </table:table-cell>
          <table:table-cell table:formula="of:=LOG([.B171])/LOG([.A171])" office:value-type="float" office:value="1.43054232017458" calcext:value-type="float">
            <text:p>1.4305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4.284302" calcext:value-type="float">
            <text:p>1564.284302</text:p>
          </table:table-cell>
          <table:table-cell table:formula="of:=LOG([.B172])/LOG([.A172])" office:value-type="float" office:value="1.43050660599054" calcext:value-type="float">
            <text:p>1.4305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6.637573" calcext:value-type="float">
            <text:p>1576.637573</text:p>
          </table:table-cell>
          <table:table-cell table:formula="of:=LOG([.B173])/LOG([.A173])" office:value-type="float" office:value="1.43041430606119" calcext:value-type="float">
            <text:p>1.4304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89.335449" calcext:value-type="float">
            <text:p>1589.335449</text:p>
          </table:table-cell>
          <table:table-cell table:formula="of:=LOG([.B174])/LOG([.A174])" office:value-type="float" office:value="1.43036176317142" calcext:value-type="float">
            <text:p>1.4303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02.103882" calcext:value-type="float">
            <text:p>1602.103882</text:p>
          </table:table-cell>
          <table:table-cell table:formula="of:=LOG([.B175])/LOG([.A175])" office:value-type="float" office:value="1.43031476554301" calcext:value-type="float">
            <text:p>1.4303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15.095337" calcext:value-type="float">
            <text:p>1615.095337</text:p>
          </table:table-cell>
          <table:table-cell table:formula="of:=LOG([.B176])/LOG([.A176])" office:value-type="float" office:value="1.43029145900906" calcext:value-type="float">
            <text:p>1.43029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27.850952" calcext:value-type="float">
            <text:p>1627.850952</text:p>
          </table:table-cell>
          <table:table-cell table:formula="of:=LOG([.B177])/LOG([.A177])" office:value-type="float" office:value="1.43023670446371" calcext:value-type="float">
            <text:p>1.43023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40.402222" calcext:value-type="float">
            <text:p>1640.402222</text:p>
          </table:table-cell>
          <table:table-cell table:formula="of:=LOG([.B178])/LOG([.A178])" office:value-type="float" office:value="1.4301550632276" calcext:value-type="float">
            <text:p>1.4301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53.535156" calcext:value-type="float">
            <text:p>1653.535156</text:p>
          </table:table-cell>
          <table:table-cell table:formula="of:=LOG([.B179])/LOG([.A179])" office:value-type="float" office:value="1.43013900944289" calcext:value-type="float">
            <text:p>1.43013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66.557739" calcext:value-type="float">
            <text:p>1666.557739</text:p>
          </table:table-cell>
          <table:table-cell table:formula="of:=LOG([.B180])/LOG([.A180])" office:value-type="float" office:value="1.43010676700765" calcext:value-type="float">
            <text:p>1.4301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79.611572" calcext:value-type="float">
            <text:p>1679.611572</text:p>
          </table:table-cell>
          <table:table-cell table:formula="of:=LOG([.B181])/LOG([.A181])" office:value-type="float" office:value="1.43007501347693" calcext:value-type="float">
            <text:p>1.4300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92.997803" calcext:value-type="float">
            <text:p>1692.997803</text:p>
          </table:table-cell>
          <table:table-cell table:formula="of:=LOG([.B182])/LOG([.A182])" office:value-type="float" office:value="1.43007797056021" calcext:value-type="float">
            <text:p>1.43007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06.016113" calcext:value-type="float">
            <text:p>1706.016113</text:p>
          </table:table-cell>
          <table:table-cell table:formula="of:=LOG([.B183])/LOG([.A183])" office:value-type="float" office:value="1.43003585898304" calcext:value-type="float">
            <text:p>1.4300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18.807617" calcext:value-type="float">
            <text:p>1718.807617</text:p>
          </table:table-cell>
          <table:table-cell table:formula="of:=LOG([.B184])/LOG([.A184])" office:value-type="float" office:value="1.42996561751259" calcext:value-type="float">
            <text:p>1.42996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31.34314" calcext:value-type="float">
            <text:p>1731.34314</text:p>
          </table:table-cell>
          <table:table-cell table:formula="of:=LOG([.B185])/LOG([.A185])" office:value-type="float" office:value="1.42986474126487" calcext:value-type="float">
            <text:p>1.4298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43.531372" calcext:value-type="float">
            <text:p>1743.531372</text:p>
          </table:table-cell>
          <table:table-cell table:formula="of:=LOG([.B186])/LOG([.A186])" office:value-type="float" office:value="1.42972397088137" calcext:value-type="float">
            <text:p>1.4297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57.171265" calcext:value-type="float">
            <text:p>1757.171265</text:p>
          </table:table-cell>
          <table:table-cell table:formula="of:=LOG([.B187])/LOG([.A187])" office:value-type="float" office:value="1.42974028894875" calcext:value-type="float">
            <text:p>1.4297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69.883545" calcext:value-type="float">
            <text:p>1769.883545</text:p>
          </table:table-cell>
          <table:table-cell table:formula="of:=LOG([.B188])/LOG([.A188])" office:value-type="float" office:value="1.42965279014124" calcext:value-type="float">
            <text:p>1.4296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82.856079" calcext:value-type="float">
            <text:p>1782.856079</text:p>
          </table:table-cell>
          <table:table-cell table:formula="of:=LOG([.B189])/LOG([.A189])" office:value-type="float" office:value="1.42959130441838" calcext:value-type="float">
            <text:p>1.42959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95.257935" calcext:value-type="float">
            <text:p>1795.257935</text:p>
          </table:table-cell>
          <table:table-cell table:formula="of:=LOG([.B190])/LOG([.A190])" office:value-type="float" office:value="1.42946692494899" calcext:value-type="float">
            <text:p>1.4294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07.864746" calcext:value-type="float">
            <text:p>1807.864746</text:p>
          </table:table-cell>
          <table:table-cell table:formula="of:=LOG([.B191])/LOG([.A191])" office:value-type="float" office:value="1.42936293532905" calcext:value-type="float">
            <text:p>1.4293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20.895508" calcext:value-type="float">
            <text:p>1820.895508</text:p>
          </table:table-cell>
          <table:table-cell table:formula="of:=LOG([.B192])/LOG([.A192])" office:value-type="float" office:value="1.42930176794218" calcext:value-type="float">
            <text:p>1.4293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34.446777" calcext:value-type="float">
            <text:p>1834.446777</text:p>
          </table:table-cell>
          <table:table-cell table:formula="of:=LOG([.B193])/LOG([.A193])" office:value-type="float" office:value="1.42929241004948" calcext:value-type="float">
            <text:p>1.4292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47.358643" calcext:value-type="float">
            <text:p>1847.358643</text:p>
          </table:table-cell>
          <table:table-cell table:formula="of:=LOG([.B194])/LOG([.A194])" office:value-type="float" office:value="1.42921431194408" calcext:value-type="float">
            <text:p>1.4292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60.453125" calcext:value-type="float">
            <text:p>1860.453125</text:p>
          </table:table-cell>
          <table:table-cell table:formula="of:=LOG([.B195])/LOG([.A195])" office:value-type="float" office:value="1.42915301158523" calcext:value-type="float">
            <text:p>1.4291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75.257324" calcext:value-type="float">
            <text:p>1875.257324</text:p>
          </table:table-cell>
          <table:table-cell table:formula="of:=LOG([.B196])/LOG([.A196])" office:value-type="float" office:value="1.42926262078192" calcext:value-type="float">
            <text:p>1.42926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90.863037" calcext:value-type="float">
            <text:p>1890.863037</text:p>
          </table:table-cell>
          <table:table-cell table:formula="of:=LOG([.B197])/LOG([.A197])" office:value-type="float" office:value="1.42944765778576" calcext:value-type="float">
            <text:p>1.4294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05.940796" calcext:value-type="float">
            <text:p>1905.940796</text:p>
          </table:table-cell>
          <table:table-cell table:formula="of:=LOG([.B198])/LOG([.A198])" office:value-type="float" office:value="1.42957406331671" calcext:value-type="float">
            <text:p>1.42957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21.378662" calcext:value-type="float">
            <text:p>1921.378662</text:p>
          </table:table-cell>
          <table:table-cell table:formula="of:=LOG([.B199])/LOG([.A199])" office:value-type="float" office:value="1.42973080152441" calcext:value-type="float">
            <text:p>1.4297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36.613159" calcext:value-type="float">
            <text:p>1936.613159</text:p>
          </table:table-cell>
          <table:table-cell table:formula="of:=LOG([.B200])/LOG([.A200])" office:value-type="float" office:value="1.42986209611432" calcext:value-type="float">
            <text:p>1.4298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51.324341" calcext:value-type="float">
            <text:p>1951.324341</text:p>
          </table:table-cell>
          <table:table-cell table:formula="of:=LOG([.B201])/LOG([.A201])" office:value-type="float" office:value="1.42993766626841" calcext:value-type="float">
            <text:p>1.4299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67.044189" calcext:value-type="float">
            <text:p>1967.044189</text:p>
          </table:table-cell>
          <table:table-cell table:formula="of:=LOG([.B202])/LOG([.A202])" office:value-type="float" office:value="1.4301058330225" calcext:value-type="float">
            <text:p>1.43010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83.130127" calcext:value-type="float">
            <text:p>1983.130127</text:p>
          </table:table-cell>
          <table:table-cell table:formula="of:=LOG([.B203])/LOG([.A203])" office:value-type="float" office:value="1.43030310083359" calcext:value-type="float">
            <text:p>1.4303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98.010376" calcext:value-type="float">
            <text:p>1998.010376</text:p>
          </table:table-cell>
          <table:table-cell table:formula="of:=LOG([.B204])/LOG([.A204])" office:value-type="float" office:value="1.43038067456192" calcext:value-type="float">
            <text:p>1.4303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4.328735" calcext:value-type="float">
            <text:p>2014.328735</text:p>
          </table:table-cell>
          <table:table-cell table:formula="of:=LOG([.B205])/LOG([.A205])" office:value-type="float" office:value="1.43058849625256" calcext:value-type="float">
            <text:p>1.43058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30.04895" calcext:value-type="float">
            <text:p>2030.04895</text:p>
          </table:table-cell>
          <table:table-cell table:formula="of:=LOG([.B206])/LOG([.A206])" office:value-type="float" office:value="1.43073471868229" calcext:value-type="float">
            <text:p>1.4307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45.498779" calcext:value-type="float">
            <text:p>2045.498779</text:p>
          </table:table-cell>
          <table:table-cell table:formula="of:=LOG([.B207])/LOG([.A207])" office:value-type="float" office:value="1.43085099933566" calcext:value-type="float">
            <text:p>1.4308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1.107178" calcext:value-type="float">
            <text:p>2061.107178</text:p>
          </table:table-cell>
          <table:table-cell table:formula="of:=LOG([.B208])/LOG([.A208])" office:value-type="float" office:value="1.43097712035494" calcext:value-type="float">
            <text:p>1.43097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7.697266" calcext:value-type="float">
            <text:p>2077.697266</text:p>
          </table:table-cell>
          <table:table-cell table:formula="of:=LOG([.B209])/LOG([.A209])" office:value-type="float" office:value="1.43118706821464" calcext:value-type="float">
            <text:p>1.43118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3.378174" calcext:value-type="float">
            <text:p>2093.378174</text:p>
          </table:table-cell>
          <table:table-cell table:formula="of:=LOG([.B210])/LOG([.A210])" office:value-type="float" office:value="1.43130961685018" calcext:value-type="float">
            <text:p>1.4313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9.871338" calcext:value-type="float">
            <text:p>2109.871338</text:p>
          </table:table-cell>
          <table:table-cell table:formula="of:=LOG([.B211])/LOG([.A211])" office:value-type="float" office:value="1.43149959176764" calcext:value-type="float">
            <text:p>1.4315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6.081299" calcext:value-type="float">
            <text:p>2126.081299</text:p>
          </table:table-cell>
          <table:table-cell table:formula="of:=LOG([.B212])/LOG([.A212])" office:value-type="float" office:value="1.4316589878573" calcext:value-type="float">
            <text:p>1.4316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42.374023" calcext:value-type="float">
            <text:p>2142.374023</text:p>
          </table:table-cell>
          <table:table-cell table:formula="of:=LOG([.B213])/LOG([.A213])" office:value-type="float" office:value="1.43182046482511" calcext:value-type="float">
            <text:p>1.4318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57.741455" calcext:value-type="float">
            <text:p>2157.741455</text:p>
          </table:table-cell>
          <table:table-cell table:formula="of:=LOG([.B214])/LOG([.A214])" office:value-type="float" office:value="1.43189684383344" calcext:value-type="float">
            <text:p>1.4318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73.181396" calcext:value-type="float">
            <text:p>2173.181396</text:p>
          </table:table-cell>
          <table:table-cell table:formula="of:=LOG([.B215])/LOG([.A215])" office:value-type="float" office:value="1.43197573609757" calcext:value-type="float">
            <text:p>1.43197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88.954102" calcext:value-type="float">
            <text:p>2188.954102</text:p>
          </table:table-cell>
          <table:table-cell table:formula="of:=LOG([.B216])/LOG([.A216])" office:value-type="float" office:value="1.43207922214398" calcext:value-type="float">
            <text:p>1.43207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04.279297" calcext:value-type="float">
            <text:p>2204.279297</text:p>
          </table:table-cell>
          <table:table-cell table:formula="of:=LOG([.B217])/LOG([.A217])" office:value-type="float" office:value="1.43214086809273" calcext:value-type="float">
            <text:p>1.43214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20.621094" calcext:value-type="float">
            <text:p>2220.621094</text:p>
          </table:table-cell>
          <table:table-cell table:formula="of:=LOG([.B218])/LOG([.A218])" office:value-type="float" office:value="1.43228424288403" calcext:value-type="float">
            <text:p>1.4322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36.364502" calcext:value-type="float">
            <text:p>2236.364502</text:p>
          </table:table-cell>
          <table:table-cell table:formula="of:=LOG([.B219])/LOG([.A219])" office:value-type="float" office:value="1.43237327665041" calcext:value-type="float">
            <text:p>1.43237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52.240723" calcext:value-type="float">
            <text:p>2252.240723</text:p>
          </table:table-cell>
          <table:table-cell table:formula="of:=LOG([.B220])/LOG([.A220])" office:value-type="float" office:value="1.432469498192" calcext:value-type="float">
            <text:p>1.4324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68.369873" calcext:value-type="float">
            <text:p>2268.369873</text:p>
          </table:table-cell>
          <table:table-cell table:formula="of:=LOG([.B221])/LOG([.A221])" office:value-type="float" office:value="1.43258255570685" calcext:value-type="float">
            <text:p>1.43258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84.111572" calcext:value-type="float">
            <text:p>2284.111572</text:p>
          </table:table-cell>
          <table:table-cell table:formula="of:=LOG([.B222])/LOG([.A222])" office:value-type="float" office:value="1.43266011911709" calcext:value-type="float">
            <text:p>1.43266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00.560303" calcext:value-type="float">
            <text:p>2300.560303</text:p>
          </table:table-cell>
          <table:table-cell table:formula="of:=LOG([.B223])/LOG([.A223])" office:value-type="float" office:value="1.43279108395818" calcext:value-type="float">
            <text:p>1.4327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16.52124" calcext:value-type="float">
            <text:p>2316.52124</text:p>
          </table:table-cell>
          <table:table-cell table:formula="of:=LOG([.B224])/LOG([.A224])" office:value-type="float" office:value="1.43287881378465" calcext:value-type="float">
            <text:p>1.4328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32.875977" calcext:value-type="float">
            <text:p>2332.875977</text:p>
          </table:table-cell>
          <table:table-cell table:formula="of:=LOG([.B225])/LOG([.A225])" office:value-type="float" office:value="1.43299414558746" calcext:value-type="float">
            <text:p>1.43299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49.145508" calcext:value-type="float">
            <text:p>2349.145508</text:p>
          </table:table-cell>
          <table:table-cell table:formula="of:=LOG([.B226])/LOG([.A226])" office:value-type="float" office:value="1.43309878898083" calcext:value-type="float">
            <text:p>1.4330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65.48999" calcext:value-type="float">
            <text:p>2365.48999</text:p>
          </table:table-cell>
          <table:table-cell table:formula="of:=LOG([.B227])/LOG([.A227])" office:value-type="float" office:value="1.43320547961441" calcext:value-type="float">
            <text:p>1.4332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81.767334" calcext:value-type="float">
            <text:p>2381.767334</text:p>
          </table:table-cell>
          <table:table-cell table:formula="of:=LOG([.B228])/LOG([.A228])" office:value-type="float" office:value="1.43330317207461" calcext:value-type="float">
            <text:p>1.4333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97.072021" calcext:value-type="float">
            <text:p>2397.072021</text:p>
          </table:table-cell>
          <table:table-cell table:formula="of:=LOG([.B229])/LOG([.A229])" office:value-type="float" office:value="1.43332250553176" calcext:value-type="float">
            <text:p>1.4333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13.856201" calcext:value-type="float">
            <text:p>2413.856201</text:p>
          </table:table-cell>
          <table:table-cell table:formula="of:=LOG([.B230])/LOG([.A230])" office:value-type="float" office:value="1.43345221305448" calcext:value-type="float">
            <text:p>1.4334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29.302002" calcext:value-type="float">
            <text:p>2429.302002</text:p>
          </table:table-cell>
          <table:table-cell table:formula="of:=LOG([.B231])/LOG([.A231])" office:value-type="float" office:value="1.43347656594603" calcext:value-type="float">
            <text:p>1.43347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44.815674" calcext:value-type="float">
            <text:p>2444.815674</text:p>
          </table:table-cell>
          <table:table-cell table:formula="of:=LOG([.B232])/LOG([.A232])" office:value-type="float" office:value="1.43350353190035" calcext:value-type="float">
            <text:p>1.43350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60.395752" calcext:value-type="float">
            <text:p>2460.395752</text:p>
          </table:table-cell>
          <table:table-cell table:formula="of:=LOG([.B233])/LOG([.A233])" office:value-type="float" office:value="1.43353294972537" calcext:value-type="float">
            <text:p>1.43353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76.044434" calcext:value-type="float">
            <text:p>2476.044434</text:p>
          </table:table-cell>
          <table:table-cell table:formula="of:=LOG([.B234])/LOG([.A234])" office:value-type="float" office:value="1.43356493374437" calcext:value-type="float">
            <text:p>1.43356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91.542725" calcext:value-type="float">
            <text:p>2491.542725</text:p>
          </table:table-cell>
          <table:table-cell table:formula="of:=LOG([.B235])/LOG([.A235])" office:value-type="float" office:value="1.43358332177039" calcext:value-type="float">
            <text:p>1.43358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06.888916" calcext:value-type="float">
            <text:p>2506.888916</text:p>
          </table:table-cell>
          <table:table-cell table:formula="of:=LOG([.B236])/LOG([.A236])" office:value-type="float" office:value="1.43358827650311" calcext:value-type="float">
            <text:p>1.4335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23.831055" calcext:value-type="float">
            <text:p>2523.831055</text:p>
          </table:table-cell>
          <table:table-cell table:formula="of:=LOG([.B237])/LOG([.A237])" office:value-type="float" office:value="1.43370688658381" calcext:value-type="float">
            <text:p>1.43370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38.447998" calcext:value-type="float">
            <text:p>2538.447998</text:p>
          </table:table-cell>
          <table:table-cell table:formula="of:=LOG([.B238])/LOG([.A238])" office:value-type="float" office:value="1.43365433929266" calcext:value-type="float">
            <text:p>1.43365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53.694336" calcext:value-type="float">
            <text:p>2553.694336</text:p>
          </table:table-cell>
          <table:table-cell table:formula="of:=LOG([.B239])/LOG([.A239])" office:value-type="float" office:value="1.43364552244735" calcext:value-type="float">
            <text:p>1.43364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70.697998" calcext:value-type="float">
            <text:p>2570.697998</text:p>
          </table:table-cell>
          <table:table-cell table:formula="of:=LOG([.B240])/LOG([.A240])" office:value-type="float" office:value="1.43375969932227" calcext:value-type="float">
            <text:p>1.4337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85.066406" calcext:value-type="float">
            <text:p>2585.066406</text:p>
          </table:table-cell>
          <table:table-cell table:formula="of:=LOG([.B241])/LOG([.A241])" office:value-type="float" office:value="1.43368439072357" calcext:value-type="float">
            <text:p>1.43368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02.638916" calcext:value-type="float">
            <text:p>2602.638916</text:p>
          </table:table-cell>
          <table:table-cell table:formula="of:=LOG([.B242])/LOG([.A242])" office:value-type="float" office:value="1.43383269651251" calcext:value-type="float">
            <text:p>1.4338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18.136475" calcext:value-type="float">
            <text:p>2618.136475</text:p>
          </table:table-cell>
          <table:table-cell table:formula="of:=LOG([.B243])/LOG([.A243])" office:value-type="float" office:value="1.43383264071206" calcext:value-type="float">
            <text:p>1.43383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33.690186" calcext:value-type="float">
            <text:p>2633.690186</text:p>
          </table:table-cell>
          <table:table-cell table:formula="of:=LOG([.B244])/LOG([.A244])" office:value-type="float" office:value="1.43383454481932" calcext:value-type="float">
            <text:p>1.43383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49.298828" calcext:value-type="float">
            <text:p>2649.298828</text:p>
          </table:table-cell>
          <table:table-cell table:formula="of:=LOG([.B245])/LOG([.A245])" office:value-type="float" office:value="1.43383829050299" calcext:value-type="float">
            <text:p>1.4338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66.150391" calcext:value-type="float">
            <text:p>2666.150391</text:p>
          </table:table-cell>
          <table:table-cell table:formula="of:=LOG([.B246])/LOG([.A246])" office:value-type="float" office:value="1.43392486009018" calcext:value-type="float">
            <text:p>1.4339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81.486572" calcext:value-type="float">
            <text:p>2681.486572</text:p>
          </table:table-cell>
          <table:table-cell table:formula="of:=LOG([.B247])/LOG([.A247])" office:value-type="float" office:value="1.43390576194037" calcext:value-type="float">
            <text:p>1.4339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98.880859" calcext:value-type="float">
            <text:p>2698.880859</text:p>
          </table:table-cell>
          <table:table-cell table:formula="of:=LOG([.B248])/LOG([.A248])" office:value-type="float" office:value="1.43402352251572" calcext:value-type="float">
            <text:p>1.43402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14.743896" calcext:value-type="float">
            <text:p>2714.743896</text:p>
          </table:table-cell>
          <table:table-cell table:formula="of:=LOG([.B249])/LOG([.A249])" office:value-type="float" office:value="1.43403556346612" calcext:value-type="float">
            <text:p>1.4340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731.477783" calcext:value-type="float">
            <text:p>2731.477783</text:p>
          </table:table-cell>
          <table:table-cell table:formula="of:=LOG([.B250])/LOG([.A250])" office:value-type="float" office:value="1.43410341740234" calcext:value-type="float">
            <text:p>1.4341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47.462402" calcext:value-type="float">
            <text:p>2747.462402</text:p>
          </table:table-cell>
          <table:table-cell table:formula="of:=LOG([.B251])/LOG([.A251])" office:value-type="float" office:value="1.43411917960465" calcext:value-type="float">
            <text:p>1.4341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63.919922" calcext:value-type="float">
            <text:p>2763.919922</text:p>
          </table:table-cell>
          <table:table-cell table:formula="of:=LOG([.B252])/LOG([.A252])" office:value-type="float" office:value="1.43416391379727" calcext:value-type="float">
            <text:p>1.4341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80.860352" calcext:value-type="float">
            <text:p>2780.860352</text:p>
          </table:table-cell>
          <table:table-cell table:formula="of:=LOG([.B253])/LOG([.A253])" office:value-type="float" office:value="1.43423769659225" calcext:value-type="float">
            <text:p>1.4342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796.417969" calcext:value-type="float">
            <text:p>2796.417969</text:p>
          </table:table-cell>
          <table:table-cell table:formula="of:=LOG([.B254])/LOG([.A254])" office:value-type="float" office:value="1.43421940504027" calcext:value-type="float">
            <text:p>1.4342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12.283203" calcext:value-type="float">
            <text:p>2812.283203</text:p>
          </table:table-cell>
          <table:table-cell table:formula="of:=LOG([.B255])/LOG([.A255])" office:value-type="float" office:value="1.43421935126194" calcext:value-type="float">
            <text:p>1.4342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27.959229" calcext:value-type="float">
            <text:p>2827.959229</text:p>
          </table:table-cell>
          <table:table-cell table:formula="of:=LOG([.B256])/LOG([.A256])" office:value-type="float" office:value="1.43420549216684" calcext:value-type="float">
            <text:p>1.4342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44.098877" calcext:value-type="float">
            <text:p>2844.098877</text:p>
          </table:table-cell>
          <table:table-cell table:formula="of:=LOG([.B257])/LOG([.A257])" office:value-type="float" office:value="1.43421948834368" calcext:value-type="float">
            <text:p>1.4342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755.18457" calcext:value-type="float">
            <text:p>7755.18457</text:p>
          </table:table-cell>
          <table:table-cell table:formula="of:=LOG([.B259])/LOG([.A259])" office:value-type="float" office:value="1.43566060020476" calcext:value-type="float">
            <text:p>1.435661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1227.535156" calcext:value-type="float">
            <text:p>21227.535156</text:p>
          </table:table-cell>
          <table:table-cell table:formula="of:=LOG([.B261])/LOG([.A261])" office:value-type="float" office:value="1.4373649241388" calcext:value-type="float">
            <text:p>1.437365</text:p>
          </table:table-cell>
        </table:table-row>
        <table:table-row table:style-name="ro1" table:number-rows-repeated="25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illgem_spec" table:style-name="ta1">
        <table:shapes>
          <draw:frame draw:z-index="0" draw:style-name="gr1" draw:text-style-name="P1" svg:width="11.2551in" svg:height="4.9906in" svg:x="2.8354in" svg:y="0.1441in">
            <draw:object draw:notify-on-update-of-ranges="Killgem_spec.A2:Killgem_spec.A65 Killgem_spec.C1:Killgem_spec.C1 Killgem_spec.C2:Killgem_spec.C6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2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2635" calcext:value-type="float">
            <text:p>0.9326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62014" calcext:value-type="float">
            <text:p>1.862014</text:p>
          </table:table-cell>
          <table:table-cell table:formula="of:=LOG([.B4])/LOG([.A4])" office:value-type="float" office:value="0.565858132150754" calcext:value-type="float">
            <text:p>0.565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11073" calcext:value-type="float">
            <text:p>3.011073</text:p>
          </table:table-cell>
          <table:table-cell table:formula="of:=LOG([.B5])/LOG([.A5])" office:value-type="float" office:value="0.795138842483858" calcext:value-type="float">
            <text:p>0.795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46197" calcext:value-type="float">
            <text:p>4.146197</text:p>
          </table:table-cell>
          <table:table-cell table:formula="of:=LOG([.B6])/LOG([.A6])" office:value-type="float" office:value="0.883657280330625" calcext:value-type="float">
            <text:p>0.883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10624" calcext:value-type="float">
            <text:p>5.610624</text:p>
          </table:table-cell>
          <table:table-cell table:formula="of:=LOG([.B7])/LOG([.A7])" office:value-type="float" office:value="0.962552157761764" calcext:value-type="float">
            <text:p>0.962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32895" calcext:value-type="float">
            <text:p>7.032895</text:p>
          </table:table-cell>
          <table:table-cell table:formula="of:=LOG([.B8])/LOG([.A8])" office:value-type="float" office:value="1.0024092985711" calcext:value-type="float">
            <text:p>1.002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11651" calcext:value-type="float">
            <text:p>8.711651</text:p>
          </table:table-cell>
          <table:table-cell table:formula="of:=LOG([.B9])/LOG([.A9])" office:value-type="float" office:value="1.04098205299476" calcext:value-type="float">
            <text:p>1.040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390317" calcext:value-type="float">
            <text:p>10.390317</text:p>
          </table:table-cell>
          <table:table-cell table:formula="of:=LOG([.B10])/LOG([.A10])" office:value-type="float" office:value="1.06537781294505" calcext:value-type="float">
            <text:p>1.065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268479" calcext:value-type="float">
            <text:p>12.268479</text:p>
          </table:table-cell>
          <table:table-cell table:formula="of:=LOG([.B11])/LOG([.A11])" office:value-type="float" office:value="1.08879072386374" calcext:value-type="float">
            <text:p>1.08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257407" calcext:value-type="float">
            <text:p>14.257407</text:p>
          </table:table-cell>
          <table:table-cell table:formula="of:=LOG([.B12])/LOG([.A12])" office:value-type="float" office:value="1.10817039896973" calcext:value-type="float">
            <text:p>1.1081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452772" calcext:value-type="float">
            <text:p>16.452772</text:p>
          </table:table-cell>
          <table:table-cell table:formula="of:=LOG([.B13])/LOG([.A13])" office:value-type="float" office:value="1.12700168189106" calcext:value-type="float">
            <text:p>1.127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805382" calcext:value-type="float">
            <text:p>18.805382</text:p>
          </table:table-cell>
          <table:table-cell table:formula="of:=LOG([.B14])/LOG([.A14])" office:value-type="float" office:value="1.14393802627205" calcext:value-type="float">
            <text:p>1.143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168568" calcext:value-type="float">
            <text:p>21.168568</text:p>
          </table:table-cell>
          <table:table-cell table:formula="of:=LOG([.B15])/LOG([.A15])" office:value-type="float" office:value="1.15666962051674" calcext:value-type="float">
            <text:p>1.1566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548666" calcext:value-type="float">
            <text:p>23.548666</text:p>
          </table:table-cell>
          <table:table-cell table:formula="of:=LOG([.B16])/LOG([.A16])" office:value-type="float" office:value="1.16654749315097" calcext:value-type="float">
            <text:p>1.1665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919107" calcext:value-type="float">
            <text:p>25.919107</text:p>
          </table:table-cell>
          <table:table-cell table:formula="of:=LOG([.B17])/LOG([.A17])" office:value-type="float" office:value="1.17398602707315" calcext:value-type="float">
            <text:p>1.1739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345758" calcext:value-type="float">
            <text:p>28.345758</text:p>
          </table:table-cell>
          <table:table-cell table:formula="of:=LOG([.B18])/LOG([.A18])" office:value-type="float" office:value="1.18045377569778" calcext:value-type="float">
            <text:p>1.1804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.951603" calcext:value-type="float">
            <text:p>30.951603</text:p>
          </table:table-cell>
          <table:table-cell table:formula="of:=LOG([.B19])/LOG([.A19])" office:value-type="float" office:value="1.18753747908976" calcext:value-type="float">
            <text:p>1.1875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11114" calcext:value-type="float">
            <text:p>33.411114</text:p>
          </table:table-cell>
          <table:table-cell table:formula="of:=LOG([.B20])/LOG([.A20])" office:value-type="float" office:value="1.19170022674966" calcext:value-type="float">
            <text:p>1.1917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979839" calcext:value-type="float">
            <text:p>35.979839</text:p>
          </table:table-cell>
          <table:table-cell table:formula="of:=LOG([.B21])/LOG([.A21])" office:value-type="float" office:value="1.19602101477298" calcext:value-type="float">
            <text:p>1.1960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.006779" calcext:value-type="float">
            <text:p>39.006779</text:p>
          </table:table-cell>
          <table:table-cell table:formula="of:=LOG([.B22])/LOG([.A22])" office:value-type="float" office:value="1.20338592553683" calcext:value-type="float">
            <text:p>1.2033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.129669" calcext:value-type="float">
            <text:p>42.129669</text:p>
          </table:table-cell>
          <table:table-cell table:formula="of:=LOG([.B23])/LOG([.A23])" office:value-type="float" office:value="1.2101911493521" calcext:value-type="float">
            <text:p>1.2101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.133686" calcext:value-type="float">
            <text:p>45.133686</text:p>
          </table:table-cell>
          <table:table-cell table:formula="of:=LOG([.B24])/LOG([.A24])" office:value-type="float" office:value="1.21500108860364" calcext:value-type="float">
            <text:p>1.215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231331" calcext:value-type="float">
            <text:p>48.231331</text:p>
          </table:table-cell>
          <table:table-cell table:formula="of:=LOG([.B25])/LOG([.A25])" office:value-type="float" office:value="1.21961711083009" calcext:value-type="float">
            <text:p>1.2196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428585" calcext:value-type="float">
            <text:p>51.428585</text:p>
          </table:table-cell>
          <table:table-cell table:formula="of:=LOG([.B26])/LOG([.A26])" office:value-type="float" office:value="1.22409013601667" calcext:value-type="float">
            <text:p>1.2240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709076" calcext:value-type="float">
            <text:p>54.709076</text:p>
          </table:table-cell>
          <table:table-cell table:formula="of:=LOG([.B27])/LOG([.A27])" office:value-type="float" office:value="1.22833365192795" calcext:value-type="float">
            <text:p>1.2283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.820637" calcext:value-type="float">
            <text:p>57.820637</text:p>
          </table:table-cell>
          <table:table-cell table:formula="of:=LOG([.B28])/LOG([.A28])" office:value-type="float" office:value="1.23105175360076" calcext:value-type="float">
            <text:p>1.2310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.870392" calcext:value-type="float">
            <text:p>60.870392</text:p>
          </table:table-cell>
          <table:table-cell table:formula="of:=LOG([.B29])/LOG([.A29])" office:value-type="float" office:value="1.23304163051597" calcext:value-type="float">
            <text:p>1.2330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.956654" calcext:value-type="float">
            <text:p>63.956654</text:p>
          </table:table-cell>
          <table:table-cell table:formula="of:=LOG([.B30])/LOG([.A30])" office:value-type="float" office:value="1.23487979155898" calcext:value-type="float">
            <text:p>1.2348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146957" calcext:value-type="float">
            <text:p>67.146957</text:p>
          </table:table-cell>
          <table:table-cell table:formula="of:=LOG([.B31])/LOG([.A31])" office:value-type="float" office:value="1.23688311303793" calcext:value-type="float">
            <text:p>1.2368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.351669" calcext:value-type="float">
            <text:p>70.351669</text:p>
          </table:table-cell>
          <table:table-cell table:formula="of:=LOG([.B32])/LOG([.A32])" office:value-type="float" office:value="1.23864949233341" calcext:value-type="float">
            <text:p>1.2386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.580879" calcext:value-type="float">
            <text:p>73.580879</text:p>
          </table:table-cell>
          <table:table-cell table:formula="of:=LOG([.B33])/LOG([.A33])" office:value-type="float" office:value="1.24025180115829" calcext:value-type="float">
            <text:p>1.2402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76.692421" calcext:value-type="float">
            <text:p>76.692421</text:p>
          </table:table-cell>
          <table:table-cell table:formula="of:=LOG([.B34])/LOG([.A34])" office:value-type="float" office:value="1.24118218354756" calcext:value-type="float">
            <text:p>1.2411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80.127129" calcext:value-type="float">
            <text:p>80.127129</text:p>
          </table:table-cell>
          <table:table-cell table:formula="of:=LOG([.B35])/LOG([.A35])" office:value-type="float" office:value="1.24309878563759" calcext:value-type="float">
            <text:p>1.2430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84.504845" calcext:value-type="float">
            <text:p>84.504845</text:p>
          </table:table-cell>
          <table:table-cell table:formula="of:=LOG([.B36])/LOG([.A36])" office:value-type="float" office:value="1.24792532074591" calcext:value-type="float">
            <text:p>1.2479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88.85923" calcext:value-type="float">
            <text:p>88.85923</text:p>
          </table:table-cell>
          <table:table-cell table:formula="of:=LOG([.B37])/LOG([.A37])" office:value-type="float" office:value="1.25213610119419" calcext:value-type="float">
            <text:p>1.2521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92.936363" calcext:value-type="float">
            <text:p>92.936363</text:p>
          </table:table-cell>
          <table:table-cell table:formula="of:=LOG([.B38])/LOG([.A38])" office:value-type="float" office:value="1.25505899047111" calcext:value-type="float">
            <text:p>1.2550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96.7677" calcext:value-type="float">
            <text:p>96.7677</text:p>
          </table:table-cell>
          <table:table-cell table:formula="of:=LOG([.B39])/LOG([.A39])" office:value-type="float" office:value="1.25696356323769" calcext:value-type="float">
            <text:p>1.2569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100.520462" calcext:value-type="float">
            <text:p>100.520462</text:p>
          </table:table-cell>
          <table:table-cell table:formula="of:=LOG([.B40])/LOG([.A40])" office:value-type="float" office:value="1.25843694035713" calcext:value-type="float">
            <text:p>1.2584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104.278259" calcext:value-type="float">
            <text:p>104.278259</text:p>
          </table:table-cell>
          <table:table-cell table:formula="of:=LOG([.B41])/LOG([.A41])" office:value-type="float" office:value="1.25974918706222" calcext:value-type="float">
            <text:p>1.2597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108.280884" calcext:value-type="float">
            <text:p>108.280884</text:p>
          </table:table-cell>
          <table:table-cell table:formula="of:=LOG([.B42])/LOG([.A42])" office:value-type="float" office:value="1.261515474746" calcext:value-type="float">
            <text:p>1.2615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112.467285" calcext:value-type="float">
            <text:p>112.467285</text:p>
          </table:table-cell>
          <table:table-cell table:formula="of:=LOG([.B43])/LOG([.A43])" office:value-type="float" office:value="1.26353125387336" calcext:value-type="float">
            <text:p>1.2635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116.534225" calcext:value-type="float">
            <text:p>116.534225</text:p>
          </table:table-cell>
          <table:table-cell table:formula="of:=LOG([.B44])/LOG([.A44])" office:value-type="float" office:value="1.26507095084687" calcext:value-type="float">
            <text:p>1.2650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120.62648" calcext:value-type="float">
            <text:p>120.62648</text:p>
          </table:table-cell>
          <table:table-cell table:formula="of:=LOG([.B45])/LOG([.A45])" office:value-type="float" office:value="1.2665059874527" calcext:value-type="float">
            <text:p>1.2665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124.741997" calcext:value-type="float">
            <text:p>124.741997</text:p>
          </table:table-cell>
          <table:table-cell table:formula="of:=LOG([.B46])/LOG([.A46])" office:value-type="float" office:value="1.26784226162387" calcext:value-type="float">
            <text:p>1.2678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128.865402" calcext:value-type="float">
            <text:p>128.865402</text:p>
          </table:table-cell>
          <table:table-cell table:formula="of:=LOG([.B47])/LOG([.A47])" office:value-type="float" office:value="1.26905812300742" calcext:value-type="float">
            <text:p>1.2690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133.049652" calcext:value-type="float">
            <text:p>133.049652</text:p>
          </table:table-cell>
          <table:table-cell table:formula="of:=LOG([.B48])/LOG([.A48])" office:value-type="float" office:value="1.27026880208177" calcext:value-type="float">
            <text:p>1.2702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137.309708" calcext:value-type="float">
            <text:p>137.309708</text:p>
          </table:table-cell>
          <table:table-cell table:formula="of:=LOG([.B49])/LOG([.A49])" office:value-type="float" office:value="1.27150179050044" calcext:value-type="float">
            <text:p>1.2715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141.569107" calcext:value-type="float">
            <text:p>141.569107</text:p>
          </table:table-cell>
          <table:table-cell table:formula="of:=LOG([.B50])/LOG([.A50])" office:value-type="float" office:value="1.27261476819918" calcext:value-type="float">
            <text:p>1.2726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145.934494" calcext:value-type="float">
            <text:p>145.934494</text:p>
          </table:table-cell>
          <table:table-cell table:formula="of:=LOG([.B51])/LOG([.A51])" office:value-type="float" office:value="1.273805865374" calcext:value-type="float">
            <text:p>1.2738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float" office:value="150.141998" calcext:value-type="float">
            <text:p>150.141998</text:p>
          </table:table-cell>
          <table:table-cell table:formula="of:=LOG([.B52])/LOG([.A52])" office:value-type="float" office:value="1.27461946886068" calcext:value-type="float">
            <text:p>1.2746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office:value-type="float" office:value="154.633331" calcext:value-type="float">
            <text:p>154.633331</text:p>
          </table:table-cell>
          <table:table-cell table:formula="of:=LOG([.B53])/LOG([.A53])" office:value-type="float" office:value="1.27581517796375" calcext:value-type="float">
            <text:p>1.2758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float" office:value="159.121155" calcext:value-type="float">
            <text:p>159.121155</text:p>
          </table:table-cell>
          <table:table-cell table:formula="of:=LOG([.B54])/LOG([.A54])" office:value-type="float" office:value="1.27690003747265" calcext:value-type="float">
            <text:p>1.2769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float" office:value="163.675323" calcext:value-type="float">
            <text:p>163.675323</text:p>
          </table:table-cell>
          <table:table-cell table:formula="of:=LOG([.B55])/LOG([.A55])" office:value-type="float" office:value="1.27799075359526" calcext:value-type="float">
            <text:p>1.2779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168.128433" calcext:value-type="float">
            <text:p>168.128433</text:p>
          </table:table-cell>
          <table:table-cell table:formula="of:=LOG([.B56])/LOG([.A56])" office:value-type="float" office:value="1.27883755420282" calcext:value-type="float">
            <text:p>1.2788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float" office:value="172.769943" calcext:value-type="float">
            <text:p>172.769943</text:p>
          </table:table-cell>
          <table:table-cell table:formula="of:=LOG([.B57])/LOG([.A57])" office:value-type="float" office:value="1.27987845437857" calcext:value-type="float">
            <text:p>1.2798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float" office:value="177.423416" calcext:value-type="float">
            <text:p>177.423416</text:p>
          </table:table-cell>
          <table:table-cell table:formula="of:=LOG([.B58])/LOG([.A58])" office:value-type="float" office:value="1.28084921847377" calcext:value-type="float">
            <text:p>1.2808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float" office:value="182.075363" calcext:value-type="float">
            <text:p>182.075363</text:p>
          </table:table-cell>
          <table:table-cell table:formula="of:=LOG([.B59])/LOG([.A59])" office:value-type="float" office:value="1.28173715780967" calcext:value-type="float">
            <text:p>1.2817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float" office:value="186.702042" calcext:value-type="float">
            <text:p>186.702042</text:p>
          </table:table-cell>
          <table:table-cell table:formula="of:=LOG([.B60])/LOG([.A60])" office:value-type="float" office:value="1.2825177106924" calcext:value-type="float">
            <text:p>1.2825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191.362427" calcext:value-type="float">
            <text:p>191.362427</text:p>
          </table:table-cell>
          <table:table-cell table:formula="of:=LOG([.B61])/LOG([.A61])" office:value-type="float" office:value="1.28327478885451" calcext:value-type="float">
            <text:p>1.2832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float" office:value="196.111603" calcext:value-type="float">
            <text:p>196.111603</text:p>
          </table:table-cell>
          <table:table-cell table:formula="of:=LOG([.B62])/LOG([.A62])" office:value-type="float" office:value="1.2840782944589" calcext:value-type="float">
            <text:p>1.2840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float" office:value="200.921646" calcext:value-type="float">
            <text:p>200.921646</text:p>
          </table:table-cell>
          <table:table-cell table:formula="of:=LOG([.B63])/LOG([.A63])" office:value-type="float" office:value="1.28489031769333" calcext:value-type="float">
            <text:p>1.28489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float" office:value="205.9366" calcext:value-type="float">
            <text:p>205.9366</text:p>
          </table:table-cell>
          <table:table-cell table:formula="of:=LOG([.B64])/LOG([.A64])" office:value-type="float" office:value="1.28587861758224" calcext:value-type="float">
            <text:p>1.2858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float" office:value="211.016891" calcext:value-type="float">
            <text:p>211.016891</text:p>
          </table:table-cell>
          <table:table-cell table:formula="of:=LOG([.B65])/LOG([.A65])" office:value-type="float" office:value="1.28686911248328" calcext:value-type="float">
            <text:p>1.286869</text:p>
          </table:table-cell>
        </table:table-row>
      </table:table>
      <table:table table:name="Managem_amps" table:style-name="ta1">
        <table:shapes>
          <draw:frame draw:z-index="0" draw:style-name="gr1" draw:text-style-name="P1" svg:width="9.2161in" svg:height="5.022in" svg:x="4.9799in" svg:y="0.1858in">
            <draw:object draw:notify-on-update-of-ranges="Managem_amps.A2:Managem_amps.A480 Managem_amps.F1:Managem_amps.F1 Managem_amps.F2:Managem_amps.F480 Managem_amps.A2:Managem_amps.A480 Managem_amps.D1:Managem_amps.D1 Managem_amps.D2:Managem_amps.D48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9.2161in" svg:height="5.022in" svg:x="4.9551in" svg:y="5.5634in">
            <draw:object draw:notify-on-update-of-ranges="Managem_amps.A3:Managem_amps.A490 Managem_amps.F1:Managem_amps.F1 Managem_amps.F3:Managem_amps.F490 Managem_spec.A2:Managem_spec.A129 Managem_spec.C1:Managem_spec.C1 Managem_spec.C2:Managem_spec.C129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10"/>
        <table:table-column table:style-name="co2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<text:s/>#Gems</text:p>
          </table:table-cell>
          <table:table-cell office:value-type="string" calcext:value-type="string">
            <text:p>Managem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T WELL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864" calcext:value-type="float">
            <text:p>0.6864</text:p>
          </table:table-cell>
          <table:table-cell office:value-type="string" calcext:value-type="string">
            <text:p>UNDERSTOO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0278" calcext:value-type="float">
            <text:p>0.970278</text:p>
          </table:table-cell>
          <table:table-cell office:value-type="string" calcext:value-type="string">
            <text:p>FOR AMPE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72911" calcext:value-type="float">
            <text:p>1.17291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35757" calcext:value-type="float">
            <text:p>1.435757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55855" calcext:value-type="float">
            <text:p>1.655855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51742" calcext:value-type="float">
            <text:p>1.8517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2" calcext:value-type="float">
            <text:p>2.0</text:p>
          </table:table-cell>
          <table:table-cell office:value-type="float" office:value="2.69568" calcext:value-type="float">
            <text:p>2.69568</text:p>
          </table:table-cell>
          <table:table-cell table:formula="of:=LOG([.E9])/LOG([.A9])" office:value-type="float" office:value="0.476883082196302" calcext:value-type="float">
            <text:p>0.4768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3" calcext:value-type="float">
            <text:p>3.0</text:p>
          </table:table-cell>
          <table:table-cell office:value-type="float" office:value="3.413619" calcext:value-type="float">
            <text:p>3.413619</text:p>
          </table:table-cell>
          <table:table-cell table:formula="of:=LOG([.E10])/LOG([.A10])" office:value-type="float" office:value="0.558783581574555" calcext:value-type="float">
            <text:p>0.558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4" calcext:value-type="float">
            <text:p>4.0</text:p>
          </table:table-cell>
          <table:table-cell office:value-type="float" office:value="3.739177" calcext:value-type="float">
            <text:p>3.739177</text:p>
          </table:table-cell>
          <table:table-cell table:formula="of:=LOG([.E11])/LOG([.A11])" office:value-type="float" office:value="0.572776023673578" calcext:value-type="float">
            <text:p>0.5727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5" calcext:value-type="float">
            <text:p>5.0</text:p>
          </table:table-cell>
          <table:table-cell office:value-type="float" office:value="4.004579" calcext:value-type="float">
            <text:p>4.004579</text:p>
          </table:table-cell>
          <table:table-cell table:formula="of:=LOG([.E12])/LOG([.A12])" office:value-type="float" office:value="0.578606777423632" calcext:value-type="float">
            <text:p>0.578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3]/[.C13]" office:value-type="float" office:value="6" calcext:value-type="float">
            <text:p>6.0</text:p>
          </table:table-cell>
          <table:table-cell office:value-type="float" office:value="4.251763" calcext:value-type="float">
            <text:p>4.251763</text:p>
          </table:table-cell>
          <table:table-cell table:formula="of:=LOG([.E13])/LOG([.A13])" office:value-type="float" office:value="0.582449936529295" calcext:value-type="float">
            <text:p>0.5824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4]/[.C14]" office:value-type="float" office:value="7" calcext:value-type="float">
            <text:p>7.0</text:p>
          </table:table-cell>
          <table:table-cell office:value-type="float" office:value="4.483267" calcext:value-type="float">
            <text:p>4.483267</text:p>
          </table:table-cell>
          <table:table-cell table:formula="of:=LOG([.E14])/LOG([.A14])" office:value-type="float" office:value="0.584944111027638" calcext:value-type="float">
            <text:p>0.584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5]/[.C15]" office:value-type="float" office:value="8" calcext:value-type="float">
            <text:p>8.0</text:p>
          </table:table-cell>
          <table:table-cell office:value-type="float" office:value="4.705327" calcext:value-type="float">
            <text:p>4.705327</text:p>
          </table:table-cell>
          <table:table-cell table:formula="of:=LOG([.E15])/LOG([.A15])" office:value-type="float" office:value="0.58683653961372" calcext:value-type="float">
            <text:p>0.5868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6]/[.C16]" office:value-type="float" office:value="9" calcext:value-type="float">
            <text:p>9.0</text:p>
          </table:table-cell>
          <table:table-cell office:value-type="float" office:value="4.91756" calcext:value-type="float">
            <text:p>4.91756</text:p>
          </table:table-cell>
          <table:table-cell table:formula="of:=LOG([.E16])/LOG([.A16])" office:value-type="float" office:value="0.588176863146834" calcext:value-type="float">
            <text:p>0.588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7]/[.C17]" office:value-type="float" office:value="10" calcext:value-type="float">
            <text:p>10.0</text:p>
          </table:table-cell>
          <table:table-cell office:value-type="float" office:value="5.148557" calcext:value-type="float">
            <text:p>5.148557</text:p>
          </table:table-cell>
          <table:table-cell table:formula="of:=LOG([.E17])/LOG([.A17])" office:value-type="float" office:value="0.591042035226689" calcext:value-type="float">
            <text:p>0.5910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]/[.C18]" office:value-type="float" office:value="11" calcext:value-type="float">
            <text:p>11.0</text:p>
          </table:table-cell>
          <table:table-cell office:value-type="float" office:value="5.356042" calcext:value-type="float">
            <text:p>5.356042</text:p>
          </table:table-cell>
          <table:table-cell table:formula="of:=LOG([.E18])/LOG([.A18])" office:value-type="float" office:value="0.592339886084403" calcext:value-type="float">
            <text:p>0.5923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9]/[.C19]" office:value-type="float" office:value="12" calcext:value-type="float">
            <text:p>12.0</text:p>
          </table:table-cell>
          <table:table-cell office:value-type="float" office:value="5.568576" calcext:value-type="float">
            <text:p>5.568576</text:p>
          </table:table-cell>
          <table:table-cell table:formula="of:=LOG([.E19])/LOG([.A19])" office:value-type="float" office:value="0.594089449312722" calcext:value-type="float">
            <text:p>0.5940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20]/[.C20]" office:value-type="float" office:value="13" calcext:value-type="float">
            <text:p>13.0</text:p>
          </table:table-cell>
          <table:table-cell office:value-type="float" office:value="5.760741" calcext:value-type="float">
            <text:p>5.760741</text:p>
          </table:table-cell>
          <table:table-cell table:formula="of:=LOG([.E20])/LOG([.A20])" office:value-type="float" office:value="0.594702802352755" calcext:value-type="float">
            <text:p>0.594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21]/[.C21]" office:value-type="float" office:value="14" calcext:value-type="float">
            <text:p>14.0</text:p>
          </table:table-cell>
          <table:table-cell office:value-type="float" office:value="5.938044" calcext:value-type="float">
            <text:p>5.938044</text:p>
          </table:table-cell>
          <table:table-cell table:formula="of:=LOG([.E21])/LOG([.A21])" office:value-type="float" office:value="0.594639181191948" calcext:value-type="float">
            <text:p>0.594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22]/[.C22]" office:value-type="float" office:value="15" calcext:value-type="float">
            <text:p>15.0</text:p>
          </table:table-cell>
          <table:table-cell office:value-type="float" office:value="6.125638" calcext:value-type="float">
            <text:p>6.125638</text:p>
          </table:table-cell>
          <table:table-cell table:formula="of:=LOG([.E22])/LOG([.A22])" office:value-type="float" office:value="0.595325852033065" calcext:value-type="float">
            <text:p>0.5953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3]/[.C23]" office:value-type="float" office:value="16" calcext:value-type="float">
            <text:p>16.0</text:p>
          </table:table-cell>
          <table:table-cell office:value-type="float" office:value="6.31345" calcext:value-type="float">
            <text:p>6.31345</text:p>
          </table:table-cell>
          <table:table-cell table:formula="of:=LOG([.E23])/LOG([.A23])" office:value-type="float" office:value="0.596136192282227" calcext:value-type="float">
            <text:p>0.5961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4]/[.C24]" office:value-type="float" office:value="5.5" calcext:value-type="float">
            <text:p>5.5</text:p>
          </table:table-cell>
          <table:table-cell office:value-type="float" office:value="6.534946" calcext:value-type="float">
            <text:p>6.534946</text:p>
          </table:table-cell>
          <table:table-cell table:formula="of:=LOG([.E24])/LOG([.A24])" office:value-type="float" office:value="0.598682043266859" calcext:value-type="float">
            <text:p>0.598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5]/[.C25]" office:value-type="float" office:value="6" calcext:value-type="float">
            <text:p>6.0</text:p>
          </table:table-cell>
          <table:table-cell office:value-type="float" office:value="6.750863" calcext:value-type="float">
            <text:p>6.750863</text:p>
          </table:table-cell>
          <table:table-cell table:formula="of:=LOG([.E25])/LOG([.A25])" office:value-type="float" office:value="0.600893015193157" calcext:value-type="float">
            <text:p>0.6008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26]/[.C26]" office:value-type="float" office:value="6.5" calcext:value-type="float">
            <text:p>6.5</text:p>
          </table:table-cell>
          <table:table-cell office:value-type="float" office:value="6.958639" calcext:value-type="float">
            <text:p>6.958639</text:p>
          </table:table-cell>
          <table:table-cell table:formula="of:=LOG([.E26])/LOG([.A26])" office:value-type="float" office:value="0.602689887649563" calcext:value-type="float">
            <text:p>0.6026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27]/[.C27]" office:value-type="float" office:value="7" calcext:value-type="float">
            <text:p>7.0</text:p>
          </table:table-cell>
          <table:table-cell office:value-type="float" office:value="7.156719" calcext:value-type="float">
            <text:p>7.156719</text:p>
          </table:table-cell>
          <table:table-cell table:formula="of:=LOG([.E27])/LOG([.A27])" office:value-type="float" office:value="0.604049515647586" calcext:value-type="float">
            <text:p>0.6040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8]/[.C28]" office:value-type="float" office:value="7.5" calcext:value-type="float">
            <text:p>7.5</text:p>
          </table:table-cell>
          <table:table-cell office:value-type="float" office:value="7.340058" calcext:value-type="float">
            <text:p>7.340058</text:p>
          </table:table-cell>
          <table:table-cell table:formula="of:=LOG([.E28])/LOG([.A28])" office:value-type="float" office:value="0.604807466371712" calcext:value-type="float">
            <text:p>0.604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9]/[.C29]" office:value-type="float" office:value="8" calcext:value-type="float">
            <text:p>8.0</text:p>
          </table:table-cell>
          <table:table-cell office:value-type="float" office:value="7.536667" calcext:value-type="float">
            <text:p>7.536667</text:p>
          </table:table-cell>
          <table:table-cell table:formula="of:=LOG([.E29])/LOG([.A29])" office:value-type="float" office:value="0.606139279771813" calcext:value-type="float">
            <text:p>0.606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30]/[.C30]" office:value-type="float" office:value="8.5" calcext:value-type="float">
            <text:p>8.5</text:p>
          </table:table-cell>
          <table:table-cell office:value-type="float" office:value="7.713785" calcext:value-type="float">
            <text:p>7.713785</text:p>
          </table:table-cell>
          <table:table-cell table:formula="of:=LOG([.E30])/LOG([.A30])" office:value-type="float" office:value="0.606720968737452" calcext:value-type="float">
            <text:p>0.606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31]/[.C31]" office:value-type="float" office:value="9" calcext:value-type="float">
            <text:p>9.0</text:p>
          </table:table-cell>
          <table:table-cell office:value-type="float" office:value="7.892879" calcext:value-type="float">
            <text:p>7.892879</text:p>
          </table:table-cell>
          <table:table-cell table:formula="of:=LOG([.E31])/LOG([.A31])" office:value-type="float" office:value="0.60742166029772" calcext:value-type="float">
            <text:p>0.607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32]/[.C32]" office:value-type="float" office:value="9.5" calcext:value-type="float">
            <text:p>9.5</text:p>
          </table:table-cell>
          <table:table-cell office:value-type="float" office:value="8.071697" calcext:value-type="float">
            <text:p>8.071697</text:p>
          </table:table-cell>
          <table:table-cell table:formula="of:=LOG([.E32])/LOG([.A32])" office:value-type="float" office:value="0.608145464972507" calcext:value-type="float">
            <text:p>0.6081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33]/[.C33]" office:value-type="float" office:value="10" calcext:value-type="float">
            <text:p>10.0</text:p>
          </table:table-cell>
          <table:table-cell office:value-type="float" office:value="8.250706" calcext:value-type="float">
            <text:p>8.250706</text:p>
          </table:table-cell>
          <table:table-cell table:formula="of:=LOG([.E33])/LOG([.A33])" office:value-type="float" office:value="0.60890351475945" calcext:value-type="float">
            <text:p>0.608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34]/[.C34]" office:value-type="float" office:value="10.5" calcext:value-type="float">
            <text:p>10.5</text:p>
          </table:table-cell>
          <table:table-cell office:value-type="float" office:value="8.410275" calcext:value-type="float">
            <text:p>8.410275</text:p>
          </table:table-cell>
          <table:table-cell table:formula="of:=LOG([.E34])/LOG([.A34])" office:value-type="float" office:value="0.609023185330904" calcext:value-type="float">
            <text:p>0.6090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35]/[.C35]" office:value-type="float" office:value="11" calcext:value-type="float">
            <text:p>11.0</text:p>
          </table:table-cell>
          <table:table-cell office:value-type="float" office:value="8.568661" calcext:value-type="float">
            <text:p>8.568661</text:p>
          </table:table-cell>
          <table:table-cell table:formula="of:=LOG([.E35])/LOG([.A35])" office:value-type="float" office:value="0.609158213603025" calcext:value-type="float">
            <text:p>0.6091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36]/[.C36]" office:value-type="float" office:value="11.5" calcext:value-type="float">
            <text:p>11.5</text:p>
          </table:table-cell>
          <table:table-cell office:value-type="float" office:value="8.727217" calcext:value-type="float">
            <text:p>8.727217</text:p>
          </table:table-cell>
          <table:table-cell table:formula="of:=LOG([.E36])/LOG([.A36])" office:value-type="float" office:value="0.60934864766091" calcext:value-type="float">
            <text:p>0.6093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37]/[.C37]" office:value-type="float" office:value="12" calcext:value-type="float">
            <text:p>12.0</text:p>
          </table:table-cell>
          <table:table-cell office:value-type="float" office:value="8.885175" calcext:value-type="float">
            <text:p>8.885175</text:p>
          </table:table-cell>
          <table:table-cell table:formula="of:=LOG([.E37])/LOG([.A37])" office:value-type="float" office:value="0.60956400539376" calcext:value-type="float">
            <text:p>0.6095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38]/[.C38]" office:value-type="float" office:value="12.5" calcext:value-type="float">
            <text:p>12.5</text:p>
          </table:table-cell>
          <table:table-cell office:value-type="float" office:value="9.032221" calcext:value-type="float">
            <text:p>9.032221</text:p>
          </table:table-cell>
          <table:table-cell table:formula="of:=LOG([.E38])/LOG([.A38])" office:value-type="float" office:value="0.609484443663977" calcext:value-type="float">
            <text:p>0.6094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39]/[.C39]" office:value-type="float" office:value="6.66666666666667" calcext:value-type="float">
            <text:p>6.7</text:p>
          </table:table-cell>
          <table:table-cell office:value-type="float" office:value="9.201263" calcext:value-type="float">
            <text:p>9.201263</text:p>
          </table:table-cell>
          <table:table-cell table:formula="of:=LOG([.E39])/LOG([.A39])" office:value-type="float" office:value="0.610113591758396" calcext:value-type="float">
            <text:p>0.610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B40]/[.C40]" office:value-type="float" office:value="7" calcext:value-type="float">
            <text:p>7.0</text:p>
          </table:table-cell>
          <table:table-cell office:value-type="float" office:value="9.367986" calcext:value-type="float">
            <text:p>9.367986</text:p>
          </table:table-cell>
          <table:table-cell table:formula="of:=LOG([.E40])/LOG([.A40])" office:value-type="float" office:value="0.610689364053337" calcext:value-type="float">
            <text:p>0.6106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41]/[.C41]" office:value-type="float" office:value="7.33333333333333" calcext:value-type="float">
            <text:p>7.3</text:p>
          </table:table-cell>
          <table:table-cell office:value-type="float" office:value="9.530446" calcext:value-type="float">
            <text:p>9.530446</text:p>
          </table:table-cell>
          <table:table-cell table:formula="of:=LOG([.E41])/LOG([.A41])" office:value-type="float" office:value="0.611158901827776" calcext:value-type="float">
            <text:p>0.611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42]/[.C42]" office:value-type="float" office:value="7.66666666666667" calcext:value-type="float">
            <text:p>7.7</text:p>
          </table:table-cell>
          <table:table-cell office:value-type="float" office:value="9.692142" calcext:value-type="float">
            <text:p>9.692142</text:p>
          </table:table-cell>
          <table:table-cell table:formula="of:=LOG([.E42])/LOG([.A42])" office:value-type="float" office:value="0.611625522087" calcext:value-type="float">
            <text:p>0.6116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43]/[.C43]" office:value-type="float" office:value="8" calcext:value-type="float">
            <text:p>8.0</text:p>
          </table:table-cell>
          <table:table-cell office:value-type="float" office:value="9.85401" calcext:value-type="float">
            <text:p>9.85401</text:p>
          </table:table-cell>
          <table:table-cell table:formula="of:=LOG([.E43])/LOG([.A43])" office:value-type="float" office:value="0.61211361960567" calcext:value-type="float">
            <text:p>0.6121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44]/[.C44]" office:value-type="float" office:value="8.33333333333333" calcext:value-type="float">
            <text:p>8.3</text:p>
          </table:table-cell>
          <table:table-cell office:value-type="float" office:value="10.0016" calcext:value-type="float">
            <text:p>10.0016</text:p>
          </table:table-cell>
          <table:table-cell table:formula="of:=LOG([.E44])/LOG([.A44])" office:value-type="float" office:value="0.612236788621599" calcext:value-type="float">
            <text:p>0.6122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45]/[.C45]" office:value-type="float" office:value="8.66666666666667" calcext:value-type="float">
            <text:p>8.7</text:p>
          </table:table-cell>
          <table:table-cell office:value-type="float" office:value="10.165726" calcext:value-type="float">
            <text:p>10.165726</text:p>
          </table:table-cell>
          <table:table-cell table:formula="of:=LOG([.E45])/LOG([.A45])" office:value-type="float" office:value="0.612818619153936" calcext:value-type="float">
            <text:p>0.612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46]/[.C46]" office:value-type="float" office:value="9" calcext:value-type="float">
            <text:p>9.0</text:p>
          </table:table-cell>
          <table:table-cell office:value-type="float" office:value="10.329833" calcext:value-type="float">
            <text:p>10.329833</text:p>
          </table:table-cell>
          <table:table-cell table:formula="of:=LOG([.E46])/LOG([.A46])" office:value-type="float" office:value="0.613407708923633" calcext:value-type="float">
            <text:p>0.6134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B47]/[.C47]" office:value-type="float" office:value="9.33333333333333" calcext:value-type="float">
            <text:p>9.3</text:p>
          </table:table-cell>
          <table:table-cell office:value-type="float" office:value="10.479458" calcext:value-type="float">
            <text:p>10.479458</text:p>
          </table:table-cell>
          <table:table-cell table:formula="of:=LOG([.E47])/LOG([.A47])" office:value-type="float" office:value="0.613642469141321" calcext:value-type="float">
            <text:p>0.6136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B48]/[.C48]" office:value-type="float" office:value="9.66666666666667" calcext:value-type="float">
            <text:p>9.7</text:p>
          </table:table-cell>
          <table:table-cell office:value-type="float" office:value="10.618455" calcext:value-type="float">
            <text:p>10.618455</text:p>
          </table:table-cell>
          <table:table-cell table:formula="of:=LOG([.E48])/LOG([.A48])" office:value-type="float" office:value="0.613637130159679" calcext:value-type="float">
            <text:p>0.613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9]/[.C49]" office:value-type="float" office:value="10" calcext:value-type="float">
            <text:p>10.0</text:p>
          </table:table-cell>
          <table:table-cell office:value-type="float" office:value="10.75575" calcext:value-type="float">
            <text:p>10.75575</text:p>
          </table:table-cell>
          <table:table-cell table:formula="of:=LOG([.E49])/LOG([.A49])" office:value-type="float" office:value="0.613618483928375" calcext:value-type="float">
            <text:p>0.6136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50]/[.C50]" office:value-type="float" office:value="6.25" calcext:value-type="float">
            <text:p>6.3</text:p>
          </table:table-cell>
          <table:table-cell office:value-type="float" office:value="10.895233" calcext:value-type="float">
            <text:p>10.895233</text:p>
          </table:table-cell>
          <table:table-cell table:formula="of:=LOG([.E50])/LOG([.A50])" office:value-type="float" office:value="0.613678220262183" calcext:value-type="float">
            <text:p>0.6136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B51]/[.C51]" office:value-type="float" office:value="6.5" calcext:value-type="float">
            <text:p>6.5</text:p>
          </table:table-cell>
          <table:table-cell office:value-type="float" office:value="11.063258" calcext:value-type="float">
            <text:p>11.063258</text:p>
          </table:table-cell>
          <table:table-cell table:formula="of:=LOG([.E51])/LOG([.A51])" office:value-type="float" office:value="0.614421112663581" calcext:value-type="float">
            <text:p>0.6144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B52]/[.C52]" office:value-type="float" office:value="6.75" calcext:value-type="float">
            <text:p>6.8</text:p>
          </table:table-cell>
          <table:table-cell office:value-type="float" office:value="11.231284" calcext:value-type="float">
            <text:p>11.231284</text:p>
          </table:table-cell>
          <table:table-cell table:formula="of:=LOG([.E52])/LOG([.A52])" office:value-type="float" office:value="0.615160316032866" calcext:value-type="float">
            <text:p>0.6151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B53]/[.C53]" office:value-type="float" office:value="7" calcext:value-type="float">
            <text:p>7.0</text:p>
          </table:table-cell>
          <table:table-cell office:value-type="float" office:value="11.380909" calcext:value-type="float">
            <text:p>11.380909</text:p>
          </table:table-cell>
          <table:table-cell table:formula="of:=LOG([.E53])/LOG([.A53])" office:value-type="float" office:value="0.615486534290134" calcext:value-type="float">
            <text:p>0.615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B54]/[.C54]" office:value-type="float" office:value="7.25" calcext:value-type="float">
            <text:p>7.3</text:p>
          </table:table-cell>
          <table:table-cell office:value-type="float" office:value="11.531863" calcext:value-type="float">
            <text:p>11.531863</text:p>
          </table:table-cell>
          <table:table-cell table:formula="of:=LOG([.E54])/LOG([.A54])" office:value-type="float" office:value="0.615852424194139" calcext:value-type="float">
            <text:p>0.6158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55]/[.C55]" office:value-type="float" office:value="7.5" calcext:value-type="float">
            <text:p>7.5</text:p>
          </table:table-cell>
          <table:table-cell office:value-type="float" office:value="11.669158" calcext:value-type="float">
            <text:p>11.669158</text:p>
          </table:table-cell>
          <table:table-cell table:formula="of:=LOG([.E55])/LOG([.A55])" office:value-type="float" office:value="0.615933597176854" calcext:value-type="float">
            <text:p>0.6159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B56]/[.C56]" office:value-type="float" office:value="7.75" calcext:value-type="float">
            <text:p>7.8</text:p>
          </table:table-cell>
          <table:table-cell office:value-type="float" office:value="11.806452" calcext:value-type="float">
            <text:p>11.806452</text:p>
          </table:table-cell>
          <table:table-cell table:formula="of:=LOG([.E56])/LOG([.A56])" office:value-type="float" office:value="0.616032170921145" calcext:value-type="float">
            <text:p>0.6160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B57]/[.C57]" office:value-type="float" office:value="8" calcext:value-type="float">
            <text:p>8.0</text:p>
          </table:table-cell>
          <table:table-cell office:value-type="float" office:value="11.941385" calcext:value-type="float">
            <text:p>11.941385</text:p>
          </table:table-cell>
          <table:table-cell table:formula="of:=LOG([.E57])/LOG([.A57])" office:value-type="float" office:value="0.616097744600884" calcext:value-type="float">
            <text:p>0.6160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B58]/[.C58]" office:value-type="float" office:value="8.25" calcext:value-type="float">
            <text:p>8.3</text:p>
          </table:table-cell>
          <table:table-cell office:value-type="float" office:value="12.078679" calcext:value-type="float">
            <text:p>12.078679</text:p>
          </table:table-cell>
          <table:table-cell table:formula="of:=LOG([.E58])/LOG([.A58])" office:value-type="float" office:value="0.616228107727367" calcext:value-type="float">
            <text:p>0.6162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B59]/[.C59]" office:value-type="float" office:value="5.6" calcext:value-type="float">
            <text:p>5.6</text:p>
          </table:table-cell>
          <table:table-cell office:value-type="float" office:value="12.211116" calcext:value-type="float">
            <text:p>12.211116</text:p>
          </table:table-cell>
          <table:table-cell table:formula="of:=LOG([.E59])/LOG([.A59])" office:value-type="float" office:value="0.616274302566926" calcext:value-type="float">
            <text:p>0.6162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B60]/[.C60]" office:value-type="float" office:value="5.8" calcext:value-type="float">
            <text:p>5.8</text:p>
          </table:table-cell>
          <table:table-cell office:value-type="float" office:value="12.362724" calcext:value-type="float">
            <text:p>12.362724</text:p>
          </table:table-cell>
          <table:table-cell table:formula="of:=LOG([.E60])/LOG([.A60])" office:value-type="float" office:value="0.616716793086857" calcext:value-type="float">
            <text:p>0.6167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61]/[.C61]" office:value-type="float" office:value="6" calcext:value-type="float">
            <text:p>6.0</text:p>
          </table:table-cell>
          <table:table-cell office:value-type="float" office:value="12.500019" calcext:value-type="float">
            <text:p>12.500019</text:p>
          </table:table-cell>
          <table:table-cell table:formula="of:=LOG([.E61])/LOG([.A61])" office:value-type="float" office:value="0.616882659952861" calcext:value-type="float">
            <text:p>0.6168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62]/[.C62]" office:value-type="float" office:value="6.2" calcext:value-type="float">
            <text:p>6.2</text:p>
          </table:table-cell>
          <table:table-cell office:value-type="float" office:value="12.637314" calcext:value-type="float">
            <text:p>12.637314</text:p>
          </table:table-cell>
          <table:table-cell table:formula="of:=LOG([.E62])/LOG([.A62])" office:value-type="float" office:value="0.617059523096679" calcext:value-type="float">
            <text:p>0.6170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B63]/[.C63]" office:value-type="float" office:value="6.4" calcext:value-type="float">
            <text:p>6.4</text:p>
          </table:table-cell>
          <table:table-cell office:value-type="float" office:value="12.772246" calcext:value-type="float">
            <text:p>12.772246</text:p>
          </table:table-cell>
          <table:table-cell table:formula="of:=LOG([.E63])/LOG([.A63])" office:value-type="float" office:value="0.617201742880102" calcext:value-type="float">
            <text:p>0.6172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B64]/[.C64]" office:value-type="float" office:value="6.6" calcext:value-type="float">
            <text:p>6.6</text:p>
          </table:table-cell>
          <table:table-cell office:value-type="float" office:value="12.909542" calcext:value-type="float">
            <text:p>12.909542</text:p>
          </table:table-cell>
          <table:table-cell table:formula="of:=LOG([.E64])/LOG([.A64])" office:value-type="float" office:value="0.617398877125632" calcext:value-type="float">
            <text:p>0.617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65]/[.C65]" office:value-type="float" office:value="6.8" calcext:value-type="float">
            <text:p>6.8</text:p>
          </table:table-cell>
          <table:table-cell office:value-type="float" office:value="13.043041" calcext:value-type="float">
            <text:p>13.043041</text:p>
          </table:table-cell>
          <table:table-cell table:formula="of:=LOG([.E65])/LOG([.A65])" office:value-type="float" office:value="0.617534728280239" calcext:value-type="float">
            <text:p>0.617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66]/[.C66]" office:value-type="float" office:value="7" calcext:value-type="float">
            <text:p>7.0</text:p>
          </table:table-cell>
          <table:table-cell office:value-type="float" office:value="13.172998" calcext:value-type="float">
            <text:p>13.172998</text:p>
          </table:table-cell>
          <table:table-cell table:formula="of:=LOG([.E66])/LOG([.A66])" office:value-type="float" office:value="0.617616182143644" calcext:value-type="float">
            <text:p>0.6176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67]/[.C67]" office:value-type="float" office:value="5" calcext:value-type="float">
            <text:p>5.0</text:p>
          </table:table-cell>
          <table:table-cell office:value-type="float" office:value="13.303819" calcext:value-type="float">
            <text:p>13.303819</text:p>
          </table:table-cell>
          <table:table-cell table:formula="of:=LOG([.E67])/LOG([.A67])" office:value-type="float" office:value="0.617724203120245" calcext:value-type="float">
            <text:p>0.6177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68]/[.C68]" office:value-type="float" office:value="5.16666666666667" calcext:value-type="float">
            <text:p>5.2</text:p>
          </table:table-cell>
          <table:table-cell office:value-type="float" office:value="13.441396" calcext:value-type="float">
            <text:p>13.441396</text:p>
          </table:table-cell>
          <table:table-cell table:formula="of:=LOG([.E68])/LOG([.A68])" office:value-type="float" office:value="0.617961747492725" calcext:value-type="float">
            <text:p>0.6179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69]/[.C69]" office:value-type="float" office:value="5.33333333333333" calcext:value-type="float">
            <text:p>5.3</text:p>
          </table:table-cell>
          <table:table-cell office:value-type="float" office:value="13.58011" calcext:value-type="float">
            <text:p>13.58011</text:p>
          </table:table-cell>
          <table:table-cell table:formula="of:=LOG([.E69])/LOG([.A69])" office:value-type="float" office:value="0.618225253871446" calcext:value-type="float">
            <text:p>0.6182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B70]/[.C70]" office:value-type="float" office:value="5.5" calcext:value-type="float">
            <text:p>5.5</text:p>
          </table:table-cell>
          <table:table-cell office:value-type="float" office:value="13.716438" calcext:value-type="float">
            <text:p>13.716438</text:p>
          </table:table-cell>
          <table:table-cell table:formula="of:=LOG([.E70])/LOG([.A70])" office:value-type="float" office:value="0.618452786852653" calcext:value-type="float">
            <text:p>0.6184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71]/[.C71]" office:value-type="float" office:value="5.66666666666667" calcext:value-type="float">
            <text:p>5.7</text:p>
          </table:table-cell>
          <table:table-cell office:value-type="float" office:value="13.855152" calcext:value-type="float">
            <text:p>13.855152</text:p>
          </table:table-cell>
          <table:table-cell table:formula="of:=LOG([.E71])/LOG([.A71])" office:value-type="float" office:value="0.618726631256728" calcext:value-type="float">
            <text:p>0.6187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72]/[.C72]" office:value-type="float" office:value="5.83333333333333" calcext:value-type="float">
            <text:p>5.8</text:p>
          </table:table-cell>
          <table:table-cell office:value-type="float" office:value="13.984829" calcext:value-type="float">
            <text:p>13.984829</text:p>
          </table:table-cell>
          <table:table-cell table:formula="of:=LOG([.E72])/LOG([.A72])" office:value-type="float" office:value="0.618853203920083" calcext:value-type="float">
            <text:p>0.6188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73]/[.C73]" office:value-type="float" office:value="6" calcext:value-type="float">
            <text:p>6.0</text:p>
          </table:table-cell>
          <table:table-cell office:value-type="float" office:value="14.114409" calcext:value-type="float">
            <text:p>14.114409</text:p>
          </table:table-cell>
          <table:table-cell table:formula="of:=LOG([.E73])/LOG([.A73])" office:value-type="float" office:value="0.618985938300749" calcext:value-type="float">
            <text:p>0.6189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B74]/[.C74]" office:value-type="float" office:value="6.16666666666667" calcext:value-type="float">
            <text:p>6.2</text:p>
          </table:table-cell>
          <table:table-cell office:value-type="float" office:value="14.239166" calcext:value-type="float">
            <text:p>14.239166</text:p>
          </table:table-cell>
          <table:table-cell table:formula="of:=LOG([.E74])/LOG([.A74])" office:value-type="float" office:value="0.619047067868809" calcext:value-type="float">
            <text:p>0.6190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75]/[.C75]" office:value-type="float" office:value="8.8" calcext:value-type="float">
            <text:p>8.8</text:p>
          </table:table-cell>
          <table:table-cell office:value-type="float" office:value="14.375516" calcext:value-type="float">
            <text:p>14.375516</text:p>
          </table:table-cell>
          <table:table-cell table:formula="of:=LOG([.E75])/LOG([.A75])" office:value-type="float" office:value="0.619304407338087" calcext:value-type="float">
            <text:p>0.619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76]/[.C76]" office:value-type="float" office:value="9" calcext:value-type="float">
            <text:p>9.0</text:p>
          </table:table-cell>
          <table:table-cell office:value-type="float" office:value="14.513503" calcext:value-type="float">
            <text:p>14.513503</text:p>
          </table:table-cell>
          <table:table-cell table:formula="of:=LOG([.E76])/LOG([.A76])" office:value-type="float" office:value="0.619591620665407" calcext:value-type="float">
            <text:p>0.619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77]/[.C77]" office:value-type="float" office:value="9.2" calcext:value-type="float">
            <text:p>9.2</text:p>
          </table:table-cell>
          <table:table-cell office:value-type="float" office:value="14.644199" calcext:value-type="float">
            <text:p>14.644199</text:p>
          </table:table-cell>
          <table:table-cell table:formula="of:=LOG([.E77])/LOG([.A77])" office:value-type="float" office:value="0.619766693871639" calcext:value-type="float">
            <text:p>0.6197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78]/[.C78]" office:value-type="float" office:value="9.4" calcext:value-type="float">
            <text:p>9.4</text:p>
          </table:table-cell>
          <table:table-cell office:value-type="float" office:value="14.783431" calcext:value-type="float">
            <text:p>14.783431</text:p>
          </table:table-cell>
          <table:table-cell table:formula="of:=LOG([.E78])/LOG([.A78])" office:value-type="float" office:value="0.620080036977144" calcext:value-type="float">
            <text:p>0.6200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79]/[.C79]" office:value-type="float" office:value="7" calcext:value-type="float">
            <text:p>7.0</text:p>
          </table:table-cell>
          <table:table-cell office:value-type="float" office:value="14.92651" calcext:value-type="float">
            <text:p>14.92651</text:p>
          </table:table-cell>
          <table:table-cell table:formula="of:=LOG([.E79])/LOG([.A79])" office:value-type="float" office:value="0.620454323256746" calcext:value-type="float">
            <text:p>0.6204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80]/[.C80]" office:value-type="float" office:value="7.16666666666667" calcext:value-type="float">
            <text:p>7.2</text:p>
          </table:table-cell>
          <table:table-cell office:value-type="float" office:value="15.072919" calcext:value-type="float">
            <text:p>15.072919</text:p>
          </table:table-cell>
          <table:table-cell table:formula="of:=LOG([.E80])/LOG([.A80])" office:value-type="float" office:value="0.620879292205067" calcext:value-type="float">
            <text:p>0.620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B81]/[.C81]" office:value-type="float" office:value="7.33333333333333" calcext:value-type="float">
            <text:p>7.3</text:p>
          </table:table-cell>
          <table:table-cell office:value-type="float" office:value="15.215616" calcext:value-type="float">
            <text:p>15.215616</text:p>
          </table:table-cell>
          <table:table-cell table:formula="of:=LOG([.E81])/LOG([.A81])" office:value-type="float" office:value="0.62124731222546" calcext:value-type="float">
            <text:p>0.6212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82]/[.C82]" office:value-type="float" office:value="7.5" calcext:value-type="float">
            <text:p>7.5</text:p>
          </table:table-cell>
          <table:table-cell office:value-type="float" office:value="15.355858" calcext:value-type="float">
            <text:p>15.355858</text:p>
          </table:table-cell>
          <table:table-cell table:formula="of:=LOG([.E82])/LOG([.A82])" office:value-type="float" office:value="0.621578936006511" calcext:value-type="float">
            <text:p>0.6215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B83]/[.C83]" office:value-type="float" office:value="7.66666666666667" calcext:value-type="float">
            <text:p>7.7</text:p>
          </table:table-cell>
          <table:table-cell office:value-type="float" office:value="15.491669" calcext:value-type="float">
            <text:p>15.491669</text:p>
          </table:table-cell>
          <table:table-cell table:formula="of:=LOG([.E83])/LOG([.A83])" office:value-type="float" office:value="0.621846376362464" calcext:value-type="float">
            <text:p>0.6218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B84]/[.C84]" office:value-type="float" office:value="7.83333333333333" calcext:value-type="float">
            <text:p>7.8</text:p>
          </table:table-cell>
          <table:table-cell office:value-type="float" office:value="15.633275" calcext:value-type="float">
            <text:p>15.633275</text:p>
          </table:table-cell>
          <table:table-cell table:formula="of:=LOG([.E84])/LOG([.A84])" office:value-type="float" office:value="0.622199780318583" calcext:value-type="float">
            <text:p>0.6222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85]/[.C85]" office:value-type="float" office:value="8" calcext:value-type="float">
            <text:p>8.0</text:p>
          </table:table-cell>
          <table:table-cell office:value-type="float" office:value="15.762953" calcext:value-type="float">
            <text:p>15.762953</text:p>
          </table:table-cell>
          <table:table-cell table:formula="of:=LOG([.E85])/LOG([.A85])" office:value-type="float" office:value="0.622382410551015" calcext:value-type="float">
            <text:p>0.6223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86]/[.C86]" office:value-type="float" office:value="8.16666666666667" calcext:value-type="float">
            <text:p>8.2</text:p>
          </table:table-cell>
          <table:table-cell office:value-type="float" office:value="15.891191" calcext:value-type="float">
            <text:p>15.891191</text:p>
          </table:table-cell>
          <table:table-cell table:formula="of:=LOG([.E86])/LOG([.A86])" office:value-type="float" office:value="0.622548287241717" calcext:value-type="float">
            <text:p>0.6225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87]/[.C87]" office:value-type="float" office:value="8.33333333333333" calcext:value-type="float">
            <text:p>8.3</text:p>
          </table:table-cell>
          <table:table-cell office:value-type="float" office:value="16.020868" calcext:value-type="float">
            <text:p>16.020868</text:p>
          </table:table-cell>
          <table:table-cell table:formula="of:=LOG([.E87])/LOG([.A87])" office:value-type="float" office:value="0.622738178672698" calcext:value-type="float">
            <text:p>0.6227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88]/[.C88]" office:value-type="float" office:value="8.5" calcext:value-type="float">
            <text:p>8.5</text:p>
          </table:table-cell>
          <table:table-cell office:value-type="float" office:value="16.149104" calcext:value-type="float">
            <text:p>16.149104</text:p>
          </table:table-cell>
          <table:table-cell table:formula="of:=LOG([.E88])/LOG([.A88])" office:value-type="float" office:value="0.622911285754691" calcext:value-type="float">
            <text:p>0.6229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[.B89]/[.C89]" office:value-type="float" office:value="8.66666666666667" calcext:value-type="float">
            <text:p>8.7</text:p>
          </table:table-cell>
          <table:table-cell office:value-type="float" office:value="16.275134" calcext:value-type="float">
            <text:p>16.275134</text:p>
          </table:table-cell>
          <table:table-cell table:formula="of:=LOG([.E89])/LOG([.A89])" office:value-type="float" office:value="0.623057531103518" calcext:value-type="float">
            <text:p>0.6230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90]/[.C90]" office:value-type="float" office:value="8.83333333333333" calcext:value-type="float">
            <text:p>8.8</text:p>
          </table:table-cell>
          <table:table-cell office:value-type="float" office:value="16.400561" calcext:value-type="float">
            <text:p>16.400561</text:p>
          </table:table-cell>
          <table:table-cell table:formula="of:=LOG([.E90])/LOG([.A90])" office:value-type="float" office:value="0.623199410944732" calcext:value-type="float">
            <text:p>0.6231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91]/[.C91]" office:value-type="float" office:value="9" calcext:value-type="float">
            <text:p>9.0</text:p>
          </table:table-cell>
          <table:table-cell office:value-type="float" office:value="16.525468" calcext:value-type="float">
            <text:p>16.525468</text:p>
          </table:table-cell>
          <table:table-cell table:formula="of:=LOG([.E91])/LOG([.A91])" office:value-type="float" office:value="0.623338076842933" calcext:value-type="float">
            <text:p>0.6233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92]/[.C92]" office:value-type="float" office:value="7" calcext:value-type="float">
            <text:p>7.0</text:p>
          </table:table-cell>
          <table:table-cell office:value-type="float" office:value="16.65049" calcext:value-type="float">
            <text:p>16.65049</text:p>
          </table:table-cell>
          <table:table-cell table:formula="of:=LOG([.E92])/LOG([.A92])" office:value-type="float" office:value="0.623481986384126" calcext:value-type="float">
            <text:p>0.6234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93]/[.C93]" office:value-type="float" office:value="7.14285714285714" calcext:value-type="float">
            <text:p>7.1</text:p>
          </table:table-cell>
          <table:table-cell office:value-type="float" office:value="16.780167" calcext:value-type="float">
            <text:p>16.780167</text:p>
          </table:table-cell>
          <table:table-cell table:formula="of:=LOG([.E93])/LOG([.A93])" office:value-type="float" office:value="0.623690737693494" calcext:value-type="float">
            <text:p>0.6236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[.B94]/[.C94]" office:value-type="float" office:value="7.28571428571429" calcext:value-type="float">
            <text:p>7.3</text:p>
          </table:table-cell>
          <table:table-cell office:value-type="float" office:value="16.908892" calcext:value-type="float">
            <text:p>16.908892</text:p>
          </table:table-cell>
          <table:table-cell table:formula="of:=LOG([.E94])/LOG([.A94])" office:value-type="float" office:value="0.623889148308027" calcext:value-type="float">
            <text:p>0.6238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95]/[.C95]" office:value-type="float" office:value="7.42857142857143" calcext:value-type="float">
            <text:p>7.4</text:p>
          </table:table-cell>
          <table:table-cell office:value-type="float" office:value="17.040007" calcext:value-type="float">
            <text:p>17.040007</text:p>
          </table:table-cell>
          <table:table-cell table:formula="of:=LOG([.E95])/LOG([.A95])" office:value-type="float" office:value="0.624120614683613" calcext:value-type="float">
            <text:p>0.624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B96]/[.C96]" office:value-type="float" office:value="7.57142857142857" calcext:value-type="float">
            <text:p>7.6</text:p>
          </table:table-cell>
          <table:table-cell office:value-type="float" office:value="17.170658" calcext:value-type="float">
            <text:p>17.170658</text:p>
          </table:table-cell>
          <table:table-cell table:formula="of:=LOG([.E96])/LOG([.A96])" office:value-type="float" office:value="0.624347575595438" calcext:value-type="float">
            <text:p>0.6243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[.B97]/[.C97]" office:value-type="float" office:value="7.71428571428571" calcext:value-type="float">
            <text:p>7.7</text:p>
          </table:table-cell>
          <table:table-cell office:value-type="float" office:value="17.301008" calcext:value-type="float">
            <text:p>17.301008</text:p>
          </table:table-cell>
          <table:table-cell table:formula="of:=LOG([.E97])/LOG([.A97])" office:value-type="float" office:value="0.624572150527702" calcext:value-type="float">
            <text:p>0.6245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98]/[.C98]" office:value-type="float" office:value="7.85714285714286" calcext:value-type="float">
            <text:p>7.9</text:p>
          </table:table-cell>
          <table:table-cell office:value-type="float" office:value="17.428879" calcext:value-type="float">
            <text:p>17.428879</text:p>
          </table:table-cell>
          <table:table-cell table:formula="of:=LOG([.E98])/LOG([.A98])" office:value-type="float" office:value="0.62476701948901" calcext:value-type="float">
            <text:p>0.6247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99]/[.C99]" office:value-type="float" office:value="8" calcext:value-type="float">
            <text:p>8.0</text:p>
          </table:table-cell>
          <table:table-cell office:value-type="float" office:value="17.559425" calcext:value-type="float">
            <text:p>17.559425</text:p>
          </table:table-cell>
          <table:table-cell table:formula="of:=LOG([.E99])/LOG([.A99])" office:value-type="float" office:value="0.624996983321465" calcext:value-type="float">
            <text:p>0.6249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B100]/[.C100]" office:value-type="float" office:value="8.14285714285714" calcext:value-type="float">
            <text:p>8.1</text:p>
          </table:table-cell>
          <table:table-cell office:value-type="float" office:value="17.678974" calcext:value-type="float">
            <text:p>17.678974</text:p>
          </table:table-cell>
          <table:table-cell table:formula="of:=LOG([.E100])/LOG([.A100])" office:value-type="float" office:value="0.625092732623123" calcext:value-type="float">
            <text:p>0.625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[.B101]/[.C101]" office:value-type="float" office:value="8.28571428571429" calcext:value-type="float">
            <text:p>8.3</text:p>
          </table:table-cell>
          <table:table-cell office:value-type="float" office:value="17.797195" calcext:value-type="float">
            <text:p>17.797195</text:p>
          </table:table-cell>
          <table:table-cell table:formula="of:=LOG([.E101])/LOG([.A101])" office:value-type="float" office:value="0.625175779468602" calcext:value-type="float">
            <text:p>0.6251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B102]/[.C102]" office:value-type="float" office:value="8.42857142857143" calcext:value-type="float">
            <text:p>8.4</text:p>
          </table:table-cell>
          <table:table-cell office:value-type="float" office:value="17.915415" calcext:value-type="float">
            <text:p>17.915415</text:p>
          </table:table-cell>
          <table:table-cell table:formula="of:=LOG([.E102])/LOG([.A102])" office:value-type="float" office:value="0.625262440038994" calcext:value-type="float">
            <text:p>0.6252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03]/[.C103]" office:value-type="float" office:value="8.57142857142857" calcext:value-type="float">
            <text:p>8.6</text:p>
          </table:table-cell>
          <table:table-cell office:value-type="float" office:value="18.033621" calcext:value-type="float">
            <text:p>18.033621</text:p>
          </table:table-cell>
          <table:table-cell table:formula="of:=LOG([.E103])/LOG([.A103])" office:value-type="float" office:value="0.625352400059649" calcext:value-type="float">
            <text:p>0.6253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B104]/[.C104]" office:value-type="float" office:value="8.71428571428571" calcext:value-type="float">
            <text:p>8.7</text:p>
          </table:table-cell>
          <table:table-cell office:value-type="float" office:value="18.15317" calcext:value-type="float">
            <text:p>18.15317</text:p>
          </table:table-cell>
          <table:table-cell table:formula="of:=LOG([.E104])/LOG([.A104])" office:value-type="float" office:value="0.625461641547895" calcext:value-type="float">
            <text:p>0.6254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105]/[.C105]" office:value-type="float" office:value="8.85714285714286" calcext:value-type="float">
            <text:p>8.9</text:p>
          </table:table-cell>
          <table:table-cell office:value-type="float" office:value="18.266701" calcext:value-type="float">
            <text:p>18.266701</text:p>
          </table:table-cell>
          <table:table-cell table:formula="of:=LOG([.E105])/LOG([.A105])" office:value-type="float" office:value="0.625502858810444" calcext:value-type="float">
            <text:p>0.6255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B106]/[.C106]" office:value-type="float" office:value="9" calcext:value-type="float">
            <text:p>9.0</text:p>
          </table:table-cell>
          <table:table-cell office:value-type="float" office:value="18.38625" calcext:value-type="float">
            <text:p>18.38625</text:p>
          </table:table-cell>
          <table:table-cell table:formula="of:=LOG([.E106])/LOG([.A106])" office:value-type="float" office:value="0.625618373081512" calcext:value-type="float">
            <text:p>0.6256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[.B107]/[.C107]" office:value-type="float" office:value="7.25" calcext:value-type="float">
            <text:p>7.3</text:p>
          </table:table-cell>
          <table:table-cell office:value-type="float" office:value="18.497187" calcext:value-type="float">
            <text:p>18.497187</text:p>
          </table:table-cell>
          <table:table-cell table:formula="of:=LOG([.E107])/LOG([.A107])" office:value-type="float" office:value="0.625636704498305" calcext:value-type="float">
            <text:p>0.6256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08]/[.C108]" office:value-type="float" office:value="7.375" calcext:value-type="float">
            <text:p>7.4</text:p>
          </table:table-cell>
          <table:table-cell office:value-type="float" office:value="18.615407" calcext:value-type="float">
            <text:p>18.615407</text:p>
          </table:table-cell>
          <table:table-cell table:formula="of:=LOG([.E108])/LOG([.A108])" office:value-type="float" office:value="0.625742922490435" calcext:value-type="float">
            <text:p>0.6257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09]/[.C109]" office:value-type="float" office:value="7.5" calcext:value-type="float">
            <text:p>7.5</text:p>
          </table:table-cell>
          <table:table-cell office:value-type="float" office:value="18.733613" calcext:value-type="float">
            <text:p>18.733613</text:p>
          </table:table-cell>
          <table:table-cell table:formula="of:=LOG([.E109])/LOG([.A109])" office:value-type="float" office:value="0.62585161645406" calcext:value-type="float">
            <text:p>0.6258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B110]/[.C110]" office:value-type="float" office:value="7.625" calcext:value-type="float">
            <text:p>7.6</text:p>
          </table:table-cell>
          <table:table-cell office:value-type="float" office:value="18.853162" calcext:value-type="float">
            <text:p>18.853162</text:p>
          </table:table-cell>
          <table:table-cell table:formula="of:=LOG([.E110])/LOG([.A110])" office:value-type="float" office:value="0.625978017172548" calcext:value-type="float">
            <text:p>0.6259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B111]/[.C111]" office:value-type="float" office:value="7.75" calcext:value-type="float">
            <text:p>7.8</text:p>
          </table:table-cell>
          <table:table-cell office:value-type="float" office:value="18.966693" calcext:value-type="float">
            <text:p>18.966693</text:p>
          </table:table-cell>
          <table:table-cell table:formula="of:=LOG([.E111])/LOG([.A111])" office:value-type="float" office:value="0.62603908789391" calcext:value-type="float">
            <text:p>0.6260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[.B112]/[.C112]" office:value-type="float" office:value="7.875" calcext:value-type="float">
            <text:p>7.9</text:p>
          </table:table-cell>
          <table:table-cell office:value-type="float" office:value="19.086241" calcext:value-type="float">
            <text:p>19.086241</text:p>
          </table:table-cell>
          <table:table-cell table:formula="of:=LOG([.E112])/LOG([.A112])" office:value-type="float" office:value="0.62617025115373" calcext:value-type="float">
            <text:p>0.6261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113]/[.C113]" office:value-type="float" office:value="8" calcext:value-type="float">
            <text:p>8.0</text:p>
          </table:table-cell>
          <table:table-cell office:value-type="float" office:value="19.19912" calcext:value-type="float">
            <text:p>19.19912</text:p>
          </table:table-cell>
          <table:table-cell table:formula="of:=LOG([.E113])/LOG([.A113])" office:value-type="float" office:value="0.626229766128777" calcext:value-type="float">
            <text:p>0.6262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[.B114]/[.C114]" office:value-type="float" office:value="8.125" calcext:value-type="float">
            <text:p>8.1</text:p>
          </table:table-cell>
          <table:table-cell office:value-type="float" office:value="19.311996" calcext:value-type="float">
            <text:p>19.311996</text:p>
          </table:table-cell>
          <table:table-cell table:formula="of:=LOG([.E114])/LOG([.A114])" office:value-type="float" office:value="0.626292271920374" calcext:value-type="float">
            <text:p>0.6262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formula="of:=[.B115]/[.C115]" office:value-type="float" office:value="8.25" calcext:value-type="float">
            <text:p>8.3</text:p>
          </table:table-cell>
          <table:table-cell office:value-type="float" office:value="19.424873" calcext:value-type="float">
            <text:p>19.424873</text:p>
          </table:table-cell>
          <table:table-cell table:formula="of:=LOG([.E115])/LOG([.A115])" office:value-type="float" office:value="0.626357698181211" calcext:value-type="float">
            <text:p>0.6263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[.B116]/[.C116]" office:value-type="float" office:value="8.375" calcext:value-type="float">
            <text:p>8.4</text:p>
          </table:table-cell>
          <table:table-cell office:value-type="float" office:value="19.537749" calcext:value-type="float">
            <text:p>19.537749</text:p>
          </table:table-cell>
          <table:table-cell table:formula="of:=LOG([.E116])/LOG([.A116])" office:value-type="float" office:value="0.626425912948385" calcext:value-type="float">
            <text:p>0.626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[.B117]/[.C117]" office:value-type="float" office:value="8.5" calcext:value-type="float">
            <text:p>8.5</text:p>
          </table:table-cell>
          <table:table-cell office:value-type="float" office:value="19.648374" calcext:value-type="float">
            <text:p>19.648374</text:p>
          </table:table-cell>
          <table:table-cell table:formula="of:=LOG([.E117])/LOG([.A117])" office:value-type="float" office:value="0.626472722106225" calcext:value-type="float">
            <text:p>0.6264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formula="of:=[.B118]/[.C118]" office:value-type="float" office:value="8.625" calcext:value-type="float">
            <text:p>8.6</text:p>
          </table:table-cell>
          <table:table-cell office:value-type="float" office:value="19.757907" calcext:value-type="float">
            <text:p>19.757907</text:p>
          </table:table-cell>
          <table:table-cell table:formula="of:=LOG([.E118])/LOG([.A118])" office:value-type="float" office:value="0.62651087644151" calcext:value-type="float">
            <text:p>0.6265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B119]/[.C119]" office:value-type="float" office:value="8.75" calcext:value-type="float">
            <text:p>8.8</text:p>
          </table:table-cell>
          <table:table-cell office:value-type="float" office:value="19.866221" calcext:value-type="float">
            <text:p>19.866221</text:p>
          </table:table-cell>
          <table:table-cell table:formula="of:=LOG([.E119])/LOG([.A119])" office:value-type="float" office:value="0.626539184111431" calcext:value-type="float">
            <text:p>0.6265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[.B120]/[.C120]" office:value-type="float" office:value="8.875" calcext:value-type="float">
            <text:p>8.9</text:p>
          </table:table-cell>
          <table:table-cell office:value-type="float" office:value="19.973319" calcext:value-type="float">
            <text:p>19.973319</text:p>
          </table:table-cell>
          <table:table-cell table:formula="of:=LOG([.E120])/LOG([.A120])" office:value-type="float" office:value="0.626557848365527" calcext:value-type="float">
            <text:p>0.6265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B121]/[.C121]" office:value-type="float" office:value="9" calcext:value-type="float">
            <text:p>9.0</text:p>
          </table:table-cell>
          <table:table-cell office:value-type="float" office:value="20.082851" calcext:value-type="float">
            <text:p>20.082851</text:p>
          </table:table-cell>
          <table:table-cell table:formula="of:=LOG([.E121])/LOG([.A121])" office:value-type="float" office:value="0.626605000695729" calcext:value-type="float">
            <text:p>0.6266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B122]/[.C122]" office:value-type="float" office:value="9.125" calcext:value-type="float">
            <text:p>9.1</text:p>
          </table:table-cell>
          <table:table-cell office:value-type="float" office:value="20.190781" calcext:value-type="float">
            <text:p>20.190781</text:p>
          </table:table-cell>
          <table:table-cell table:formula="of:=LOG([.E122])/LOG([.A122])" office:value-type="float" office:value="0.626638316565336" calcext:value-type="float">
            <text:p>0.6266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[.B123]/[.C123]" office:value-type="float" office:value="9.25" calcext:value-type="float">
            <text:p>9.3</text:p>
          </table:table-cell>
          <table:table-cell office:value-type="float" office:value="20.297231" calcext:value-type="float">
            <text:p>20.297231</text:p>
          </table:table-cell>
          <table:table-cell table:formula="of:=LOG([.E123])/LOG([.A123])" office:value-type="float" office:value="0.626659301608065" calcext:value-type="float">
            <text:p>0.6266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[.B124]/[.C124]" office:value-type="float" office:value="9.375" calcext:value-type="float">
            <text:p>9.4</text:p>
          </table:table-cell>
          <table:table-cell office:value-type="float" office:value="20.406565" calcext:value-type="float">
            <text:p>20.406565</text:p>
          </table:table-cell>
          <table:table-cell table:formula="of:=LOG([.E124])/LOG([.A124])" office:value-type="float" office:value="0.626712619485945" calcext:value-type="float">
            <text:p>0.6267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[.B125]/[.C125]" office:value-type="float" office:value="9.5" calcext:value-type="float">
            <text:p>9.5</text:p>
          </table:table-cell>
          <table:table-cell office:value-type="float" office:value="20.516234" calcext:value-type="float">
            <text:p>20.516234</text:p>
          </table:table-cell>
          <table:table-cell table:formula="of:=LOG([.E125])/LOG([.A125])" office:value-type="float" office:value="0.626771783779579" calcext:value-type="float">
            <text:p>0.6267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[.B126]/[.C126]" office:value-type="float" office:value="9.625" calcext:value-type="float">
            <text:p>9.6</text:p>
          </table:table-cell>
          <table:table-cell office:value-type="float" office:value="20.623258" calcext:value-type="float">
            <text:p>20.623258</text:p>
          </table:table-cell>
          <table:table-cell table:formula="of:=LOG([.E126])/LOG([.A126])" office:value-type="float" office:value="0.626806714043115" calcext:value-type="float">
            <text:p>0.6268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[.B127]/[.C127]" office:value-type="float" office:value="9.75" calcext:value-type="float">
            <text:p>9.8</text:p>
          </table:table-cell>
          <table:table-cell office:value-type="float" office:value="20.726678" calcext:value-type="float">
            <text:p>20.726678</text:p>
          </table:table-cell>
          <table:table-cell table:formula="of:=LOG([.E127])/LOG([.A127])" office:value-type="float" office:value="0.626808304620274" calcext:value-type="float">
            <text:p>0.6268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[.B128]/[.C128]" office:value-type="float" office:value="8.11111111111111" calcext:value-type="float">
            <text:p>8.1</text:p>
          </table:table-cell>
          <table:table-cell office:value-type="float" office:value="20.83557" calcext:value-type="float">
            <text:p>20.83557</text:p>
          </table:table-cell>
          <table:table-cell table:formula="of:=LOG([.E128])/LOG([.A128])" office:value-type="float" office:value="0.626867123030867" calcext:value-type="float">
            <text:p>0.6268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[.B129]/[.C129]" office:value-type="float" office:value="8.22222222222222" calcext:value-type="float">
            <text:p>8.2</text:p>
          </table:table-cell>
          <table:table-cell office:value-type="float" office:value="20.942019" calcext:value-type="float">
            <text:p>20.942019</text:p>
          </table:table-cell>
          <table:table-cell table:formula="of:=LOG([.E129])/LOG([.A129])" office:value-type="float" office:value="0.626904090386964" calcext:value-type="float">
            <text:p>0.6269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formula="of:=[.B130]/[.C130]" office:value-type="float" office:value="8.33333333333333" calcext:value-type="float">
            <text:p>8.3</text:p>
          </table:table-cell>
          <table:table-cell office:value-type="float" office:value="21.050902" calcext:value-type="float">
            <text:p>21.050902</text:p>
          </table:table-cell>
          <table:table-cell table:formula="of:=LOG([.E130])/LOG([.A130])" office:value-type="float" office:value="0.626967289278905" calcext:value-type="float">
            <text:p>0.6269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[.B131]/[.C131]" office:value-type="float" office:value="8.44444444444444" calcext:value-type="float">
            <text:p>8.4</text:p>
          </table:table-cell>
          <table:table-cell office:value-type="float" office:value="21.161023" calcext:value-type="float">
            <text:p>21.161023</text:p>
          </table:table-cell>
          <table:table-cell table:formula="of:=LOG([.E131])/LOG([.A131])" office:value-type="float" office:value="0.627044550546844" calcext:value-type="float">
            <text:p>0.6270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formula="of:=[.B132]/[.C132]" office:value-type="float" office:value="8.55555555555556" calcext:value-type="float">
            <text:p>8.6</text:p>
          </table:table-cell>
          <table:table-cell office:value-type="float" office:value="21.268047" calcext:value-type="float">
            <text:p>21.268047</text:p>
          </table:table-cell>
          <table:table-cell table:formula="of:=LOG([.E132])/LOG([.A132])" office:value-type="float" office:value="0.627093757002029" calcext:value-type="float">
            <text:p>0.6270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[.B133]/[.C133]" office:value-type="float" office:value="8.66666666666667" calcext:value-type="float">
            <text:p>8.7</text:p>
          </table:table-cell>
          <table:table-cell office:value-type="float" office:value="21.371928" calcext:value-type="float">
            <text:p>21.371928</text:p>
          </table:table-cell>
          <table:table-cell table:formula="of:=LOG([.E133])/LOG([.A133])" office:value-type="float" office:value="0.627114991298688" calcext:value-type="float">
            <text:p>0.6271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[.B134]/[.C134]" office:value-type="float" office:value="8.77777777777778" calcext:value-type="float">
            <text:p>8.8</text:p>
          </table:table-cell>
          <table:table-cell office:value-type="float" office:value="21.479027" calcext:value-type="float">
            <text:p>21.479027</text:p>
          </table:table-cell>
          <table:table-cell table:formula="of:=LOG([.E134])/LOG([.A134])" office:value-type="float" office:value="0.627169326820304" calcext:value-type="float">
            <text:p>0.627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B135]/[.C135]" office:value-type="float" office:value="8.88888888888889" calcext:value-type="float">
            <text:p>8.9</text:p>
          </table:table-cell>
          <table:table-cell office:value-type="float" office:value="21.576014" calcext:value-type="float">
            <text:p>21.576014</text:p>
          </table:table-cell>
          <table:table-cell table:formula="of:=LOG([.E135])/LOG([.A135])" office:value-type="float" office:value="0.627129992029776" calcext:value-type="float">
            <text:p>0.627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[.B136]/[.C136]" office:value-type="float" office:value="9" calcext:value-type="float">
            <text:p>9.0</text:p>
          </table:table-cell>
          <table:table-cell office:value-type="float" office:value="21.690285" calcext:value-type="float">
            <text:p>21.690285</text:p>
          </table:table-cell>
          <table:table-cell table:formula="of:=LOG([.E136])/LOG([.A136])" office:value-type="float" office:value="0.627256291120082" calcext:value-type="float">
            <text:p>0.6272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[.B137]/[.C137]" office:value-type="float" office:value="9.11111111111111" calcext:value-type="float">
            <text:p>9.1</text:p>
          </table:table-cell>
          <table:table-cell office:value-type="float" office:value="21.788061" calcext:value-type="float">
            <text:p>21.788061</text:p>
          </table:table-cell>
          <table:table-cell table:formula="of:=LOG([.E137])/LOG([.A137])" office:value-type="float" office:value="0.627229518639817" calcext:value-type="float">
            <text:p>0.6272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[.B138]/[.C138]" office:value-type="float" office:value="9.22222222222222" calcext:value-type="float">
            <text:p>9.2</text:p>
          </table:table-cell>
          <table:table-cell office:value-type="float" office:value="21.885834" calcext:value-type="float">
            <text:p>21.885834</text:p>
          </table:table-cell>
          <table:table-cell table:formula="of:=LOG([.E138])/LOG([.A138])" office:value-type="float" office:value="0.627205597893797" calcext:value-type="float">
            <text:p>0.6272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[.B139]/[.C139]" office:value-type="float" office:value="9.33333333333333" calcext:value-type="float">
            <text:p>9.3</text:p>
          </table:table-cell>
          <table:table-cell office:value-type="float" office:value="21.983767" calcext:value-type="float">
            <text:p>21.983767</text:p>
          </table:table-cell>
          <table:table-cell table:formula="of:=LOG([.E139])/LOG([.A139])" office:value-type="float" office:value="0.627185956890304" calcext:value-type="float">
            <text:p>0.6271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B140]/[.C140]" office:value-type="float" office:value="9.44444444444444" calcext:value-type="float">
            <text:p>9.4</text:p>
          </table:table-cell>
          <table:table-cell office:value-type="float" office:value="22.081978" calcext:value-type="float">
            <text:p>22.081978</text:p>
          </table:table-cell>
          <table:table-cell table:formula="of:=LOG([.E140])/LOG([.A140])" office:value-type="float" office:value="0.627171577491017" calcext:value-type="float">
            <text:p>0.627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B141]/[.C141]" office:value-type="float" office:value="9.55555555555556" calcext:value-type="float">
            <text:p>9.6</text:p>
          </table:table-cell>
          <table:table-cell office:value-type="float" office:value="22.180191" calcext:value-type="float">
            <text:p>22.180191</text:p>
          </table:table-cell>
          <table:table-cell table:formula="of:=LOG([.E141])/LOG([.A141])" office:value-type="float" office:value="0.627159824245292" calcext:value-type="float">
            <text:p>0.6271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formula="of:=[.B142]/[.C142]" office:value-type="float" office:value="6.81818181818182" calcext:value-type="float">
            <text:p>6.8</text:p>
          </table:table-cell>
          <table:table-cell office:value-type="float" office:value="22.283269" calcext:value-type="float">
            <text:p>22.283269</text:p>
          </table:table-cell>
          <table:table-cell table:formula="of:=LOG([.E142])/LOG([.A142])" office:value-type="float" office:value="0.627194730916296" calcext:value-type="float">
            <text:p>0.6271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formula="of:=[.B143]/[.C143]" office:value-type="float" office:value="6.90909090909091" calcext:value-type="float">
            <text:p>6.9</text:p>
          </table:table-cell>
          <table:table-cell office:value-type="float" office:value="22.393389" calcext:value-type="float">
            <text:p>22.393389</text:p>
          </table:table-cell>
          <table:table-cell table:formula="of:=LOG([.E143])/LOG([.A143])" office:value-type="float" office:value="0.627295049895577" calcext:value-type="float">
            <text:p>0.6272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B144]/[.C144]" office:value-type="float" office:value="7" calcext:value-type="float">
            <text:p>7.0</text:p>
          </table:table-cell>
          <table:table-cell office:value-type="float" office:value="22.500412" calcext:value-type="float">
            <text:p>22.500412</text:p>
          </table:table-cell>
          <table:table-cell table:formula="of:=LOG([.E144])/LOG([.A144])" office:value-type="float" office:value="0.627368747586761" calcext:value-type="float">
            <text:p>0.6273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formula="of:=[.B145]/[.C145]" office:value-type="float" office:value="7.09090909090909" calcext:value-type="float">
            <text:p>7.1</text:p>
          </table:table-cell>
          <table:table-cell office:value-type="float" office:value="22.605171" calcext:value-type="float">
            <text:p>22.605171</text:p>
          </table:table-cell>
          <table:table-cell table:formula="of:=LOG([.E145])/LOG([.A145])" office:value-type="float" office:value="0.627423707381937" calcext:value-type="float">
            <text:p>0.6274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[.B146]/[.C146]" office:value-type="float" office:value="7.18181818181818" calcext:value-type="float">
            <text:p>7.2</text:p>
          </table:table-cell>
          <table:table-cell office:value-type="float" office:value="22.712273" calcext:value-type="float">
            <text:p>22.712273</text:p>
          </table:table-cell>
          <table:table-cell table:formula="of:=LOG([.E146])/LOG([.A146])" office:value-type="float" office:value="0.627501007851187" calcext:value-type="float">
            <text:p>0.6275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47]/[.C147]" office:value-type="float" office:value="7.27272727272727" calcext:value-type="float">
            <text:p>7.3</text:p>
          </table:table-cell>
          <table:table-cell office:value-type="float" office:value="22.814725" calcext:value-type="float">
            <text:p>22.814725</text:p>
          </table:table-cell>
          <table:table-cell table:formula="of:=LOG([.E147])/LOG([.A147])" office:value-type="float" office:value="0.627538728119171" calcext:value-type="float">
            <text:p>0.6275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formula="of:=[.B148]/[.C148]" office:value-type="float" office:value="7.36363636363636" calcext:value-type="float">
            <text:p>7.4</text:p>
          </table:table-cell>
          <table:table-cell office:value-type="float" office:value="22.924408" calcext:value-type="float">
            <text:p>22.924408</text:p>
          </table:table-cell>
          <table:table-cell table:formula="of:=LOG([.E148])/LOG([.A148])" office:value-type="float" office:value="0.627641419858139" calcext:value-type="float">
            <text:p>0.6276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[.B149]/[.C149]" office:value-type="float" office:value="6.33333333333333" calcext:value-type="float">
            <text:p>6.3</text:p>
          </table:table-cell>
          <table:table-cell office:value-type="float" office:value="23.030932" calcext:value-type="float">
            <text:p>23.030932</text:p>
          </table:table-cell>
          <table:table-cell table:formula="of:=LOG([.E149])/LOG([.A149])" office:value-type="float" office:value="0.62771761736759" calcext:value-type="float">
            <text:p>0.6277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formula="of:=[.B150]/[.C150]" office:value-type="float" office:value="6.41666666666667" calcext:value-type="float">
            <text:p>6.4</text:p>
          </table:table-cell>
          <table:table-cell office:value-type="float" office:value="23.137955" calcext:value-type="float">
            <text:p>23.137955</text:p>
          </table:table-cell>
          <table:table-cell table:formula="of:=LOG([.E150])/LOG([.A150])" office:value-type="float" office:value="0.627799370872471" calcext:value-type="float">
            <text:p>0.627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formula="of:=[.B151]/[.C151]" office:value-type="float" office:value="6.5" calcext:value-type="float">
            <text:p>6.5</text:p>
          </table:table-cell>
          <table:table-cell office:value-type="float" office:value="23.243169" calcext:value-type="float">
            <text:p>23.243169</text:p>
          </table:table-cell>
          <table:table-cell table:formula="of:=LOG([.E151])/LOG([.A151])" office:value-type="float" office:value="0.627866746980956" calcext:value-type="float">
            <text:p>0.6278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formula="of:=[.B152]/[.C152]" office:value-type="float" office:value="6.58333333333333" calcext:value-type="float">
            <text:p>6.6</text:p>
          </table:table-cell>
          <table:table-cell office:value-type="float" office:value="23.350271" calcext:value-type="float">
            <text:p>23.350271</text:p>
          </table:table-cell>
          <table:table-cell table:formula="of:=LOG([.E152])/LOG([.A152])" office:value-type="float" office:value="0.627951537987833" calcext:value-type="float">
            <text:p>0.6279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B153]/[.C153]" office:value-type="float" office:value="6.66666666666667" calcext:value-type="float">
            <text:p>6.7</text:p>
          </table:table-cell>
          <table:table-cell office:value-type="float" office:value="23.455602" calcext:value-type="float">
            <text:p>23.455602</text:p>
          </table:table-cell>
          <table:table-cell table:formula="of:=LOG([.E153])/LOG([.A153])" office:value-type="float" office:value="0.62802237125831" calcext:value-type="float">
            <text:p>0.6280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[.B154]/[.C154]" office:value-type="float" office:value="6.75" calcext:value-type="float">
            <text:p>6.8</text:p>
          </table:table-cell>
          <table:table-cell office:value-type="float" office:value="23.562861" calcext:value-type="float">
            <text:p>23.562861</text:p>
          </table:table-cell>
          <table:table-cell table:formula="of:=LOG([.E154])/LOG([.A154])" office:value-type="float" office:value="0.62811068050536" calcext:value-type="float">
            <text:p>0.6281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formula="of:=[.B155]/[.C155]" office:value-type="float" office:value="6.83333333333333" calcext:value-type="float">
            <text:p>6.8</text:p>
          </table:table-cell>
          <table:table-cell office:value-type="float" office:value="23.669078" calcext:value-type="float">
            <text:p>23.669078</text:p>
          </table:table-cell>
          <table:table-cell table:formula="of:=LOG([.E155])/LOG([.A155])" office:value-type="float" office:value="0.628191233920043" calcext:value-type="float">
            <text:p>0.6281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formula="of:=[.B156]/[.C156]" office:value-type="float" office:value="6.91666666666667" calcext:value-type="float">
            <text:p>6.9</text:p>
          </table:table-cell>
          <table:table-cell office:value-type="float" office:value="23.775291" calcext:value-type="float">
            <text:p>23.775291</text:p>
          </table:table-cell>
          <table:table-cell table:formula="of:=LOG([.E156])/LOG([.A156])" office:value-type="float" office:value="0.628272805612654" calcext:value-type="float">
            <text:p>0.628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B157]/[.C157]" office:value-type="float" office:value="7" calcext:value-type="float">
            <text:p>7.0</text:p>
          </table:table-cell>
          <table:table-cell office:value-type="float" office:value="23.881508" calcext:value-type="float">
            <text:p>23.881508</text:p>
          </table:table-cell>
          <table:table-cell table:formula="of:=LOG([.E157])/LOG([.A157])" office:value-type="float" office:value="0.628355428561532" calcext:value-type="float">
            <text:p>0.6283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formula="of:=[.B158]/[.C158]" office:value-type="float" office:value="7.08333333333333" calcext:value-type="float">
            <text:p>7.1</text:p>
          </table:table-cell>
          <table:table-cell office:value-type="float" office:value="23.987724" calcext:value-type="float">
            <text:p>23.987724</text:p>
          </table:table-cell>
          <table:table-cell table:formula="of:=LOG([.E158])/LOG([.A158])" office:value-type="float" office:value="0.62843902804846" calcext:value-type="float">
            <text:p>0.6284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[.B159]/[.C159]" office:value-type="float" office:value="7.16666666666667" calcext:value-type="float">
            <text:p>7.2</text:p>
          </table:table-cell>
          <table:table-cell office:value-type="float" office:value="24.09182" calcext:value-type="float">
            <text:p>24.09182</text:p>
          </table:table-cell>
          <table:table-cell table:formula="of:=LOG([.E159])/LOG([.A159])" office:value-type="float" office:value="0.628506199495737" calcext:value-type="float">
            <text:p>0.6285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formula="of:=[.B160]/[.C160]" office:value-type="float" office:value="7.25" calcext:value-type="float">
            <text:p>7.3</text:p>
          </table:table-cell>
          <table:table-cell office:value-type="float" office:value="24.191182" calcext:value-type="float">
            <text:p>24.191182</text:p>
          </table:table-cell>
          <table:table-cell table:formula="of:=LOG([.E160])/LOG([.A160])" office:value-type="float" office:value="0.628535884580196" calcext:value-type="float">
            <text:p>0.6285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[.B161]/[.C161]" office:value-type="float" office:value="7.33333333333333" calcext:value-type="float">
            <text:p>7.3</text:p>
          </table:table-cell>
          <table:table-cell office:value-type="float" office:value="24.290827" calcext:value-type="float">
            <text:p>24.290827</text:p>
          </table:table-cell>
          <table:table-cell table:formula="of:=LOG([.E161])/LOG([.A161])" office:value-type="float" office:value="0.628569366391329" calcext:value-type="float">
            <text:p>0.6285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formula="of:=[.B162]/[.C162]" office:value-type="float" office:value="7.41666666666667" calcext:value-type="float">
            <text:p>7.4</text:p>
          </table:table-cell>
          <table:table-cell office:value-type="float" office:value="24.3906" calcext:value-type="float">
            <text:p>24.3906</text:p>
          </table:table-cell>
          <table:table-cell table:formula="of:=LOG([.E162])/LOG([.A162])" office:value-type="float" office:value="0.628605319069311" calcext:value-type="float">
            <text:p>0.6286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[.B163]/[.C163]" office:value-type="float" office:value="7.5" calcext:value-type="float">
            <text:p>7.5</text:p>
          </table:table-cell>
          <table:table-cell office:value-type="float" office:value="24.490585" calcext:value-type="float">
            <text:p>24.490585</text:p>
          </table:table-cell>
          <table:table-cell table:formula="of:=LOG([.E163])/LOG([.A163])" office:value-type="float" office:value="0.628644363121162" calcext:value-type="float">
            <text:p>0.6286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formula="of:=[.B164]/[.C164]" office:value-type="float" office:value="7.58333333333333" calcext:value-type="float">
            <text:p>7.6</text:p>
          </table:table-cell>
          <table:table-cell office:value-type="float" office:value="24.590696" calcext:value-type="float">
            <text:p>24.590696</text:p>
          </table:table-cell>
          <table:table-cell table:formula="of:=LOG([.E164])/LOG([.A164])" office:value-type="float" office:value="0.628685748961353" calcext:value-type="float">
            <text:p>0.6286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formula="of:=[.B165]/[.C165]" office:value-type="float" office:value="7.66666666666667" calcext:value-type="float">
            <text:p>7.7</text:p>
          </table:table-cell>
          <table:table-cell office:value-type="float" office:value="24.69075" calcext:value-type="float">
            <text:p>24.69075</text:p>
          </table:table-cell>
          <table:table-cell table:formula="of:=LOG([.E165])/LOG([.A165])" office:value-type="float" office:value="0.628727972574456" calcext:value-type="float">
            <text:p>0.6287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[.B166]/[.C166]" office:value-type="float" office:value="7.75" calcext:value-type="float">
            <text:p>7.8</text:p>
          </table:table-cell>
          <table:table-cell office:value-type="float" office:value="24.790766" calcext:value-type="float">
            <text:p>24.790766</text:p>
          </table:table-cell>
          <table:table-cell table:formula="of:=LOG([.E166])/LOG([.A166])" office:value-type="float" office:value="0.628771157376543" calcext:value-type="float">
            <text:p>0.6287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[.B167]/[.C167]" office:value-type="float" office:value="7.83333333333333" calcext:value-type="float">
            <text:p>7.8</text:p>
          </table:table-cell>
          <table:table-cell office:value-type="float" office:value="24.890803" calcext:value-type="float">
            <text:p>24.890803</text:p>
          </table:table-cell>
          <table:table-cell table:formula="of:=LOG([.E167])/LOG([.A167])" office:value-type="float" office:value="0.628815738788202" calcext:value-type="float">
            <text:p>0.6288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B168]/[.C168]" office:value-type="float" office:value="7.91666666666667" calcext:value-type="float">
            <text:p>7.9</text:p>
          </table:table-cell>
          <table:table-cell office:value-type="float" office:value="24.990852" calcext:value-type="float">
            <text:p>24.990852</text:p>
          </table:table-cell>
          <table:table-cell table:formula="of:=LOG([.E168])/LOG([.A168])" office:value-type="float" office:value="0.628861611769581" calcext:value-type="float">
            <text:p>0.6288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formula="of:=[.B169]/[.C169]" office:value-type="float" office:value="8" calcext:value-type="float">
            <text:p>8.0</text:p>
          </table:table-cell>
          <table:table-cell office:value-type="float" office:value="25.090937" calcext:value-type="float">
            <text:p>25.090937</text:p>
          </table:table-cell>
          <table:table-cell table:formula="of:=LOG([.E169])/LOG([.A169])" office:value-type="float" office:value="0.628908930310688" calcext:value-type="float">
            <text:p>0.62890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B170]/[.C170]" office:value-type="float" office:value="8.08333333333333" calcext:value-type="float">
            <text:p>8.1</text:p>
          </table:table-cell>
          <table:table-cell office:value-type="float" office:value="25.191037" calcext:value-type="float">
            <text:p>25.191037</text:p>
          </table:table-cell>
          <table:table-cell table:formula="of:=LOG([.E170])/LOG([.A170])" office:value-type="float" office:value="0.628957497203797" calcext:value-type="float">
            <text:p>0.6289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formula="of:=[.B171]/[.C171]" office:value-type="float" office:value="8.16666666666667" calcext:value-type="float">
            <text:p>8.2</text:p>
          </table:table-cell>
          <table:table-cell office:value-type="float" office:value="25.290006" calcext:value-type="float">
            <text:p>25.290006</text:p>
          </table:table-cell>
          <table:table-cell table:formula="of:=LOG([.E171])/LOG([.A171])" office:value-type="float" office:value="0.628998458083014" calcext:value-type="float">
            <text:p>0.6289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formula="of:=[.B172]/[.C172]" office:value-type="float" office:value="8.25" calcext:value-type="float">
            <text:p>8.3</text:p>
          </table:table-cell>
          <table:table-cell office:value-type="float" office:value="25.390124" calcext:value-type="float">
            <text:p>25.390124</text:p>
          </table:table-cell>
          <table:table-cell table:formula="of:=LOG([.E172])/LOG([.A172])" office:value-type="float" office:value="0.629049381386826" calcext:value-type="float">
            <text:p>0.6290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173]/[.C173]" office:value-type="float" office:value="8.33333333333333" calcext:value-type="float">
            <text:p>8.3</text:p>
          </table:table-cell>
          <table:table-cell office:value-type="float" office:value="25.48735" calcext:value-type="float">
            <text:p>25.48735</text:p>
          </table:table-cell>
          <table:table-cell table:formula="of:=LOG([.E173])/LOG([.A173])" office:value-type="float" office:value="0.62907930552069" calcext:value-type="float">
            <text:p>0.6290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table:formula="of:=[.B174]/[.C174]" office:value-type="float" office:value="8.41666666666667" calcext:value-type="float">
            <text:p>8.4</text:p>
          </table:table-cell>
          <table:table-cell office:value-type="float" office:value="25.587489" calcext:value-type="float">
            <text:p>25.587489</text:p>
          </table:table-cell>
          <table:table-cell table:formula="of:=LOG([.E174])/LOG([.A174])" office:value-type="float" office:value="0.629132557635887" calcext:value-type="float">
            <text:p>0.6291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B175]/[.C175]" office:value-type="float" office:value="8.5" calcext:value-type="float">
            <text:p>8.5</text:p>
          </table:table-cell>
          <table:table-cell office:value-type="float" office:value="25.686473" calcext:value-type="float">
            <text:p>25.686473</text:p>
          </table:table-cell>
          <table:table-cell table:formula="of:=LOG([.E175])/LOG([.A175])" office:value-type="float" office:value="0.629178080610249" calcext:value-type="float">
            <text:p>0.629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[.B176]/[.C176]" office:value-type="float" office:value="8.58333333333333" calcext:value-type="float">
            <text:p>8.6</text:p>
          </table:table-cell>
          <table:table-cell office:value-type="float" office:value="25.791252" calcext:value-type="float">
            <text:p>25.791252</text:p>
          </table:table-cell>
          <table:table-cell table:formula="of:=LOG([.E176])/LOG([.A176])" office:value-type="float" office:value="0.629268159624054" calcext:value-type="float">
            <text:p>0.6292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formula="of:=[.B177]/[.C177]" office:value-type="float" office:value="8.66666666666667" calcext:value-type="float">
            <text:p>8.7</text:p>
          </table:table-cell>
          <table:table-cell office:value-type="float" office:value="25.89683" calcext:value-type="float">
            <text:p>25.89683</text:p>
          </table:table-cell>
          <table:table-cell table:formula="of:=LOG([.E177])/LOG([.A177])" office:value-type="float" office:value="0.629364788773193" calcext:value-type="float">
            <text:p>0.6293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formula="of:=[.B178]/[.C178]" office:value-type="float" office:value="8.75" calcext:value-type="float">
            <text:p>8.8</text:p>
          </table:table-cell>
          <table:table-cell office:value-type="float" office:value="26.006666" calcext:value-type="float">
            <text:p>26.006666</text:p>
          </table:table-cell>
          <table:table-cell table:formula="of:=LOG([.E178])/LOG([.A178])" office:value-type="float" office:value="0.629493553726032" calcext:value-type="float">
            <text:p>0.62949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formula="of:=[.B179]/[.C179]" office:value-type="float" office:value="8.83333333333333" calcext:value-type="float">
            <text:p>8.8</text:p>
          </table:table-cell>
          <table:table-cell office:value-type="float" office:value="26.116112" calcext:value-type="float">
            <text:p>26.116112</text:p>
          </table:table-cell>
          <table:table-cell table:formula="of:=LOG([.E179])/LOG([.A179])" office:value-type="float" office:value="0.629619591441643" calcext:value-type="float">
            <text:p>0.6296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[.B180]/[.C180]" office:value-type="float" office:value="8.91666666666667" calcext:value-type="float">
            <text:p>8.9</text:p>
          </table:table-cell>
          <table:table-cell office:value-type="float" office:value="26.221395" calcext:value-type="float">
            <text:p>26.221395</text:p>
          </table:table-cell>
          <table:table-cell table:formula="of:=LOG([.E180])/LOG([.A180])" office:value-type="float" office:value="0.629715198145394" calcext:value-type="float">
            <text:p>0.6297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[.B181]/[.C181]" office:value-type="float" office:value="9" calcext:value-type="float">
            <text:p>9.0</text:p>
          </table:table-cell>
          <table:table-cell office:value-type="float" office:value="26.320908" calcext:value-type="float">
            <text:p>26.320908</text:p>
          </table:table-cell>
          <table:table-cell table:formula="of:=LOG([.E181])/LOG([.A181])" office:value-type="float" office:value="0.629769069577706" calcext:value-type="float">
            <text:p>0.6297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formula="of:=[.B182]/[.C182]" office:value-type="float" office:value="9.08333333333333" calcext:value-type="float">
            <text:p>9.1</text:p>
          </table:table-cell>
          <table:table-cell office:value-type="float" office:value="26.42042" calcext:value-type="float">
            <text:p>26.42042</text:p>
          </table:table-cell>
          <table:table-cell table:formula="of:=LOG([.E182])/LOG([.A182])" office:value-type="float" office:value="0.629823807982106" calcext:value-type="float">
            <text:p>0.6298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[.B183]/[.C183]" office:value-type="float" office:value="9.16666666666667" calcext:value-type="float">
            <text:p>9.2</text:p>
          </table:table-cell>
          <table:table-cell office:value-type="float" office:value="26.519936" calcext:value-type="float">
            <text:p>26.519936</text:p>
          </table:table-cell>
          <table:table-cell table:formula="of:=LOG([.E183])/LOG([.A183])" office:value-type="float" office:value="0.629879427361577" calcext:value-type="float">
            <text:p>0.6298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[.B184]/[.C184]" office:value-type="float" office:value="9.25" calcext:value-type="float">
            <text:p>9.3</text:p>
          </table:table-cell>
          <table:table-cell office:value-type="float" office:value="26.619448" calcext:value-type="float">
            <text:p>26.619448</text:p>
          </table:table-cell>
          <table:table-cell table:formula="of:=LOG([.E184])/LOG([.A184])" office:value-type="float" office:value="0.629935847832813" calcext:value-type="float">
            <text:p>0.6299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[.B185]/[.C185]" office:value-type="float" office:value="9.33333333333333" calcext:value-type="float">
            <text:p>9.3</text:p>
          </table:table-cell>
          <table:table-cell office:value-type="float" office:value="26.719315" calcext:value-type="float">
            <text:p>26.719315</text:p>
          </table:table-cell>
          <table:table-cell table:formula="of:=LOG([.E185])/LOG([.A185])" office:value-type="float" office:value="0.629995625031173" calcext:value-type="float">
            <text:p>0.629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formula="of:=[.B186]/[.C186]" office:value-type="float" office:value="9.41666666666667" calcext:value-type="float">
            <text:p>9.4</text:p>
          </table:table-cell>
          <table:table-cell office:value-type="float" office:value="26.81884" calcext:value-type="float">
            <text:p>26.81884</text:p>
          </table:table-cell>
          <table:table-cell table:formula="of:=LOG([.E186])/LOG([.A186])" office:value-type="float" office:value="0.630053723505298" calcext:value-type="float">
            <text:p>0.6300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formula="of:=[.B187]/[.C187]" office:value-type="float" office:value="9.5" calcext:value-type="float">
            <text:p>9.5</text:p>
          </table:table-cell>
          <table:table-cell office:value-type="float" office:value="26.918742" calcext:value-type="float">
            <text:p>26.918742</text:p>
          </table:table-cell>
          <table:table-cell table:formula="of:=LOG([.E187])/LOG([.A187])" office:value-type="float" office:value="0.630115269305597" calcext:value-type="float">
            <text:p>0.6301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table:formula="of:=[.B188]/[.C188]" office:value-type="float" office:value="9.58333333333333" calcext:value-type="float">
            <text:p>9.6</text:p>
          </table:table-cell>
          <table:table-cell office:value-type="float" office:value="27.017159" calcext:value-type="float">
            <text:p>27.017159</text:p>
          </table:table-cell>
          <table:table-cell table:formula="of:=LOG([.E188])/LOG([.A188])" office:value-type="float" office:value="0.630167030377704" calcext:value-type="float">
            <text:p>0.6301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formula="of:=[.B189]/[.C189]" office:value-type="float" office:value="9.66666666666667" calcext:value-type="float">
            <text:p>9.7</text:p>
          </table:table-cell>
          <table:table-cell office:value-type="float" office:value="27.117088" calcext:value-type="float">
            <text:p>27.117088</text:p>
          </table:table-cell>
          <table:table-cell table:formula="of:=LOG([.E189])/LOG([.A189])" office:value-type="float" office:value="0.630230241469599" calcext:value-type="float">
            <text:p>0.6302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formula="of:=[.B190]/[.C190]" office:value-type="float" office:value="9.75" calcext:value-type="float">
            <text:p>9.8</text:p>
          </table:table-cell>
          <table:table-cell office:value-type="float" office:value="27.21228" calcext:value-type="float">
            <text:p>27.21228</text:p>
          </table:table-cell>
          <table:table-cell table:formula="of:=LOG([.E190])/LOG([.A190])" office:value-type="float" office:value="0.630260928754574" calcext:value-type="float">
            <text:p>0.6302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formula="of:=[.B191]/[.C191]" office:value-type="float" office:value="9.83333333333333" calcext:value-type="float">
            <text:p>9.8</text:p>
          </table:table-cell>
          <table:table-cell office:value-type="float" office:value="27.311816" calcext:value-type="float">
            <text:p>27.311816</text:p>
          </table:table-cell>
          <table:table-cell table:formula="of:=LOG([.E191])/LOG([.A191])" office:value-type="float" office:value="0.630322899910415" calcext:value-type="float">
            <text:p>0.6303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formula="of:=[.B192]/[.C192]" office:value-type="float" office:value="9.91666666666667" calcext:value-type="float">
            <text:p>9.9</text:p>
          </table:table-cell>
          <table:table-cell office:value-type="float" office:value="27.411779" calcext:value-type="float">
            <text:p>27.411779</text:p>
          </table:table-cell>
          <table:table-cell table:formula="of:=LOG([.E192])/LOG([.A192])" office:value-type="float" office:value="0.630388508307326" calcext:value-type="float">
            <text:p>0.6303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B193]/[.C193]" office:value-type="float" office:value="10" calcext:value-type="float">
            <text:p>10.0</text:p>
          </table:table-cell>
          <table:table-cell office:value-type="float" office:value="27.511762" calcext:value-type="float">
            <text:p>27.511762</text:p>
          </table:table-cell>
          <table:table-cell table:formula="of:=LOG([.E193])/LOG([.A193])" office:value-type="float" office:value="0.630454881607161" calcext:value-type="float">
            <text:p>0.6304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[.B194]/[.C194]" office:value-type="float" office:value="8.84615384615385" calcext:value-type="float">
            <text:p>8.8</text:p>
          </table:table-cell>
          <table:table-cell office:value-type="float" office:value="27.606517" calcext:value-type="float">
            <text:p>27.606517</text:p>
          </table:table-cell>
          <table:table-cell table:formula="of:=LOG([.E194])/LOG([.A194])" office:value-type="float" office:value="0.630485882492975" calcext:value-type="float">
            <text:p>0.6304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table:formula="of:=[.B195]/[.C195]" office:value-type="float" office:value="8.92307692307692" calcext:value-type="float">
            <text:p>8.9</text:p>
          </table:table-cell>
          <table:table-cell office:value-type="float" office:value="27.70651" calcext:value-type="float">
            <text:p>27.70651</text:p>
          </table:table-cell>
          <table:table-cell table:formula="of:=LOG([.E195])/LOG([.A195])" office:value-type="float" office:value="0.630553690576597" calcext:value-type="float">
            <text:p>0.6305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formula="of:=[.B196]/[.C196]" office:value-type="float" office:value="9" calcext:value-type="float">
            <text:p>9.0</text:p>
          </table:table-cell>
          <table:table-cell office:value-type="float" office:value="27.802467" calcext:value-type="float">
            <text:p>27.802467</text:p>
          </table:table-cell>
          <table:table-cell table:formula="of:=LOG([.E196])/LOG([.A196])" office:value-type="float" office:value="0.630594545066154" calcext:value-type="float">
            <text:p>0.6305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formula="of:=[.B197]/[.C197]" office:value-type="float" office:value="9.07692307692308" calcext:value-type="float">
            <text:p>9.1</text:p>
          </table:table-cell>
          <table:table-cell office:value-type="float" office:value="27.903366" calcext:value-type="float">
            <text:p>27.903366</text:p>
          </table:table-cell>
          <table:table-cell table:formula="of:=LOG([.E197])/LOG([.A197])" office:value-type="float" office:value="0.630669764039733" calcext:value-type="float">
            <text:p>0.63067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table:formula="of:=[.B198]/[.C198]" office:value-type="float" office:value="9.15384615384615" calcext:value-type="float">
            <text:p>9.2</text:p>
          </table:table-cell>
          <table:table-cell office:value-type="float" office:value="28.002716" calcext:value-type="float">
            <text:p>28.002716</text:p>
          </table:table-cell>
          <table:table-cell table:formula="of:=LOG([.E198])/LOG([.A198])" office:value-type="float" office:value="0.630735000307664" calcext:value-type="float">
            <text:p>0.6307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formula="of:=[.B199]/[.C199]" office:value-type="float" office:value="9.23076923076923" calcext:value-type="float">
            <text:p>9.2</text:p>
          </table:table-cell>
          <table:table-cell office:value-type="float" office:value="28.103645" calcext:value-type="float">
            <text:p>28.103645</text:p>
          </table:table-cell>
          <table:table-cell table:formula="of:=LOG([.E199])/LOG([.A199])" office:value-type="float" office:value="0.630811429125539" calcext:value-type="float">
            <text:p>0.6308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formula="of:=[.B200]/[.C200]" office:value-type="float" office:value="9.30769230769231" calcext:value-type="float">
            <text:p>9.3</text:p>
          </table:table-cell>
          <table:table-cell office:value-type="float" office:value="28.198013" calcext:value-type="float">
            <text:p>28.198013</text:p>
          </table:table-cell>
          <table:table-cell table:formula="of:=LOG([.E200])/LOG([.A200])" office:value-type="float" office:value="0.630844363784107" calcext:value-type="float">
            <text:p>0.6308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formula="of:=[.B201]/[.C201]" office:value-type="float" office:value="9.38461538461539" calcext:value-type="float">
            <text:p>9.4</text:p>
          </table:table-cell>
          <table:table-cell office:value-type="float" office:value="28.292661" calcext:value-type="float">
            <text:p>28.292661</text:p>
          </table:table-cell>
          <table:table-cell table:formula="of:=LOG([.E201])/LOG([.A201])" office:value-type="float" office:value="0.630879996638174" calcext:value-type="float">
            <text:p>0.6308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formula="of:=[.B202]/[.C202]" office:value-type="float" office:value="9.46153846153846" calcext:value-type="float">
            <text:p>9.5</text:p>
          </table:table-cell>
          <table:table-cell office:value-type="float" office:value="28.387464" calcext:value-type="float">
            <text:p>28.387464</text:p>
          </table:table-cell>
          <table:table-cell table:formula="of:=LOG([.E202])/LOG([.A202])" office:value-type="float" office:value="0.630917455676074" calcext:value-type="float">
            <text:p>0.6309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formula="of:=[.B203]/[.C203]" office:value-type="float" office:value="9.53846153846154" calcext:value-type="float">
            <text:p>9.5</text:p>
          </table:table-cell>
          <table:table-cell office:value-type="float" office:value="28.482218" calcext:value-type="float">
            <text:p>28.482218</text:p>
          </table:table-cell>
          <table:table-cell table:formula="of:=LOG([.E203])/LOG([.A203])" office:value-type="float" office:value="0.630955361268715" calcext:value-type="float">
            <text:p>0.6309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formula="of:=[.B204]/[.C204]" office:value-type="float" office:value="9.61538461538462" calcext:value-type="float">
            <text:p>9.6</text:p>
          </table:table-cell>
          <table:table-cell office:value-type="float" office:value="28.57707" calcext:value-type="float">
            <text:p>28.57707</text:p>
          </table:table-cell>
          <table:table-cell table:formula="of:=LOG([.E204])/LOG([.A204])" office:value-type="float" office:value="0.630994668986401" calcext:value-type="float">
            <text:p>0.6309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formula="of:=[.B205]/[.C205]" office:value-type="float" office:value="9.69230769230769" calcext:value-type="float">
            <text:p>9.7</text:p>
          </table:table-cell>
          <table:table-cell office:value-type="float" office:value="28.670797" calcext:value-type="float">
            <text:p>28.670797</text:p>
          </table:table-cell>
          <table:table-cell table:formula="of:=LOG([.E205])/LOG([.A205])" office:value-type="float" office:value="0.631027333434839" calcext:value-type="float">
            <text:p>0.6310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formula="of:=[.B206]/[.C206]" office:value-type="float" office:value="9.76923076923077" calcext:value-type="float">
            <text:p>9.8</text:p>
          </table:table-cell>
          <table:table-cell office:value-type="float" office:value="28.7612" calcext:value-type="float">
            <text:p>28.7612</text:p>
          </table:table-cell>
          <table:table-cell table:formula="of:=LOG([.E206])/LOG([.A206])" office:value-type="float" office:value="0.631039068076972" calcext:value-type="float">
            <text:p>0.6310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formula="of:=[.B207]/[.C207]" office:value-type="float" office:value="9.84615384615385" calcext:value-type="float">
            <text:p>9.8</text:p>
          </table:table-cell>
          <table:table-cell office:value-type="float" office:value="28.851603" calcext:value-type="float">
            <text:p>28.851603</text:p>
          </table:table-cell>
          <table:table-cell table:formula="of:=LOG([.E207])/LOG([.A207])" office:value-type="float" office:value="0.631051745227141" calcext:value-type="float">
            <text:p>0.6310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table:formula="of:=[.B208]/[.C208]" office:value-type="float" office:value="9.92307692307692" calcext:value-type="float">
            <text:p>9.9</text:p>
          </table:table-cell>
          <table:table-cell office:value-type="float" office:value="28.942004" calcext:value-type="float">
            <text:p>28.942004</text:p>
          </table:table-cell>
          <table:table-cell table:formula="of:=LOG([.E208])/LOG([.A208])" office:value-type="float" office:value="0.631065333835573" calcext:value-type="float">
            <text:p>0.6310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B209]/[.C209]" office:value-type="float" office:value="10" calcext:value-type="float">
            <text:p>10.0</text:p>
          </table:table-cell>
          <table:table-cell office:value-type="float" office:value="29.031858" calcext:value-type="float">
            <text:p>29.031858</text:p>
          </table:table-cell>
          <table:table-cell table:formula="of:=LOG([.E209])/LOG([.A209])" office:value-type="float" office:value="0.631076299306273" calcext:value-type="float">
            <text:p>0.6310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table:formula="of:=[.B210]/[.C210]" office:value-type="float" office:value="10.0769230769231" calcext:value-type="float">
            <text:p>10.1</text:p>
          </table:table-cell>
          <table:table-cell office:value-type="float" office:value="29.12309" calcext:value-type="float">
            <text:p>29.12309</text:p>
          </table:table-cell>
          <table:table-cell table:formula="of:=LOG([.E210])/LOG([.A210])" office:value-type="float" office:value="0.63109703948163" calcext:value-type="float">
            <text:p>0.6310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table:formula="of:=[.B211]/[.C211]" office:value-type="float" office:value="9" calcext:value-type="float">
            <text:p>9.0</text:p>
          </table:table-cell>
          <table:table-cell office:value-type="float" office:value="29.217603" calcext:value-type="float">
            <text:p>29.217603</text:p>
          </table:table-cell>
          <table:table-cell table:formula="of:=LOG([.E211])/LOG([.A211])" office:value-type="float" office:value="0.631139611596822" calcext:value-type="float">
            <text:p>0.63114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table:formula="of:=[.B212]/[.C212]" office:value-type="float" office:value="9.07142857142857" calcext:value-type="float">
            <text:p>9.1</text:p>
          </table:table-cell>
          <table:table-cell office:value-type="float" office:value="29.308835" calcext:value-type="float">
            <text:p>29.308835</text:p>
          </table:table-cell>
          <table:table-cell table:formula="of:=LOG([.E212])/LOG([.A212])" office:value-type="float" office:value="0.631161910902979" calcext:value-type="float">
            <text:p>0.63116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table:formula="of:=[.B213]/[.C213]" office:value-type="float" office:value="9.14285714285714" calcext:value-type="float">
            <text:p>9.1</text:p>
          </table:table-cell>
          <table:table-cell office:value-type="float" office:value="29.400065" calcext:value-type="float">
            <text:p>29.400065</text:p>
          </table:table-cell>
          <table:table-cell table:formula="of:=LOG([.E213])/LOG([.A213])" office:value-type="float" office:value="0.631184995789798" calcext:value-type="float">
            <text:p>0.63118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table:formula="of:=[.B214]/[.C214]" office:value-type="float" office:value="9.21428571428571" calcext:value-type="float">
            <text:p>9.2</text:p>
          </table:table-cell>
          <table:table-cell office:value-type="float" office:value="29.491297" calcext:value-type="float">
            <text:p>29.491297</text:p>
          </table:table-cell>
          <table:table-cell table:formula="of:=LOG([.E214])/LOG([.A214])" office:value-type="float" office:value="0.631208876195011" calcext:value-type="float">
            <text:p>0.6312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table:formula="of:=[.B215]/[.C215]" office:value-type="float" office:value="9.28571428571429" calcext:value-type="float">
            <text:p>9.3</text:p>
          </table:table-cell>
          <table:table-cell office:value-type="float" office:value="29.582133" calcext:value-type="float">
            <text:p>29.582133</text:p>
          </table:table-cell>
          <table:table-cell table:formula="of:=LOG([.E215])/LOG([.A215])" office:value-type="float" office:value="0.631231029496609" calcext:value-type="float">
            <text:p>0.6312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[.B216]/[.C216]" office:value-type="float" office:value="9.35714285714286" calcext:value-type="float">
            <text:p>9.4</text:p>
          </table:table-cell>
          <table:table-cell office:value-type="float" office:value="29.674194" calcext:value-type="float">
            <text:p>29.674194</text:p>
          </table:table-cell>
          <table:table-cell table:formula="of:=LOG([.E216])/LOG([.A216])" office:value-type="float" office:value="0.631261641812592" calcext:value-type="float">
            <text:p>0.63126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table:formula="of:=[.B217]/[.C217]" office:value-type="float" office:value="8.4" calcext:value-type="float">
            <text:p>8.4</text:p>
          </table:table-cell>
          <table:table-cell office:value-type="float" office:value="29.769567" calcext:value-type="float">
            <text:p>29.769567</text:p>
          </table:table-cell>
          <table:table-cell table:formula="of:=LOG([.E217])/LOG([.A217])" office:value-type="float" office:value="0.631313649768724" calcext:value-type="float">
            <text:p>0.6313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table:formula="of:=[.B218]/[.C218]" office:value-type="float" office:value="8.46666666666667" calcext:value-type="float">
            <text:p>8.5</text:p>
          </table:table-cell>
          <table:table-cell office:value-type="float" office:value="29.861628" calcext:value-type="float">
            <text:p>29.861628</text:p>
          </table:table-cell>
          <table:table-cell table:formula="of:=LOG([.E218])/LOG([.A218])" office:value-type="float" office:value="0.631345560801086" calcext:value-type="float">
            <text:p>0.6313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table:formula="of:=[.B219]/[.C219]" office:value-type="float" office:value="8.53333333333333" calcext:value-type="float">
            <text:p>8.5</text:p>
          </table:table-cell>
          <table:table-cell office:value-type="float" office:value="29.95369" calcext:value-type="float">
            <text:p>29.95369</text:p>
          </table:table-cell>
          <table:table-cell table:formula="of:=LOG([.E219])/LOG([.A219])" office:value-type="float" office:value="0.63137814830748" calcext:value-type="float">
            <text:p>0.63137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220]/[.C220]" office:value-type="float" office:value="8.6" calcext:value-type="float">
            <text:p>8.6</text:p>
          </table:table-cell>
          <table:table-cell office:value-type="float" office:value="30.045484" calcext:value-type="float">
            <text:p>30.045484</text:p>
          </table:table-cell>
          <table:table-cell table:formula="of:=LOG([.E220])/LOG([.A220])" office:value-type="float" office:value="0.631409737599017" calcext:value-type="float">
            <text:p>0.6314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formula="of:=[.B221]/[.C221]" office:value-type="float" office:value="8.66666666666667" calcext:value-type="float">
            <text:p>8.7</text:p>
          </table:table-cell>
          <table:table-cell office:value-type="float" office:value="30.138385" calcext:value-type="float">
            <text:p>30.138385</text:p>
          </table:table-cell>
          <table:table-cell table:formula="of:=LOG([.E221])/LOG([.A221])" office:value-type="float" office:value="0.631448793824849" calcext:value-type="float">
            <text:p>0.63144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table:formula="of:=[.B222]/[.C222]" office:value-type="float" office:value="8.73333333333333" calcext:value-type="float">
            <text:p>8.7</text:p>
          </table:table-cell>
          <table:table-cell office:value-type="float" office:value="30.231285" calcext:value-type="float">
            <text:p>30.231285</text:p>
          </table:table-cell>
          <table:table-cell table:formula="of:=LOG([.E222])/LOG([.A222])" office:value-type="float" office:value="0.631488434828473" calcext:value-type="float">
            <text:p>0.6314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table:formula="of:=[.B223]/[.C223]" office:value-type="float" office:value="8.8" calcext:value-type="float">
            <text:p>8.8</text:p>
          </table:table-cell>
          <table:table-cell office:value-type="float" office:value="30.32398" calcext:value-type="float">
            <text:p>30.32398</text:p>
          </table:table-cell>
          <table:table-cell table:formula="of:=LOG([.E223])/LOG([.A223])" office:value-type="float" office:value="0.631527403449704" calcext:value-type="float">
            <text:p>0.6315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table:formula="of:=[.B224]/[.C224]" office:value-type="float" office:value="8.86666666666667" calcext:value-type="float">
            <text:p>8.9</text:p>
          </table:table-cell>
          <table:table-cell office:value-type="float" office:value="30.416044" calcext:value-type="float">
            <text:p>30.416044</text:p>
          </table:table-cell>
          <table:table-cell table:formula="of:=LOG([.E224])/LOG([.A224])" office:value-type="float" office:value="0.631563112231206" calcext:value-type="float">
            <text:p>0.63156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table:formula="of:=[.B225]/[.C225]" office:value-type="float" office:value="8.93333333333333" calcext:value-type="float">
            <text:p>8.9</text:p>
          </table:table-cell>
          <table:table-cell office:value-type="float" office:value="30.508291" calcext:value-type="float">
            <text:p>30.508291</text:p>
          </table:table-cell>
          <table:table-cell table:formula="of:=LOG([.E225])/LOG([.A225])" office:value-type="float" office:value="0.631600524126401" calcext:value-type="float">
            <text:p>0.6316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table:formula="of:=[.B226]/[.C226]" office:value-type="float" office:value="9" calcext:value-type="float">
            <text:p>9.0</text:p>
          </table:table-cell>
          <table:table-cell office:value-type="float" office:value="30.600901" calcext:value-type="float">
            <text:p>30.600901</text:p>
          </table:table-cell>
          <table:table-cell table:formula="of:=LOG([.E226])/LOG([.A226])" office:value-type="float" office:value="0.631640700674031" calcext:value-type="float">
            <text:p>0.6316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formula="of:=[.B227]/[.C227]" office:value-type="float" office:value="9.06666666666667" calcext:value-type="float">
            <text:p>9.1</text:p>
          </table:table-cell>
          <table:table-cell office:value-type="float" office:value="30.690687" calcext:value-type="float">
            <text:p>30.690687</text:p>
          </table:table-cell>
          <table:table-cell table:formula="of:=LOG([.E227])/LOG([.A227])" office:value-type="float" office:value="0.631664448985665" calcext:value-type="float">
            <text:p>0.6316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table:formula="of:=[.B228]/[.C228]" office:value-type="float" office:value="9.13333333333333" calcext:value-type="float">
            <text:p>9.1</text:p>
          </table:table-cell>
          <table:table-cell office:value-type="float" office:value="30.783216" calcext:value-type="float">
            <text:p>30.783216</text:p>
          </table:table-cell>
          <table:table-cell table:formula="of:=LOG([.E228])/LOG([.A228])" office:value-type="float" office:value="0.631705286747422" calcext:value-type="float">
            <text:p>0.6317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table:formula="of:=[.B229]/[.C229]" office:value-type="float" office:value="9.2" calcext:value-type="float">
            <text:p>9.2</text:p>
          </table:table-cell>
          <table:table-cell office:value-type="float" office:value="30.876002" calcext:value-type="float">
            <text:p>30.876002</text:p>
          </table:table-cell>
          <table:table-cell table:formula="of:=LOG([.E229])/LOG([.A229])" office:value-type="float" office:value="0.631748185190296" calcext:value-type="float">
            <text:p>0.6317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table:formula="of:=[.B230]/[.C230]" office:value-type="float" office:value="9.26666666666667" calcext:value-type="float">
            <text:p>9.3</text:p>
          </table:table-cell>
          <table:table-cell office:value-type="float" office:value="30.969091" calcext:value-type="float">
            <text:p>30.969091</text:p>
          </table:table-cell>
          <table:table-cell table:formula="of:=LOG([.E230])/LOG([.A230])" office:value-type="float" office:value="0.631793389563175" calcext:value-type="float">
            <text:p>0.6317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formula="of:=[.B231]/[.C231]" office:value-type="float" office:value="9.33333333333333" calcext:value-type="float">
            <text:p>9.3</text:p>
          </table:table-cell>
          <table:table-cell office:value-type="float" office:value="31.062386" calcext:value-type="float">
            <text:p>31.062386</text:p>
          </table:table-cell>
          <table:table-cell table:formula="of:=LOG([.E231])/LOG([.A231])" office:value-type="float" office:value="0.631840294824674" calcext:value-type="float">
            <text:p>0.6318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table:formula="of:=[.B232]/[.C232]" office:value-type="float" office:value="9.4" calcext:value-type="float">
            <text:p>9.4</text:p>
          </table:table-cell>
          <table:table-cell office:value-type="float" office:value="31.155698" calcext:value-type="float">
            <text:p>31.155698</text:p>
          </table:table-cell>
          <table:table-cell table:formula="of:=LOG([.E232])/LOG([.A232])" office:value-type="float" office:value="0.631887762529714" calcext:value-type="float">
            <text:p>0.6318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table:formula="of:=[.B233]/[.C233]" office:value-type="float" office:value="9.46666666666667" calcext:value-type="float">
            <text:p>9.5</text:p>
          </table:table-cell>
          <table:table-cell office:value-type="float" office:value="31.249031" calcext:value-type="float">
            <text:p>31.249031</text:p>
          </table:table-cell>
          <table:table-cell table:formula="of:=LOG([.E233])/LOG([.A233])" office:value-type="float" office:value="0.631935805388144" calcext:value-type="float">
            <text:p>0.6319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table:formula="of:=[.B234]/[.C234]" office:value-type="float" office:value="8.5625" calcext:value-type="float">
            <text:p>8.6</text:p>
          </table:table-cell>
          <table:table-cell office:value-type="float" office:value="31.336614" calcext:value-type="float">
            <text:p>31.336614</text:p>
          </table:table-cell>
          <table:table-cell table:formula="of:=LOG([.E234])/LOG([.A234])" office:value-type="float" office:value="0.631950630983959" calcext:value-type="float">
            <text:p>0.6319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table:formula="of:=[.B235]/[.C235]" office:value-type="float" office:value="8.625" calcext:value-type="float">
            <text:p>8.6</text:p>
          </table:table-cell>
          <table:table-cell office:value-type="float" office:value="31.429153" calcext:value-type="float">
            <text:p>31.429153</text:p>
          </table:table-cell>
          <table:table-cell table:formula="of:=LOG([.E235])/LOG([.A235])" office:value-type="float" office:value="0.631995042778564" calcext:value-type="float">
            <text:p>0.6319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table:formula="of:=[.B236]/[.C236]" office:value-type="float" office:value="8.6875" calcext:value-type="float">
            <text:p>8.7</text:p>
          </table:table-cell>
          <table:table-cell office:value-type="float" office:value="31.522489" calcext:value-type="float">
            <text:p>31.522489</text:p>
          </table:table-cell>
          <table:table-cell table:formula="of:=LOG([.E236])/LOG([.A236])" office:value-type="float" office:value="0.632044542331712" calcext:value-type="float">
            <text:p>0.6320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table:formula="of:=[.B237]/[.C237]" office:value-type="float" office:value="8.75" calcext:value-type="float">
            <text:p>8.8</text:p>
          </table:table-cell>
          <table:table-cell office:value-type="float" office:value="31.615842" calcext:value-type="float">
            <text:p>31.615842</text:p>
          </table:table-cell>
          <table:table-cell table:formula="of:=LOG([.E237])/LOG([.A237])" office:value-type="float" office:value="0.632094553296218" calcext:value-type="float">
            <text:p>0.6320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table:formula="of:=[.B238]/[.C238]" office:value-type="float" office:value="8.8125" calcext:value-type="float">
            <text:p>8.8</text:p>
          </table:table-cell>
          <table:table-cell office:value-type="float" office:value="31.709216" calcext:value-type="float">
            <text:p>31.709216</text:p>
          </table:table-cell>
          <table:table-cell table:formula="of:=LOG([.E238])/LOG([.A238])" office:value-type="float" office:value="0.632145088928234" calcext:value-type="float">
            <text:p>0.6321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formula="of:=[.B239]/[.C239]" office:value-type="float" office:value="8.875" calcext:value-type="float">
            <text:p>8.9</text:p>
          </table:table-cell>
          <table:table-cell office:value-type="float" office:value="31.802607" calcext:value-type="float">
            <text:p>31.802607</text:p>
          </table:table-cell>
          <table:table-cell table:formula="of:=LOG([.E239])/LOG([.A239])" office:value-type="float" office:value="0.632196116358558" calcext:value-type="float">
            <text:p>0.6321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table:formula="of:=[.B240]/[.C240]" office:value-type="float" office:value="8.9375" calcext:value-type="float">
            <text:p>8.9</text:p>
          </table:table-cell>
          <table:table-cell office:value-type="float" office:value="31.885259" calcext:value-type="float">
            <text:p>31.885259</text:p>
          </table:table-cell>
          <table:table-cell table:formula="of:=LOG([.E240])/LOG([.A240])" office:value-type="float" office:value="0.632186039374806" calcext:value-type="float">
            <text:p>0.6321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table:formula="of:=[.B241]/[.C241]" office:value-type="float" office:value="9" calcext:value-type="float">
            <text:p>9.0</text:p>
          </table:table-cell>
          <table:table-cell office:value-type="float" office:value="31.968475" calcext:value-type="float">
            <text:p>31.968475</text:p>
          </table:table-cell>
          <table:table-cell table:formula="of:=LOG([.E241])/LOG([.A241])" office:value-type="float" office:value="0.632179990221217" calcext:value-type="float">
            <text:p>0.6321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table:formula="of:=[.B242]/[.C242]" office:value-type="float" office:value="9.0625" calcext:value-type="float">
            <text:p>9.1</text:p>
          </table:table-cell>
          <table:table-cell office:value-type="float" office:value="32.051694" calcext:value-type="float">
            <text:p>32.051694</text:p>
          </table:table-cell>
          <table:table-cell table:formula="of:=LOG([.E242])/LOG([.A242])" office:value-type="float" office:value="0.632174732980935" calcext:value-type="float">
            <text:p>0.6321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formula="of:=[.B243]/[.C243]" office:value-type="float" office:value="9.125" calcext:value-type="float">
            <text:p>9.1</text:p>
          </table:table-cell>
          <table:table-cell office:value-type="float" office:value="32.133975" calcext:value-type="float">
            <text:p>32.133975</text:p>
          </table:table-cell>
          <table:table-cell table:formula="of:=LOG([.E243])/LOG([.A243])" office:value-type="float" office:value="0.63216492056256" calcext:value-type="float">
            <text:p>0.6321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table:formula="of:=[.B244]/[.C244]" office:value-type="float" office:value="9.1875" calcext:value-type="float">
            <text:p>9.2</text:p>
          </table:table-cell>
          <table:table-cell office:value-type="float" office:value="32.217194" calcext:value-type="float">
            <text:p>32.217194</text:p>
          </table:table-cell>
          <table:table-cell table:formula="of:=LOG([.E244])/LOG([.A244])" office:value-type="float" office:value="0.632161194810862" calcext:value-type="float">
            <text:p>0.63216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table:formula="of:=[.B245]/[.C245]" office:value-type="float" office:value="8.35294117647059" calcext:value-type="float">
            <text:p>8.4</text:p>
          </table:table-cell>
          <table:table-cell office:value-type="float" office:value="32.303914" calcext:value-type="float">
            <text:p>32.303914</text:p>
          </table:table-cell>
          <table:table-cell table:formula="of:=LOG([.E245])/LOG([.A245])" office:value-type="float" office:value="0.632177924511773" calcext:value-type="float">
            <text:p>0.6321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table:formula="of:=[.B246]/[.C246]" office:value-type="float" office:value="8.41176470588235" calcext:value-type="float">
            <text:p>8.4</text:p>
          </table:table-cell>
          <table:table-cell office:value-type="float" office:value="32.38662" calcext:value-type="float">
            <text:p>32.38662</text:p>
          </table:table-cell>
          <table:table-cell table:formula="of:=LOG([.E246])/LOG([.A246])" office:value-type="float" office:value="0.632172721483341" calcext:value-type="float">
            <text:p>0.63217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table:formula="of:=[.B247]/[.C247]" office:value-type="float" office:value="8.47058823529412" calcext:value-type="float">
            <text:p>8.5</text:p>
          </table:table-cell>
          <table:table-cell office:value-type="float" office:value="32.469838" calcext:value-type="float">
            <text:p>32.469838</text:p>
          </table:table-cell>
          <table:table-cell table:formula="of:=LOG([.E247])/LOG([.A247])" office:value-type="float" office:value="0.63217111888105" calcext:value-type="float">
            <text:p>0.63217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table:formula="of:=[.B248]/[.C248]" office:value-type="float" office:value="8.52941176470588" calcext:value-type="float">
            <text:p>8.5</text:p>
          </table:table-cell>
          <table:table-cell office:value-type="float" office:value="32.553057" calcext:value-type="float">
            <text:p>32.553057</text:p>
          </table:table-cell>
          <table:table-cell table:formula="of:=LOG([.E248])/LOG([.A248])" office:value-type="float" office:value="0.63217022807055" calcext:value-type="float">
            <text:p>0.63217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table:formula="of:=[.B249]/[.C249]" office:value-type="float" office:value="8.58823529411765" calcext:value-type="float">
            <text:p>8.6</text:p>
          </table:table-cell>
          <table:table-cell office:value-type="float" office:value="32.635656" calcext:value-type="float">
            <text:p>32.635656</text:p>
          </table:table-cell>
          <table:table-cell table:formula="of:=LOG([.E249])/LOG([.A249])" office:value-type="float" office:value="0.632166586976926" calcext:value-type="float">
            <text:p>0.63216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formula="of:=[.B250]/[.C250]" office:value-type="float" office:value="8.64705882352941" calcext:value-type="float">
            <text:p>8.6</text:p>
          </table:table-cell>
          <table:table-cell office:value-type="float" office:value="32.718753" calcext:value-type="float">
            <text:p>32.718753</text:p>
          </table:table-cell>
          <table:table-cell table:formula="of:=LOG([.E250])/LOG([.A250])" office:value-type="float" office:value="0.632166411786903" calcext:value-type="float">
            <text:p>0.6321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table:formula="of:=[.B251]/[.C251]" office:value-type="float" office:value="7.88888888888889" calcext:value-type="float">
            <text:p>7.9</text:p>
          </table:table-cell>
          <table:table-cell office:value-type="float" office:value="32.805222" calcext:value-type="float">
            <text:p>32.805222</text:p>
          </table:table-cell>
          <table:table-cell table:formula="of:=LOG([.E251])/LOG([.A251])" office:value-type="float" office:value="0.632185532409145" calcext:value-type="float">
            <text:p>0.6321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table:formula="of:=[.B252]/[.C252]" office:value-type="float" office:value="7.94444444444444" calcext:value-type="float">
            <text:p>7.9</text:p>
          </table:table-cell>
          <table:table-cell office:value-type="float" office:value="32.888468" calcext:value-type="float">
            <text:p>32.888468</text:p>
          </table:table-cell>
          <table:table-cell table:formula="of:=LOG([.E252])/LOG([.A252])" office:value-type="float" office:value="0.632187463740761" calcext:value-type="float">
            <text:p>0.63218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table:formula="of:=[.B253]/[.C253]" office:value-type="float" office:value="8" calcext:value-type="float">
            <text:p>8.0</text:p>
          </table:table-cell>
          <table:table-cell office:value-type="float" office:value="32.971713" calcext:value-type="float">
            <text:p>32.971713</text:p>
          </table:table-cell>
          <table:table-cell table:formula="of:=LOG([.E253])/LOG([.A253])" office:value-type="float" office:value="0.632190042902086" calcext:value-type="float">
            <text:p>0.6321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table:formula="of:=[.B254]/[.C254]" office:value-type="float" office:value="8.05555555555556" calcext:value-type="float">
            <text:p>8.1</text:p>
          </table:table-cell>
          <table:table-cell office:value-type="float" office:value="33.055344" calcext:value-type="float">
            <text:p>33.055344</text:p>
          </table:table-cell>
          <table:table-cell table:formula="of:=LOG([.E254])/LOG([.A254])" office:value-type="float" office:value="0.632195375864178" calcext:value-type="float">
            <text:p>0.6321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table:formula="of:=[.B255]/[.C255]" office:value-type="float" office:value="8.11111111111111" calcext:value-type="float">
            <text:p>8.1</text:p>
          </table:table-cell>
          <table:table-cell office:value-type="float" office:value="33.138975" calcext:value-type="float">
            <text:p>33.138975</text:p>
          </table:table-cell>
          <table:table-cell table:formula="of:=LOG([.E255])/LOG([.A255])" office:value-type="float" office:value="0.632201328892235" calcext:value-type="float">
            <text:p>0.6322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table:formula="of:=[.B256]/[.C256]" office:value-type="float" office:value="8.16666666666667" calcext:value-type="float">
            <text:p>8.2</text:p>
          </table:table-cell>
          <table:table-cell office:value-type="float" office:value="33.222641" calcext:value-type="float">
            <text:p>33.222641</text:p>
          </table:table-cell>
          <table:table-cell table:formula="of:=LOG([.E256])/LOG([.A256])" office:value-type="float" office:value="0.632208082646976" calcext:value-type="float">
            <text:p>0.6322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table:formula="of:=[.B257]/[.C257]" office:value-type="float" office:value="8.22222222222222" calcext:value-type="float">
            <text:p>8.2</text:p>
          </table:table-cell>
          <table:table-cell office:value-type="float" office:value="33.30648" calcext:value-type="float">
            <text:p>33.30648</text:p>
          </table:table-cell>
          <table:table-cell table:formula="of:=LOG([.E257])/LOG([.A257])" office:value-type="float" office:value="0.632216373191093" calcext:value-type="float">
            <text:p>0.6322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table:formula="of:=[.B258]/[.C258]" office:value-type="float" office:value="8.27777777777778" calcext:value-type="float">
            <text:p>8.3</text:p>
          </table:table-cell>
          <table:table-cell office:value-type="float" office:value="33.390361" calcext:value-type="float">
            <text:p>33.390361</text:p>
          </table:table-cell>
          <table:table-cell table:formula="of:=LOG([.E258])/LOG([.A258])" office:value-type="float" office:value="0.632225475348408" calcext:value-type="float">
            <text:p>0.6322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259]/[.C259]" office:value-type="float" office:value="8.33333333333333" calcext:value-type="float">
            <text:p>8.3</text:p>
          </table:table-cell>
          <table:table-cell office:value-type="float" office:value="33.474238" calcext:value-type="float">
            <text:p>33.474238</text:p>
          </table:table-cell>
          <table:table-cell table:formula="of:=LOG([.E259])/LOG([.A259])" office:value-type="float" office:value="0.632235130541031" calcext:value-type="float">
            <text:p>0.6322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table:formula="of:=[.B260]/[.C260]" office:value-type="float" office:value="8.38888888888889" calcext:value-type="float">
            <text:p>8.4</text:p>
          </table:table-cell>
          <table:table-cell office:value-type="float" office:value="33.557556" calcext:value-type="float">
            <text:p>33.557556</text:p>
          </table:table-cell>
          <table:table-cell table:formula="of:=LOG([.E260])/LOG([.A260])" office:value-type="float" office:value="0.632242353937655" calcext:value-type="float">
            <text:p>0.6322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table:formula="of:=[.B261]/[.C261]" office:value-type="float" office:value="8.44444444444444" calcext:value-type="float">
            <text:p>8.4</text:p>
          </table:table-cell>
          <table:table-cell office:value-type="float" office:value="33.641818" calcext:value-type="float">
            <text:p>33.641818</text:p>
          </table:table-cell>
          <table:table-cell table:formula="of:=LOG([.E261])/LOG([.A261])" office:value-type="float" office:value="0.632255199945442" calcext:value-type="float">
            <text:p>0.63225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table:formula="of:=[.B262]/[.C262]" office:value-type="float" office:value="8.5" calcext:value-type="float">
            <text:p>8.5</text:p>
          </table:table-cell>
          <table:table-cell office:value-type="float" office:value="33.726082" calcext:value-type="float">
            <text:p>33.726082</text:p>
          </table:table-cell>
          <table:table-cell table:formula="of:=LOG([.E262])/LOG([.A262])" office:value-type="float" office:value="0.632268592271442" calcext:value-type="float">
            <text:p>0.6322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table:formula="of:=[.B263]/[.C263]" office:value-type="float" office:value="8.55555555555556" calcext:value-type="float">
            <text:p>8.6</text:p>
          </table:table-cell>
          <table:table-cell office:value-type="float" office:value="33.808907" calcext:value-type="float">
            <text:p>33.808907</text:p>
          </table:table-cell>
          <table:table-cell table:formula="of:=LOG([.E263])/LOG([.A263])" office:value-type="float" office:value="0.632274868429118" calcext:value-type="float">
            <text:p>0.6322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table:formula="of:=[.B264]/[.C264]" office:value-type="float" office:value="8.61111111111111" calcext:value-type="float">
            <text:p>8.6</text:p>
          </table:table-cell>
          <table:table-cell office:value-type="float" office:value="33.892715" calcext:value-type="float">
            <text:p>33.892715</text:p>
          </table:table-cell>
          <table:table-cell table:formula="of:=LOG([.E264])/LOG([.A264])" office:value-type="float" office:value="0.63228691708665" calcext:value-type="float">
            <text:p>0.6322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table:formula="of:=[.B265]/[.C265]" office:value-type="float" office:value="7.89473684210526" calcext:value-type="float">
            <text:p>7.9</text:p>
          </table:table-cell>
          <table:table-cell office:value-type="float" office:value="33.976199" calcext:value-type="float">
            <text:p>33.976199</text:p>
          </table:table-cell>
          <table:table-cell table:formula="of:=LOG([.E265])/LOG([.A265])" office:value-type="float" office:value="0.632297781929177" calcext:value-type="float">
            <text:p>0.6322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table:formula="of:=[.B266]/[.C266]" office:value-type="float" office:value="7.94736842105263" calcext:value-type="float">
            <text:p>7.9</text:p>
          </table:table-cell>
          <table:table-cell office:value-type="float" office:value="34.059639" calcext:value-type="float">
            <text:p>34.059639</text:p>
          </table:table-cell>
          <table:table-cell table:formula="of:=LOG([.E266])/LOG([.A266])" office:value-type="float" office:value="0.632308944387237" calcext:value-type="float">
            <text:p>0.6323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table:formula="of:=[.B267]/[.C267]" office:value-type="float" office:value="8" calcext:value-type="float">
            <text:p>8.0</text:p>
          </table:table-cell>
          <table:table-cell office:value-type="float" office:value="34.143781" calcext:value-type="float">
            <text:p>34.143781</text:p>
          </table:table-cell>
          <table:table-cell table:formula="of:=LOG([.E267])/LOG([.A267])" office:value-type="float" office:value="0.632324311835694" calcext:value-type="float">
            <text:p>0.6323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table:formula="of:=[.B268]/[.C268]" office:value-type="float" office:value="8.05263157894737" calcext:value-type="float">
            <text:p>8.1</text:p>
          </table:table-cell>
          <table:table-cell office:value-type="float" office:value="34.228045" calcext:value-type="float">
            <text:p>34.228045</text:p>
          </table:table-cell>
          <table:table-cell table:formula="of:=LOG([.E268])/LOG([.A268])" office:value-type="float" office:value="0.63234080909505" calcext:value-type="float">
            <text:p>0.6323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formula="of:=[.B269]/[.C269]" office:value-type="float" office:value="8.10526315789474" calcext:value-type="float">
            <text:p>8.1</text:p>
          </table:table-cell>
          <table:table-cell office:value-type="float" office:value="34.312101" calcext:value-type="float">
            <text:p>34.312101</text:p>
          </table:table-cell>
          <table:table-cell table:formula="of:=LOG([.E269])/LOG([.A269])" office:value-type="float" office:value="0.632356702512621" calcext:value-type="float">
            <text:p>0.63235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table:formula="of:=[.B270]/[.C270]" office:value-type="float" office:value="8.1578947368421" calcext:value-type="float">
            <text:p>8.2</text:p>
          </table:table-cell>
          <table:table-cell office:value-type="float" office:value="34.394679" calcext:value-type="float">
            <text:p>34.394679</text:p>
          </table:table-cell>
          <table:table-cell table:formula="of:=LOG([.E270])/LOG([.A270])" office:value-type="float" office:value="0.632365395126845" calcext:value-type="float">
            <text:p>0.6323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table:formula="of:=[.B271]/[.C271]" office:value-type="float" office:value="8.21052631578947" calcext:value-type="float">
            <text:p>8.2</text:p>
          </table:table-cell>
          <table:table-cell office:value-type="float" office:value="34.479144" calcext:value-type="float">
            <text:p>34.479144</text:p>
          </table:table-cell>
          <table:table-cell table:formula="of:=LOG([.E271])/LOG([.A271])" office:value-type="float" office:value="0.632384383569161" calcext:value-type="float">
            <text:p>0.6323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table:formula="of:=[.B272]/[.C272]" office:value-type="float" office:value="8.26315789473684" calcext:value-type="float">
            <text:p>8.3</text:p>
          </table:table-cell>
          <table:table-cell office:value-type="float" office:value="34.562162" calcext:value-type="float">
            <text:p>34.562162</text:p>
          </table:table-cell>
          <table:table-cell table:formula="of:=LOG([.E272])/LOG([.A272])" office:value-type="float" office:value="0.632396350938741" calcext:value-type="float">
            <text:p>0.63239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table:formula="of:=[.B273]/[.C273]" office:value-type="float" office:value="8.31578947368421" calcext:value-type="float">
            <text:p>8.3</text:p>
          </table:table-cell>
          <table:table-cell office:value-type="float" office:value="34.644735" calcext:value-type="float">
            <text:p>34.644735</text:p>
          </table:table-cell>
          <table:table-cell table:formula="of:=LOG([.E273])/LOG([.A273])" office:value-type="float" office:value="0.63240651812402" calcext:value-type="float">
            <text:p>0.6324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table:formula="of:=[.B274]/[.C274]" office:value-type="float" office:value="8.36842105263158" calcext:value-type="float">
            <text:p>8.4</text:p>
          </table:table-cell>
          <table:table-cell office:value-type="float" office:value="34.729205" calcext:value-type="float">
            <text:p>34.729205</text:p>
          </table:table-cell>
          <table:table-cell table:formula="of:=LOG([.E274])/LOG([.A274])" office:value-type="float" office:value="0.632426920956568" calcext:value-type="float">
            <text:p>0.6324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table:formula="of:=[.B275]/[.C275]" office:value-type="float" office:value="8.42105263157895" calcext:value-type="float">
            <text:p>8.4</text:p>
          </table:table-cell>
          <table:table-cell office:value-type="float" office:value="34.813321" calcext:value-type="float">
            <text:p>34.813321</text:p>
          </table:table-cell>
          <table:table-cell table:formula="of:=LOG([.E275])/LOG([.A275])" office:value-type="float" office:value="0.632445943439675" calcext:value-type="float">
            <text:p>0.6324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table:formula="of:=[.B276]/[.C276]" office:value-type="float" office:value="7.75" calcext:value-type="float">
            <text:p>7.8</text:p>
          </table:table-cell>
          <table:table-cell office:value-type="float" office:value="34.894831" calcext:value-type="float">
            <text:p>34.894831</text:p>
          </table:table-cell>
          <table:table-cell table:formula="of:=LOG([.E276])/LOG([.A276])" office:value-type="float" office:value="0.632452105949704" calcext:value-type="float">
            <text:p>0.6324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table:formula="of:=[.B277]/[.C277]" office:value-type="float" office:value="7.8" calcext:value-type="float">
            <text:p>7.8</text:p>
          </table:table-cell>
          <table:table-cell office:value-type="float" office:value="34.979301" calcext:value-type="float">
            <text:p>34.979301</text:p>
          </table:table-cell>
          <table:table-cell table:formula="of:=LOG([.E277])/LOG([.A277])" office:value-type="float" office:value="0.632473834424598" calcext:value-type="float">
            <text:p>0.6324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table:formula="of:=[.B278]/[.C278]" office:value-type="float" office:value="7.85" calcext:value-type="float">
            <text:p>7.9</text:p>
          </table:table-cell>
          <table:table-cell office:value-type="float" office:value="35.062319" calcext:value-type="float">
            <text:p>35.062319</text:p>
          </table:table-cell>
          <table:table-cell table:formula="of:=LOG([.E278])/LOG([.A278])" office:value-type="float" office:value="0.632488611058879" calcext:value-type="float">
            <text:p>0.63248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formula="of:=[.B279]/[.C279]" office:value-type="float" office:value="7.9" calcext:value-type="float">
            <text:p>7.9</text:p>
          </table:table-cell>
          <table:table-cell office:value-type="float" office:value="35.144892" calcext:value-type="float">
            <text:p>35.144892</text:p>
          </table:table-cell>
          <table:table-cell table:formula="of:=LOG([.E279])/LOG([.A279])" office:value-type="float" office:value="0.632501587390175" calcext:value-type="float">
            <text:p>0.6325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table:formula="of:=[.B280]/[.C280]" office:value-type="float" office:value="7.95" calcext:value-type="float">
            <text:p>8.0</text:p>
          </table:table-cell>
          <table:table-cell office:value-type="float" office:value="35.229365" calcext:value-type="float">
            <text:p>35.229365</text:p>
          </table:table-cell>
          <table:table-cell table:formula="of:=LOG([.E280])/LOG([.A280])" office:value-type="float" office:value="0.63252459786331" calcext:value-type="float">
            <text:p>0.6325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formula="of:=[.B281]/[.C281]" office:value-type="float" office:value="8" calcext:value-type="float">
            <text:p>8.0</text:p>
          </table:table-cell>
          <table:table-cell office:value-type="float" office:value="35.313533" calcext:value-type="float">
            <text:p>35.313533</text:p>
          </table:table-cell>
          <table:table-cell table:formula="of:=LOG([.E281])/LOG([.A281])" office:value-type="float" office:value="0.63254646802987" calcext:value-type="float">
            <text:p>0.6325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table:formula="of:=[.B282]/[.C282]" office:value-type="float" office:value="8.05" calcext:value-type="float">
            <text:p>8.1</text:p>
          </table:table-cell>
          <table:table-cell office:value-type="float" office:value="35.396098" calcext:value-type="float">
            <text:p>35.396098</text:p>
          </table:table-cell>
          <table:table-cell table:formula="of:=LOG([.E282])/LOG([.A282])" office:value-type="float" office:value="0.632560702056216" calcext:value-type="float">
            <text:p>0.6325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table:formula="of:=[.B283]/[.C283]" office:value-type="float" office:value="8.1" calcext:value-type="float">
            <text:p>8.1</text:p>
          </table:table-cell>
          <table:table-cell office:value-type="float" office:value="35.478663" calcext:value-type="float">
            <text:p>35.478663</text:p>
          </table:table-cell>
          <table:table-cell table:formula="of:=LOG([.E283])/LOG([.A283])" office:value-type="float" office:value="0.632575373655723" calcext:value-type="float">
            <text:p>0.6325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table:formula="of:=[.B284]/[.C284]" office:value-type="float" office:value="8.15" calcext:value-type="float">
            <text:p>8.2</text:p>
          </table:table-cell>
          <table:table-cell office:value-type="float" office:value="35.561231" calcext:value-type="float">
            <text:p>35.561231</text:p>
          </table:table-cell>
          <table:table-cell table:formula="of:=LOG([.E284])/LOG([.A284])" office:value-type="float" office:value="0.632590491478222" calcext:value-type="float">
            <text:p>0.63259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table:formula="of:=[.B285]/[.C285]" office:value-type="float" office:value="8.2" calcext:value-type="float">
            <text:p>8.2</text:p>
          </table:table-cell>
          <table:table-cell office:value-type="float" office:value="35.63827" calcext:value-type="float">
            <text:p>35.63827</text:p>
          </table:table-cell>
          <table:table-cell table:formula="of:=LOG([.E285])/LOG([.A285])" office:value-type="float" office:value="0.632578572640549" calcext:value-type="float">
            <text:p>0.63257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[.B286]/[.C286]" office:value-type="float" office:value="8.25" calcext:value-type="float">
            <text:p>8.3</text:p>
          </table:table-cell>
          <table:table-cell office:value-type="float" office:value="35.715309" calcext:value-type="float">
            <text:p>35.715309</text:p>
          </table:table-cell>
          <table:table-cell table:formula="of:=LOG([.E286])/LOG([.A286])" office:value-type="float" office:value="0.632567229474384" calcext:value-type="float">
            <text:p>0.6325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287]/[.C287]" office:value-type="float" office:value="8.3" calcext:value-type="float">
            <text:p>8.3</text:p>
          </table:table-cell>
          <table:table-cell office:value-type="float" office:value="35.792351" calcext:value-type="float">
            <text:p>35.792351</text:p>
          </table:table-cell>
          <table:table-cell table:formula="of:=LOG([.E287])/LOG([.A287])" office:value-type="float" office:value="0.632556469497751" calcext:value-type="float">
            <text:p>0.6325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[.B288]/[.C288]" office:value-type="float" office:value="8.35" calcext:value-type="float">
            <text:p>8.4</text:p>
          </table:table-cell>
          <table:table-cell office:value-type="float" office:value="35.86939" calcext:value-type="float">
            <text:p>35.86939</text:p>
          </table:table-cell>
          <table:table-cell table:formula="of:=LOG([.E288])/LOG([.A288])" office:value-type="float" office:value="0.632546255835282" calcext:value-type="float">
            <text:p>0.6325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table:formula="of:=[.B289]/[.C289]" office:value-type="float" office:value="8.4" calcext:value-type="float">
            <text:p>8.4</text:p>
          </table:table-cell>
          <table:table-cell office:value-type="float" office:value="35.946429" calcext:value-type="float">
            <text:p>35.946429</text:p>
          </table:table-cell>
          <table:table-cell table:formula="of:=LOG([.E289])/LOG([.A289])" office:value-type="float" office:value="0.632536596254183" calcext:value-type="float">
            <text:p>0.63253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table:formula="of:=[.B290]/[.C290]" office:value-type="float" office:value="8.45" calcext:value-type="float">
            <text:p>8.5</text:p>
          </table:table-cell>
          <table:table-cell office:value-type="float" office:value="36.022146" calcext:value-type="float">
            <text:p>36.022146</text:p>
          </table:table-cell>
          <table:table-cell table:formula="of:=LOG([.E290])/LOG([.A290])" office:value-type="float" office:value="0.632521007199204" calcext:value-type="float">
            <text:p>0.6325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formula="of:=[.B291]/[.C291]" office:value-type="float" office:value="8.5" calcext:value-type="float">
            <text:p>8.5</text:p>
          </table:table-cell>
          <table:table-cell office:value-type="float" office:value="36.099185" calcext:value-type="float">
            <text:p>36.099185</text:p>
          </table:table-cell>
          <table:table-cell table:formula="of:=LOG([.E291])/LOG([.A291])" office:value-type="float" office:value="0.632512452663907" calcext:value-type="float">
            <text:p>0.6325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table:formula="of:=[.B292]/[.C292]" office:value-type="float" office:value="8.55" calcext:value-type="float">
            <text:p>8.6</text:p>
          </table:table-cell>
          <table:table-cell office:value-type="float" office:value="36.172722" calcext:value-type="float">
            <text:p>36.172722</text:p>
          </table:table-cell>
          <table:table-cell table:formula="of:=LOG([.E292])/LOG([.A292])" office:value-type="float" office:value="0.63248736761271" calcext:value-type="float">
            <text:p>0.63248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table:formula="of:=[.B293]/[.C293]" office:value-type="float" office:value="8.6" calcext:value-type="float">
            <text:p>8.6</text:p>
          </table:table-cell>
          <table:table-cell office:value-type="float" office:value="36.251938" calcext:value-type="float">
            <text:p>36.251938</text:p>
          </table:table-cell>
          <table:table-cell table:formula="of:=LOG([.E293])/LOG([.A293])" office:value-type="float" office:value="0.632490498444012" calcext:value-type="float">
            <text:p>0.63249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[.B294]/[.C294]" office:value-type="float" office:value="7.95238095238095" calcext:value-type="float">
            <text:p>8.0</text:p>
          </table:table-cell>
          <table:table-cell office:value-type="float" office:value="36.325546" calcext:value-type="float">
            <text:p>36.325546</text:p>
          </table:table-cell>
          <table:table-cell table:formula="of:=LOG([.E294])/LOG([.A294])" office:value-type="float" office:value="0.632466913877017" calcext:value-type="float">
            <text:p>0.6324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table:formula="of:=[.B295]/[.C295]" office:value-type="float" office:value="8.7" calcext:value-type="float">
            <text:p>8.7</text:p>
          </table:table-cell>
          <table:table-cell office:value-type="float" office:value="36.403842" calcext:value-type="float">
            <text:p>36.403842</text:p>
          </table:table-cell>
          <table:table-cell table:formula="of:=LOG([.E295])/LOG([.A295])" office:value-type="float" office:value="0.63246659071814" calcext:value-type="float">
            <text:p>0.63246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table:formula="of:=[.B296]/[.C296]" office:value-type="float" office:value="8.75" calcext:value-type="float">
            <text:p>8.8</text:p>
          </table:table-cell>
          <table:table-cell office:value-type="float" office:value="36.479556" calcext:value-type="float">
            <text:p>36.479556</text:p>
          </table:table-cell>
          <table:table-cell table:formula="of:=LOG([.E296])/LOG([.A296])" office:value-type="float" office:value="0.632454295774253" calcext:value-type="float">
            <text:p>0.6324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[.B297]/[.C297]" office:value-type="float" office:value="8.8" calcext:value-type="float">
            <text:p>8.8</text:p>
          </table:table-cell>
          <table:table-cell office:value-type="float" office:value="36.556595" calcext:value-type="float">
            <text:p>36.556595</text:p>
          </table:table-cell>
          <table:table-cell table:formula="of:=LOG([.E297])/LOG([.A297])" office:value-type="float" office:value="0.632448905304322" calcext:value-type="float">
            <text:p>0.6324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table:formula="of:=[.B298]/[.C298]" office:value-type="float" office:value="8.85" calcext:value-type="float">
            <text:p>8.9</text:p>
          </table:table-cell>
          <table:table-cell office:value-type="float" office:value="36.632309" calcext:value-type="float">
            <text:p>36.632309</text:p>
          </table:table-cell>
          <table:table-cell table:formula="of:=LOG([.E298])/LOG([.A298])" office:value-type="float" office:value="0.632437656493673" calcext:value-type="float">
            <text:p>0.6324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formula="of:=[.B299]/[.C299]" office:value-type="float" office:value="8.9" calcext:value-type="float">
            <text:p>8.9</text:p>
          </table:table-cell>
          <table:table-cell office:value-type="float" office:value="36.709351" calcext:value-type="float">
            <text:p>36.709351</text:p>
          </table:table-cell>
          <table:table-cell table:formula="of:=LOG([.E299])/LOG([.A299])" office:value-type="float" office:value="0.632433279668025" calcext:value-type="float">
            <text:p>0.6324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table:formula="of:=[.B300]/[.C300]" office:value-type="float" office:value="7.59090909090909" calcext:value-type="float">
            <text:p>7.6</text:p>
          </table:table-cell>
          <table:table-cell office:value-type="float" office:value="36.781705" calcext:value-type="float">
            <text:p>36.781705</text:p>
          </table:table-cell>
          <table:table-cell table:formula="of:=LOG([.E300])/LOG([.A300])" office:value-type="float" office:value="0.632407027348759" calcext:value-type="float">
            <text:p>0.6324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table:formula="of:=[.B301]/[.C301]" office:value-type="float" office:value="8.28571428571429" calcext:value-type="float">
            <text:p>8.3</text:p>
          </table:table-cell>
          <table:table-cell office:value-type="float" office:value="36.860001" calcext:value-type="float">
            <text:p>36.860001</text:p>
          </table:table-cell>
          <table:table-cell table:formula="of:=LOG([.E301])/LOG([.A301])" office:value-type="float" office:value="0.632409632625196" calcext:value-type="float">
            <text:p>0.6324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[.B302]/[.C302]" office:value-type="float" office:value="8.33333333333333" calcext:value-type="float">
            <text:p>8.3</text:p>
          </table:table-cell>
          <table:table-cell office:value-type="float" office:value="36.935715" calcext:value-type="float">
            <text:p>36.935715</text:p>
          </table:table-cell>
          <table:table-cell table:formula="of:=LOG([.E302])/LOG([.A302])" office:value-type="float" office:value="0.632400427133564" calcext:value-type="float">
            <text:p>0.6324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table:formula="of:=[.B303]/[.C303]" office:value-type="float" office:value="8.38095238095238" calcext:value-type="float">
            <text:p>8.4</text:p>
          </table:table-cell>
          <table:table-cell office:value-type="float" office:value="37.012754" calcext:value-type="float">
            <text:p>37.012754</text:p>
          </table:table-cell>
          <table:table-cell table:formula="of:=LOG([.E303])/LOG([.A303])" office:value-type="float" office:value="0.632397987919777" calcext:value-type="float">
            <text:p>0.63239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table:formula="of:=[.B304]/[.C304]" office:value-type="float" office:value="8.42857142857143" calcext:value-type="float">
            <text:p>8.4</text:p>
          </table:table-cell>
          <table:table-cell office:value-type="float" office:value="37.088468" calcext:value-type="float">
            <text:p>37.088468</text:p>
          </table:table-cell>
          <table:table-cell table:formula="of:=LOG([.E304])/LOG([.A304])" office:value-type="float" office:value="0.63238975442296" calcext:value-type="float">
            <text:p>0.63239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table:formula="of:=[.B305]/[.C305]" office:value-type="float" office:value="8.47619047619048" calcext:value-type="float">
            <text:p>8.5</text:p>
          </table:table-cell>
          <table:table-cell office:value-type="float" office:value="37.165507" calcext:value-type="float">
            <text:p>37.165507</text:p>
          </table:table-cell>
          <table:table-cell table:formula="of:=LOG([.E305])/LOG([.A305])" office:value-type="float" office:value="0.632388242418745" calcext:value-type="float">
            <text:p>0.6323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table:formula="of:=[.B306]/[.C306]" office:value-type="float" office:value="7.86363636363636" calcext:value-type="float">
            <text:p>7.9</text:p>
          </table:table-cell>
          <table:table-cell office:value-type="float" office:value="37.237796" calcext:value-type="float">
            <text:p>37.237796</text:p>
          </table:table-cell>
          <table:table-cell table:formula="of:=LOG([.E306])/LOG([.A306])" office:value-type="float" office:value="0.632364879441821" calcext:value-type="float">
            <text:p>0.6323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table:formula="of:=[.B307]/[.C307]" office:value-type="float" office:value="7.90909090909091" calcext:value-type="float">
            <text:p>7.9</text:p>
          </table:table-cell>
          <table:table-cell office:value-type="float" office:value="37.31616" calcext:value-type="float">
            <text:p>37.31616</text:p>
          </table:table-cell>
          <table:table-cell table:formula="of:=LOG([.E307])/LOG([.A307])" office:value-type="float" office:value="0.632370518184468" calcext:value-type="float">
            <text:p>0.63237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formula="of:=[.B308]/[.C308]" office:value-type="float" office:value="7.95454545454545" calcext:value-type="float">
            <text:p>8.0</text:p>
          </table:table-cell>
          <table:table-cell office:value-type="float" office:value="37.391874" calcext:value-type="float">
            <text:p>37.391874</text:p>
          </table:table-cell>
          <table:table-cell table:formula="of:=LOG([.E308])/LOG([.A308])" office:value-type="float" office:value="0.632364184923869" calcext:value-type="float">
            <text:p>0.6323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table:formula="of:=[.B309]/[.C309]" office:value-type="float" office:value="8" calcext:value-type="float">
            <text:p>8.0</text:p>
          </table:table-cell>
          <table:table-cell office:value-type="float" office:value="37.468913" calcext:value-type="float">
            <text:p>37.468913</text:p>
          </table:table-cell>
          <table:table-cell table:formula="of:=LOG([.E309])/LOG([.A309])" office:value-type="float" office:value="0.632364485741966" calcext:value-type="float">
            <text:p>0.6323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table:formula="of:=[.B310]/[.C310]" office:value-type="float" office:value="11.1666666666667" calcext:value-type="float">
            <text:p>11.2</text:p>
          </table:table-cell>
          <table:table-cell office:value-type="float" office:value="37.550499" calcext:value-type="float">
            <text:p>37.550499</text:p>
          </table:table-cell>
          <table:table-cell table:formula="of:=LOG([.E310])/LOG([.A310])" office:value-type="float" office:value="0.632386333197967" calcext:value-type="float">
            <text:p>0.6323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table:formula="of:=[.B311]/[.C311]" office:value-type="float" office:value="10.3157894736842" calcext:value-type="float">
            <text:p>10.3</text:p>
          </table:table-cell>
          <table:table-cell office:value-type="float" office:value="37.638537" calcext:value-type="float">
            <text:p>37.638537</text:p>
          </table:table-cell>
          <table:table-cell table:formula="of:=LOG([.E311])/LOG([.A311])" office:value-type="float" office:value="0.63243837218451" calcext:value-type="float">
            <text:p>0.63243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table:formula="of:=[.B312]/[.C312]" office:value-type="float" office:value="10.3684210526316" calcext:value-type="float">
            <text:p>10.4</text:p>
          </table:table-cell>
          <table:table-cell office:value-type="float" office:value="37.723521" calcext:value-type="float">
            <text:p>37.723521</text:p>
          </table:table-cell>
          <table:table-cell table:formula="of:=LOG([.E312])/LOG([.A312])" office:value-type="float" office:value="0.632476442035206" calcext:value-type="float">
            <text:p>0.6324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[.B313]/[.C313]" office:value-type="float" office:value="10.4210526315789" calcext:value-type="float">
            <text:p>10.4</text:p>
          </table:table-cell>
          <table:table-cell office:value-type="float" office:value="37.808502" calcext:value-type="float">
            <text:p>37.808502</text:p>
          </table:table-cell>
          <table:table-cell table:formula="of:=LOG([.E313])/LOG([.A313])" office:value-type="float" office:value="0.632514710366223" calcext:value-type="float">
            <text:p>0.6325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table:formula="of:=[.B314]/[.C314]" office:value-type="float" office:value="10.4736842105263" calcext:value-type="float">
            <text:p>10.5</text:p>
          </table:table-cell>
          <table:table-cell office:value-type="float" office:value="37.892532" calcext:value-type="float">
            <text:p>37.892532</text:p>
          </table:table-cell>
          <table:table-cell table:formula="of:=LOG([.E314])/LOG([.A314])" office:value-type="float" office:value="0.632548820028054" calcext:value-type="float">
            <text:p>0.63254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table:formula="of:=[.B315]/[.C315]" office:value-type="float" office:value="10.5263157894737" calcext:value-type="float">
            <text:p>10.5</text:p>
          </table:table-cell>
          <table:table-cell office:value-type="float" office:value="37.977514" calcext:value-type="float">
            <text:p>37.977514</text:p>
          </table:table-cell>
          <table:table-cell table:formula="of:=LOG([.E315])/LOG([.A315])" office:value-type="float" office:value="0.632587519526531" calcext:value-type="float">
            <text:p>0.63258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table:formula="of:=[.B316]/[.C316]" office:value-type="float" office:value="10.5789473684211" calcext:value-type="float">
            <text:p>10.6</text:p>
          </table:table-cell>
          <table:table-cell office:value-type="float" office:value="38.062497" calcext:value-type="float">
            <text:p>38.062497</text:p>
          </table:table-cell>
          <table:table-cell table:formula="of:=LOG([.E316])/LOG([.A316])" office:value-type="float" office:value="0.632626425625686" calcext:value-type="float">
            <text:p>0.6326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table:formula="of:=[.B317]/[.C317]" office:value-type="float" office:value="10.6315789473684" calcext:value-type="float">
            <text:p>10.6</text:p>
          </table:table-cell>
          <table:table-cell office:value-type="float" office:value="38.147481" calcext:value-type="float">
            <text:p>38.147481</text:p>
          </table:table-cell>
          <table:table-cell table:formula="of:=LOG([.E317])/LOG([.A317])" office:value-type="float" office:value="0.632665534971484" calcext:value-type="float">
            <text:p>0.6326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table:formula="of:=[.B318]/[.C318]" office:value-type="float" office:value="9.85" calcext:value-type="float">
            <text:p>9.9</text:p>
          </table:table-cell>
          <table:table-cell office:value-type="float" office:value="38.23243" calcext:value-type="float">
            <text:p>38.23243</text:p>
          </table:table-cell>
          <table:table-cell table:formula="of:=LOG([.E318])/LOG([.A318])" office:value-type="float" office:value="0.632704680754134" calcext:value-type="float">
            <text:p>0.6327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formula="of:=[.B319]/[.C319]" office:value-type="float" office:value="9.9" calcext:value-type="float">
            <text:p>9.9</text:p>
          </table:table-cell>
          <table:table-cell office:value-type="float" office:value="38.317411" calcext:value-type="float">
            <text:p>38.317411</text:p>
          </table:table-cell>
          <table:table-cell table:formula="of:=LOG([.E319])/LOG([.A319])" office:value-type="float" office:value="0.632744164532351" calcext:value-type="float">
            <text:p>0.63274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formula="of:=[.B320]/[.C320]" office:value-type="float" office:value="9.95" calcext:value-type="float">
            <text:p>10.0</text:p>
          </table:table-cell>
          <table:table-cell office:value-type="float" office:value="38.401438" calcext:value-type="float">
            <text:p>38.401438</text:p>
          </table:table-cell>
          <table:table-cell table:formula="of:=LOG([.E320])/LOG([.A320])" office:value-type="float" office:value="0.632779528339832" calcext:value-type="float">
            <text:p>0.63278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[.B321]/[.C321]" office:value-type="float" office:value="10" calcext:value-type="float">
            <text:p>10.0</text:p>
          </table:table-cell>
          <table:table-cell office:value-type="float" office:value="38.486422" calcext:value-type="float">
            <text:p>38.486422</text:p>
          </table:table-cell>
          <table:table-cell table:formula="of:=LOG([.E321])/LOG([.A321])" office:value-type="float" office:value="0.632819412516446" calcext:value-type="float">
            <text:p>0.6328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table:formula="of:=[.B322]/[.C322]" office:value-type="float" office:value="10.05" calcext:value-type="float">
            <text:p>10.1</text:p>
          </table:table-cell>
          <table:table-cell office:value-type="float" office:value="38.571406" calcext:value-type="float">
            <text:p>38.571406</text:p>
          </table:table-cell>
          <table:table-cell table:formula="of:=LOG([.E322])/LOG([.A322])" office:value-type="float" office:value="0.632859479432209" calcext:value-type="float">
            <text:p>0.6328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formula="of:=[.B323]/[.C323]" office:value-type="float" office:value="10.1" calcext:value-type="float">
            <text:p>10.1</text:p>
          </table:table-cell>
          <table:table-cell office:value-type="float" office:value="38.65639" calcext:value-type="float">
            <text:p>38.65639</text:p>
          </table:table-cell>
          <table:table-cell table:formula="of:=LOG([.E323])/LOG([.A323])" office:value-type="float" office:value="0.632899726052574" calcext:value-type="float">
            <text:p>0.6329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table:formula="of:=[.B324]/[.C324]" office:value-type="float" office:value="10.15" calcext:value-type="float">
            <text:p>10.2</text:p>
          </table:table-cell>
          <table:table-cell office:value-type="float" office:value="38.739459" calcext:value-type="float">
            <text:p>38.739459</text:p>
          </table:table-cell>
          <table:table-cell table:formula="of:=LOG([.E324])/LOG([.A324])" office:value-type="float" office:value="0.632931593735542" calcext:value-type="float">
            <text:p>0.6329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formula="of:=[.B325]/[.C325]" office:value-type="float" office:value="10.2" calcext:value-type="float">
            <text:p>10.2</text:p>
          </table:table-cell>
          <table:table-cell office:value-type="float" office:value="38.822027" calcext:value-type="float">
            <text:p>38.822027</text:p>
          </table:table-cell>
          <table:table-cell table:formula="of:=LOG([.E325])/LOG([.A325])" office:value-type="float" office:value="0.632961448944183" calcext:value-type="float">
            <text:p>0.6329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table:formula="of:=[.B326]/[.C326]" office:value-type="float" office:value="10.25" calcext:value-type="float">
            <text:p>10.3</text:p>
          </table:table-cell>
          <table:table-cell office:value-type="float" office:value="38.90701" calcext:value-type="float">
            <text:p>38.90701</text:p>
          </table:table-cell>
          <table:table-cell table:formula="of:=LOG([.E326])/LOG([.A326])" office:value-type="float" office:value="0.633002264873108" calcext:value-type="float">
            <text:p>0.63300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table:formula="of:=[.B327]/[.C327]" office:value-type="float" office:value="10.3" calcext:value-type="float">
            <text:p>10.3</text:p>
          </table:table-cell>
          <table:table-cell office:value-type="float" office:value="38.991992" calcext:value-type="float">
            <text:p>38.991992</text:p>
          </table:table-cell>
          <table:table-cell table:formula="of:=LOG([.E327])/LOG([.A327])" office:value-type="float" office:value="0.63304324412391" calcext:value-type="float">
            <text:p>0.6330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table:formula="of:=[.B328]/[.C328]" office:value-type="float" office:value="10.35" calcext:value-type="float">
            <text:p>10.4</text:p>
          </table:table-cell>
          <table:table-cell office:value-type="float" office:value="39.076976" calcext:value-type="float">
            <text:p>39.076976</text:p>
          </table:table-cell>
          <table:table-cell table:formula="of:=LOG([.E328])/LOG([.A328])" office:value-type="float" office:value="0.633084397172753" calcext:value-type="float">
            <text:p>0.63308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table:formula="of:=[.B329]/[.C329]" office:value-type="float" office:value="10.4" calcext:value-type="float">
            <text:p>10.4</text:p>
          </table:table-cell>
          <table:table-cell office:value-type="float" office:value="39.158971" calcext:value-type="float">
            <text:p>39.158971</text:p>
          </table:table-cell>
          <table:table-cell table:formula="of:=LOG([.E329])/LOG([.A329])" office:value-type="float" office:value="0.633112536658966" calcext:value-type="float">
            <text:p>0.6331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table:formula="of:=[.B330]/[.C330]" office:value-type="float" office:value="10.45" calcext:value-type="float">
            <text:p>10.5</text:p>
          </table:table-cell>
          <table:table-cell office:value-type="float" office:value="39.243495" calcext:value-type="float">
            <text:p>39.243495</text:p>
          </table:table-cell>
          <table:table-cell table:formula="of:=LOG([.E330])/LOG([.A330])" office:value-type="float" office:value="0.633152024326293" calcext:value-type="float">
            <text:p>0.6331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table:formula="of:=[.B331]/[.C331]" office:value-type="float" office:value="10.5" calcext:value-type="float">
            <text:p>10.5</text:p>
          </table:table-cell>
          <table:table-cell office:value-type="float" office:value="39.325681" calcext:value-type="float">
            <text:p>39.325681</text:p>
          </table:table-cell>
          <table:table-cell table:formula="of:=LOG([.E331])/LOG([.A331])" office:value-type="float" office:value="0.633181427649428" calcext:value-type="float">
            <text:p>0.6331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table:formula="of:=[.B332]/[.C332]" office:value-type="float" office:value="10.55" calcext:value-type="float">
            <text:p>10.6</text:p>
          </table:table-cell>
          <table:table-cell office:value-type="float" office:value="39.403264" calcext:value-type="float">
            <text:p>39.403264</text:p>
          </table:table-cell>
          <table:table-cell table:formula="of:=LOG([.E332])/LOG([.A332])" office:value-type="float" office:value="0.633190917149026" calcext:value-type="float">
            <text:p>0.6331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table:formula="of:=[.B333]/[.C333]" office:value-type="float" office:value="10.6" calcext:value-type="float">
            <text:p>10.6</text:p>
          </table:table-cell>
          <table:table-cell office:value-type="float" office:value="39.48085" calcext:value-type="float">
            <text:p>39.48085</text:p>
          </table:table-cell>
          <table:table-cell table:formula="of:=LOG([.E333])/LOG([.A333])" office:value-type="float" office:value="0.633200737606304" calcext:value-type="float">
            <text:p>0.6332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table:formula="of:=[.B334]/[.C334]" office:value-type="float" office:value="10.65" calcext:value-type="float">
            <text:p>10.7</text:p>
          </table:table-cell>
          <table:table-cell office:value-type="float" office:value="39.557098" calcext:value-type="float">
            <text:p>39.557098</text:p>
          </table:table-cell>
          <table:table-cell table:formula="of:=LOG([.E334])/LOG([.A334])" office:value-type="float" office:value="0.633205048512843" calcext:value-type="float">
            <text:p>0.63320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table:formula="of:=[.B335]/[.C335]" office:value-type="float" office:value="10.7" calcext:value-type="float">
            <text:p>10.7</text:p>
          </table:table-cell>
          <table:table-cell office:value-type="float" office:value="39.634684" calcext:value-type="float">
            <text:p>39.634684</text:p>
          </table:table-cell>
          <table:table-cell table:formula="of:=LOG([.E335])/LOG([.A335])" office:value-type="float" office:value="0.63321550758332" calcext:value-type="float">
            <text:p>0.6332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table:formula="of:=[.B336]/[.C336]" office:value-type="float" office:value="10.75" calcext:value-type="float">
            <text:p>10.8</text:p>
          </table:table-cell>
          <table:table-cell office:value-type="float" office:value="39.712268" calcext:value-type="float">
            <text:p>39.712268</text:p>
          </table:table-cell>
          <table:table-cell table:formula="of:=LOG([.E336])/LOG([.A336])" office:value-type="float" office:value="0.633226264432283" calcext:value-type="float">
            <text:p>0.6332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table:formula="of:=[.B337]/[.C337]" office:value-type="float" office:value="10" calcext:value-type="float">
            <text:p>10.0</text:p>
          </table:table-cell>
          <table:table-cell office:value-type="float" office:value="39.790281" calcext:value-type="float">
            <text:p>39.790281</text:p>
          </table:table-cell>
          <table:table-cell table:formula="of:=LOG([.E337])/LOG([.A337])" office:value-type="float" office:value="0.633239177522112" calcext:value-type="float">
            <text:p>0.6332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table:formula="of:=[.B338]/[.C338]" office:value-type="float" office:value="10.047619047619" calcext:value-type="float">
            <text:p>10.0</text:p>
          </table:table-cell>
          <table:table-cell office:value-type="float" office:value="39.867864" calcext:value-type="float">
            <text:p>39.867864</text:p>
          </table:table-cell>
          <table:table-cell table:formula="of:=LOG([.E338])/LOG([.A338])" office:value-type="float" office:value="0.633250527517674" calcext:value-type="float">
            <text:p>0.6332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table:formula="of:=[.B339]/[.C339]" office:value-type="float" office:value="10.0952380952381" calcext:value-type="float">
            <text:p>10.1</text:p>
          </table:table-cell>
          <table:table-cell office:value-type="float" office:value="39.94545" calcext:value-type="float">
            <text:p>39.94545</text:p>
          </table:table-cell>
          <table:table-cell table:formula="of:=LOG([.E339])/LOG([.A339])" office:value-type="float" office:value="0.633262186070186" calcext:value-type="float">
            <text:p>0.6332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table:formula="of:=[.B340]/[.C340]" office:value-type="float" office:value="10.1428571428571" calcext:value-type="float">
            <text:p>10.1</text:p>
          </table:table-cell>
          <table:table-cell office:value-type="float" office:value="40.021701" calcext:value-type="float">
            <text:p>40.021701</text:p>
          </table:table-cell>
          <table:table-cell table:formula="of:=LOG([.E340])/LOG([.A340])" office:value-type="float" office:value="0.633268411259837" calcext:value-type="float">
            <text:p>0.6332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4" calcext:value-type="float">
            <text:p>214</text:p>
          </table:table-cell>
          <table:table-cell office:value-type="float" office:value="21" calcext:value-type="float">
            <text:p>21</text:p>
          </table:table-cell>
          <table:table-cell table:formula="of:=[.B341]/[.C341]" office:value-type="float" office:value="10.1904761904762" calcext:value-type="float">
            <text:p>10.2</text:p>
          </table:table-cell>
          <table:table-cell office:value-type="float" office:value="40.099286" calcext:value-type="float">
            <text:p>40.099286</text:p>
          </table:table-cell>
          <table:table-cell table:formula="of:=LOG([.E341])/LOG([.A341])" office:value-type="float" office:value="0.633280660144695" calcext:value-type="float">
            <text:p>0.63328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table:formula="of:=[.B342]/[.C342]" office:value-type="float" office:value="10.2380952380952" calcext:value-type="float">
            <text:p>10.2</text:p>
          </table:table-cell>
          <table:table-cell office:value-type="float" office:value="40.176867" calcext:value-type="float">
            <text:p>40.176867</text:p>
          </table:table-cell>
          <table:table-cell table:formula="of:=LOG([.E342])/LOG([.A342])" office:value-type="float" office:value="0.633293177051555" calcext:value-type="float">
            <text:p>0.63329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table:formula="of:=[.B343]/[.C343]" office:value-type="float" office:value="9.54545454545455" calcext:value-type="float">
            <text:p>9.5</text:p>
          </table:table-cell>
          <table:table-cell office:value-type="float" office:value="40.254883" calcext:value-type="float">
            <text:p>40.254883</text:p>
          </table:table-cell>
          <table:table-cell table:formula="of:=LOG([.E343])/LOG([.A343])" office:value-type="float" office:value="0.633307827759423" calcext:value-type="float">
            <text:p>0.6333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11" calcext:value-type="float">
            <text:p>211</text:p>
          </table:table-cell>
          <table:table-cell office:value-type="float" office:value="22" calcext:value-type="float">
            <text:p>22</text:p>
          </table:table-cell>
          <table:table-cell table:formula="of:=[.B344]/[.C344]" office:value-type="float" office:value="9.59090909090909" calcext:value-type="float">
            <text:p>9.6</text:p>
          </table:table-cell>
          <table:table-cell office:value-type="float" office:value="40.332466" calcext:value-type="float">
            <text:p>40.332466</text:p>
          </table:table-cell>
          <table:table-cell table:formula="of:=LOG([.E344])/LOG([.A344])" office:value-type="float" office:value="0.633320908874793" calcext:value-type="float">
            <text:p>0.6333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[.B345]/[.C345]" office:value-type="float" office:value="9.63636363636364" calcext:value-type="float">
            <text:p>9.6</text:p>
          </table:table-cell>
          <table:table-cell office:value-type="float" office:value="40.410052" calcext:value-type="float">
            <text:p>40.410052</text:p>
          </table:table-cell>
          <table:table-cell table:formula="of:=LOG([.E345])/LOG([.A345])" office:value-type="float" office:value="0.633334277789483" calcext:value-type="float">
            <text:p>0.63333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3" calcext:value-type="float">
            <text:p>213</text:p>
          </table:table-cell>
          <table:table-cell office:value-type="float" office:value="22" calcext:value-type="float">
            <text:p>22</text:p>
          </table:table-cell>
          <table:table-cell table:formula="of:=[.B346]/[.C346]" office:value-type="float" office:value="9.68181818181818" calcext:value-type="float">
            <text:p>9.7</text:p>
          </table:table-cell>
          <table:table-cell office:value-type="float" office:value="40.486303" calcext:value-type="float">
            <text:p>40.486303</text:p>
          </table:table-cell>
          <table:table-cell table:formula="of:=LOG([.E346])/LOG([.A346])" office:value-type="float" office:value="0.633342275724519" calcext:value-type="float">
            <text:p>0.63334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table:formula="of:=[.B347]/[.C347]" office:value-type="float" office:value="9.72727272727273" calcext:value-type="float">
            <text:p>9.7</text:p>
          </table:table-cell>
          <table:table-cell office:value-type="float" office:value="40.563889" calcext:value-type="float">
            <text:p>40.563889</text:p>
          </table:table-cell>
          <table:table-cell table:formula="of:=LOG([.E347])/LOG([.A347])" office:value-type="float" office:value="0.633356198499302" calcext:value-type="float">
            <text:p>0.63335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  <table:table-cell table:formula="of:=[.B348]/[.C348]" office:value-type="float" office:value="9.77272727272727" calcext:value-type="float">
            <text:p>9.8</text:p>
          </table:table-cell>
          <table:table-cell office:value-type="float" office:value="40.641469" calcext:value-type="float">
            <text:p>40.641469</text:p>
          </table:table-cell>
          <table:table-cell table:formula="of:=LOG([.E348])/LOG([.A348])" office:value-type="float" office:value="0.6333703613059" calcext:value-type="float">
            <text:p>0.63337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table:formula="of:=[.B349]/[.C349]" office:value-type="float" office:value="9.81818181818182" calcext:value-type="float">
            <text:p>9.8</text:p>
          </table:table-cell>
          <table:table-cell office:value-type="float" office:value="40.718091" calcext:value-type="float">
            <text:p>40.718091</text:p>
          </table:table-cell>
          <table:table-cell table:formula="of:=LOG([.E349])/LOG([.A349])" office:value-type="float" office:value="0.633380766098624" calcext:value-type="float">
            <text:p>0.63338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  <table:table-cell table:formula="of:=[.B350]/[.C350]" office:value-type="float" office:value="9.86363636363636" calcext:value-type="float">
            <text:p>9.9</text:p>
          </table:table-cell>
          <table:table-cell office:value-type="float" office:value="40.794629" calcext:value-type="float">
            <text:p>40.794629</text:p>
          </table:table-cell>
          <table:table-cell table:formula="of:=LOG([.E350])/LOG([.A350])" office:value-type="float" office:value="0.633391097473089" calcext:value-type="float">
            <text:p>0.6333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[.B351]/[.C351]" office:value-type="float" office:value="9.90909090909091" calcext:value-type="float">
            <text:p>9.9</text:p>
          </table:table-cell>
          <table:table-cell office:value-type="float" office:value="40.872508" calcext:value-type="float">
            <text:p>40.872508</text:p>
          </table:table-cell>
          <table:table-cell table:formula="of:=LOG([.E351])/LOG([.A351])" office:value-type="float" office:value="0.633407306493107" calcext:value-type="float">
            <text:p>0.6334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19" calcext:value-type="float">
            <text:p>219</text:p>
          </table:table-cell>
          <table:table-cell office:value-type="float" office:value="22" calcext:value-type="float">
            <text:p>22</text:p>
          </table:table-cell>
          <table:table-cell table:formula="of:=[.B352]/[.C352]" office:value-type="float" office:value="9.95454545454546" calcext:value-type="float">
            <text:p>10.0</text:p>
          </table:table-cell>
          <table:table-cell office:value-type="float" office:value="40.94912" calcext:value-type="float">
            <text:p>40.94912</text:p>
          </table:table-cell>
          <table:table-cell table:formula="of:=LOG([.E352])/LOG([.A352])" office:value-type="float" office:value="0.633418483271574" calcext:value-type="float">
            <text:p>0.6334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table:formula="of:=[.B353]/[.C353]" office:value-type="float" office:value="10" calcext:value-type="float">
            <text:p>10.0</text:p>
          </table:table-cell>
          <table:table-cell office:value-type="float" office:value="41.027293" calcext:value-type="float">
            <text:p>41.027293</text:p>
          </table:table-cell>
          <table:table-cell table:formula="of:=LOG([.E353])/LOG([.A353])" office:value-type="float" office:value="0.633436417969055" calcext:value-type="float">
            <text:p>0.63343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table:formula="of:=[.B354]/[.C354]" office:value-type="float" office:value="10.0454545454545" calcext:value-type="float">
            <text:p>10.0</text:p>
          </table:table-cell>
          <table:table-cell office:value-type="float" office:value="41.104121" calcext:value-type="float">
            <text:p>41.104121</text:p>
          </table:table-cell>
          <table:table-cell table:formula="of:=LOG([.E354])/LOG([.A354])" office:value-type="float" office:value="0.633449010213861" calcext:value-type="float">
            <text:p>0.63344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table:formula="of:=[.B355]/[.C355]" office:value-type="float" office:value="10.0909090909091" calcext:value-type="float">
            <text:p>10.1</text:p>
          </table:table-cell>
          <table:table-cell office:value-type="float" office:value="41.180087" calcext:value-type="float">
            <text:p>41.180087</text:p>
          </table:table-cell>
          <table:table-cell table:formula="of:=LOG([.E355])/LOG([.A355])" office:value-type="float" office:value="0.633458294800825" calcext:value-type="float">
            <text:p>0.63345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table:formula="of:=[.B356]/[.C356]" office:value-type="float" office:value="8.2" calcext:value-type="float">
            <text:p>8.2</text:p>
          </table:table-cell>
          <table:table-cell office:value-type="float" office:value="41.262955" calcext:value-type="float">
            <text:p>41.262955</text:p>
          </table:table-cell>
          <table:table-cell table:formula="of:=LOG([.E356])/LOG([.A356])" office:value-type="float" office:value="0.633496339386674" calcext:value-type="float">
            <text:p>0.63349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table:formula="of:=[.B357]/[.C357]" office:value-type="float" office:value="8.24" calcext:value-type="float">
            <text:p>8.2</text:p>
          </table:table-cell>
          <table:table-cell office:value-type="float" office:value="41.34682" calcext:value-type="float">
            <text:p>41.34682</text:p>
          </table:table-cell>
          <table:table-cell table:formula="of:=LOG([.E357])/LOG([.A357])" office:value-type="float" office:value="0.633538621058533" calcext:value-type="float">
            <text:p>0.63353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table:formula="of:=[.B358]/[.C358]" office:value-type="float" office:value="8.28" calcext:value-type="float">
            <text:p>8.3</text:p>
          </table:table-cell>
          <table:table-cell office:value-type="float" office:value="41.430176" calcext:value-type="float">
            <text:p>41.430176</text:p>
          </table:table-cell>
          <table:table-cell table:formula="of:=LOG([.E358])/LOG([.A358])" office:value-type="float" office:value="0.633578922644617" calcext:value-type="float">
            <text:p>0.63357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table:formula="of:=[.B359]/[.C359]" office:value-type="float" office:value="8.32" calcext:value-type="float">
            <text:p>8.3</text:p>
          </table:table-cell>
          <table:table-cell office:value-type="float" office:value="41.515971" calcext:value-type="float">
            <text:p>41.515971</text:p>
          </table:table-cell>
          <table:table-cell table:formula="of:=LOG([.E359])/LOG([.A359])" office:value-type="float" office:value="0.633629333462434" calcext:value-type="float">
            <text:p>0.6336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table:formula="of:=[.B360]/[.C360]" office:value-type="float" office:value="8.36" calcext:value-type="float">
            <text:p>8.4</text:p>
          </table:table-cell>
          <table:table-cell office:value-type="float" office:value="41.601766" calcext:value-type="float">
            <text:p>41.601766</text:p>
          </table:table-cell>
          <table:table-cell table:formula="of:=LOG([.E360])/LOG([.A360])" office:value-type="float" office:value="0.633679810847011" calcext:value-type="float">
            <text:p>0.6336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[.B361]/[.C361]" office:value-type="float" office:value="8.4" calcext:value-type="float">
            <text:p>8.4</text:p>
          </table:table-cell>
          <table:table-cell office:value-type="float" office:value="41.680621" calcext:value-type="float">
            <text:p>41.680621</text:p>
          </table:table-cell>
          <table:table-cell table:formula="of:=LOG([.E361])/LOG([.A361])" office:value-type="float" office:value="0.633702067893523" calcext:value-type="float">
            <text:p>0.63370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table:formula="of:=[.B362]/[.C362]" office:value-type="float" office:value="8.44" calcext:value-type="float">
            <text:p>8.4</text:p>
          </table:table-cell>
          <table:table-cell office:value-type="float" office:value="41.75841" calcext:value-type="float">
            <text:p>41.75841</text:p>
          </table:table-cell>
          <table:table-cell table:formula="of:=LOG([.E362])/LOG([.A362])" office:value-type="float" office:value="0.633720191612422" calcext:value-type="float">
            <text:p>0.6337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table:formula="of:=[.B363]/[.C363]" office:value-type="float" office:value="8.48" calcext:value-type="float">
            <text:p>8.5</text:p>
          </table:table-cell>
          <table:table-cell office:value-type="float" office:value="41.838102" calcext:value-type="float">
            <text:p>41.838102</text:p>
          </table:table-cell>
          <table:table-cell table:formula="of:=LOG([.E363])/LOG([.A363])" office:value-type="float" office:value="0.633746255068231" calcext:value-type="float">
            <text:p>0.6337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table:formula="of:=[.B364]/[.C364]" office:value-type="float" office:value="8.52" calcext:value-type="float">
            <text:p>8.5</text:p>
          </table:table-cell>
          <table:table-cell office:value-type="float" office:value="41.916367" calcext:value-type="float">
            <text:p>41.916367</text:p>
          </table:table-cell>
          <table:table-cell table:formula="of:=LOG([.E364])/LOG([.A364])" office:value-type="float" office:value="0.633766723486372" calcext:value-type="float">
            <text:p>0.63376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table:formula="of:=[.B365]/[.C365]" office:value-type="float" office:value="8.56" calcext:value-type="float">
            <text:p>8.6</text:p>
          </table:table-cell>
          <table:table-cell office:value-type="float" office:value="41.995766" calcext:value-type="float">
            <text:p>41.995766</text:p>
          </table:table-cell>
          <table:table-cell table:formula="of:=LOG([.E365])/LOG([.A365])" office:value-type="float" office:value="0.633791976192026" calcext:value-type="float">
            <text:p>0.63379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table:formula="of:=[.B366]/[.C366]" office:value-type="float" office:value="8.6" calcext:value-type="float">
            <text:p>8.6</text:p>
          </table:table-cell>
          <table:table-cell office:value-type="float" office:value="42.074679" calcext:value-type="float">
            <text:p>42.074679</text:p>
          </table:table-cell>
          <table:table-cell table:formula="of:=LOG([.E366])/LOG([.A366])" office:value-type="float" office:value="0.633815452491494" calcext:value-type="float">
            <text:p>0.6338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table:formula="of:=[.B367]/[.C367]" office:value-type="float" office:value="8.64" calcext:value-type="float">
            <text:p>8.6</text:p>
          </table:table-cell>
          <table:table-cell office:value-type="float" office:value="42.153124" calcext:value-type="float">
            <text:p>42.153124</text:p>
          </table:table-cell>
          <table:table-cell table:formula="of:=LOG([.E367])/LOG([.A367])" office:value-type="float" office:value="0.633837236133548" calcext:value-type="float">
            <text:p>0.63383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  <table:table-cell table:formula="of:=[.B368]/[.C368]" office:value-type="float" office:value="8.68" calcext:value-type="float">
            <text:p>8.7</text:p>
          </table:table-cell>
          <table:table-cell office:value-type="float" office:value="42.231572" calcext:value-type="float">
            <text:p>42.231572</text:p>
          </table:table-cell>
          <table:table-cell table:formula="of:=LOG([.E368])/LOG([.A368])" office:value-type="float" office:value="0.633859226460089" calcext:value-type="float">
            <text:p>0.6338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  <table:table-cell table:formula="of:=[.B369]/[.C369]" office:value-type="float" office:value="8.72" calcext:value-type="float">
            <text:p>8.7</text:p>
          </table:table-cell>
          <table:table-cell office:value-type="float" office:value="42.308868" calcext:value-type="float">
            <text:p>42.308868</text:p>
          </table:table-cell>
          <table:table-cell table:formula="of:=LOG([.E369])/LOG([.A369])" office:value-type="float" office:value="0.633876800421229" calcext:value-type="float">
            <text:p>0.63387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table:formula="of:=[.B370]/[.C370]" office:value-type="float" office:value="8.76" calcext:value-type="float">
            <text:p>8.8</text:p>
          </table:table-cell>
          <table:table-cell office:value-type="float" office:value="42.387187" calcext:value-type="float">
            <text:p>42.387187</text:p>
          </table:table-cell>
          <table:table-cell table:formula="of:=LOG([.E370])/LOG([.A370])" office:value-type="float" office:value="0.633898668625279" calcext:value-type="float">
            <text:p>0.63389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table:formula="of:=[.B371]/[.C371]" office:value-type="float" office:value="8.8" calcext:value-type="float">
            <text:p>8.8</text:p>
          </table:table-cell>
          <table:table-cell office:value-type="float" office:value="42.465563" calcext:value-type="float">
            <text:p>42.465563</text:p>
          </table:table-cell>
          <table:table-cell table:formula="of:=LOG([.E371])/LOG([.A371])" office:value-type="float" office:value="0.633920953713396" calcext:value-type="float">
            <text:p>0.6339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table:formula="of:=[.B372]/[.C372]" office:value-type="float" office:value="8.84" calcext:value-type="float">
            <text:p>8.8</text:p>
          </table:table-cell>
          <table:table-cell office:value-type="float" office:value="42.542981" calcext:value-type="float">
            <text:p>42.542981</text:p>
          </table:table-cell>
          <table:table-cell table:formula="of:=LOG([.E372])/LOG([.A372])" office:value-type="float" office:value="0.633939619176445" calcext:value-type="float">
            <text:p>0.63394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table:formula="of:=[.B373]/[.C373]" office:value-type="float" office:value="8.88" calcext:value-type="float">
            <text:p>8.9</text:p>
          </table:table-cell>
          <table:table-cell office:value-type="float" office:value="42.620338" calcext:value-type="float">
            <text:p>42.620338</text:p>
          </table:table-cell>
          <table:table-cell table:formula="of:=LOG([.E373])/LOG([.A373])" office:value-type="float" office:value="0.633958244491758" calcext:value-type="float">
            <text:p>0.6339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3" calcext:value-type="float">
            <text:p>223</text:p>
          </table:table-cell>
          <table:table-cell office:value-type="float" office:value="25" calcext:value-type="float">
            <text:p>25</text:p>
          </table:table-cell>
          <table:table-cell table:formula="of:=[.B374]/[.C374]" office:value-type="float" office:value="8.92" calcext:value-type="float">
            <text:p>8.9</text:p>
          </table:table-cell>
          <table:table-cell office:value-type="float" office:value="42.699173" calcext:value-type="float">
            <text:p>42.699173</text:p>
          </table:table-cell>
          <table:table-cell table:formula="of:=LOG([.E374])/LOG([.A374])" office:value-type="float" office:value="0.633982915756326" calcext:value-type="float">
            <text:p>0.63398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table:formula="of:=[.B375]/[.C375]" office:value-type="float" office:value="8.38461538461539" calcext:value-type="float">
            <text:p>8.4</text:p>
          </table:table-cell>
          <table:table-cell office:value-type="float" office:value="42.77537" calcext:value-type="float">
            <text:p>42.77537</text:p>
          </table:table-cell>
          <table:table-cell table:formula="of:=LOG([.E375])/LOG([.A375])" office:value-type="float" office:value="0.633997348880911" calcext:value-type="float">
            <text:p>0.63399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table:formula="of:=[.B376]/[.C376]" office:value-type="float" office:value="8.42307692307692" calcext:value-type="float">
            <text:p>8.4</text:p>
          </table:table-cell>
          <table:table-cell office:value-type="float" office:value="42.853963" calcext:value-type="float">
            <text:p>42.853963</text:p>
          </table:table-cell>
          <table:table-cell table:formula="of:=LOG([.E376])/LOG([.A376])" office:value-type="float" office:value="0.634021431972614" calcext:value-type="float">
            <text:p>0.63402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table:formula="of:=[.B377]/[.C377]" office:value-type="float" office:value="8.46153846153846" calcext:value-type="float">
            <text:p>8.5</text:p>
          </table:table-cell>
          <table:table-cell office:value-type="float" office:value="42.932368" calcext:value-type="float">
            <text:p>42.932368</text:p>
          </table:table-cell>
          <table:table-cell table:formula="of:=LOG([.E377])/LOG([.A377])" office:value-type="float" office:value="0.634044948032937" calcext:value-type="float">
            <text:p>0.63404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table:formula="of:=[.B378]/[.C378]" office:value-type="float" office:value="8.5" calcext:value-type="float">
            <text:p>8.5</text:p>
          </table:table-cell>
          <table:table-cell office:value-type="float" office:value="43.009995" calcext:value-type="float">
            <text:p>43.009995</text:p>
          </table:table-cell>
          <table:table-cell table:formula="of:=LOG([.E378])/LOG([.A378])" office:value-type="float" office:value="0.634065587596141" calcext:value-type="float">
            <text:p>0.6340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table:formula="of:=[.B379]/[.C379]" office:value-type="float" office:value="8.53846153846154" calcext:value-type="float">
            <text:p>8.5</text:p>
          </table:table-cell>
          <table:table-cell office:value-type="float" office:value="43.08785" calcext:value-type="float">
            <text:p>43.08785</text:p>
          </table:table-cell>
          <table:table-cell table:formula="of:=LOG([.E379])/LOG([.A379])" office:value-type="float" office:value="0.634087303122113" calcext:value-type="float">
            <text:p>0.63408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table:formula="of:=[.B380]/[.C380]" office:value-type="float" office:value="8.57692307692308" calcext:value-type="float">
            <text:p>8.6</text:p>
          </table:table-cell>
          <table:table-cell office:value-type="float" office:value="43.166723" calcext:value-type="float">
            <text:p>43.166723</text:p>
          </table:table-cell>
          <table:table-cell table:formula="of:=LOG([.E380])/LOG([.A380])" office:value-type="float" office:value="0.634113168736066" calcext:value-type="float">
            <text:p>0.6341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table:formula="of:=[.B381]/[.C381]" office:value-type="float" office:value="8.61538461538462" calcext:value-type="float">
            <text:p>8.6</text:p>
          </table:table-cell>
          <table:table-cell office:value-type="float" office:value="43.244293" calcext:value-type="float">
            <text:p>43.244293</text:p>
          </table:table-cell>
          <table:table-cell table:formula="of:=LOG([.E381])/LOG([.A381])" office:value-type="float" office:value="0.634134120155018" calcext:value-type="float">
            <text:p>0.63413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table:formula="of:=[.B382]/[.C382]" office:value-type="float" office:value="8.65384615384615" calcext:value-type="float">
            <text:p>8.7</text:p>
          </table:table-cell>
          <table:table-cell office:value-type="float" office:value="43.322352" calcext:value-type="float">
            <text:p>43.322352</text:p>
          </table:table-cell>
          <table:table-cell table:formula="of:=LOG([.E382])/LOG([.A382])" office:value-type="float" office:value="0.634157149921859" calcext:value-type="float">
            <text:p>0.63415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table:formula="of:=[.B383]/[.C383]" office:value-type="float" office:value="8.14814814814815" calcext:value-type="float">
            <text:p>8.1</text:p>
          </table:table-cell>
          <table:table-cell office:value-type="float" office:value="43.401454" calcext:value-type="float">
            <text:p>43.401454</text:p>
          </table:table-cell>
          <table:table-cell table:formula="of:=LOG([.E383])/LOG([.A383])" office:value-type="float" office:value="0.634184390149145" calcext:value-type="float">
            <text:p>0.6341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1" calcext:value-type="float">
            <text:p>221</text:p>
          </table:table-cell>
          <table:table-cell office:value-type="float" office:value="27" calcext:value-type="float">
            <text:p>27</text:p>
          </table:table-cell>
          <table:table-cell table:formula="of:=[.B384]/[.C384]" office:value-type="float" office:value="8.18518518518519" calcext:value-type="float">
            <text:p>8.2</text:p>
          </table:table-cell>
          <table:table-cell office:value-type="float" office:value="43.480306" calcext:value-type="float">
            <text:p>43.480306</text:p>
          </table:table-cell>
          <table:table-cell table:formula="of:=LOG([.E384])/LOG([.A384])" office:value-type="float" office:value="0.634210811941841" calcext:value-type="float">
            <text:p>0.6342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2" calcext:value-type="float">
            <text:p>222</text:p>
          </table:table-cell>
          <table:table-cell office:value-type="float" office:value="27" calcext:value-type="float">
            <text:p>27</text:p>
          </table:table-cell>
          <table:table-cell table:formula="of:=[.B385]/[.C385]" office:value-type="float" office:value="8.22222222222222" calcext:value-type="float">
            <text:p>8.2</text:p>
          </table:table-cell>
          <table:table-cell office:value-type="float" office:value="43.558558" calcext:value-type="float">
            <text:p>43.558558</text:p>
          </table:table-cell>
          <table:table-cell table:formula="of:=LOG([.E385])/LOG([.A385])" office:value-type="float" office:value="0.634235069641457" calcext:value-type="float">
            <text:p>0.6342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3" calcext:value-type="float">
            <text:p>223</text:p>
          </table:table-cell>
          <table:table-cell office:value-type="float" office:value="27" calcext:value-type="float">
            <text:p>27</text:p>
          </table:table-cell>
          <table:table-cell table:formula="of:=[.B386]/[.C386]" office:value-type="float" office:value="8.25925925925926" calcext:value-type="float">
            <text:p>8.3</text:p>
          </table:table-cell>
          <table:table-cell office:value-type="float" office:value="43.638184" calcext:value-type="float">
            <text:p>43.638184</text:p>
          </table:table-cell>
          <table:table-cell table:formula="of:=LOG([.E386])/LOG([.A386])" office:value-type="float" office:value="0.634264775496843" calcext:value-type="float">
            <text:p>0.63426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table:formula="of:=[.B387]/[.C387]" office:value-type="float" office:value="7.78571428571429" calcext:value-type="float">
            <text:p>7.8</text:p>
          </table:table-cell>
          <table:table-cell office:value-type="float" office:value="43.714264" calcext:value-type="float">
            <text:p>43.714264</text:p>
          </table:table-cell>
          <table:table-cell table:formula="of:=LOG([.E387])/LOG([.A387])" office:value-type="float" office:value="0.634280995571302" calcext:value-type="float">
            <text:p>0.63428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table:formula="of:=[.B388]/[.C388]" office:value-type="float" office:value="8.33333333333333" calcext:value-type="float">
            <text:p>8.3</text:p>
          </table:table-cell>
          <table:table-cell office:value-type="float" office:value="43.793813" calcext:value-type="float">
            <text:p>43.793813</text:p>
          </table:table-cell>
          <table:table-cell table:formula="of:=LOG([.E388])/LOG([.A388])" office:value-type="float" office:value="0.634310702310024" calcext:value-type="float">
            <text:p>0.6343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table:formula="of:=[.B389]/[.C389]" office:value-type="float" office:value="7.85714285714286" calcext:value-type="float">
            <text:p>7.9</text:p>
          </table:table-cell>
          <table:table-cell office:value-type="float" office:value="43.872142" calcext:value-type="float">
            <text:p>43.872142</text:p>
          </table:table-cell>
          <table:table-cell table:formula="of:=LOG([.E389])/LOG([.A389])" office:value-type="float" office:value="0.634335875347863" calcext:value-type="float">
            <text:p>0.6343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table:formula="of:=[.B390]/[.C390]" office:value-type="float" office:value="7.89285714285714" calcext:value-type="float">
            <text:p>7.9</text:p>
          </table:table-cell>
          <table:table-cell office:value-type="float" office:value="43.951767" calcext:value-type="float">
            <text:p>43.951767</text:p>
          </table:table-cell>
          <table:table-cell table:formula="of:=LOG([.E390])/LOG([.A390])" office:value-type="float" office:value="0.634366143237349" calcext:value-type="float">
            <text:p>0.6343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table:formula="of:=[.B391]/[.C391]" office:value-type="float" office:value="7.92857142857143" calcext:value-type="float">
            <text:p>7.9</text:p>
          </table:table-cell>
          <table:table-cell office:value-type="float" office:value="44.030019" calcext:value-type="float">
            <text:p>44.030019</text:p>
          </table:table-cell>
          <table:table-cell table:formula="of:=LOG([.E391])/LOG([.A391])" office:value-type="float" office:value="0.634391310973262" calcext:value-type="float">
            <text:p>0.63439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table:formula="of:=[.B392]/[.C392]" office:value-type="float" office:value="7.96428571428571" calcext:value-type="float">
            <text:p>8.0</text:p>
          </table:table-cell>
          <table:table-cell office:value-type="float" office:value="44.109639" calcext:value-type="float">
            <text:p>44.109639</text:p>
          </table:table-cell>
          <table:table-cell table:formula="of:=LOG([.E392])/LOG([.A392])" office:value-type="float" office:value="0.634421822805371" calcext:value-type="float">
            <text:p>0.63442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table:formula="of:=[.B393]/[.C393]" office:value-type="float" office:value="8" calcext:value-type="float">
            <text:p>8.0</text:p>
          </table:table-cell>
          <table:table-cell office:value-type="float" office:value="44.185644" calcext:value-type="float">
            <text:p>44.185644</text:p>
          </table:table-cell>
          <table:table-cell table:formula="of:=LOG([.E393])/LOG([.A393])" office:value-type="float" office:value="0.634438757098405" calcext:value-type="float">
            <text:p>0.63443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table:formula="of:=[.B394]/[.C394]" office:value-type="float" office:value="8.03571428571429" calcext:value-type="float">
            <text:p>8.0</text:p>
          </table:table-cell>
          <table:table-cell office:value-type="float" office:value="44.265269" calcext:value-type="float">
            <text:p>44.265269</text:p>
          </table:table-cell>
          <table:table-cell table:formula="of:=LOG([.E394])/LOG([.A394])" office:value-type="float" office:value="0.634469563032256" calcext:value-type="float">
            <text:p>0.63447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6" calcext:value-type="float">
            <text:p>226</text:p>
          </table:table-cell>
          <table:table-cell office:value-type="float" office:value="28" calcext:value-type="float">
            <text:p>28</text:p>
          </table:table-cell>
          <table:table-cell table:formula="of:=[.B395]/[.C395]" office:value-type="float" office:value="8.07142857142857" calcext:value-type="float">
            <text:p>8.1</text:p>
          </table:table-cell>
          <table:table-cell office:value-type="float" office:value="44.343521" calcext:value-type="float">
            <text:p>44.343521</text:p>
          </table:table-cell>
          <table:table-cell table:formula="of:=LOG([.E395])/LOG([.A395])" office:value-type="float" office:value="0.634495307872124" calcext:value-type="float">
            <text:p>0.6344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 table:formula="of:=[.B396]/[.C396]" office:value-type="float" office:value="8.10714285714286" calcext:value-type="float">
            <text:p>8.1</text:p>
          </table:table-cell>
          <table:table-cell office:value-type="float" office:value="44.420019" calcext:value-type="float">
            <text:p>44.420019</text:p>
          </table:table-cell>
          <table:table-cell table:formula="of:=LOG([.E396])/LOG([.A396])" office:value-type="float" office:value="0.634514589402627" calcext:value-type="float">
            <text:p>0.6345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table:formula="of:=[.B397]/[.C397]" office:value-type="float" office:value="8.14285714285714" calcext:value-type="float">
            <text:p>8.1</text:p>
          </table:table-cell>
          <table:table-cell office:value-type="float" office:value="44.498271" calcext:value-type="float">
            <text:p>44.498271</text:p>
          </table:table-cell>
          <table:table-cell table:formula="of:=LOG([.E397])/LOG([.A397])" office:value-type="float" office:value="0.634540628760227" calcext:value-type="float">
            <text:p>0.6345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  <table:table-cell table:formula="of:=[.B398]/[.C398]" office:value-type="float" office:value="7.68965517241379" calcext:value-type="float">
            <text:p>7.7</text:p>
          </table:table-cell>
          <table:table-cell office:value-type="float" office:value="44.575801" calcext:value-type="float">
            <text:p>44.575801</text:p>
          </table:table-cell>
          <table:table-cell table:formula="of:=LOG([.E398])/LOG([.A398])" office:value-type="float" office:value="0.634564098811836" calcext:value-type="float">
            <text:p>0.63456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table:formula="of:=[.B399]/[.C399]" office:value-type="float" office:value="8.21428571428571" calcext:value-type="float">
            <text:p>8.2</text:p>
          </table:table-cell>
          <table:table-cell office:value-type="float" office:value="44.652552" calcext:value-type="float">
            <text:p>44.652552</text:p>
          </table:table-cell>
          <table:table-cell table:formula="of:=LOG([.E399])/LOG([.A399])" office:value-type="float" office:value="0.634584802148394" calcext:value-type="float">
            <text:p>0.63458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  <table:table-cell table:formula="of:=[.B400]/[.C400]" office:value-type="float" office:value="7.75862068965517" calcext:value-type="float">
            <text:p>7.8</text:p>
          </table:table-cell>
          <table:table-cell office:value-type="float" office:value="44.73143" calcext:value-type="float">
            <text:p>44.73143</text:p>
          </table:table-cell>
          <table:table-cell table:formula="of:=LOG([.E400])/LOG([.A400])" office:value-type="float" office:value="0.634613603589189" calcext:value-type="float">
            <text:p>0.6346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6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table:formula="of:=[.B401]/[.C401]" office:value-type="float" office:value="7.79310344827586" calcext:value-type="float">
            <text:p>7.8</text:p>
          </table:table-cell>
          <table:table-cell office:value-type="float" office:value="44.809682" calcext:value-type="float">
            <text:p>44.809682</text:p>
          </table:table-cell>
          <table:table-cell table:formula="of:=LOG([.E401])/LOG([.A401])" office:value-type="float" office:value="0.634640195605938" calcext:value-type="float">
            <text:p>0.63464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3" calcext:value-type="float">
            <text:p>233</text:p>
          </table:table-cell>
          <table:table-cell office:value-type="float" office:value="28" calcext:value-type="float">
            <text:p>28</text:p>
          </table:table-cell>
          <table:table-cell table:formula="of:=[.B402]/[.C402]" office:value-type="float" office:value="8.32142857142857" calcext:value-type="float">
            <text:p>8.3</text:p>
          </table:table-cell>
          <table:table-cell office:value-type="float" office:value="44.886434" calcext:value-type="float">
            <text:p>44.886434</text:p>
          </table:table-cell>
          <table:table-cell table:formula="of:=LOG([.E402])/LOG([.A402])" office:value-type="float" office:value="0.63466134327796" calcext:value-type="float">
            <text:p>0.63466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table:formula="of:=[.B403]/[.C403]" office:value-type="float" office:value="7.86206896551724" calcext:value-type="float">
            <text:p>7.9</text:p>
          </table:table-cell>
          <table:table-cell office:value-type="float" office:value="44.964951" calcext:value-type="float">
            <text:p>44.964951</text:p>
          </table:table-cell>
          <table:table-cell table:formula="of:=LOG([.E403])/LOG([.A403])" office:value-type="float" office:value="0.634689190105064" calcext:value-type="float">
            <text:p>0.63468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5" calcext:value-type="float">
            <text:p>235</text:p>
          </table:table-cell>
          <table:table-cell office:value-type="float" office:value="28" calcext:value-type="float">
            <text:p>28</text:p>
          </table:table-cell>
          <table:table-cell table:formula="of:=[.B404]/[.C404]" office:value-type="float" office:value="8.39285714285714" calcext:value-type="float">
            <text:p>8.4</text:p>
          </table:table-cell>
          <table:table-cell office:value-type="float" office:value="45.041972" calcext:value-type="float">
            <text:p>45.041972</text:p>
          </table:table-cell>
          <table:table-cell table:formula="of:=LOG([.E404])/LOG([.A404])" office:value-type="float" office:value="0.634711623778385" calcext:value-type="float">
            <text:p>0.6347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30" calcext:value-type="float">
            <text:p>230</text:p>
          </table:table-cell>
          <table:table-cell office:value-type="float" office:value="29" calcext:value-type="float">
            <text:p>29</text:p>
          </table:table-cell>
          <table:table-cell table:formula="of:=[.B405]/[.C405]" office:value-type="float" office:value="7.93103448275862" calcext:value-type="float">
            <text:p>7.9</text:p>
          </table:table-cell>
          <table:table-cell office:value-type="float" office:value="45.120234" calcext:value-type="float">
            <text:p>45.120234</text:p>
          </table:table-cell>
          <table:table-cell table:formula="of:=LOG([.E405])/LOG([.A405])" office:value-type="float" office:value="0.634738785904551" calcext:value-type="float">
            <text:p>0.6347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table:formula="of:=[.B406]/[.C406]" office:value-type="float" office:value="7.96551724137931" calcext:value-type="float">
            <text:p>8.0</text:p>
          </table:table-cell>
          <table:table-cell office:value-type="float" office:value="45.196528" calcext:value-type="float">
            <text:p>45.196528</text:p>
          </table:table-cell>
          <table:table-cell table:formula="of:=LOG([.E406])/LOG([.A406])" office:value-type="float" office:value="0.634758819933164" calcext:value-type="float">
            <text:p>0.63475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table:formula="of:=[.B407]/[.C407]" office:value-type="float" office:value="8" calcext:value-type="float">
            <text:p>8.0</text:p>
          </table:table-cell>
          <table:table-cell office:value-type="float" office:value="45.275055" calcext:value-type="float">
            <text:p>45.275055</text:p>
          </table:table-cell>
          <table:table-cell table:formula="of:=LOG([.E407])/LOG([.A407])" office:value-type="float" office:value="0.634787219008615" calcext:value-type="float">
            <text:p>0.63478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3" calcext:value-type="float">
            <text:p>233</text:p>
          </table:table-cell>
          <table:table-cell office:value-type="float" office:value="29" calcext:value-type="float">
            <text:p>29</text:p>
          </table:table-cell>
          <table:table-cell table:formula="of:=[.B408]/[.C408]" office:value-type="float" office:value="8.03448275862069" calcext:value-type="float">
            <text:p>8.0</text:p>
          </table:table-cell>
          <table:table-cell office:value-type="float" office:value="45.352697" calcext:value-type="float">
            <text:p>45.352697</text:p>
          </table:table-cell>
          <table:table-cell table:formula="of:=LOG([.E408])/LOG([.A408])" office:value-type="float" office:value="0.634812487566905" calcext:value-type="float">
            <text:p>0.6348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  <table:table-cell table:formula="of:=[.B409]/[.C409]" office:value-type="float" office:value="8.06896551724138" calcext:value-type="float">
            <text:p>8.1</text:p>
          </table:table-cell>
          <table:table-cell office:value-type="float" office:value="45.431218" calcext:value-type="float">
            <text:p>45.431218</text:p>
          </table:table-cell>
          <table:table-cell table:formula="of:=LOG([.E409])/LOG([.A409])" office:value-type="float" office:value="0.634841104075172" calcext:value-type="float">
            <text:p>0.63484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  <table:table-cell table:formula="of:=[.B410]/[.C410]" office:value-type="float" office:value="8.10344827586207" calcext:value-type="float">
            <text:p>8.1</text:p>
          </table:table-cell>
          <table:table-cell office:value-type="float" office:value="45.509745" calcext:value-type="float">
            <text:p>45.509745</text:p>
          </table:table-cell>
          <table:table-cell table:formula="of:=LOG([.E410])/LOG([.A410])" office:value-type="float" office:value="0.634869856616391" calcext:value-type="float">
            <text:p>0.63487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table:formula="of:=[.B411]/[.C411]" office:value-type="float" office:value="8.13793103448276" calcext:value-type="float">
            <text:p>8.1</text:p>
          </table:table-cell>
          <table:table-cell office:value-type="float" office:value="45.587199" calcext:value-type="float">
            <text:p>45.587199</text:p>
          </table:table-cell>
          <table:table-cell table:formula="of:=LOG([.E411])/LOG([.A411])" office:value-type="float" office:value="0.634894809433033" calcext:value-type="float">
            <text:p>0.6348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table:formula="of:=[.B412]/[.C412]" office:value-type="float" office:value="8.17241379310345" calcext:value-type="float">
            <text:p>8.2</text:p>
          </table:table-cell>
          <table:table-cell office:value-type="float" office:value="45.662888" calcext:value-type="float">
            <text:p>45.662888</text:p>
          </table:table-cell>
          <table:table-cell table:formula="of:=LOG([.E412])/LOG([.A412])" office:value-type="float" office:value="0.634913467819539" calcext:value-type="float">
            <text:p>0.6349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table:formula="of:=[.B413]/[.C413]" office:value-type="float" office:value="8.20689655172414" calcext:value-type="float">
            <text:p>8.2</text:p>
          </table:table-cell>
          <table:table-cell office:value-type="float" office:value="45.741704" calcext:value-type="float">
            <text:p>45.741704</text:p>
          </table:table-cell>
          <table:table-cell table:formula="of:=LOG([.E413])/LOG([.A413])" office:value-type="float" office:value="0.63494363335401" calcext:value-type="float">
            <text:p>0.63494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table:formula="of:=[.B414]/[.C414]" office:value-type="float" office:value="8.24137931034483" calcext:value-type="float">
            <text:p>8.2</text:p>
          </table:table-cell>
          <table:table-cell office:value-type="float" office:value="45.820521" calcext:value-type="float">
            <text:p>45.820521</text:p>
          </table:table-cell>
          <table:table-cell table:formula="of:=LOG([.E414])/LOG([.A414])" office:value-type="float" office:value="0.634973906307543" calcext:value-type="float">
            <text:p>0.63497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table:formula="of:=[.B415]/[.C415]" office:value-type="float" office:value="8.27586206896552" calcext:value-type="float">
            <text:p>8.3</text:p>
          </table:table-cell>
          <table:table-cell office:value-type="float" office:value="45.897349" calcext:value-type="float">
            <text:p>45.897349</text:p>
          </table:table-cell>
          <table:table-cell table:formula="of:=LOG([.E415])/LOG([.A415])" office:value-type="float" office:value="0.634997090215435" calcext:value-type="float">
            <text:p>0.63499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table:formula="of:=[.B416]/[.C416]" office:value-type="float" office:value="7.83333333333333" calcext:value-type="float">
            <text:p>7.8</text:p>
          </table:table-cell>
          <table:table-cell office:value-type="float" office:value="45.975052" calcext:value-type="float">
            <text:p>45.975052</text:p>
          </table:table-cell>
          <table:table-cell table:formula="of:=LOG([.E416])/LOG([.A416])" office:value-type="float" office:value="0.635023562480111" calcext:value-type="float">
            <text:p>0.6350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table:formula="of:=[.B417]/[.C417]" office:value-type="float" office:value="7.86666666666667" calcext:value-type="float">
            <text:p>7.9</text:p>
          </table:table-cell>
          <table:table-cell office:value-type="float" office:value="46.053869" calcext:value-type="float">
            <text:p>46.053869</text:p>
          </table:table-cell>
          <table:table-cell table:formula="of:=LOG([.E417])/LOG([.A417])" office:value-type="float" office:value="0.635054162381964" calcext:value-type="float">
            <text:p>0.63505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table:formula="of:=[.B418]/[.C418]" office:value-type="float" office:value="8.37931034482759" calcext:value-type="float">
            <text:p>8.4</text:p>
          </table:table-cell>
          <table:table-cell office:value-type="float" office:value="46.132334" calcext:value-type="float">
            <text:p>46.132334</text:p>
          </table:table-cell>
          <table:table-cell table:formula="of:=LOG([.E418])/LOG([.A418])" office:value-type="float" office:value="0.635083595952444" calcext:value-type="float">
            <text:p>0.63508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table:formula="of:=[.B419]/[.C419]" office:value-type="float" office:value="7.93333333333333" calcext:value-type="float">
            <text:p>7.9</text:p>
          </table:table-cell>
          <table:table-cell office:value-type="float" office:value="46.208374" calcext:value-type="float">
            <text:p>46.208374</text:p>
          </table:table-cell>
          <table:table-cell table:formula="of:=LOG([.E419])/LOG([.A419])" office:value-type="float" office:value="0.635104436974581" calcext:value-type="float">
            <text:p>0.6351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  <table:table-cell table:formula="of:=[.B420]/[.C420]" office:value-type="float" office:value="7.96666666666667" calcext:value-type="float">
            <text:p>8.0</text:p>
          </table:table-cell>
          <table:table-cell office:value-type="float" office:value="46.287191" calcext:value-type="float">
            <text:p>46.287191</text:p>
          </table:table-cell>
          <table:table-cell table:formula="of:=LOG([.E420])/LOG([.A420])" office:value-type="float" office:value="0.635135351750535" calcext:value-type="float">
            <text:p>0.63513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formula="of:=[.B421]/[.C421]" office:value-type="float" office:value="8" calcext:value-type="float">
            <text:p>8.0</text:p>
          </table:table-cell>
          <table:table-cell office:value-type="float" office:value="46.36408" calcext:value-type="float">
            <text:p>46.36408</text:p>
          </table:table-cell>
          <table:table-cell table:formula="of:=LOG([.E421])/LOG([.A421])" office:value-type="float" office:value="0.635159476692053" calcext:value-type="float">
            <text:p>0.6351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table:formula="of:=[.B422]/[.C422]" office:value-type="float" office:value="8.03333333333333" calcext:value-type="float">
            <text:p>8.0</text:p>
          </table:table-cell>
          <table:table-cell office:value-type="float" office:value="46.440994" calcext:value-type="float">
            <text:p>46.440994</text:p>
          </table:table-cell>
          <table:table-cell table:formula="of:=LOG([.E422])/LOG([.A422])" office:value-type="float" office:value="0.635183812454768" calcext:value-type="float">
            <text:p>0.63518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table:formula="of:=[.B423]/[.C423]" office:value-type="float" office:value="8.06666666666667" calcext:value-type="float">
            <text:p>8.1</text:p>
          </table:table-cell>
          <table:table-cell office:value-type="float" office:value="46.517202" calcext:value-type="float">
            <text:p>46.517202</text:p>
          </table:table-cell>
          <table:table-cell table:formula="of:=LOG([.E423])/LOG([.A423])" office:value-type="float" office:value="0.635205757512266" calcext:value-type="float">
            <text:p>0.6352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43" calcext:value-type="float">
            <text:p>243</text:p>
          </table:table-cell>
          <table:table-cell office:value-type="float" office:value="30" calcext:value-type="float">
            <text:p>30</text:p>
          </table:table-cell>
          <table:table-cell table:formula="of:=[.B424]/[.C424]" office:value-type="float" office:value="8.1" calcext:value-type="float">
            <text:p>8.1</text:p>
          </table:table-cell>
          <table:table-cell office:value-type="float" office:value="46.600728" calcext:value-type="float">
            <text:p>46.600728</text:p>
          </table:table-cell>
          <table:table-cell table:formula="of:=LOG([.E424])/LOG([.A424])" office:value-type="float" office:value="0.635253801087041" calcext:value-type="float">
            <text:p>0.63525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table:formula="of:=[.B425]/[.C425]" office:value-type="float" office:value="8.13333333333333" calcext:value-type="float">
            <text:p>8.1</text:p>
          </table:table-cell>
          <table:table-cell office:value-type="float" office:value="46.675797" calcext:value-type="float">
            <text:p>46.675797</text:p>
          </table:table-cell>
          <table:table-cell table:formula="of:=LOG([.E425])/LOG([.A425])" office:value-type="float" office:value="0.635271916233022" calcext:value-type="float">
            <text:p>0.6352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table:formula="of:=[.B426]/[.C426]" office:value-type="float" office:value="8.16666666666667" calcext:value-type="float">
            <text:p>8.2</text:p>
          </table:table-cell>
          <table:table-cell office:value-type="float" office:value="46.752726" calcext:value-type="float">
            <text:p>46.752726</text:p>
          </table:table-cell>
          <table:table-cell table:formula="of:=LOG([.E426])/LOG([.A426])" office:value-type="float" office:value="0.635296747433493" calcext:value-type="float">
            <text:p>0.63529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table:formula="of:=[.B427]/[.C427]" office:value-type="float" office:value="8.2" calcext:value-type="float">
            <text:p>8.2</text:p>
          </table:table-cell>
          <table:table-cell office:value-type="float" office:value="46.825343" calcext:value-type="float">
            <text:p>46.825343</text:p>
          </table:table-cell>
          <table:table-cell table:formula="of:=LOG([.E427])/LOG([.A427])" office:value-type="float" office:value="0.635306483963745" calcext:value-type="float">
            <text:p>0.63530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table:formula="of:=[.B428]/[.C428]" office:value-type="float" office:value="8.23333333333333" calcext:value-type="float">
            <text:p>8.2</text:p>
          </table:table-cell>
          <table:table-cell office:value-type="float" office:value="46.89386" calcext:value-type="float">
            <text:p>46.89386</text:p>
          </table:table-cell>
          <table:table-cell table:formula="of:=LOG([.E428])/LOG([.A428])" office:value-type="float" office:value="0.635301959197052" calcext:value-type="float">
            <text:p>0.63530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table:formula="of:=[.B429]/[.C429]" office:value-type="float" office:value="8.26666666666667" calcext:value-type="float">
            <text:p>8.3</text:p>
          </table:table-cell>
          <table:table-cell office:value-type="float" office:value="46.971553" calcext:value-type="float">
            <text:p>46.971553</text:p>
          </table:table-cell>
          <table:table-cell table:formula="of:=LOG([.E429])/LOG([.A429])" office:value-type="float" office:value="0.635329904821375" calcext:value-type="float">
            <text:p>0.6353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  <table:table-cell table:formula="of:=[.B430]/[.C430]" office:value-type="float" office:value="8.3" calcext:value-type="float">
            <text:p>8.3</text:p>
          </table:table-cell>
          <table:table-cell office:value-type="float" office:value="47.043259" calcext:value-type="float">
            <text:p>47.043259</text:p>
          </table:table-cell>
          <table:table-cell table:formula="of:=LOG([.E430])/LOG([.A430])" office:value-type="float" office:value="0.635336955151399" calcext:value-type="float">
            <text:p>0.63533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formula="of:=[.B431]/[.C431]" office:value-type="float" office:value="8.33333333333333" calcext:value-type="float">
            <text:p>8.3</text:p>
          </table:table-cell>
          <table:table-cell office:value-type="float" office:value="47.116577" calcext:value-type="float">
            <text:p>47.116577</text:p>
          </table:table-cell>
          <table:table-cell table:formula="of:=LOG([.E431])/LOG([.A431])" office:value-type="float" office:value="0.635349828498632" calcext:value-type="float">
            <text:p>0.6353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table:formula="of:=[.B432]/[.C432]" office:value-type="float" office:value="8.36666666666667" calcext:value-type="float">
            <text:p>8.4</text:p>
          </table:table-cell>
          <table:table-cell office:value-type="float" office:value="47.188283" calcext:value-type="float">
            <text:p>47.188283</text:p>
          </table:table-cell>
          <table:table-cell table:formula="of:=LOG([.E432])/LOG([.A432])" office:value-type="float" office:value="0.635357227896535" calcext:value-type="float">
            <text:p>0.63535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table:formula="of:=[.B433]/[.C433]" office:value-type="float" office:value="8.4" calcext:value-type="float">
            <text:p>8.4</text:p>
          </table:table-cell>
          <table:table-cell office:value-type="float" office:value="47.260798" calcext:value-type="float">
            <text:p>47.260798</text:p>
          </table:table-cell>
          <table:table-cell table:formula="of:=LOG([.E433])/LOG([.A433])" office:value-type="float" office:value="0.635367625566802" calcext:value-type="float">
            <text:p>0.63536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table:formula="of:=[.B434]/[.C434]" office:value-type="float" office:value="8.43333333333333" calcext:value-type="float">
            <text:p>8.4</text:p>
          </table:table-cell>
          <table:table-cell office:value-type="float" office:value="47.332504" calcext:value-type="float">
            <text:p>47.332504</text:p>
          </table:table-cell>
          <table:table-cell table:formula="of:=LOG([.E434])/LOG([.A434])" office:value-type="float" office:value="0.635375372890975" calcext:value-type="float">
            <text:p>0.63537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  <table:table-cell table:formula="of:=[.B435]/[.C435]" office:value-type="float" office:value="8.46666666666667" calcext:value-type="float">
            <text:p>8.5</text:p>
          </table:table-cell>
          <table:table-cell office:value-type="float" office:value="47.403763" calcext:value-type="float">
            <text:p>47.403763</text:p>
          </table:table-cell>
          <table:table-cell table:formula="of:=LOG([.E435])/LOG([.A435])" office:value-type="float" office:value="0.635381741739063" calcext:value-type="float">
            <text:p>0.6353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table:formula="of:=[.B436]/[.C436]" office:value-type="float" office:value="8.5" calcext:value-type="float">
            <text:p>8.5</text:p>
          </table:table-cell>
          <table:table-cell office:value-type="float" office:value="47.475917" calcext:value-type="float">
            <text:p>47.475917</text:p>
          </table:table-cell>
          <table:table-cell table:formula="of:=LOG([.E436])/LOG([.A436])" office:value-type="float" office:value="0.635391392060222" calcext:value-type="float">
            <text:p>0.63539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table:formula="of:=[.B437]/[.C437]" office:value-type="float" office:value="8.53333333333333" calcext:value-type="float">
            <text:p>8.5</text:p>
          </table:table-cell>
          <table:table-cell office:value-type="float" office:value="47.547623" calcext:value-type="float">
            <text:p>47.547623</text:p>
          </table:table-cell>
          <table:table-cell table:formula="of:=LOG([.E437])/LOG([.A437])" office:value-type="float" office:value="0.635399657240956" calcext:value-type="float">
            <text:p>0.6354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7" calcext:value-type="float">
            <text:p>257</text:p>
          </table:table-cell>
          <table:table-cell office:value-type="float" office:value="30" calcext:value-type="float">
            <text:p>30</text:p>
          </table:table-cell>
          <table:table-cell table:formula="of:=[.B438]/[.C438]" office:value-type="float" office:value="8.56666666666667" calcext:value-type="float">
            <text:p>8.6</text:p>
          </table:table-cell>
          <table:table-cell office:value-type="float" office:value="47.620997" calcext:value-type="float">
            <text:p>47.620997</text:p>
          </table:table-cell>
          <table:table-cell table:formula="of:=LOG([.E438])/LOG([.A438])" office:value-type="float" office:value="0.635413852990547" calcext:value-type="float">
            <text:p>0.63541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table:formula="of:=[.B439]/[.C439]" office:value-type="float" office:value="8.6" calcext:value-type="float">
            <text:p>8.6</text:p>
          </table:table-cell>
          <table:table-cell office:value-type="float" office:value="47.6919" calcext:value-type="float">
            <text:p>47.6919</text:p>
          </table:table-cell>
          <table:table-cell table:formula="of:=LOG([.E439])/LOG([.A439])" office:value-type="float" office:value="0.635419676454027" calcext:value-type="float">
            <text:p>0.63542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  <table:table-cell table:formula="of:=[.B440]/[.C440]" office:value-type="float" office:value="8.63333333333333" calcext:value-type="float">
            <text:p>8.6</text:p>
          </table:table-cell>
          <table:table-cell office:value-type="float" office:value="47.766093" calcext:value-type="float">
            <text:p>47.766093</text:p>
          </table:table-cell>
          <table:table-cell table:formula="of:=LOG([.E440])/LOG([.A440])" office:value-type="float" office:value="0.635436997169519" calcext:value-type="float">
            <text:p>0.63543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table:formula="of:=[.B441]/[.C441]" office:value-type="float" office:value="8.66666666666667" calcext:value-type="float">
            <text:p>8.7</text:p>
          </table:table-cell>
          <table:table-cell office:value-type="float" office:value="47.837428" calcext:value-type="float">
            <text:p>47.837428</text:p>
          </table:table-cell>
          <table:table-cell table:formula="of:=LOG([.E441])/LOG([.A441])" office:value-type="float" office:value="0.635444635161875" calcext:value-type="float">
            <text:p>0.63544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61" calcext:value-type="float">
            <text:p>261</text:p>
          </table:table-cell>
          <table:table-cell office:value-type="float" office:value="30" calcext:value-type="float">
            <text:p>30</text:p>
          </table:table-cell>
          <table:table-cell table:formula="of:=[.B442]/[.C442]" office:value-type="float" office:value="8.7" calcext:value-type="float">
            <text:p>8.7</text:p>
          </table:table-cell>
          <table:table-cell office:value-type="float" office:value="47.909134" calcext:value-type="float">
            <text:p>47.909134</text:p>
          </table:table-cell>
          <table:table-cell table:formula="of:=LOG([.E442])/LOG([.A442])" office:value-type="float" office:value="0.635453713073412" calcext:value-type="float">
            <text:p>0.63545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62" calcext:value-type="float">
            <text:p>262</text:p>
          </table:table-cell>
          <table:table-cell office:value-type="float" office:value="30" calcext:value-type="float">
            <text:p>30</text:p>
          </table:table-cell>
          <table:table-cell table:formula="of:=[.B443]/[.C443]" office:value-type="float" office:value="8.73333333333333" calcext:value-type="float">
            <text:p>8.7</text:p>
          </table:table-cell>
          <table:table-cell office:value-type="float" office:value="47.981277" calcext:value-type="float">
            <text:p>47.981277</text:p>
          </table:table-cell>
          <table:table-cell table:formula="of:=LOG([.E443])/LOG([.A443])" office:value-type="float" office:value="0.635464448082458" calcext:value-type="float">
            <text:p>0.63546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63" calcext:value-type="float">
            <text:p>263</text:p>
          </table:table-cell>
          <table:table-cell office:value-type="float" office:value="30" calcext:value-type="float">
            <text:p>30</text:p>
          </table:table-cell>
          <table:table-cell table:formula="of:=[.B444]/[.C444]" office:value-type="float" office:value="8.76666666666667" calcext:value-type="float">
            <text:p>8.8</text:p>
          </table:table-cell>
          <table:table-cell office:value-type="float" office:value="48.050939" calcext:value-type="float">
            <text:p>48.050939</text:p>
          </table:table-cell>
          <table:table-cell table:formula="of:=LOG([.E444])/LOG([.A444])" office:value-type="float" office:value="0.635466864825981" calcext:value-type="float">
            <text:p>0.63546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64" calcext:value-type="float">
            <text:p>264</text:p>
          </table:table-cell>
          <table:table-cell office:value-type="float" office:value="30" calcext:value-type="float">
            <text:p>30</text:p>
          </table:table-cell>
          <table:table-cell table:formula="of:=[.B445]/[.C445]" office:value-type="float" office:value="8.8" calcext:value-type="float">
            <text:p>8.8</text:p>
          </table:table-cell>
          <table:table-cell office:value-type="float" office:value="48.124324" calcext:value-type="float">
            <text:p>48.124324</text:p>
          </table:table-cell>
          <table:table-cell table:formula="of:=LOG([.E445])/LOG([.A445])" office:value-type="float" office:value="0.63548215767719" calcext:value-type="float">
            <text:p>0.63548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table:formula="of:=[.B446]/[.C446]" office:value-type="float" office:value="8.83333333333333" calcext:value-type="float">
            <text:p>8.8</text:p>
          </table:table-cell>
          <table:table-cell office:value-type="float" office:value="48.196462" calcext:value-type="float">
            <text:p>48.196462</text:p>
          </table:table-cell>
          <table:table-cell table:formula="of:=LOG([.E446])/LOG([.A446])" office:value-type="float" office:value="0.635493343727555" calcext:value-type="float">
            <text:p>0.63549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table:formula="of:=[.B447]/[.C447]" office:value-type="float" office:value="8.86666666666667" calcext:value-type="float">
            <text:p>8.9</text:p>
          </table:table-cell>
          <table:table-cell office:value-type="float" office:value="48.267365" calcext:value-type="float">
            <text:p>48.267365</text:p>
          </table:table-cell>
          <table:table-cell table:formula="of:=LOG([.E447])/LOG([.A447])" office:value-type="float" office:value="0.63550048610608" calcext:value-type="float">
            <text:p>0.6355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67" calcext:value-type="float">
            <text:p>267</text:p>
          </table:table-cell>
          <table:table-cell office:value-type="float" office:value="30" calcext:value-type="float">
            <text:p>30</text:p>
          </table:table-cell>
          <table:table-cell table:formula="of:=[.B448]/[.C448]" office:value-type="float" office:value="8.9" calcext:value-type="float">
            <text:p>8.9</text:p>
          </table:table-cell>
          <table:table-cell office:value-type="float" office:value="48.337468" calcext:value-type="float">
            <text:p>48.337468</text:p>
          </table:table-cell>
          <table:table-cell table:formula="of:=LOG([.E448])/LOG([.A448])" office:value-type="float" office:value="0.635505081154715" calcext:value-type="float">
            <text:p>0.63550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62" calcext:value-type="float">
            <text:p>262</text:p>
          </table:table-cell>
          <table:table-cell office:value-type="float" office:value="31" calcext:value-type="float">
            <text:p>31</text:p>
          </table:table-cell>
          <table:table-cell table:formula="of:=[.B449]/[.C449]" office:value-type="float" office:value="8.45161290322581" calcext:value-type="float">
            <text:p>8.5</text:p>
          </table:table-cell>
          <table:table-cell office:value-type="float" office:value="48.408437" calcext:value-type="float">
            <text:p>48.408437</text:p>
          </table:table-cell>
          <table:table-cell table:formula="of:=LOG([.E449])/LOG([.A449])" office:value-type="float" office:value="0.635512779714245" calcext:value-type="float">
            <text:p>0.6355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69" calcext:value-type="float">
            <text:p>269</text:p>
          </table:table-cell>
          <table:table-cell office:value-type="float" office:value="30" calcext:value-type="float">
            <text:p>30</text:p>
          </table:table-cell>
          <table:table-cell table:formula="of:=[.B450]/[.C450]" office:value-type="float" office:value="8.96666666666667" calcext:value-type="float">
            <text:p>9.0</text:p>
          </table:table-cell>
          <table:table-cell office:value-type="float" office:value="48.479426" calcext:value-type="float">
            <text:p>48.479426</text:p>
          </table:table-cell>
          <table:table-cell table:formula="of:=LOG([.E450])/LOG([.A450])" office:value-type="float" office:value="0.635520706750097" calcext:value-type="float">
            <text:p>0.63552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table:formula="of:=[.B451]/[.C451]" office:value-type="float" office:value="8.51612903225806" calcext:value-type="float">
            <text:p>8.5</text:p>
          </table:table-cell>
          <table:table-cell office:value-type="float" office:value="48.551483" calcext:value-type="float">
            <text:p>48.551483</text:p>
          </table:table-cell>
          <table:table-cell table:formula="of:=LOG([.E451])/LOG([.A451])" office:value-type="float" office:value="0.635532393719591" calcext:value-type="float">
            <text:p>0.63553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65" calcext:value-type="float">
            <text:p>265</text:p>
          </table:table-cell>
          <table:table-cell office:value-type="float" office:value="31" calcext:value-type="float">
            <text:p>31</text:p>
          </table:table-cell>
          <table:table-cell table:formula="of:=[.B452]/[.C452]" office:value-type="float" office:value="8.54838709677419" calcext:value-type="float">
            <text:p>8.5</text:p>
          </table:table-cell>
          <table:table-cell office:value-type="float" office:value="48.623622" calcext:value-type="float">
            <text:p>48.623622</text:p>
          </table:table-cell>
          <table:table-cell table:formula="of:=LOG([.E452])/LOG([.A452])" office:value-type="float" office:value="0.635544501252541" calcext:value-type="float">
            <text:p>0.63554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66" calcext:value-type="float">
            <text:p>266</text:p>
          </table:table-cell>
          <table:table-cell office:value-type="float" office:value="31" calcext:value-type="float">
            <text:p>31</text:p>
          </table:table-cell>
          <table:table-cell table:formula="of:=[.B453]/[.C453]" office:value-type="float" office:value="8.58064516129032" calcext:value-type="float">
            <text:p>8.6</text:p>
          </table:table-cell>
          <table:table-cell office:value-type="float" office:value="48.694524" calcext:value-type="float">
            <text:p>48.694524</text:p>
          </table:table-cell>
          <table:table-cell table:formula="of:=LOG([.E453])/LOG([.A453])" office:value-type="float" office:value="0.635552595954717" calcext:value-type="float">
            <text:p>0.63555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67" calcext:value-type="float">
            <text:p>267</text:p>
          </table:table-cell>
          <table:table-cell office:value-type="float" office:value="31" calcext:value-type="float">
            <text:p>31</text:p>
          </table:table-cell>
          <table:table-cell table:formula="of:=[.B454]/[.C454]" office:value-type="float" office:value="8.61290322580645" calcext:value-type="float">
            <text:p>8.6</text:p>
          </table:table-cell>
          <table:table-cell office:value-type="float" office:value="48.765157" calcext:value-type="float">
            <text:p>48.765157</text:p>
          </table:table-cell>
          <table:table-cell table:formula="of:=LOG([.E454])/LOG([.A454])" office:value-type="float" office:value="0.635559944843533" calcext:value-type="float">
            <text:p>0.63556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68" calcext:value-type="float">
            <text:p>268</text:p>
          </table:table-cell>
          <table:table-cell office:value-type="float" office:value="31" calcext:value-type="float">
            <text:p>31</text:p>
          </table:table-cell>
          <table:table-cell table:formula="of:=[.B455]/[.C455]" office:value-type="float" office:value="8.64516129032258" calcext:value-type="float">
            <text:p>8.6</text:p>
          </table:table-cell>
          <table:table-cell office:value-type="float" office:value="48.836461" calcext:value-type="float">
            <text:p>48.836461</text:p>
          </table:table-cell>
          <table:table-cell table:formula="of:=LOG([.E455])/LOG([.A455])" office:value-type="float" office:value="0.635569697513872" calcext:value-type="float">
            <text:p>0.63557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69" calcext:value-type="float">
            <text:p>269</text:p>
          </table:table-cell>
          <table:table-cell office:value-type="float" office:value="31" calcext:value-type="float">
            <text:p>31</text:p>
          </table:table-cell>
          <table:table-cell table:formula="of:=[.B456]/[.C456]" office:value-type="float" office:value="8.67741935483871" calcext:value-type="float">
            <text:p>8.7</text:p>
          </table:table-cell>
          <table:table-cell office:value-type="float" office:value="48.909012" calcext:value-type="float">
            <text:p>48.909012</text:p>
          </table:table-cell>
          <table:table-cell table:formula="of:=LOG([.E456])/LOG([.A456])" office:value-type="float" office:value="0.635583764595213" calcext:value-type="float">
            <text:p>0.63558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70" calcext:value-type="float">
            <text:p>270</text:p>
          </table:table-cell>
          <table:table-cell office:value-type="float" office:value="31" calcext:value-type="float">
            <text:p>31</text:p>
          </table:table-cell>
          <table:table-cell table:formula="of:=[.B457]/[.C457]" office:value-type="float" office:value="8.70967741935484" calcext:value-type="float">
            <text:p>8.7</text:p>
          </table:table-cell>
          <table:table-cell office:value-type="float" office:value="48.979518" calcext:value-type="float">
            <text:p>48.979518</text:p>
          </table:table-cell>
          <table:table-cell table:formula="of:=LOG([.E457])/LOG([.A457])" office:value-type="float" office:value="0.635591144292896" calcext:value-type="float">
            <text:p>0.63559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1" calcext:value-type="float">
            <text:p>271</text:p>
          </table:table-cell>
          <table:table-cell office:value-type="float" office:value="31" calcext:value-type="float">
            <text:p>31</text:p>
          </table:table-cell>
          <table:table-cell table:formula="of:=[.B458]/[.C458]" office:value-type="float" office:value="8.74193548387097" calcext:value-type="float">
            <text:p>8.7</text:p>
          </table:table-cell>
          <table:table-cell office:value-type="float" office:value="49.050919" calcext:value-type="float">
            <text:p>49.050919</text:p>
          </table:table-cell>
          <table:table-cell table:formula="of:=LOG([.E458])/LOG([.A458])" office:value-type="float" office:value="0.635601658627319" calcext:value-type="float">
            <text:p>0.63560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table:formula="of:=[.B459]/[.C459]" office:value-type="float" office:value="8.3125" calcext:value-type="float">
            <text:p>8.3</text:p>
          </table:table-cell>
          <table:table-cell office:value-type="float" office:value="49.123444" calcext:value-type="float">
            <text:p>49.123444</text:p>
          </table:table-cell>
          <table:table-cell table:formula="of:=LOG([.E459])/LOG([.A459])" office:value-type="float" office:value="0.635616050932638" calcext:value-type="float">
            <text:p>0.6356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table:formula="of:=[.B460]/[.C460]" office:value-type="float" office:value="8.34375" calcext:value-type="float">
            <text:p>8.3</text:p>
          </table:table-cell>
          <table:table-cell office:value-type="float" office:value="49.194748" calcext:value-type="float">
            <text:p>49.194748</text:p>
          </table:table-cell>
          <table:table-cell table:formula="of:=LOG([.E460])/LOG([.A460])" office:value-type="float" office:value="0.635626522268991" calcext:value-type="float">
            <text:p>0.6356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table:formula="of:=[.B461]/[.C461]" office:value-type="float" office:value="8.375" calcext:value-type="float">
            <text:p>8.4</text:p>
          </table:table-cell>
          <table:table-cell office:value-type="float" office:value="49.266047" calcext:value-type="float">
            <text:p>49.266047</text:p>
          </table:table-cell>
          <table:table-cell table:formula="of:=LOG([.E461])/LOG([.A461])" office:value-type="float" office:value="0.635637119040366" calcext:value-type="float">
            <text:p>0.63563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table:formula="of:=[.B462]/[.C462]" office:value-type="float" office:value="8.40625" calcext:value-type="float">
            <text:p>8.4</text:p>
          </table:table-cell>
          <table:table-cell office:value-type="float" office:value="49.338603" calcext:value-type="float">
            <text:p>49.338603</text:p>
          </table:table-cell>
          <table:table-cell table:formula="of:=LOG([.E462])/LOG([.A462])" office:value-type="float" office:value="0.635652010456207" calcext:value-type="float">
            <text:p>0.63565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table:formula="of:=[.B463]/[.C463]" office:value-type="float" office:value="8.4375" calcext:value-type="float">
            <text:p>8.4</text:p>
          </table:table-cell>
          <table:table-cell office:value-type="float" office:value="49.410472" calcext:value-type="float">
            <text:p>49.410472</text:p>
          </table:table-cell>
          <table:table-cell table:formula="of:=LOG([.E463])/LOG([.A463])" office:value-type="float" office:value="0.635664760257556" calcext:value-type="float">
            <text:p>0.63566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71" calcext:value-type="float">
            <text:p>271</text:p>
          </table:table-cell>
          <table:table-cell office:value-type="float" office:value="32" calcext:value-type="float">
            <text:p>32</text:p>
          </table:table-cell>
          <table:table-cell table:formula="of:=[.B464]/[.C464]" office:value-type="float" office:value="8.46875" calcext:value-type="float">
            <text:p>8.5</text:p>
          </table:table-cell>
          <table:table-cell office:value-type="float" office:value="49.482025" calcext:value-type="float">
            <text:p>49.482025</text:p>
          </table:table-cell>
          <table:table-cell table:formula="of:=LOG([.E464])/LOG([.A464])" office:value-type="float" office:value="0.635676601115041" calcext:value-type="float">
            <text:p>0.63567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table:formula="of:=[.B465]/[.C465]" office:value-type="float" office:value="8.5" calcext:value-type="float">
            <text:p>8.5</text:p>
          </table:table-cell>
          <table:table-cell office:value-type="float" office:value="49.553584" calcext:value-type="float">
            <text:p>49.553584</text:p>
          </table:table-cell>
          <table:table-cell table:formula="of:=LOG([.E465])/LOG([.A465])" office:value-type="float" office:value="0.635688595760948" calcext:value-type="float">
            <text:p>0.63568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  <table:table-cell table:formula="of:=[.B466]/[.C466]" office:value-type="float" office:value="8.53125" calcext:value-type="float">
            <text:p>8.5</text:p>
          </table:table-cell>
          <table:table-cell office:value-type="float" office:value="49.625229" calcext:value-type="float">
            <text:p>49.625229</text:p>
          </table:table-cell>
          <table:table-cell table:formula="of:=LOG([.E466])/LOG([.A466])" office:value-type="float" office:value="0.63570100534627" calcext:value-type="float">
            <text:p>0.63570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table:formula="of:=[.B467]/[.C467]" office:value-type="float" office:value="8.5625" calcext:value-type="float">
            <text:p>8.6</text:p>
          </table:table-cell>
          <table:table-cell office:value-type="float" office:value="49.696233" calcext:value-type="float">
            <text:p>49.696233</text:p>
          </table:table-cell>
          <table:table-cell table:formula="of:=LOG([.E467])/LOG([.A467])" office:value-type="float" office:value="0.635711446243964" calcext:value-type="float">
            <text:p>0.6357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69" calcext:value-type="float">
            <text:p>269</text:p>
          </table:table-cell>
          <table:table-cell office:value-type="float" office:value="33" calcext:value-type="float">
            <text:p>33</text:p>
          </table:table-cell>
          <table:table-cell table:formula="of:=[.B468]/[.C468]" office:value-type="float" office:value="8.15151515151515" calcext:value-type="float">
            <text:p>8.2</text:p>
          </table:table-cell>
          <table:table-cell office:value-type="float" office:value="49.769368" calcext:value-type="float">
            <text:p>49.769368</text:p>
          </table:table-cell>
          <table:table-cell table:formula="of:=LOG([.E468])/LOG([.A468])" office:value-type="float" office:value="0.635728990519308" calcext:value-type="float">
            <text:p>0.63572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70" calcext:value-type="float">
            <text:p>270</text:p>
          </table:table-cell>
          <table:table-cell office:value-type="float" office:value="33" calcext:value-type="float">
            <text:p>33</text:p>
          </table:table-cell>
          <table:table-cell table:formula="of:=[.B469]/[.C469]" office:value-type="float" office:value="8.18181818181818" calcext:value-type="float">
            <text:p>8.2</text:p>
          </table:table-cell>
          <table:table-cell office:value-type="float" office:value="49.841578" calcext:value-type="float">
            <text:p>49.841578</text:p>
          </table:table-cell>
          <table:table-cell table:formula="of:=LOG([.E469])/LOG([.A469])" office:value-type="float" office:value="0.635743627057414" calcext:value-type="float">
            <text:p>0.63574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71" calcext:value-type="float">
            <text:p>271</text:p>
          </table:table-cell>
          <table:table-cell office:value-type="float" office:value="33" calcext:value-type="float">
            <text:p>33</text:p>
          </table:table-cell>
          <table:table-cell table:formula="of:=[.B470]/[.C470]" office:value-type="float" office:value="8.21212121212121" calcext:value-type="float">
            <text:p>8.2</text:p>
          </table:table-cell>
          <table:table-cell office:value-type="float" office:value="49.913132" calcext:value-type="float">
            <text:p>49.913132</text:p>
          </table:table-cell>
          <table:table-cell table:formula="of:=LOG([.E470])/LOG([.A470])" office:value-type="float" office:value="0.635756247262208" calcext:value-type="float">
            <text:p>0.63575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table:formula="of:=[.B471]/[.C471]" office:value-type="float" office:value="8.24242424242424" calcext:value-type="float">
            <text:p>8.2</text:p>
          </table:table-cell>
          <table:table-cell office:value-type="float" office:value="49.984797" calcext:value-type="float">
            <text:p>49.984797</text:p>
          </table:table-cell>
          <table:table-cell table:formula="of:=LOG([.E471])/LOG([.A471])" office:value-type="float" office:value="0.635769355388948" calcext:value-type="float">
            <text:p>0.63576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73" calcext:value-type="float">
            <text:p>273</text:p>
          </table:table-cell>
          <table:table-cell office:value-type="float" office:value="33" calcext:value-type="float">
            <text:p>33</text:p>
          </table:table-cell>
          <table:table-cell table:formula="of:=[.B472]/[.C472]" office:value-type="float" office:value="8.27272727272727" calcext:value-type="float">
            <text:p>8.3</text:p>
          </table:table-cell>
          <table:table-cell office:value-type="float" office:value="50.057861" calcext:value-type="float">
            <text:p>50.057861</text:p>
          </table:table-cell>
          <table:table-cell table:formula="of:=LOG([.E472])/LOG([.A472])" office:value-type="float" office:value="0.635787128897332" calcext:value-type="float">
            <text:p>0.63578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74" calcext:value-type="float">
            <text:p>274</text:p>
          </table:table-cell>
          <table:table-cell office:value-type="float" office:value="33" calcext:value-type="float">
            <text:p>33</text:p>
          </table:table-cell>
          <table:table-cell table:formula="of:=[.B473]/[.C473]" office:value-type="float" office:value="8.3030303030303" calcext:value-type="float">
            <text:p>8.3</text:p>
          </table:table-cell>
          <table:table-cell office:value-type="float" office:value="50.12886" calcext:value-type="float">
            <text:p>50.12886</text:p>
          </table:table-cell>
          <table:table-cell table:formula="of:=LOG([.E473])/LOG([.A473])" office:value-type="float" office:value="0.635798319160709" calcext:value-type="float">
            <text:p>0.63579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12" calcext:value-type="float">
            <text:p>512</text:p>
          </table:table-cell>
          <table:table-cell office:value-type="float" office:value="71" calcext:value-type="float">
            <text:p>71</text:p>
          </table:table-cell>
          <table:table-cell table:formula="of:=[.B475]/[.C475]" office:value-type="float" office:value="7.2112676056338" calcext:value-type="float">
            <text:p>7.2</text:p>
          </table:table-cell>
          <table:table-cell table:style-name="ce9" office:value-type="float" office:value="78.986114" calcext:value-type="float">
            <text:p>78.986114</text:p>
          </table:table-cell>
          <table:table-cell table:formula="of:=LOG([.E475])/LOG([.A475])" office:value-type="float" office:value="0.638432452591265" calcext:value-type="float">
            <text:p>0.638432</text:p>
          </table:table-cell>
        </table:table-row>
        <table:table-row table:style-name="ro1" table:number-rows-repeated="7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</table:table>
      <table:table table:name="Killgem_amps" table:style-name="ta1">
        <table:shapes>
          <draw:frame draw:z-index="0" draw:style-name="gr1" draw:text-style-name="P1" svg:width="9.2744in" svg:height="5.0925in" svg:x="4.9882in" svg:y="0.1256in">
            <draw:object draw:notify-on-update-of-ranges="Killgem_amps.A2:Killgem_amps.A127 Killgem_amps.F1:Killgem_amps.F1 Killgem_amps.F2:Killgem_amps.F127 Killgem_amps.A2:Killgem_amps.A127 Killgem_amps.D1:Killgem_amps.D1 Killgem_amps.D2:Killgem_amps.D12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2161in" svg:height="5.022in" svg:x="4.9665in" svg:y="5.5843in">
            <draw:object draw:notify-on-update-of-ranges="Killgem_amps.A3:Killgem_amps.A200 Killgem_amps.F1:Killgem_amps.F1 Killgem_amps.F3:Killgem_amps.F200 Killgem_spec.A2:Killgem_spec.A129 Killgem_spec.C1:Killgem_spec.C1 Killgem_spec.C2:Killgem_spec.C129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Killgem</text:p>
          </table:table-cell>
          <table:table-cell office:value-type="string" calcext:value-type="string">
            <text:p>Amps</text:p>
          </table:table-cell>
          <table:table-cell table:style-name="ce10" office:value-type="string" calcext:value-type="string">
            <text:p>Ratio</text:p>
          </table:table-cell>
          <table:table-cell office:value-type="string" calcext:value-type="string">
            <text:p>Power (rescaled)</text:p>
          </table:table-cell>
          <table:table-cell table:style-name="ce7"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NOT WELL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0.932635" calcext:value-type="float">
            <text:p>0.932635</text:p>
          </table:table-cell>
          <table:table-cell table:style-name="ce7" office:value-type="string" calcext:value-type="string">
            <text:p>UNDERSTOO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1.862014" calcext:value-type="float">
            <text:p>1.862014</text:p>
          </table:table-cell>
          <table:table-cell table:style-name="ce7" office:value-type="string" calcext:value-type="string">
            <text:p>FOR AMPE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3.011072" calcext:value-type="float">
            <text:p>3.011072</text:p>
          </table:table-cell>
          <table:table-cell table:style-name="ce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4.146197" calcext:value-type="float">
            <text:p>4.146197</text:p>
          </table:table-cell>
          <table:table-cell table:style-name="ce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5.610624" calcext:value-type="float">
            <text:p>5.610624</text:p>
          </table:table-cell>
          <table:table-cell table:style-name="ce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7.032895" calcext:value-type="float">
            <text:p>7.032895</text:p>
          </table:table-cell>
          <table:table-cell table:style-name="ce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Default" office:value-type="float" office:value="8.711651" calcext:value-type="float">
            <text:p>8.711651</text:p>
          </table:table-cell>
          <table:table-cell table:style-name="ce7" table:formula="of:=LOG([.E9])/LOG([.A9])" office:value-type="float" office:value="1.04098205299476" calcext:value-type="float">
            <text:p>1.040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[.B10]/[.C10]" office:value-type="float" office:value="3" calcext:value-type="float">
            <text:p>3.0</text:p>
          </table:table-cell>
          <table:table-cell table:style-name="Default" office:value-type="float" office:value="13.141855" calcext:value-type="float">
            <text:p>13.141855</text:p>
          </table:table-cell>
          <table:table-cell table:style-name="ce7" table:formula="of:=LOG([.E10])/LOG([.A10])" office:value-type="float" office:value="1.17229808989725" calcext:value-type="float">
            <text:p>1.1722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11]/[.C11]" office:value-type="float" office:value="4" calcext:value-type="float">
            <text:p>4.0</text:p>
          </table:table-cell>
          <table:table-cell table:style-name="Default" office:value-type="float" office:value="17.328526" calcext:value-type="float">
            <text:p>17.328526</text:p>
          </table:table-cell>
          <table:table-cell table:style-name="ce7" table:formula="of:=LOG([.E11])/LOG([.A11])" office:value-type="float" office:value="1.2387616223047" calcext:value-type="float">
            <text:p>1.2387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[.B12]/[.C12]" office:value-type="float" office:value="5" calcext:value-type="float">
            <text:p>5.0</text:p>
          </table:table-cell>
          <table:table-cell table:style-name="Default" office:value-type="float" office:value="21.346057" calcext:value-type="float">
            <text:p>21.346057</text:p>
          </table:table-cell>
          <table:table-cell table:style-name="ce7" table:formula="of:=LOG([.E12])/LOG([.A12])" office:value-type="float" office:value="1.27648070101313" calcext:value-type="float">
            <text:p>1.2764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[.B13]/[.C13]" office:value-type="float" office:value="6" calcext:value-type="float">
            <text:p>6.0</text:p>
          </table:table-cell>
          <table:table-cell table:style-name="Default" office:value-type="float" office:value="25.147346" calcext:value-type="float">
            <text:p>25.147346</text:p>
          </table:table-cell>
          <table:table-cell table:style-name="ce7" table:formula="of:=LOG([.E13])/LOG([.A13])" office:value-type="float" office:value="1.29773581812965" calcext:value-type="float">
            <text:p>1.297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[.B14]/[.C14]" office:value-type="float" office:value="7" calcext:value-type="float">
            <text:p>7.0</text:p>
          </table:table-cell>
          <table:table-cell table:style-name="Default" office:value-type="float" office:value="28.897457" calcext:value-type="float">
            <text:p>28.897457</text:p>
          </table:table-cell>
          <table:table-cell table:style-name="ce7" table:formula="of:=LOG([.E14])/LOG([.A14])" office:value-type="float" office:value="1.31143080403591" calcext:value-type="float">
            <text:p>1.3114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table:formula="of:=[.B15]/[.C15]" office:value-type="float" office:value="8" calcext:value-type="float">
            <text:p>8.0</text:p>
          </table:table-cell>
          <table:table-cell table:style-name="Default" office:value-type="float" office:value="32.743162" calcext:value-type="float">
            <text:p>32.743162</text:p>
          </table:table-cell>
          <table:table-cell table:style-name="ce7" table:formula="of:=LOG([.E15])/LOG([.A15])" office:value-type="float" office:value="1.32194708589232" calcext:value-type="float">
            <text:p>1.321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table:formula="of:=[.B16]/[.C16]" office:value-type="float" office:value="9" calcext:value-type="float">
            <text:p>9.0</text:p>
          </table:table-cell>
          <table:table-cell table:style-name="Default" office:value-type="float" office:value="36.42739" calcext:value-type="float">
            <text:p>36.42739</text:p>
          </table:table-cell>
          <table:table-cell table:style-name="ce7" table:formula="of:=LOG([.E16])/LOG([.A16])" office:value-type="float" office:value="1.32764191843317" calcext:value-type="float">
            <text:p>1.3276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table:formula="of:=[.B17]/[.C17]" office:value-type="float" office:value="10" calcext:value-type="float">
            <text:p>10.0</text:p>
          </table:table-cell>
          <table:table-cell table:style-name="Default" office:value-type="float" office:value="40.896893" calcext:value-type="float">
            <text:p>40.896893</text:p>
          </table:table-cell>
          <table:table-cell table:style-name="ce7" table:formula="of:=LOG([.E17])/LOG([.A17])" office:value-type="float" office:value="1.33847983461288" calcext:value-type="float">
            <text:p>1.3384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0" table:formula="of:=[.B18]/[.C18]" office:value-type="float" office:value="11" calcext:value-type="float">
            <text:p>11.0</text:p>
          </table:table-cell>
          <table:table-cell table:style-name="Default" office:value-type="float" office:value="45.202093" calcext:value-type="float">
            <text:p>45.202093</text:p>
          </table:table-cell>
          <table:table-cell table:style-name="ce7" table:formula="of:=LOG([.E18])/LOG([.A18])" office:value-type="float" office:value="1.34516639880694" calcext:value-type="float">
            <text:p>1.3451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table:formula="of:=[.B19]/[.C19]" office:value-type="float" office:value="12" calcext:value-type="float">
            <text:p>12.0</text:p>
          </table:table-cell>
          <table:table-cell table:style-name="Default" office:value-type="float" office:value="49.758666" calcext:value-type="float">
            <text:p>49.758666</text:p>
          </table:table-cell>
          <table:table-cell table:style-name="ce7" table:formula="of:=LOG([.E19])/LOG([.A19])" office:value-type="float" office:value="1.35179311405736" calcext:value-type="float">
            <text:p>1.3517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0" table:formula="of:=[.B20]/[.C20]" office:value-type="float" office:value="13" calcext:value-type="float">
            <text:p>13.0</text:p>
          </table:table-cell>
          <table:table-cell table:style-name="Default" office:value-type="float" office:value="54.154708" calcext:value-type="float">
            <text:p>54.154708</text:p>
          </table:table-cell>
          <table:table-cell table:style-name="ce7" table:formula="of:=LOG([.E20])/LOG([.A20])" office:value-type="float" office:value="1.35572343036726" calcext:value-type="float">
            <text:p>1.355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0" table:formula="of:=[.B21]/[.C21]" office:value-type="float" office:value="14" calcext:value-type="float">
            <text:p>14.0</text:p>
          </table:table-cell>
          <table:table-cell table:style-name="Default" office:value-type="float" office:value="58.435694" calcext:value-type="float">
            <text:p>58.435694</text:p>
          </table:table-cell>
          <table:table-cell table:style-name="ce7" table:formula="of:=LOG([.E21])/LOG([.A21])" office:value-type="float" office:value="1.35790735963615" calcext:value-type="float">
            <text:p>1.3579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0" table:formula="of:=[.B22]/[.C22]" office:value-type="float" office:value="15" calcext:value-type="float">
            <text:p>15.0</text:p>
          </table:table-cell>
          <table:table-cell table:style-name="Default" office:value-type="float" office:value="62.861811" calcext:value-type="float">
            <text:p>62.861811</text:p>
          </table:table-cell>
          <table:table-cell table:style-name="ce7" table:formula="of:=LOG([.E22])/LOG([.A22])" office:value-type="float" office:value="1.36012754897118" calcext:value-type="float">
            <text:p>1.3601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0" table:formula="of:=[.B23]/[.C23]" office:value-type="float" office:value="16" calcext:value-type="float">
            <text:p>16.0</text:p>
          </table:table-cell>
          <table:table-cell table:style-name="Default" office:value-type="float" office:value="67.127654" calcext:value-type="float">
            <text:p>67.127654</text:p>
          </table:table-cell>
          <table:table-cell table:style-name="ce7" table:formula="of:=LOG([.E23])/LOG([.A23])" office:value-type="float" office:value="1.36089884034175" calcext:value-type="float">
            <text:p>1.3608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0" table:formula="of:=[.B24]/[.C24]" office:value-type="float" office:value="17" calcext:value-type="float">
            <text:p>17.0</text:p>
          </table:table-cell>
          <table:table-cell table:style-name="Default" office:value-type="float" office:value="72.821026" calcext:value-type="float">
            <text:p>72.821026</text:p>
          </table:table-cell>
          <table:table-cell table:style-name="ce7" table:formula="of:=LOG([.E24])/LOG([.A24])" office:value-type="float" office:value="1.36756901365012" calcext:value-type="float">
            <text:p>1.3675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0" table:formula="of:=[.B25]/[.C25]" office:value-type="float" office:value="18" calcext:value-type="float">
            <text:p>18.0</text:p>
          </table:table-cell>
          <table:table-cell table:style-name="Default" office:value-type="float" office:value="78.040117" calcext:value-type="float">
            <text:p>78.040117</text:p>
          </table:table-cell>
          <table:table-cell table:style-name="ce7" table:formula="of:=LOG([.E25])/LOG([.A25])" office:value-type="float" office:value="1.37103499423983" calcext:value-type="float">
            <text:p>1.3710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0" table:formula="of:=[.B26]/[.C26]" office:value-type="float" office:value="19" calcext:value-type="float">
            <text:p>19.0</text:p>
          </table:table-cell>
          <table:table-cell table:style-name="Default" office:value-type="float" office:value="83.139744" calcext:value-type="float">
            <text:p>83.139744</text:p>
          </table:table-cell>
          <table:table-cell table:style-name="ce7" table:formula="of:=LOG([.E26])/LOG([.A26])" office:value-type="float" office:value="1.37331263931473" calcext:value-type="float">
            <text:p>1.3733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0" table:formula="of:=[.B27]/[.C27]" office:value-type="float" office:value="20" calcext:value-type="float">
            <text:p>20.0</text:p>
          </table:table-cell>
          <table:table-cell table:style-name="Default" office:value-type="float" office:value="88.040161" calcext:value-type="float">
            <text:p>88.040161</text:p>
          </table:table-cell>
          <table:table-cell table:style-name="ce7" table:formula="of:=LOG([.E27])/LOG([.A27])" office:value-type="float" office:value="1.37435862722779" calcext:value-type="float">
            <text:p>1.3743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0" table:formula="of:=[.B28]/[.C28]" office:value-type="float" office:value="21" calcext:value-type="float">
            <text:p>21.0</text:p>
          </table:table-cell>
          <table:table-cell table:style-name="Default" office:value-type="float" office:value="92.97006" calcext:value-type="float">
            <text:p>92.97006</text:p>
          </table:table-cell>
          <table:table-cell table:style-name="ce7" table:formula="of:=LOG([.E28])/LOG([.A28])" office:value-type="float" office:value="1.3751522572571" calcext:value-type="float">
            <text:p>1.3751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0" table:formula="of:=[.B29]/[.C29]" office:value-type="float" office:value="22" calcext:value-type="float">
            <text:p>22.0</text:p>
          </table:table-cell>
          <table:table-cell table:style-name="Default" office:value-type="float" office:value="97.70813" calcext:value-type="float">
            <text:p>97.70813</text:p>
          </table:table-cell>
          <table:table-cell table:style-name="ce7" table:formula="of:=LOG([.E29])/LOG([.A29])" office:value-type="float" office:value="1.37506109109309" calcext:value-type="float">
            <text:p>1.3750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0" table:formula="of:=[.B30]/[.C30]" office:value-type="float" office:value="23" calcext:value-type="float">
            <text:p>23.0</text:p>
          </table:table-cell>
          <table:table-cell table:style-name="Default" office:value-type="float" office:value="102.398949" calcext:value-type="float">
            <text:p>102.398949</text:p>
          </table:table-cell>
          <table:table-cell table:style-name="ce7" table:formula="of:=LOG([.E30])/LOG([.A30])" office:value-type="float" office:value="1.37465690054902" calcext:value-type="float">
            <text:p>1.3746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0" table:formula="of:=[.B31]/[.C31]" office:value-type="float" office:value="24" calcext:value-type="float">
            <text:p>24.0</text:p>
          </table:table-cell>
          <table:table-cell table:style-name="Default" office:value-type="float" office:value="107.189941" calcext:value-type="float">
            <text:p>107.189941</text:p>
          </table:table-cell>
          <table:table-cell table:style-name="ce7" table:formula="of:=LOG([.E31])/LOG([.A31])" office:value-type="float" office:value="1.37439903825703" calcext:value-type="float">
            <text:p>1.3743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0" table:formula="of:=[.B32]/[.C32]" office:value-type="float" office:value="25" calcext:value-type="float">
            <text:p>25.0</text:p>
          </table:table-cell>
          <table:table-cell table:style-name="Default" office:value-type="float" office:value="112.136002" calcext:value-type="float">
            <text:p>112.136002</text:p>
          </table:table-cell>
          <table:table-cell table:style-name="ce7" table:formula="of:=LOG([.E32])/LOG([.A32])" office:value-type="float" office:value="1.37441177184114" calcext:value-type="float">
            <text:p>1.3744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0" table:formula="of:=[.B33]/[.C33]" office:value-type="float" office:value="26" calcext:value-type="float">
            <text:p>26.0</text:p>
          </table:table-cell>
          <table:table-cell table:style-name="Default" office:value-type="float" office:value="116.998494" calcext:value-type="float">
            <text:p>116.998494</text:p>
          </table:table-cell>
          <table:table-cell table:style-name="ce7" table:formula="of:=LOG([.E33])/LOG([.A33])" office:value-type="float" office:value="1.37406922987785" calcext:value-type="float">
            <text:p>1.3740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0" table:formula="of:=[.B34]/[.C34]" office:value-type="float" office:value="27" calcext:value-type="float">
            <text:p>27.0</text:p>
          </table:table-cell>
          <table:table-cell table:style-name="Default" office:value-type="float" office:value="121.970533" calcext:value-type="float">
            <text:p>121.970533</text:p>
          </table:table-cell>
          <table:table-cell table:style-name="ce7" table:formula="of:=LOG([.E34])/LOG([.A34])" office:value-type="float" office:value="1.37387933482914" calcext:value-type="float">
            <text:p>1.3738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0" table:formula="of:=[.B35]/[.C35]" office:value-type="float" office:value="28" calcext:value-type="float">
            <text:p>28.0</text:p>
          </table:table-cell>
          <table:table-cell table:style-name="Default" office:value-type="float" office:value="127.062073" calcext:value-type="float">
            <text:p>127.062073</text:p>
          </table:table-cell>
          <table:table-cell table:style-name="ce7" table:formula="of:=LOG([.E35])/LOG([.A35])" office:value-type="float" office:value="1.37384583822703" calcext:value-type="float">
            <text:p>1.3738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0" table:formula="of:=[.B36]/[.C36]" office:value-type="float" office:value="11.5" calcext:value-type="float">
            <text:p>11.5</text:p>
          </table:table-cell>
          <table:table-cell table:style-name="Default" office:value-type="float" office:value="132.431094" calcext:value-type="float">
            <text:p>132.431094</text:p>
          </table:table-cell>
          <table:table-cell table:style-name="ce7" table:formula="of:=LOG([.E36])/LOG([.A36])" office:value-type="float" office:value="1.37428526838127" calcext:value-type="float">
            <text:p>1.374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0" table:formula="of:=[.B37]/[.C37]" office:value-type="float" office:value="12" calcext:value-type="float">
            <text:p>12.0</text:p>
          </table:table-cell>
          <table:table-cell table:style-name="Default" office:value-type="float" office:value="138.008283" calcext:value-type="float">
            <text:p>138.008283</text:p>
          </table:table-cell>
          <table:table-cell table:style-name="ce7" table:formula="of:=LOG([.E37])/LOG([.A37])" office:value-type="float" office:value="1.37499306958259" calcext:value-type="float">
            <text:p>1.3749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0" table:formula="of:=[.B38]/[.C38]" office:value-type="float" office:value="12.5" calcext:value-type="float">
            <text:p>12.5</text:p>
          </table:table-cell>
          <table:table-cell table:style-name="Default" office:value-type="float" office:value="144.047356" calcext:value-type="float">
            <text:p>144.047356</text:p>
          </table:table-cell>
          <table:table-cell table:style-name="ce7" table:formula="of:=LOG([.E38])/LOG([.A38])" office:value-type="float" office:value="1.37642068495115" calcext:value-type="float">
            <text:p>1.3764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0" table:formula="of:=[.B39]/[.C39]" office:value-type="float" office:value="13" calcext:value-type="float">
            <text:p>13.0</text:p>
          </table:table-cell>
          <table:table-cell table:style-name="Default" office:value-type="float" office:value="149.642576" calcext:value-type="float">
            <text:p>149.642576</text:p>
          </table:table-cell>
          <table:table-cell table:style-name="ce7" table:formula="of:=LOG([.E39])/LOG([.A39])" office:value-type="float" office:value="1.37680577285817" calcext:value-type="float">
            <text:p>1.3768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0" table:formula="of:=[.B40]/[.C40]" office:value-type="float" office:value="13.5" calcext:value-type="float">
            <text:p>13.5</text:p>
          </table:table-cell>
          <table:table-cell table:style-name="Default" office:value-type="float" office:value="155.618324" calcext:value-type="float">
            <text:p>155.618324</text:p>
          </table:table-cell>
          <table:table-cell table:style-name="ce7" table:formula="of:=LOG([.E40])/LOG([.A40])" office:value-type="float" office:value="1.37773206945737" calcext:value-type="float">
            <text:p>1.3777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0" table:formula="of:=[.B41]/[.C41]" office:value-type="float" office:value="14" calcext:value-type="float">
            <text:p>14.0</text:p>
          </table:table-cell>
          <table:table-cell table:style-name="Default" office:value-type="float" office:value="161.792386" calcext:value-type="float">
            <text:p>161.792386</text:p>
          </table:table-cell>
          <table:table-cell table:style-name="ce7" table:formula="of:=LOG([.E41])/LOG([.A41])" office:value-type="float" office:value="1.37882357195173" calcext:value-type="float">
            <text:p>1.3788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0" table:formula="of:=[.B42]/[.C42]" office:value-type="float" office:value="14.5" calcext:value-type="float">
            <text:p>14.5</text:p>
          </table:table-cell>
          <table:table-cell table:style-name="Default" office:value-type="float" office:value="167.854246" calcext:value-type="float">
            <text:p>167.854246</text:p>
          </table:table-cell>
          <table:table-cell table:style-name="ce7" table:formula="of:=LOG([.E42])/LOG([.A42])" office:value-type="float" office:value="1.37956014518611" calcext:value-type="float">
            <text:p>1.3795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0" table:formula="of:=[.B43]/[.C43]" office:value-type="float" office:value="15" calcext:value-type="float">
            <text:p>15.0</text:p>
          </table:table-cell>
          <table:table-cell table:style-name="Default" office:value-type="float" office:value="173.975093" calcext:value-type="float">
            <text:p>173.975093</text:p>
          </table:table-cell>
          <table:table-cell table:style-name="ce7" table:formula="of:=LOG([.E43])/LOG([.A43])" office:value-type="float" office:value="1.3802483023258" calcext:value-type="float">
            <text:p>1.3802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0" table:formula="of:=[.B44]/[.C44]" office:value-type="float" office:value="15.5" calcext:value-type="float">
            <text:p>15.5</text:p>
          </table:table-cell>
          <table:table-cell table:style-name="Default" office:value-type="float" office:value="179.915047" calcext:value-type="float">
            <text:p>179.915047</text:p>
          </table:table-cell>
          <table:table-cell table:style-name="ce7" table:formula="of:=LOG([.E44])/LOG([.A44])" office:value-type="float" office:value="1.38053935410265" calcext:value-type="float">
            <text:p>1.380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0" table:formula="of:=[.B45]/[.C45]" office:value-type="float" office:value="16" calcext:value-type="float">
            <text:p>16.0</text:p>
          </table:table-cell>
          <table:table-cell table:style-name="Default" office:value-type="float" office:value="185.901527" calcext:value-type="float">
            <text:p>185.901527</text:p>
          </table:table-cell>
          <table:table-cell table:style-name="ce7" table:formula="of:=LOG([.E45])/LOG([.A45])" office:value-type="float" office:value="1.38080213051504" calcext:value-type="float">
            <text:p>1.380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0" table:formula="of:=[.B46]/[.C46]" office:value-type="float" office:value="16.5" calcext:value-type="float">
            <text:p>16.5</text:p>
          </table:table-cell>
          <table:table-cell table:style-name="Default" office:value-type="float" office:value="191.753604" calcext:value-type="float">
            <text:p>191.753604</text:p>
          </table:table-cell>
          <table:table-cell table:style-name="ce7" table:formula="of:=LOG([.E46])/LOG([.A46])" office:value-type="float" office:value="1.38079255765443" calcext:value-type="float">
            <text:p>1.3807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0" table:formula="of:=[.B47]/[.C47]" office:value-type="float" office:value="17" calcext:value-type="float">
            <text:p>17.0</text:p>
          </table:table-cell>
          <table:table-cell table:style-name="Default" office:value-type="float" office:value="197.941004" calcext:value-type="float">
            <text:p>197.941004</text:p>
          </table:table-cell>
          <table:table-cell table:style-name="ce7" table:formula="of:=LOG([.E47])/LOG([.A47])" office:value-type="float" office:value="1.38116069881836" calcext:value-type="float">
            <text:p>1.3811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0" table:formula="of:=[.B48]/[.C48]" office:value-type="float" office:value="17.5" calcext:value-type="float">
            <text:p>17.5</text:p>
          </table:table-cell>
          <table:table-cell table:style-name="Default" office:value-type="float" office:value="204.238358" calcext:value-type="float">
            <text:p>204.238358</text:p>
          </table:table-cell>
          <table:table-cell table:style-name="ce7" table:formula="of:=LOG([.E48])/LOG([.A48])" office:value-type="float" office:value="1.38158021032155" calcext:value-type="float">
            <text:p>1.3815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0" table:formula="of:=[.B49]/[.C49]" office:value-type="float" office:value="18" calcext:value-type="float">
            <text:p>18.0</text:p>
          </table:table-cell>
          <table:table-cell table:style-name="Default" office:value-type="float" office:value="210.31189" calcext:value-type="float">
            <text:p>210.31189</text:p>
          </table:table-cell>
          <table:table-cell table:style-name="ce7" table:formula="of:=LOG([.E49])/LOG([.A49])" office:value-type="float" office:value="1.38163624268498" calcext:value-type="float">
            <text:p>1.3816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0" table:formula="of:=[.B50]/[.C50]" office:value-type="float" office:value="18.5" calcext:value-type="float">
            <text:p>18.5</text:p>
          </table:table-cell>
          <table:table-cell table:style-name="Default" office:value-type="float" office:value="216.294937" calcext:value-type="float">
            <text:p>216.294937</text:p>
          </table:table-cell>
          <table:table-cell table:style-name="ce7" table:formula="of:=LOG([.E50])/LOG([.A50])" office:value-type="float" office:value="1.38152394343351" calcext:value-type="float">
            <text:p>1.3815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10" table:formula="of:=[.B51]/[.C51]" office:value-type="float" office:value="19" calcext:value-type="float">
            <text:p>19.0</text:p>
          </table:table-cell>
          <table:table-cell table:style-name="Default" office:value-type="float" office:value="222.639109" calcext:value-type="float">
            <text:p>222.639109</text:p>
          </table:table-cell>
          <table:table-cell table:style-name="ce7" table:formula="of:=LOG([.E51])/LOG([.A51])" office:value-type="float" office:value="1.38177922464486" calcext:value-type="float">
            <text:p>1.3817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0" table:formula="of:=[.B52]/[.C52]" office:value-type="float" office:value="19.5" calcext:value-type="float">
            <text:p>19.5</text:p>
          </table:table-cell>
          <table:table-cell table:style-name="Default" office:value-type="float" office:value="229.036865" calcext:value-type="float">
            <text:p>229.036865</text:p>
          </table:table-cell>
          <table:table-cell table:style-name="ce7" table:formula="of:=LOG([.E52])/LOG([.A52])" office:value-type="float" office:value="1.38202542043188" calcext:value-type="float">
            <text:p>1.3820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0" table:formula="of:=[.B53]/[.C53]" office:value-type="float" office:value="20" calcext:value-type="float">
            <text:p>20.0</text:p>
          </table:table-cell>
          <table:table-cell table:style-name="Default" office:value-type="float" office:value="236.684011" calcext:value-type="float">
            <text:p>236.684011</text:p>
          </table:table-cell>
          <table:table-cell table:style-name="ce7" table:formula="of:=LOG([.E53])/LOG([.A53])" office:value-type="float" office:value="1.38354562612506" calcext:value-type="float">
            <text:p>1.3835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0" table:formula="of:=[.B54]/[.C54]" office:value-type="float" office:value="20.5" calcext:value-type="float">
            <text:p>20.5</text:p>
          </table:table-cell>
          <table:table-cell table:style-name="Default" office:value-type="float" office:value="243.985494" calcext:value-type="float">
            <text:p>243.985494</text:p>
          </table:table-cell>
          <table:table-cell table:style-name="ce7" table:formula="of:=LOG([.E54])/LOG([.A54])" office:value-type="float" office:value="1.38456035284019" calcext:value-type="float">
            <text:p>1.3845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0" table:formula="of:=[.B55]/[.C55]" office:value-type="float" office:value="21" calcext:value-type="float">
            <text:p>21.0</text:p>
          </table:table-cell>
          <table:table-cell table:style-name="Default" office:value-type="float" office:value="251.20285" calcext:value-type="float">
            <text:p>251.20285</text:p>
          </table:table-cell>
          <table:table-cell table:style-name="ce7" table:formula="of:=LOG([.E55])/LOG([.A55])" office:value-type="float" office:value="1.38538051683382" calcext:value-type="float">
            <text:p>1.3853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0" table:formula="of:=[.B56]/[.C56]" office:value-type="float" office:value="21.5" calcext:value-type="float">
            <text:p>21.5</text:p>
          </table:table-cell>
          <table:table-cell table:style-name="Default" office:value-type="float" office:value="258.508046" calcext:value-type="float">
            <text:p>258.508046</text:p>
          </table:table-cell>
          <table:table-cell table:style-name="ce7" table:formula="of:=LOG([.E56])/LOG([.A56])" office:value-type="float" office:value="1.38619040704178" calcext:value-type="float">
            <text:p>1.3861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0" table:formula="of:=[.B57]/[.C57]" office:value-type="float" office:value="22" calcext:value-type="float">
            <text:p>22.0</text:p>
          </table:table-cell>
          <table:table-cell table:style-name="Default" office:value-type="float" office:value="265.943578" calcext:value-type="float">
            <text:p>265.943578</text:p>
          </table:table-cell>
          <table:table-cell table:style-name="ce7" table:formula="of:=LOG([.E57])/LOG([.A57])" office:value-type="float" office:value="1.38703015350218" calcext:value-type="float">
            <text:p>1.3870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0" table:formula="of:=[.B58]/[.C58]" office:value-type="float" office:value="22.5" calcext:value-type="float">
            <text:p>22.5</text:p>
          </table:table-cell>
          <table:table-cell table:style-name="Default" office:value-type="float" office:value="273.347168" calcext:value-type="float">
            <text:p>273.347168</text:p>
          </table:table-cell>
          <table:table-cell table:style-name="ce7" table:formula="of:=LOG([.E58])/LOG([.A58])" office:value-type="float" office:value="1.38774957161218" calcext:value-type="float">
            <text:p>1.3877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0" table:formula="of:=[.B59]/[.C59]" office:value-type="float" office:value="23" calcext:value-type="float">
            <text:p>23.0</text:p>
          </table:table-cell>
          <table:table-cell table:style-name="Default" office:value-type="float" office:value="280.82133" calcext:value-type="float">
            <text:p>280.82133</text:p>
          </table:table-cell>
          <table:table-cell table:style-name="ce7" table:formula="of:=LOG([.E59])/LOG([.A59])" office:value-type="float" office:value="1.38844914610598" calcext:value-type="float">
            <text:p>1.3884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0" table:formula="of:=[.B60]/[.C60]" office:value-type="float" office:value="23.5" calcext:value-type="float">
            <text:p>23.5</text:p>
          </table:table-cell>
          <table:table-cell table:style-name="Default" office:value-type="float" office:value="288.489329" calcext:value-type="float">
            <text:p>288.489329</text:p>
          </table:table-cell>
          <table:table-cell table:style-name="ce7" table:formula="of:=LOG([.E60])/LOG([.A60])" office:value-type="float" office:value="1.38923508988549" calcext:value-type="float">
            <text:p>1.389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0" table:formula="of:=[.B61]/[.C61]" office:value-type="float" office:value="24" calcext:value-type="float">
            <text:p>24.0</text:p>
          </table:table-cell>
          <table:table-cell table:style-name="Default" office:value-type="float" office:value="295.731684" calcext:value-type="float">
            <text:p>295.731684</text:p>
          </table:table-cell>
          <table:table-cell table:style-name="ce7" table:formula="of:=LOG([.E61])/LOG([.A61])" office:value-type="float" office:value="1.38958812180873" calcext:value-type="float">
            <text:p>1.3895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0" table:formula="of:=[.B62]/[.C62]" office:value-type="float" office:value="24.5" calcext:value-type="float">
            <text:p>24.5</text:p>
          </table:table-cell>
          <table:table-cell table:style-name="Default" office:value-type="float" office:value="303.205134" calcext:value-type="float">
            <text:p>303.205134</text:p>
          </table:table-cell>
          <table:table-cell table:style-name="ce7" table:formula="of:=LOG([.E62])/LOG([.A62])" office:value-type="float" office:value="1.39007174025557" calcext:value-type="float">
            <text:p>1.3900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0" table:formula="of:=[.B63]/[.C63]" office:value-type="float" office:value="25" calcext:value-type="float">
            <text:p>25.0</text:p>
          </table:table-cell>
          <table:table-cell table:style-name="Default" office:value-type="float" office:value="310.792058" calcext:value-type="float">
            <text:p>310.792058</text:p>
          </table:table-cell>
          <table:table-cell table:style-name="ce7" table:formula="of:=LOG([.E63])/LOG([.A63])" office:value-type="float" office:value="1.3905832786915" calcext:value-type="float">
            <text:p>1.3905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10" table:formula="of:=[.B64]/[.C64]" office:value-type="float" office:value="25.5" calcext:value-type="float">
            <text:p>25.5</text:p>
          </table:table-cell>
          <table:table-cell table:style-name="Default" office:value-type="float" office:value="317.916972" calcext:value-type="float">
            <text:p>317.916972</text:p>
          </table:table-cell>
          <table:table-cell table:style-name="ce7" table:formula="of:=LOG([.E64])/LOG([.A64])" office:value-type="float" office:value="1.39068377806959" calcext:value-type="float">
            <text:p>1.3906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0" table:formula="of:=[.B65]/[.C65]" office:value-type="float" office:value="26" calcext:value-type="float">
            <text:p>26.0</text:p>
          </table:table-cell>
          <table:table-cell table:style-name="Default" office:value-type="float" office:value="325.404332" calcext:value-type="float">
            <text:p>325.404332</text:p>
          </table:table-cell>
          <table:table-cell table:style-name="ce7" table:formula="of:=LOG([.E65])/LOG([.A65])" office:value-type="float" office:value="1.39101494117231" calcext:value-type="float">
            <text:p>1.3910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0" table:formula="of:=[.B66]/[.C66]" office:value-type="float" office:value="26.5" calcext:value-type="float">
            <text:p>26.5</text:p>
          </table:table-cell>
          <table:table-cell table:style-name="Default" office:value-type="float" office:value="332.796834" calcext:value-type="float">
            <text:p>332.796834</text:p>
          </table:table-cell>
          <table:table-cell table:style-name="ce7" table:formula="of:=LOG([.E66])/LOG([.A66])" office:value-type="float" office:value="1.39122985487301" calcext:value-type="float">
            <text:p>1.3912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0" table:formula="of:=[.B67]/[.C67]" office:value-type="float" office:value="27" calcext:value-type="float">
            <text:p>27.0</text:p>
          </table:table-cell>
          <table:table-cell table:style-name="Default" office:value-type="float" office:value="339.648717" calcext:value-type="float">
            <text:p>339.648717</text:p>
          </table:table-cell>
          <table:table-cell table:style-name="ce7" table:formula="of:=LOG([.E67])/LOG([.A67])" office:value-type="float" office:value="1.39102438197412" calcext:value-type="float">
            <text:p>1.3910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0" table:formula="of:=[.B68]/[.C68]" office:value-type="float" office:value="27.5" calcext:value-type="float">
            <text:p>27.5</text:p>
          </table:table-cell>
          <table:table-cell table:style-name="Default" office:value-type="float" office:value="347.311249" calcext:value-type="float">
            <text:p>347.311249</text:p>
          </table:table-cell>
          <table:table-cell table:style-name="ce7" table:formula="of:=LOG([.E68])/LOG([.A68])" office:value-type="float" office:value="1.39135529720066" calcext:value-type="float">
            <text:p>1.3913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10" table:formula="of:=[.B69]/[.C69]" office:value-type="float" office:value="28" calcext:value-type="float">
            <text:p>28.0</text:p>
          </table:table-cell>
          <table:table-cell table:style-name="Default" office:value-type="float" office:value="354.65065" calcext:value-type="float">
            <text:p>354.65065</text:p>
          </table:table-cell>
          <table:table-cell table:style-name="ce7" table:formula="of:=LOG([.E69])/LOG([.A69])" office:value-type="float" office:value="1.39142611666217" calcext:value-type="float">
            <text:p>1.3914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10" table:formula="of:=[.B70]/[.C70]" office:value-type="float" office:value="17" calcext:value-type="float">
            <text:p>17.0</text:p>
          </table:table-cell>
          <table:table-cell table:style-name="Default" office:value-type="float" office:value="362.584407" calcext:value-type="float">
            <text:p>362.584407</text:p>
          </table:table-cell>
          <table:table-cell table:style-name="ce7" table:formula="of:=LOG([.E70])/LOG([.A70])" office:value-type="float" office:value="1.39185381560146" calcext:value-type="float">
            <text:p>1.3918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style-name="ce10" table:formula="of:=[.B71]/[.C71]" office:value-type="float" office:value="17.3333333333333" calcext:value-type="float">
            <text:p>17.3</text:p>
          </table:table-cell>
          <table:table-cell table:style-name="Default" office:value-type="float" office:value="370.516078" calcext:value-type="float">
            <text:p>370.516078</text:p>
          </table:table-cell>
          <table:table-cell table:style-name="ce7" table:formula="of:=LOG([.E71])/LOG([.A71])" office:value-type="float" office:value="1.39223336786721" calcext:value-type="float">
            <text:p>1.3922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style-name="ce10" table:formula="of:=[.B72]/[.C72]" office:value-type="float" office:value="17.6666666666667" calcext:value-type="float">
            <text:p>17.7</text:p>
          </table:table-cell>
          <table:table-cell table:style-name="Default" office:value-type="float" office:value="378.511556" calcext:value-type="float">
            <text:p>378.511556</text:p>
          </table:table-cell>
          <table:table-cell table:style-name="ce7" table:formula="of:=LOG([.E72])/LOG([.A72])" office:value-type="float" office:value="1.39260905690514" calcext:value-type="float">
            <text:p>1.3926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10" table:formula="of:=[.B73]/[.C73]" office:value-type="float" office:value="18" calcext:value-type="float">
            <text:p>18.0</text:p>
          </table:table-cell>
          <table:table-cell table:style-name="Default" office:value-type="float" office:value="386.402766" calcext:value-type="float">
            <text:p>386.402766</text:p>
          </table:table-cell>
          <table:table-cell table:style-name="ce7" table:formula="of:=LOG([.E73])/LOG([.A73])" office:value-type="float" office:value="1.39287942872387" calcext:value-type="float">
            <text:p>1.3928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style-name="ce10" table:formula="of:=[.B74]/[.C74]" office:value-type="float" office:value="18.3333333333333" calcext:value-type="float">
            <text:p>18.3</text:p>
          </table:table-cell>
          <table:table-cell table:style-name="Default" office:value-type="float" office:value="394.327672" calcext:value-type="float">
            <text:p>394.327672</text:p>
          </table:table-cell>
          <table:table-cell table:style-name="ce7" table:formula="of:=LOG([.E74])/LOG([.A74])" office:value-type="float" office:value="1.39313336962513" calcext:value-type="float">
            <text:p>1.3931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style-name="ce10" table:formula="of:=[.B75]/[.C75]" office:value-type="float" office:value="18.6666666666667" calcext:value-type="float">
            <text:p>18.7</text:p>
          </table:table-cell>
          <table:table-cell table:style-name="Default" office:value-type="float" office:value="402.79508" calcext:value-type="float">
            <text:p>402.79508</text:p>
          </table:table-cell>
          <table:table-cell table:style-name="ce7" table:formula="of:=LOG([.E75])/LOG([.A75])" office:value-type="float" office:value="1.39366571284956" calcext:value-type="float">
            <text:p>1.3936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10" table:formula="of:=[.B76]/[.C76]" office:value-type="float" office:value="19" calcext:value-type="float">
            <text:p>19.0</text:p>
          </table:table-cell>
          <table:table-cell table:style-name="Default" office:value-type="float" office:value="410.992864" calcext:value-type="float">
            <text:p>410.992864</text:p>
          </table:table-cell>
          <table:table-cell table:style-name="ce7" table:formula="of:=LOG([.E76])/LOG([.A76])" office:value-type="float" office:value="1.39399940278827" calcext:value-type="float">
            <text:p>1.3939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style-name="ce10" table:formula="of:=[.B77]/[.C77]" office:value-type="float" office:value="19.3333333333333" calcext:value-type="float">
            <text:p>19.3</text:p>
          </table:table-cell>
          <table:table-cell table:style-name="Default" office:value-type="float" office:value="419.184647" calcext:value-type="float">
            <text:p>419.184647</text:p>
          </table:table-cell>
          <table:table-cell table:style-name="ce7" table:formula="of:=LOG([.E77])/LOG([.A77])" office:value-type="float" office:value="1.39429307541111" calcext:value-type="float">
            <text:p>1.3942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10" table:formula="of:=[.B78]/[.C78]" office:value-type="float" office:value="19.6666666666667" calcext:value-type="float">
            <text:p>19.7</text:p>
          </table:table-cell>
          <table:table-cell table:style-name="Default" office:value-type="float" office:value="427.674459" calcext:value-type="float">
            <text:p>427.674459</text:p>
          </table:table-cell>
          <table:table-cell table:style-name="ce7" table:formula="of:=LOG([.E78])/LOG([.A78])" office:value-type="float" office:value="1.39471309324278" calcext:value-type="float">
            <text:p>1.3947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0" table:formula="of:=[.B79]/[.C79]" office:value-type="float" office:value="20" calcext:value-type="float">
            <text:p>20.0</text:p>
          </table:table-cell>
          <table:table-cell table:style-name="Default" office:value-type="float" office:value="435.540212" calcext:value-type="float">
            <text:p>435.540212</text:p>
          </table:table-cell>
          <table:table-cell table:style-name="ce7" table:formula="of:=LOG([.E79])/LOG([.A79])" office:value-type="float" office:value="1.39476549133856" calcext:value-type="float">
            <text:p>1.3947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10" table:formula="of:=[.B80]/[.C80]" office:value-type="float" office:value="20.3333333333333" calcext:value-type="float">
            <text:p>20.3</text:p>
          </table:table-cell>
          <table:table-cell table:style-name="Default" office:value-type="float" office:value="443.451894" calcext:value-type="float">
            <text:p>443.451894</text:p>
          </table:table-cell>
          <table:table-cell table:style-name="ce7" table:formula="of:=LOG([.E80])/LOG([.A80])" office:value-type="float" office:value="1.39481910132622" calcext:value-type="float">
            <text:p>1.3948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0" table:formula="of:=[.B81]/[.C81]" office:value-type="float" office:value="20.6666666666667" calcext:value-type="float">
            <text:p>20.7</text:p>
          </table:table-cell>
          <table:table-cell table:style-name="Default" office:value-type="float" office:value="451.479289" calcext:value-type="float">
            <text:p>451.479289</text:p>
          </table:table-cell>
          <table:table-cell table:style-name="ce7" table:formula="of:=LOG([.E81])/LOG([.A81])" office:value-type="float" office:value="1.39490925315211" calcext:value-type="float">
            <text:p>1.3949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10" table:formula="of:=[.B82]/[.C82]" office:value-type="float" office:value="21" calcext:value-type="float">
            <text:p>21.0</text:p>
          </table:table-cell>
          <table:table-cell table:style-name="Default" office:value-type="float" office:value="459.582265" calcext:value-type="float">
            <text:p>459.582265</text:p>
          </table:table-cell>
          <table:table-cell table:style-name="ce7" table:formula="of:=LOG([.E82])/LOG([.A82])" office:value-type="float" office:value="1.39501396911361" calcext:value-type="float">
            <text:p>1.3950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10" table:formula="of:=[.B83]/[.C83]" office:value-type="float" office:value="21.3333333333333" calcext:value-type="float">
            <text:p>21.3</text:p>
          </table:table-cell>
          <table:table-cell table:style-name="Default" office:value-type="float" office:value="467.626088" calcext:value-type="float">
            <text:p>467.626088</text:p>
          </table:table-cell>
          <table:table-cell table:style-name="ce7" table:formula="of:=LOG([.E83])/LOG([.A83])" office:value-type="float" office:value="1.39506709512588" calcext:value-type="float">
            <text:p>1.3950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style-name="ce10" table:formula="of:=[.B84]/[.C84]" office:value-type="float" office:value="14.75" calcext:value-type="float">
            <text:p>14.8</text:p>
          </table:table-cell>
          <table:table-cell table:style-name="Default" office:value-type="float" office:value="475.825144" calcext:value-type="float">
            <text:p>475.825144</text:p>
          </table:table-cell>
          <table:table-cell table:style-name="ce7" table:formula="of:=LOG([.E84])/LOG([.A84])" office:value-type="float" office:value="1.39517375470128" calcext:value-type="float">
            <text:p>1.3951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0" table:formula="of:=[.B85]/[.C85]" office:value-type="float" office:value="15" calcext:value-type="float">
            <text:p>15.0</text:p>
          </table:table-cell>
          <table:table-cell table:style-name="Default" office:value-type="float" office:value="484.403687" calcext:value-type="float">
            <text:p>484.403687</text:p>
          </table:table-cell>
          <table:table-cell table:style-name="ce7" table:formula="of:=LOG([.E85])/LOG([.A85])" office:value-type="float" office:value="1.39543540250686" calcext:value-type="float">
            <text:p>1.3954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style-name="ce10" table:formula="of:=[.B86]/[.C86]" office:value-type="float" office:value="15.25" calcext:value-type="float">
            <text:p>15.3</text:p>
          </table:table-cell>
          <table:table-cell table:style-name="Default" office:value-type="float" office:value="493.062134" calcext:value-type="float">
            <text:p>493.062134</text:p>
          </table:table-cell>
          <table:table-cell table:style-name="ce7" table:formula="of:=LOG([.E86])/LOG([.A86])" office:value-type="float" office:value="1.39570604140873" calcext:value-type="float">
            <text:p>1.3957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10" table:formula="of:=[.B87]/[.C87]" office:value-type="float" office:value="15.5" calcext:value-type="float">
            <text:p>15.5</text:p>
          </table:table-cell>
          <table:table-cell table:style-name="Default" office:value-type="float" office:value="501.815643" calcext:value-type="float">
            <text:p>501.815643</text:p>
          </table:table-cell>
          <table:table-cell table:style-name="ce7" table:formula="of:=LOG([.E87])/LOG([.A87])" office:value-type="float" office:value="1.39599191388846" calcext:value-type="float">
            <text:p>1.3959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style-name="ce10" table:formula="of:=[.B88]/[.C88]" office:value-type="float" office:value="15.75" calcext:value-type="float">
            <text:p>15.8</text:p>
          </table:table-cell>
          <table:table-cell table:style-name="Default" office:value-type="float" office:value="510.296834" calcext:value-type="float">
            <text:p>510.296834</text:p>
          </table:table-cell>
          <table:table-cell table:style-name="ce7" table:formula="of:=LOG([.E88])/LOG([.A88])" office:value-type="float" office:value="1.39613095885534" calcext:value-type="float">
            <text:p>1.3961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10" table:formula="of:=[.B89]/[.C89]" office:value-type="float" office:value="16" calcext:value-type="float">
            <text:p>16.0</text:p>
          </table:table-cell>
          <table:table-cell table:style-name="Default" office:value-type="float" office:value="518.750153" calcext:value-type="float">
            <text:p>518.750153</text:p>
          </table:table-cell>
          <table:table-cell table:style-name="ce7" table:formula="of:=LOG([.E89])/LOG([.A89])" office:value-type="float" office:value="1.39623678662495" calcext:value-type="float">
            <text:p>1.3962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10" table:formula="of:=[.B90]/[.C90]" office:value-type="float" office:value="16.25" calcext:value-type="float">
            <text:p>16.3</text:p>
          </table:table-cell>
          <table:table-cell table:style-name="Default" office:value-type="float" office:value="527.033488" calcext:value-type="float">
            <text:p>527.033488</text:p>
          </table:table-cell>
          <table:table-cell table:style-name="ce7" table:formula="of:=LOG([.E90])/LOG([.A90])" office:value-type="float" office:value="1.39625123865592" calcext:value-type="float">
            <text:p>1.3962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10" table:formula="of:=[.B91]/[.C91]" office:value-type="float" office:value="16.5" calcext:value-type="float">
            <text:p>16.5</text:p>
          </table:table-cell>
          <table:table-cell table:style-name="Default" office:value-type="float" office:value="535.115153" calcext:value-type="float">
            <text:p>535.115153</text:p>
          </table:table-cell>
          <table:table-cell table:style-name="ce7" table:formula="of:=LOG([.E91])/LOG([.A91])" office:value-type="float" office:value="1.39616615440684" calcext:value-type="float">
            <text:p>1.3961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style-name="ce10" table:formula="of:=[.B92]/[.C92]" office:value-type="float" office:value="24.3333333333333" calcext:value-type="float">
            <text:p>24.3</text:p>
          </table:table-cell>
          <table:table-cell table:style-name="Default" office:value-type="float" office:value="544.359945" calcext:value-type="float">
            <text:p>544.359945</text:p>
          </table:table-cell>
          <table:table-cell table:style-name="ce7" table:formula="of:=LOG([.E92])/LOG([.A92])" office:value-type="float" office:value="1.3965433156486" calcext:value-type="float">
            <text:p>1.3965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10" table:formula="of:=[.B93]/[.C93]" office:value-type="float" office:value="24.6666666666667" calcext:value-type="float">
            <text:p>24.7</text:p>
          </table:table-cell>
          <table:table-cell table:style-name="Default" office:value-type="float" office:value="554.634806" calcext:value-type="float">
            <text:p>554.634806</text:p>
          </table:table-cell>
          <table:table-cell table:style-name="ce7" table:formula="of:=LOG([.E93])/LOG([.A93])" office:value-type="float" office:value="1.39730325341325" calcext:value-type="float">
            <text:p>1.3973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0" table:formula="of:=[.B94]/[.C94]" office:value-type="float" office:value="25" calcext:value-type="float">
            <text:p>25.0</text:p>
          </table:table-cell>
          <table:table-cell table:style-name="Default" office:value-type="float" office:value="565.02538" calcext:value-type="float">
            <text:p>565.02538</text:p>
          </table:table-cell>
          <table:table-cell table:style-name="ce7" table:formula="of:=LOG([.E94])/LOG([.A94])" office:value-type="float" office:value="1.39806542803169" calcext:value-type="float">
            <text:p>1.3980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0" table:formula="of:=[.B95]/[.C95]" office:value-type="float" office:value="25.3333333333333" calcext:value-type="float">
            <text:p>25.3</text:p>
          </table:table-cell>
          <table:table-cell table:style-name="Default" office:value-type="float" office:value="575.437571" calcext:value-type="float">
            <text:p>575.437571</text:p>
          </table:table-cell>
          <table:table-cell table:style-name="ce7" table:formula="of:=LOG([.E95])/LOG([.A95])" office:value-type="float" office:value="1.39879339752134" calcext:value-type="float">
            <text:p>1.3987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10" table:formula="of:=[.B96]/[.C96]" office:value-type="float" office:value="25.6666666666667" calcext:value-type="float">
            <text:p>25.7</text:p>
          </table:table-cell>
          <table:table-cell table:style-name="Default" office:value-type="float" office:value="584.89034" calcext:value-type="float">
            <text:p>584.89034</text:p>
          </table:table-cell>
          <table:table-cell table:style-name="ce7" table:formula="of:=LOG([.E96])/LOG([.A96])" office:value-type="float" office:value="1.39912090913585" calcext:value-type="float">
            <text:p>1.3991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0" table:formula="of:=[.B97]/[.C97]" office:value-type="float" office:value="26" calcext:value-type="float">
            <text:p>26.0</text:p>
          </table:table-cell>
          <table:table-cell table:style-name="Default" office:value-type="float" office:value="594.230143" calcext:value-type="float">
            <text:p>594.230143</text:p>
          </table:table-cell>
          <table:table-cell table:style-name="ce7" table:formula="of:=LOG([.E97])/LOG([.A97])" office:value-type="float" office:value="1.39938199771711" calcext:value-type="float">
            <text:p>1.3993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0" table:formula="of:=[.B98]/[.C98]" office:value-type="float" office:value="26.3333333333333" calcext:value-type="float">
            <text:p>26.3</text:p>
          </table:table-cell>
          <table:table-cell table:style-name="Default" office:value-type="float" office:value="603.588765" calcext:value-type="float">
            <text:p>603.588765</text:p>
          </table:table-cell>
          <table:table-cell table:style-name="ce7" table:formula="of:=LOG([.E98])/LOG([.A98])" office:value-type="float" office:value="1.39962789856838" calcext:value-type="float">
            <text:p>1.3996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0" table:formula="of:=[.B99]/[.C99]" office:value-type="float" office:value="26.6666666666667" calcext:value-type="float">
            <text:p>26.7</text:p>
          </table:table-cell>
          <table:table-cell table:style-name="Default" office:value-type="float" office:value="613.159587" calcext:value-type="float">
            <text:p>613.159587</text:p>
          </table:table-cell>
          <table:table-cell table:style-name="ce7" table:formula="of:=LOG([.E99])/LOG([.A99])" office:value-type="float" office:value="1.39992819351444" calcext:value-type="float">
            <text:p>1.3999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style-name="ce10" table:formula="of:=[.B100]/[.C100]" office:value-type="float" office:value="18.75" calcext:value-type="float">
            <text:p>18.8</text:p>
          </table:table-cell>
          <table:table-cell table:style-name="Default" office:value-type="float" office:value="622.764994" calcext:value-type="float">
            <text:p>622.764994</text:p>
          </table:table-cell>
          <table:table-cell table:style-name="ce7" table:formula="of:=LOG([.E100])/LOG([.A100])" office:value-type="float" office:value="1.40021793571749" calcext:value-type="float">
            <text:p>1.4002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style-name="ce10" table:formula="of:=[.B101]/[.C101]" office:value-type="float" office:value="19" calcext:value-type="float">
            <text:p>19.0</text:p>
          </table:table-cell>
          <table:table-cell table:style-name="Default" office:value-type="float" office:value="633.961538" calcext:value-type="float">
            <text:p>633.961538</text:p>
          </table:table-cell>
          <table:table-cell table:style-name="ce7" table:formula="of:=LOG([.E101])/LOG([.A101])" office:value-type="float" office:value="1.40103145517032" calcext:value-type="float">
            <text:p>1.4010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10" table:formula="of:=[.B102]/[.C102]" office:value-type="float" office:value="19.25" calcext:value-type="float">
            <text:p>19.3</text:p>
          </table:table-cell>
          <table:table-cell table:style-name="Default" office:value-type="float" office:value="643.811188" calcext:value-type="float">
            <text:p>643.811188</text:p>
          </table:table-cell>
          <table:table-cell table:style-name="ce7" table:formula="of:=LOG([.E102])/LOG([.A102])" office:value-type="float" office:value="1.40135137818848" calcext:value-type="float">
            <text:p>1.4013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style-name="ce10" table:formula="of:=[.B103]/[.C103]" office:value-type="float" office:value="19.5" calcext:value-type="float">
            <text:p>19.5</text:p>
          </table:table-cell>
          <table:table-cell table:style-name="Default" office:value-type="float" office:value="654.144135" calcext:value-type="float">
            <text:p>654.144135</text:p>
          </table:table-cell>
          <table:table-cell table:style-name="ce7" table:formula="of:=LOG([.E103])/LOG([.A103])" office:value-type="float" office:value="1.40180882760244" calcext:value-type="float">
            <text:p>1.4018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style-name="ce10" table:formula="of:=[.B104]/[.C104]" office:value-type="float" office:value="19.75" calcext:value-type="float">
            <text:p>19.8</text:p>
          </table:table-cell>
          <table:table-cell table:style-name="Default" office:value-type="float" office:value="664.102732" calcext:value-type="float">
            <text:p>664.102732</text:p>
          </table:table-cell>
          <table:table-cell table:style-name="ce7" table:formula="of:=LOG([.E104])/LOG([.A104])" office:value-type="float" office:value="1.40211798162955" calcext:value-type="float">
            <text:p>1.4021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style-name="ce10" table:formula="of:=[.B105]/[.C105]" office:value-type="float" office:value="20" calcext:value-type="float">
            <text:p>20.0</text:p>
          </table:table-cell>
          <table:table-cell table:style-name="Default" office:value-type="float" office:value="674.11026" calcext:value-type="float">
            <text:p>674.11026</text:p>
          </table:table-cell>
          <table:table-cell table:style-name="ce7" table:formula="of:=LOG([.E105])/LOG([.A105])" office:value-type="float" office:value="1.40242150789707" calcext:value-type="float">
            <text:p>1.4024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style-name="ce10" table:formula="of:=[.B106]/[.C106]" office:value-type="float" office:value="20.25" calcext:value-type="float">
            <text:p>20.3</text:p>
          </table:table-cell>
          <table:table-cell table:style-name="Default" office:value-type="float" office:value="683.871155" calcext:value-type="float">
            <text:p>683.871155</text:p>
          </table:table-cell>
          <table:table-cell table:style-name="ce7" table:formula="of:=LOG([.E106])/LOG([.A106])" office:value-type="float" office:value="1.40262680359422" calcext:value-type="float">
            <text:p>1.4026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style-name="ce10" table:formula="of:=[.B107]/[.C107]" office:value-type="float" office:value="20.5" calcext:value-type="float">
            <text:p>20.5</text:p>
          </table:table-cell>
          <table:table-cell table:style-name="Default" office:value-type="float" office:value="694.104411" calcext:value-type="float">
            <text:p>694.104411</text:p>
          </table:table-cell>
          <table:table-cell table:style-name="ce7" table:formula="of:=LOG([.E107])/LOG([.A107])" office:value-type="float" office:value="1.40296083325672" calcext:value-type="float">
            <text:p>1.40296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0" table:formula="of:=[.B108]/[.C108]" office:value-type="float" office:value="20.75" calcext:value-type="float">
            <text:p>20.8</text:p>
          </table:table-cell>
          <table:table-cell table:style-name="Default" office:value-type="float" office:value="703.85732" calcext:value-type="float">
            <text:p>703.85732</text:p>
          </table:table-cell>
          <table:table-cell table:style-name="ce7" table:formula="of:=LOG([.E108])/LOG([.A108])" office:value-type="float" office:value="1.40312771929684" calcext:value-type="float">
            <text:p>1.4031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10" table:formula="of:=[.B109]/[.C109]" office:value-type="float" office:value="15.6" calcext:value-type="float">
            <text:p>15.6</text:p>
          </table:table-cell>
          <table:table-cell table:style-name="Default" office:value-type="float" office:value="714.168243" calcext:value-type="float">
            <text:p>714.168243</text:p>
          </table:table-cell>
          <table:table-cell table:style-name="ce7" table:formula="of:=LOG([.E109])/LOG([.A109])" office:value-type="float" office:value="1.40344604845087" calcext:value-type="float">
            <text:p>1.4034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style-name="ce10" table:formula="of:=[.B110]/[.C110]" office:value-type="float" office:value="15.8" calcext:value-type="float">
            <text:p>15.8</text:p>
          </table:table-cell>
          <table:table-cell table:style-name="Default" office:value-type="float" office:value="724.503937" calcext:value-type="float">
            <text:p>724.503937</text:p>
          </table:table-cell>
          <table:table-cell table:style-name="ce7" table:formula="of:=LOG([.E110])/LOG([.A110])" office:value-type="float" office:value="1.40375162131641" calcext:value-type="float">
            <text:p>1.4037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ce10" table:formula="of:=[.B111]/[.C111]" office:value-type="float" office:value="16" calcext:value-type="float">
            <text:p>16.0</text:p>
          </table:table-cell>
          <table:table-cell table:style-name="Default" office:value-type="float" office:value="735.19282" calcext:value-type="float">
            <text:p>735.19282</text:p>
          </table:table-cell>
          <table:table-cell table:style-name="ce7" table:formula="of:=LOG([.E111])/LOG([.A111])" office:value-type="float" office:value="1.40414006469976" calcext:value-type="float">
            <text:p>1.4041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style-name="ce10" table:formula="of:=[.B112]/[.C112]" office:value-type="float" office:value="16.2" calcext:value-type="float">
            <text:p>16.2</text:p>
          </table:table-cell>
          <table:table-cell table:style-name="Default" office:value-type="float" office:value="745.777232" calcext:value-type="float">
            <text:p>745.777232</text:p>
          </table:table-cell>
          <table:table-cell table:style-name="ce7" table:formula="of:=LOG([.E112])/LOG([.A112])" office:value-type="float" office:value="1.40447701920328" calcext:value-type="float">
            <text:p>1.4044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10" table:formula="of:=[.B113]/[.C113]" office:value-type="float" office:value="16.4" calcext:value-type="float">
            <text:p>16.4</text:p>
          </table:table-cell>
          <table:table-cell table:style-name="Default" office:value-type="float" office:value="756.43575" calcext:value-type="float">
            <text:p>756.43575</text:p>
          </table:table-cell>
          <table:table-cell table:style-name="ce7" table:formula="of:=LOG([.E113])/LOG([.A113])" office:value-type="float" office:value="1.40481491674084" calcext:value-type="float">
            <text:p>1.4048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style-name="ce10" table:formula="of:=[.B114]/[.C114]" office:value-type="float" office:value="16.6" calcext:value-type="float">
            <text:p>16.6</text:p>
          </table:table-cell>
          <table:table-cell table:style-name="Default" office:value-type="float" office:value="766.921234" calcext:value-type="float">
            <text:p>766.921234</text:p>
          </table:table-cell>
          <table:table-cell table:style-name="ce7" table:formula="of:=LOG([.E114])/LOG([.A114])" office:value-type="float" office:value="1.4050855054011" calcext:value-type="float">
            <text:p>1.4050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0" table:formula="of:=[.B115]/[.C115]" office:value-type="float" office:value="16.8" calcext:value-type="float">
            <text:p>16.8</text:p>
          </table:table-cell>
          <table:table-cell table:style-name="Default" office:value-type="float" office:value="777.563121" calcext:value-type="float">
            <text:p>777.563121</text:p>
          </table:table-cell>
          <table:table-cell table:style-name="ce7" table:formula="of:=LOG([.E115])/LOG([.A115])" office:value-type="float" office:value="1.40538131960673" calcext:value-type="float">
            <text:p>1.4053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10" table:formula="of:=[.B116]/[.C116]" office:value-type="float" office:value="17" calcext:value-type="float">
            <text:p>17.0</text:p>
          </table:table-cell>
          <table:table-cell table:style-name="Default" office:value-type="float" office:value="788.564504" calcext:value-type="float">
            <text:p>788.564504</text:p>
          </table:table-cell>
          <table:table-cell table:style-name="ce7" table:formula="of:=LOG([.E116])/LOG([.A116])" office:value-type="float" office:value="1.40575545204241" calcext:value-type="float">
            <text:p>1.40575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style-name="ce10" table:formula="of:=[.B117]/[.C117]" office:value-type="float" office:value="17.2" calcext:value-type="float">
            <text:p>17.2</text:p>
          </table:table-cell>
          <table:table-cell table:style-name="Default" office:value-type="float" office:value="799.138794" calcext:value-type="float">
            <text:p>799.138794</text:p>
          </table:table-cell>
          <table:table-cell table:style-name="ce7" table:formula="of:=LOG([.E117])/LOG([.A117])" office:value-type="float" office:value="1.40599722980369" calcext:value-type="float">
            <text:p>1.4059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style-name="ce10" table:formula="of:=[.B118]/[.C118]" office:value-type="float" office:value="17.4" calcext:value-type="float">
            <text:p>17.4</text:p>
          </table:table-cell>
          <table:table-cell table:style-name="Default" office:value-type="float" office:value="809.69457" calcext:value-type="float">
            <text:p>809.69457</text:p>
          </table:table-cell>
          <table:table-cell table:style-name="ce7" table:formula="of:=LOG([.E118])/LOG([.A118])" office:value-type="float" office:value="1.40621850318168" calcext:value-type="float">
            <text:p>1.4062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style-name="ce10" table:formula="of:=[.B119]/[.C119]" office:value-type="float" office:value="17.6" calcext:value-type="float">
            <text:p>17.6</text:p>
          </table:table-cell>
          <table:table-cell table:style-name="Default" office:value-type="float" office:value="820.266825" calcext:value-type="float">
            <text:p>820.266825</text:p>
          </table:table-cell>
          <table:table-cell table:style-name="ce7" table:formula="of:=LOG([.E119])/LOG([.A119])" office:value-type="float" office:value="1.40642910018839" calcext:value-type="float">
            <text:p>1.4064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0" table:formula="of:=[.B120]/[.C120]" office:value-type="float" office:value="17.8" calcext:value-type="float">
            <text:p>17.8</text:p>
          </table:table-cell>
          <table:table-cell table:style-name="Default" office:value-type="float" office:value="831.386464" calcext:value-type="float">
            <text:p>831.386464</text:p>
          </table:table-cell>
          <table:table-cell table:style-name="ce7" table:formula="of:=LOG([.E120])/LOG([.A120])" office:value-type="float" office:value="1.40676313457993" calcext:value-type="float">
            <text:p>1.4067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10" table:formula="of:=[.B121]/[.C121]" office:value-type="float" office:value="18" calcext:value-type="float">
            <text:p>18.0</text:p>
          </table:table-cell>
          <table:table-cell table:style-name="Default" office:value-type="float" office:value="842.03242" calcext:value-type="float">
            <text:p>842.03242</text:p>
          </table:table-cell>
          <table:table-cell table:style-name="ce7" table:formula="of:=LOG([.E121])/LOG([.A121])" office:value-type="float" office:value="1.40696190802196" calcext:value-type="float">
            <text:p>1.4069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style-name="ce10" table:formula="of:=[.B122]/[.C122]" office:value-type="float" office:value="18.2" calcext:value-type="float">
            <text:p>18.2</text:p>
          </table:table-cell>
          <table:table-cell table:style-name="Default" office:value-type="float" office:value="852.272542" calcext:value-type="float">
            <text:p>852.272542</text:p>
          </table:table-cell>
          <table:table-cell table:style-name="ce7" table:formula="of:=LOG([.E122])/LOG([.A122])" office:value-type="float" office:value="1.40704776334512" calcext:value-type="float">
            <text:p>1.4070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style-name="ce10" table:formula="of:=[.B123]/[.C123]" office:value-type="float" office:value="18.4" calcext:value-type="float">
            <text:p>18.4</text:p>
          </table:table-cell>
          <table:table-cell table:style-name="Default" office:value-type="float" office:value="862.814433" calcext:value-type="float">
            <text:p>862.814433</text:p>
          </table:table-cell>
          <table:table-cell table:style-name="ce7" table:formula="of:=LOG([.E123])/LOG([.A123])" office:value-type="float" office:value="1.40719609250692" calcext:value-type="float">
            <text:p>1.40719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style-name="ce10" table:formula="of:=[.B124]/[.C124]" office:value-type="float" office:value="18.6" calcext:value-type="float">
            <text:p>18.6</text:p>
          </table:table-cell>
          <table:table-cell table:style-name="Default" office:value-type="float" office:value="873.174947" calcext:value-type="float">
            <text:p>873.174947</text:p>
          </table:table-cell>
          <table:table-cell table:style-name="ce7" table:formula="of:=LOG([.E124])/LOG([.A124])" office:value-type="float" office:value="1.40728937902849" calcext:value-type="float">
            <text:p>1.4072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style-name="ce10" table:formula="of:=[.B125]/[.C125]" office:value-type="float" office:value="18.8" calcext:value-type="float">
            <text:p>18.8</text:p>
          </table:table-cell>
          <table:table-cell table:style-name="Default" office:value-type="float" office:value="883.397624" calcext:value-type="float">
            <text:p>883.397624</text:p>
          </table:table-cell>
          <table:table-cell table:style-name="ce7" table:formula="of:=LOG([.E125])/LOG([.A125])" office:value-type="float" office:value="1.40734007281979" calcext:value-type="float">
            <text:p>1.4073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ce10" table:formula="of:=[.B126]/[.C126]" office:value-type="float" office:value="19" calcext:value-type="float">
            <text:p>19.0</text:p>
          </table:table-cell>
          <table:table-cell table:style-name="Default" office:value-type="float" office:value="893.678589" calcext:value-type="float">
            <text:p>893.678589</text:p>
          </table:table-cell>
          <table:table-cell table:style-name="ce7" table:formula="of:=LOG([.E126])/LOG([.A126])" office:value-type="float" office:value="1.40739532683996" calcext:value-type="float">
            <text:p>1.4073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style-name="ce10" table:formula="of:=[.B127]/[.C127]" office:value-type="float" office:value="19.2" calcext:value-type="float">
            <text:p>19.2</text:p>
          </table:table-cell>
          <table:table-cell table:style-name="Default" office:value-type="float" office:value="904.017639" calcext:value-type="float">
            <text:p>904.017639</text:p>
          </table:table-cell>
          <table:table-cell table:style-name="ce7" table:formula="of:=LOG([.E127])/LOG([.A127])" office:value-type="float" office:value="1.40745494231551" calcext:value-type="float">
            <text:p>1.407455</text:p>
          </table:table-cell>
        </table:table-row>
        <table:table-row table:style-name="ro1">
          <table:table-cell table:number-columns-repeated="3"/>
          <table:table-cell table:style-name="ce10"/>
          <table:table-cell/>
          <table:table-cell table:style-name="ce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table:style-name="ce10" table:formula="of:=[.B129]/[.C129]" office:value-type="float" office:value="18.2857142857143" calcext:value-type="float">
            <text:p>18.3</text:p>
          </table:table-cell>
          <table:table-cell office:value-type="float" office:value="1383.131732" calcext:value-type="float">
            <text:p>1383.131732</text:p>
          </table:table-cell>
          <table:table-cell table:style-name="ce7" table:formula="of:=LOG([.E129])/LOG([.A129])" office:value-type="float" office:value="1.40817550896453" calcext:value-type="float">
            <text:p>1.408176</text:p>
          </table:table-cell>
        </table:table-row>
        <table:table-row table:style-name="ro1" table:number-rows-repeated="308">
          <table:table-cell table:number-columns-repeated="3"/>
          <table:table-cell table:style-name="ce10"/>
          <table:table-cell/>
          <table:table-cell table:style-name="ce7"/>
        </table:table-row>
        <table:table-row table:style-name="ro1" table:number-rows-repeated="10481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fo" table:style-name="ta1">
        <table:table-column table:style-name="co13" table:default-cell-style-name="Default"/>
        <table:table-row table:style-name="ro1">
          <table:table-cell office:value-type="string" calcext:value-type="string">
            <text:p>DISCLAIMER: THIS DOES NOT APPLY (WELL) TO AMPED GEMS, I'M STILL STUDYING THE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xplaination:</text:p>
          </table:table-cell>
        </table:table-row>
        <table:table-row table:style-name="ro1">
          <table:table-cell office:value-type="string" calcext:value-type="string">
            <text:p>This is a speadsheet tracking the best methods to combine N gems to get a gem with the highest possible specials.</text:p>
          </table:table-cell>
        </table:table-row>
        <table:table-row table:style-name="ro1">
          <table:table-cell office:value-type="string" calcext:value-type="string">
            <text:p>My purpose is to find the best combining and speccing method (and learn to code better, doing this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ble:</text:p>
          </table:table-cell>
        </table:table-row>
        <table:table-row table:style-name="ro1">
          <table:table-cell office:value-type="string" calcext:value-type="string">
            <text:p># gems: straightforward, the number of gems that are being combined.</text:p>
          </table:table-cell>
        </table:table-row>
        <table:table-row table:style-name="ro1">
          <table:table-cell office:value-type="string" calcext:value-type="string">
            <text:p>Increment (I): I = (Power of the best gem I can build with N gems)/(Power of the grade 1 gem) that says how much my gem improved</text:p>
          </table:table-cell>
        </table:table-row>
        <table:table-row table:style-name="ro1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Growth is the amount that I aim to maximize, as it represent how much fast a gem grows: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</table:table-row>
        <table:table-row table:style-name="ro1">
          <table:table-cell office:value-type="string" calcext:value-type="string">
            <text:p>will have a gem if the two we combine are known and my program implements that capability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</table:table-row>
        <table:table-row table:style-name="ro1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</table:table-row>
        <table:table-row table:style-name="ro1">
          <table:table-cell office:value-type="string" calcext:value-type="string">
            <text:p>stronger our new gem is compared to a grade 1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n, to compare different upgrade methods we need to factor in the amount of gem used: </text:p>
          </table:table-cell>
        </table:table-row>
        <table:table-row table:style-name="ro1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 have: Total_I = I^C = I^(log(base=N)(NT)) = exp ( ln(I)*ln(NT)/ln(N) ) = NT^( ln(I)/ln(N)) = NT^G</text:p>
          </table:table-cell>
        </table:table-row>
        <table:table-row table:style-name="ro1">
          <table:table-cell office:value-type="string" calcext:value-type="string">
            <text:p>(here I used several properties of powers and logarithms, hope it's all clear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</table:table-row>
        <table:table-row table:style-name="ro1">
          <table:table-cell office:value-type="string" calcext:value-type="string">
            <text:p>Maximizing <text:s/>G is therefore the way to get the best possible gem at a given mana cos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we consider speccing, too, we get two growths: GC and GS, two increments: IS and IC.</text:p>
          </table:table-cell>
        </table:table-row>
        <table:table-row table:style-name="ro1">
          <table:table-cell office:value-type="string" calcext:value-type="string">
            <text:p>We can also see that NT equals NS*NC^C, whare NS and NC are respectively the gems used in a speccing and a single combine.</text:p>
          </table:table-cell>
        </table:table-row>
        <table:table-row table:style-name="ro1">
          <table:table-cell office:value-type="string" calcext:value-type="string">
            <text:p>Doing a similar process as before we can obtain: Total_I=NS^(GS-GC)*NT^GC</text:p>
          </table:table-cell>
        </table:table-row>
        <table:table-row table:style-name="ro1">
          <table:table-cell office:value-type="string" calcext:value-type="string">
            <text:p>So we see that the spec-coefficient (I invented the name): NS^(GS-GC) is what needs to be maximized in a spec 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f the info here are not enough feel free to ask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345ie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1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 style:data-style-name="N2" text:time-value="07:21:26.882334277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2T08:20:32.359907469</dc:date>
    <dc:creator>Andrea Stacchiotti</dc:creator>
    <meta:editing-duration>PT7H20M19S</meta:editing-duration>
    <meta:editing-cycles>55</meta:editing-cycles>
    <meta:generator>LibreOffice/4.3.2.2.0$Linux_X86_64 LibreOffice_project/430m0$Build-2</meta:generator>
    <meta:document-statistic meta:table-count="8" meta:cell-count="654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30">
      <style:chart-properties chart:display-label="true" chart:logarithmic="false" chart:minimum="0.464" chart:maximum="0.499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9cm" svg:height="12.326cm" xlink:href=".." xlink:type="simple" chart:class="chart:scatter" chart:style-name="ch1">
        <chart:plot-area chart:style-name="ch2" table:cell-range-address="Orange_combine.A2:Orange_combine.A257 Orange_combine.C1:Orange_combine.C257" chart:data-source-has-labels="row" svg:x="0.563cm" svg:y="0.246cm" svg:width="27.064cm" svg:height="11.834cm">
          <chartooo:coordinate-region svg:x="2.402cm" svg:y="0.445cm" svg:width="24.945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Orange_combine.C2:Orange_combine.C257" chart:label-cell-address="Orange_combine.C1:Orange_combine.C1" chart:class="chart:scatter">
            <chart:domain table:cell-range-address="Orange_combine.A2:Orange_combine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_combine.C1:Orange_combi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ange_combine.A2:Orange_combine.A257</svg:desc>
                </draw:g>
              </table:table-cell>
              <table:table-cell office:value-type="float" office:value="NaN">
                <text:p>NaN</text:p>
                <draw:g>
                  <svg:desc>Orange_combine.C2:Orange_combine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4668267003444">
                <text:p>0.46466826700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5810555829284">
                <text:p>0.46581055582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2316046778462">
                <text:p>0.47231604677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77924171624376">
                <text:p>0.477924171624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4812934277918">
                <text:p>0.4848129342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96573800655758">
                <text:p>0.49657380065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6656407764812">
                <text:p>0.496656407764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96673260422559">
                <text:p>0.496673260422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96692904039159">
                <text:p>0.496692904039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96715260712485">
                <text:p>0.496715260712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96740254929362">
                <text:p>0.496740254929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96767813478819">
                <text:p>0.496767813478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96797865369054">
                <text:p>0.496797865369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9683034174791">
                <text:p>0.49683034174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6865175826704">
                <text:p>0.496865175826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96902302807243">
                <text:p>0.496902302807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96941677175007">
                <text:p>0.496941677175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9697472167262">
                <text:p>0.49697472167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9700996281238">
                <text:p>0.49700996281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97047341771418">
                <text:p>0.49704734177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97086801422489">
                <text:p>0.49708680142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97123868296809">
                <text:p>0.497123868296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97162950558215">
                <text:p>0.497162950558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97203995180063">
                <text:p>0.497203995180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97246950627549">
                <text:p>0.497246950627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97291783403445">
                <text:p>0.497291783403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97330435096603">
                <text:p>0.497330435096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97370945141695">
                <text:p>0.497370945141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97413249800504">
                <text:p>0.497413249800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97457286936765">
                <text:p>0.497457286936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97503044569685">
                <text:p>0.497503044569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7550446808847">
                <text:p>0.497550446808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97595375380675">
                <text:p>0.497595375380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97588928567073">
                <text:p>0.497588928567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9758453551492">
                <text:p>0.49758453551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97582150329069">
                <text:p>0.497582150329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97581728270047">
                <text:p>0.497581728270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97583225719301">
                <text:p>0.4975832257193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97586615779392">
                <text:p>0.4975866157793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97591825639758">
                <text:p>0.497591825639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9759883054951">
                <text:p>0.49759883054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97607591050181">
                <text:p>0.497607591050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97618068647998">
                <text:p>0.497618068647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97623537755797">
                <text:p>0.497623537755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7630720931506">
                <text:p>0.497630720931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97639551169019">
                <text:p>0.497639551169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97650008182096">
                <text:p>0.497650008182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97662057225221">
                <text:p>0.497662057225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97675664374393">
                <text:p>0.497675664374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97690796504052">
                <text:p>0.49769079650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97707436134096">
                <text:p>0.497707436134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9772208611544">
                <text:p>0.49772208611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97738193913896">
                <text:p>0.49773819391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97755729051282">
                <text:p>0.497755729051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9777466174879">
                <text:p>0.49777466174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9779496290797">
                <text:p>0.49779496290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97813700695086">
                <text:p>0.497813700695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97830447657182">
                <text:p>0.497830447657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97848542559452">
                <text:p>0.497848542559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9786792942067">
                <text:p>0.49786792942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97888610480137">
                <text:p>0.497888610480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97910531169733">
                <text:p>0.49791053116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97933694665892">
                <text:p>0.497933694665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97958047748632">
                <text:p>0.497958047748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97980385185672">
                <text:p>0.49798038518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97962502590482">
                <text:p>0.497962502590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97946078644495">
                <text:p>0.49794607864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97931087076393">
                <text:p>0.497931087076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97917502157545">
                <text:p>0.497917502157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97905298688531">
                <text:p>0.497905298688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7894451986063">
                <text:p>0.497894451986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97884937870293">
                <text:p>0.497884937870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97876732652487">
                <text:p>0.497876732652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97869813123056">
                <text:p>0.497869813123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9786415653994">
                <text:p>0.49786415653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97854471688187">
                <text:p>0.497854471688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97846041542272">
                <text:p>0.4978460415422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97838844329756">
                <text:p>0.497838844329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97832858707694">
                <text:p>0.49783285870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9782806375248">
                <text:p>0.4978280637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97824438949972">
                <text:p>0.497824438949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97821977459866">
                <text:p>0.4978219774598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97820632966364">
                <text:p>0.497820632966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97820399445567">
                <text:p>0.497820399445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97821257927828">
                <text:p>0.4978212579278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97823189807555">
                <text:p>0.4978231898075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97826176834862">
                <text:p>0.4978261768348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97827507273125">
                <text:p>0.49782750727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97829887883209">
                <text:p>0.497829887883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97833275279253">
                <text:p>0.497833275279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97837678289001">
                <text:p>0.497837678289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97843054340656">
                <text:p>0.497843054340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9784713335473">
                <text:p>0.49784713335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9785216744178">
                <text:p>0.497852167441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97858166196418">
                <text:p>0.497858166196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97862500867184">
                <text:p>0.49786250086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97867772672834">
                <text:p>0.497867772672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97873978951964">
                <text:p>0.49787397895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97881079465968">
                <text:p>0.497881079465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9788907214104">
                <text:p>0.49788907214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97897942524049">
                <text:p>0.4978979425240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97907688870627">
                <text:p>0.4979076888706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97918272304251">
                <text:p>0.497918272304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97927179920115">
                <text:p>0.49792717992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97904517630038">
                <text:p>0.497904517630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97882883297913">
                <text:p>0.497882883297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97862237476255">
                <text:p>0.497862237476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97842590177511">
                <text:p>0.497842590177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97823902591405">
                <text:p>0.497823902591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97806185077291">
                <text:p>0.497806185077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97789399440438">
                <text:p>0.497789399440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97773556369137">
                <text:p>0.497773556369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97758618263522">
                <text:p>0.497758618263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97744596123753">
                <text:p>0.497744596123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97727303228371">
                <text:p>0.497727303228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97710911603668">
                <text:p>0.4977109116036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97695420469309">
                <text:p>0.497695420469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97680793436843">
                <text:p>0.4976807934368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97667030168861">
                <text:p>0.497667030168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97654130396406">
                <text:p>0.497654130396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97642058523942">
                <text:p>0.497642058523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97630814701329">
                <text:p>0.497630814701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9762039913764">
                <text:p>0.49762039913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9761077699291">
                <text:p>0.49761077699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97601948872529">
                <text:p>0.497601948872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97593915432578">
                <text:p>0.497593915432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97586642553699">
                <text:p>0.497586642553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97580131267274">
                <text:p>0.497580131267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97574382647509">
                <text:p>0.497574382647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97569363262893">
                <text:p>0.4975693632628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97562972742221">
                <text:p>0.497562972742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97557302520061">
                <text:p>0.497557302520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97552354189452">
                <text:p>0.497552354189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4" chart:maximum="1024" chart:interval-major="0.30102999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398" chart:maximum="1.438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9cm" svg:height="12.326cm" xlink:href=".." xlink:type="simple" chart:class="chart:scatter" chart:style-name="ch1">
        <chart:plot-area chart:style-name="ch2" table:cell-range-address="Killgem_comb.A2:Killgem_comb.A550 Killgem_comb.C1:Killgem_comb.C550" chart:data-source-has-labels="row" svg:x="0.563cm" svg:y="0.246cm" svg:width="27.064cm" svg:height="11.834cm">
          <chartooo:coordinate-region svg:x="2.216cm" svg:y="0.445cm" svg:width="25.04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comb.C2:Killgem_comb.C550" chart:label-cell-address="Killgem_comb.C1:Killgem_comb.C1" chart:class="chart:scatter">
            <chart:domain table:cell-range-address="Killgem_comb.A2:Killgem_comb.A550"/>
            <chart:data-point chart:repeated="5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Killgem_comb.C1:Kill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comb.A2:Killgem_comb.A550</svg:desc>
                </draw:g>
              </table:table-cell>
              <table:table-cell office:value-type="float" office:value="NaN">
                <text:p>NaN</text:p>
                <draw:g>
                  <svg:desc>Killgem_comb.C2:Killgem_comb.C5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178346782606">
                <text:p>1.40178346782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100765956607">
                <text:p>1.4100765956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0757042121178">
                <text:p>1.4075704212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9994238872268">
                <text:p>1.39994238872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0078822311173">
                <text:p>1.4007882231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1366260887118">
                <text:p>1.4136626088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1716412689984">
                <text:p>1.4171641268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146712933047">
                <text:p>1.4146712933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143166865426">
                <text:p>1.4143166865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1562123155886">
                <text:p>1.41562123155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1584709201943">
                <text:p>1.41584709201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1406144837728">
                <text:p>1.41406144837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1331794817853">
                <text:p>1.41331794817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41346363670869">
                <text:p>1.4134636367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1275355334231">
                <text:p>1.41275355334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1326706315703">
                <text:p>1.41326706315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1522097266293">
                <text:p>1.41522097266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1754366232047">
                <text:p>1.41754366232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2016635739598">
                <text:p>1.42016635739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2173269569983">
                <text:p>1.42173269569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220279363059">
                <text:p>1.4220279363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2238454229376">
                <text:p>1.422384542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2304156005">
                <text:p>1.42304156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2395751908386">
                <text:p>1.42395751908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2413081125039">
                <text:p>1.4241308112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2454568935043">
                <text:p>1.42454568935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2412994347585">
                <text:p>1.4241299434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42369884702586">
                <text:p>1.4236988470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2348967520557">
                <text:p>1.42348967520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2347873320363">
                <text:p>1.4234787332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2292146187338">
                <text:p>1.42292146187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225521192817">
                <text:p>1.4225521192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223525772837">
                <text:p>1.4223525772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2158797580822">
                <text:p>1.42158797580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2099083771712">
                <text:p>1.42099083771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2052726069125">
                <text:p>1.42052726069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201859156358">
                <text:p>1.4201859156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41978303189519">
                <text:p>1.4197830318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2060498304731">
                <text:p>1.42060498304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2185297156505">
                <text:p>1.42185297156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2316084379318">
                <text:p>1.42316084379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2452278619324">
                <text:p>1.42452278619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2534514478664">
                <text:p>1.42534514478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2622981494333">
                <text:p>1.42622981494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2665062215214">
                <text:p>1.42665062215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2688867313749">
                <text:p>1.42688867313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42719611653502">
                <text:p>1.4271961165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42756798815268">
                <text:p>1.42756798815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42799968377905">
                <text:p>1.42799968377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42803089604437">
                <text:p>1.42803089604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2761132567495">
                <text:p>1.42761132567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2827956855511">
                <text:p>1.428279568555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2810770122807">
                <text:p>1.42810770122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42787379879263">
                <text:p>1.427873798792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2769315043343">
                <text:p>1.42769315043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2756262819777">
                <text:p>1.427562628197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42747941965016">
                <text:p>1.42747941965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2744079404708">
                <text:p>1.42744079404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744425970875">
                <text:p>1.4274442597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2744192659826">
                <text:p>1.42744192659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274838404313">
                <text:p>1.4274838404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2756760823769">
                <text:p>1.42756760823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2769096549252">
                <text:p>1.4276909654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27598055868">
                <text:p>1.42759805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2754021117014">
                <text:p>1.42754021117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2751560838863">
                <text:p>1.42751560838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2745416584655">
                <text:p>1.42745416584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2742923565614">
                <text:p>1.42742923565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743908149455">
                <text:p>1.42743908149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2748195747804">
                <text:p>1.42748195747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2736897719999">
                <text:p>1.4273689771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42709655940099">
                <text:p>1.42709655940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2700860757117">
                <text:p>1.42700860757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42680117013636">
                <text:p>1.426801170136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2662273658542">
                <text:p>1.42662273658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2647208510668">
                <text:p>1.42647208510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263480671964">
                <text:p>1.4263480671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2624955201555">
                <text:p>1.42624955201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2616709711216">
                <text:p>1.42616709711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2611085145093">
                <text:p>1.42611085145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2607979355886">
                <text:p>1.426079793558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42607287754841">
                <text:p>1.42607287754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2588213678993">
                <text:p>1.42588213678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2571409144595">
                <text:p>1.425714091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2556793972176">
                <text:p>1.425567939721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4254427799955">
                <text:p>1.4254427799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2595209441045">
                <text:p>1.425952094410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42623339578323">
                <text:p>1.426233395783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42635902423662">
                <text:p>1.4263590242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2650789975983">
                <text:p>1.426507899759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66668708792">
                <text:p>1.4266668708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2685038062537">
                <text:p>1.42685038062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2704550993937">
                <text:p>1.42704550993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2724995605954">
                <text:p>1.42724995605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2746690929226">
                <text:p>1.42746690929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2769596224324">
                <text:p>1.427695962243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2792574743591">
                <text:p>1.427925747435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2818857940364">
                <text:p>1.42818857940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2845116257826">
                <text:p>1.42845116257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2872420075503">
                <text:p>1.42872420075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2899116350715">
                <text:p>1.42899116350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2929984380806">
                <text:p>1.429299843808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2960173652543">
                <text:p>1.429601736525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2972965758245">
                <text:p>1.42972965758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2986839754151">
                <text:p>1.42986839754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3001755151587">
                <text:p>1.430017551515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3017680778859">
                <text:p>1.43017680778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3034083178506">
                <text:p>1.430340831785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3051613183697">
                <text:p>1.43051613183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3070233259917">
                <text:p>1.430702332599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308990877216">
                <text:p>1.43089908772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3095096241664">
                <text:p>1.43095096241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30948161384">
                <text:p>1.4309481613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3102245611237">
                <text:p>1.43102245611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310157348144">
                <text:p>1.4310157348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310204878694">
                <text:p>1.43102048786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3098400410612">
                <text:p>1.430984004106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3099152574193">
                <text:p>1.430991525741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3108283777249">
                <text:p>1.431082837772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3107466252804">
                <text:p>1.431074662528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3113125166975">
                <text:p>1.43113125166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3119753365072">
                <text:p>1.43119753365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3127318660584">
                <text:p>1.431273186605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3129657841775">
                <text:p>1.431296578417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3136826691213">
                <text:p>1.43136826691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3149160749816">
                <text:p>1.43149160749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3158008600162">
                <text:p>1.43158008600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3167606046192">
                <text:p>1.43167606046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3164265145617">
                <text:p>1.43164265145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3161759052773">
                <text:p>1.43161759052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3160070182613">
                <text:p>1.431600701826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3159177014711">
                <text:p>1.43159177014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3160007478509">
                <text:p>1.431600074785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3160112186834">
                <text:p>1.431601121868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3161992276264">
                <text:p>1.431619922762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3163702249898">
                <text:p>1.431637022498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3168607676165">
                <text:p>1.43168607676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3172388779186">
                <text:p>1.43172388779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3176825988871">
                <text:p>1.431768259888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3181910381327">
                <text:p>1.431819103813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43181048391649">
                <text:p>1.431810483916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43175877811537">
                <text:p>1.431758778115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43182996759909">
                <text:p>1.43182996759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43173782791717">
                <text:p>1.431737827917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43168672215177">
                <text:p>1.431686722151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43158917392398">
                <text:p>1.431589173923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43154018872532">
                <text:p>1.431540188725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43150866277517">
                <text:p>1.43150866277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3143207749762">
                <text:p>1.431432077497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3144692855163">
                <text:p>1.431446928551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3127660174044">
                <text:p>1.431276601740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3132885699262">
                <text:p>1.431328856992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43121348868524">
                <text:p>1.431213488685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43123582527303">
                <text:p>1.43123582527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43117611561244">
                <text:p>1.43117611561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3114423559971">
                <text:p>1.431144235599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43114081433127">
                <text:p>1.43114081433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43112056609138">
                <text:p>1.43112056609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43110582672089">
                <text:p>1.431105826720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43109646782635">
                <text:p>1.43109646782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43099706863592">
                <text:p>1.430997068635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43088969742262">
                <text:p>1.430889697422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43080267948181">
                <text:p>1.43080267948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43070614214049">
                <text:p>1.43070614214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43063102811686">
                <text:p>1.43063102811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43054232017458">
                <text:p>1.430542320174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43050660599054">
                <text:p>1.430506605990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43041430606119">
                <text:p>1.43041430606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43036176317142">
                <text:p>1.430361763171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43031476554301">
                <text:p>1.430314765543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43029145900906">
                <text:p>1.430291459009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43023670446371">
                <text:p>1.430236704463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4301550632276">
                <text:p>1.4301550632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43013900944289">
                <text:p>1.430139009442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43010676700765">
                <text:p>1.430106767007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43007501347693">
                <text:p>1.430075013476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43007797056021">
                <text:p>1.430077970560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43003585898304">
                <text:p>1.430035858983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42996561751259">
                <text:p>1.429965617512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42986474126487">
                <text:p>1.42986474126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42972397088137">
                <text:p>1.429723970881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42974028894875">
                <text:p>1.42974028894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42965279014124">
                <text:p>1.429652790141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42959130441838">
                <text:p>1.429591304418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42946692494899">
                <text:p>1.429466924948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42936293532905">
                <text:p>1.429362935329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42930176794218">
                <text:p>1.429301767942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42929241004948">
                <text:p>1.42929241004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42921431194408">
                <text:p>1.429214311944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42915301158523">
                <text:p>1.42915301158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42926262078192">
                <text:p>1.429262620781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42944765778576">
                <text:p>1.429447657785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42957406331671">
                <text:p>1.429574063316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42973080152441">
                <text:p>1.429730801524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42986209611432">
                <text:p>1.429862096114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42993766626841">
                <text:p>1.42993766626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4301058330225">
                <text:p>1.43010583302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43030310083359">
                <text:p>1.430303100833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43038067456192">
                <text:p>1.43038067456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43058849625256">
                <text:p>1.430588496252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43073471868229">
                <text:p>1.430734718682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43085099933566">
                <text:p>1.43085099933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43097712035494">
                <text:p>1.430977120354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43118706821464">
                <text:p>1.431187068214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3130961685018">
                <text:p>1.43130961685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43149959176764">
                <text:p>1.43149959176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4316589878573">
                <text:p>1.4316589878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43182046482511">
                <text:p>1.43182046482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43189684383344">
                <text:p>1.43189684383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43197573609757">
                <text:p>1.431975736097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43207922214398">
                <text:p>1.432079222143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43214086809273">
                <text:p>1.432140868092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43228424288403">
                <text:p>1.432284242884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43237327665041">
                <text:p>1.432373276650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432469498192">
                <text:p>1.4324694981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43258255570685">
                <text:p>1.432582555706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43266011911709">
                <text:p>1.432660119117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3279108395818">
                <text:p>1.432791083958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43287881378465">
                <text:p>1.432878813784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43299414558746">
                <text:p>1.432994145587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43309878898083">
                <text:p>1.433098788980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43320547961441">
                <text:p>1.43320547961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43330317207461">
                <text:p>1.433303172074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43332250553176">
                <text:p>1.43332250553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43345221305448">
                <text:p>1.433452213054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3347656594603">
                <text:p>1.433476565946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43350353190035">
                <text:p>1.433503531900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43353294972537">
                <text:p>1.433532949725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43356493374437">
                <text:p>1.433564933744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43358332177039">
                <text:p>1.433583321770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43358827650311">
                <text:p>1.433588276503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43370688658381">
                <text:p>1.433706886583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43365433929266">
                <text:p>1.433654339292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43364552244735">
                <text:p>1.43364552244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43375969932227">
                <text:p>1.433759699322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43368439072357">
                <text:p>1.433684390723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43383269651251">
                <text:p>1.433832696512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43383264071206">
                <text:p>1.43383264071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43383454481932">
                <text:p>1.433834544819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43383829050299">
                <text:p>1.433838290502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43392486009018">
                <text:p>1.43392486009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43390576194037">
                <text:p>1.433905761940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43402352251572">
                <text:p>1.434023522515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43403556346612">
                <text:p>1.43403556346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43410341740234">
                <text:p>1.43410341740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43411917960465">
                <text:p>1.43411917960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43416391379727">
                <text:p>1.43416391379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43423769659225">
                <text:p>1.4342376965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43421940504027">
                <text:p>1.434219405040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43421935126194">
                <text:p>1.434219351261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43420549216684">
                <text:p>1.434205492166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3421948834368">
                <text:p>1.434219488343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1.43566060020476">
                <text:p>1.435660600204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24">
                <text:p>1024</text:p>
              </table:table-cell>
              <table:table-cell office:value-type="float" office:value="1.4373649241388">
                <text:p>1.43736492413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8" chart:maximum="1024" chart:interval-major="0.30102999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34" chart:maximum="0.65" chart:origin="0" chart:interval-major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minimum="0" chart:maximum="17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one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column-mapping="0" chart:style-name="ch1">
        <chart:plot-area chart:style-name="ch2" table:cell-range-address="Managem_amps.A3:Managem_amps.A490 Managem_amps.F1:Managem_amps.F1 Managem_amps.F3:Managem_amps.F490 Managem_spec.C1:Managem_spec.C129" chart:data-source-has-labels="row" svg:x="0.468cm" svg:y="0.255cm" svg:width="22.474cm" svg:height="12.247cm">
          <chartooo:coordinate-region svg:x="2.122cm" svg:y="0.255cm" svg:width="20.449cm" svg:height="11.60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Managem_amps.F3:Managem_amps.F490" chart:label-cell-address="Managem_amps.F1:Managem_amps.F1" chart:class="chart:scatter">
            <chart:domain table:cell-range-address="Managem_amps.A3:Managem_amps.A490"/>
            <chart:data-point chart:repeated="488"/>
          </chart:series>
          <chart:series chart:attached-axis="primary-y" chart:style-name="ch8" chart:values-cell-range-address="Managem_spec.C2:Managem_spec.C129" chart:label-cell-address="Managem_spec.C1:Managem_spec.C1" chart:class="chart:scatter">
            <chart:domain table:cell-range-address="Managem_spec.A2:Managem_spec.A129"/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Managem_spec.C1:Mana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Managem_amps.A3:Managem_amps.A490</svg:desc>
                </draw:g>
              </table:table-cell>
              <table:table-cell office:value-type="float" office:value="NaN">
                <text:p>NaN</text:p>
                <draw:g>
                  <svg:desc>Managem_amps.F3:Managem_amps.F490</svg:desc>
                </draw:g>
              </table:table-cell>
              <table:table-cell office:value-type="float" office:value="1">
                <text:p>1</text:p>
                <draw:g>
                  <svg:desc>Managem_spec.A2:Managem_spec.A129</svg:desc>
                </draw:g>
              </table:table-cell>
              <table:table-cell office:value-type="float" office:value="NaN">
                <text:p>NaN</text:p>
                <draw:g>
                  <svg:desc>Managem_spec.C2:Managem_spec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115047388215145">
                <text:p>0.115047388215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476883082196302">
                <text:p>0.476883082196302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58783581574555">
                <text:p>0.558783581574555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572776023673578">
                <text:p>0.572776023673578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78606777423632">
                <text:p>0.578606777423632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582449936529295">
                <text:p>0.582449936529295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584944111027638">
                <text:p>0.584944111027638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58683653961372">
                <text:p>0.58683653961372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588176863146834">
                <text:p>0.588176863146834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591042035226689">
                <text:p>0.591042035226689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592339886084403">
                <text:p>0.592339886084403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594089449312722">
                <text:p>0.594089449312722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594702802352755">
                <text:p>0.594702802352755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594639181191948">
                <text:p>0.594639181191948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595325852033065">
                <text:p>0.595325852033065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596136192282227">
                <text:p>0.596136192282227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598682043266859">
                <text:p>0.598682043266859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600893015193157">
                <text:p>0.600893015193157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602689887649563">
                <text:p>0.602689887649563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604049515647586">
                <text:p>0.604049515647586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604807466371712">
                <text:p>0.604807466371712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606139279771813">
                <text:p>0.606139279771813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606720968737452">
                <text:p>0.606720968737452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60742166029772">
                <text:p>0.60742166029772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608145464972507">
                <text:p>0.608145464972507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60890351475945">
                <text:p>0.60890351475945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609023185330904">
                <text:p>0.609023185330904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609158213603025">
                <text:p>0.609158213603025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60934864766091">
                <text:p>0.60934864766091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60956400539376">
                <text:p>0.60956400539376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609484443663977">
                <text:p>0.609484443663977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610113591758396">
                <text:p>0.610113591758396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610689364053337">
                <text:p>0.610689364053337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611158901827776">
                <text:p>0.611158901827776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611625522087">
                <text:p>0.611625522087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61211361960567">
                <text:p>0.61211361960567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612236788621599">
                <text:p>0.612236788621599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612818619153936">
                <text:p>0.612818619153936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613407708923633">
                <text:p>0.613407708923633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613642469141321">
                <text:p>0.613642469141321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613637130159679">
                <text:p>0.613637130159679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613618483928375">
                <text:p>0.613618483928375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613678220262183">
                <text:p>0.613678220262183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614421112663581">
                <text:p>0.614421112663581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615160316032866">
                <text:p>0.615160316032866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615486534290134">
                <text:p>0.615486534290134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615852424194139">
                <text:p>0.615852424194139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615933597176854">
                <text:p>0.615933597176854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616032170921145">
                <text:p>0.616032170921145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616097744600884">
                <text:p>0.616097744600884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616228107727367">
                <text:p>0.616228107727367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616274302566926">
                <text:p>0.616274302566926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616716793086857">
                <text:p>0.616716793086857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616882659952861">
                <text:p>0.616882659952861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617059523096679">
                <text:p>0.617059523096679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617201742880102">
                <text:p>0.617201742880102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617398877125632">
                <text:p>0.617398877125632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617534728280239">
                <text:p>0.617534728280239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617616182143644">
                <text:p>0.617616182143644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617724203120245">
                <text:p>0.617724203120245</text:p>
              </table:table-cell>
              <table:table-cell office:value-type="float" office:value="65">
                <text:p>65</text:p>
              </table:table-cell>
              <table:table-cell office:value-type="float" office:value="0.523369922856036">
                <text:p>0.523369922856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617961747492725">
                <text:p>0.617961747492725</text:p>
              </table:table-cell>
              <table:table-cell office:value-type="float" office:value="66">
                <text:p>66</text:p>
              </table:table-cell>
              <table:table-cell office:value-type="float" office:value="0.524008983343071">
                <text:p>0.524008983343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618225253871446">
                <text:p>0.618225253871446</text:p>
              </table:table-cell>
              <table:table-cell office:value-type="float" office:value="67">
                <text:p>67</text:p>
              </table:table-cell>
              <table:table-cell office:value-type="float" office:value="0.524645270076822">
                <text:p>0.524645270076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618452786852653">
                <text:p>0.618452786852653</text:p>
              </table:table-cell>
              <table:table-cell office:value-type="float" office:value="68">
                <text:p>68</text:p>
              </table:table-cell>
              <table:table-cell office:value-type="float" office:value="0.525278627169207">
                <text:p>0.525278627169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618726631256728">
                <text:p>0.618726631256728</text:p>
              </table:table-cell>
              <table:table-cell office:value-type="float" office:value="69">
                <text:p>69</text:p>
              </table:table-cell>
              <table:table-cell office:value-type="float" office:value="0.525876046363518">
                <text:p>0.525876046363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618853203920083">
                <text:p>0.618853203920083</text:p>
              </table:table-cell>
              <table:table-cell office:value-type="float" office:value="70">
                <text:p>70</text:p>
              </table:table-cell>
              <table:table-cell office:value-type="float" office:value="0.526500948274577">
                <text:p>0.526500948274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618985938300749">
                <text:p>0.618985938300749</text:p>
              </table:table-cell>
              <table:table-cell office:value-type="float" office:value="71">
                <text:p>71</text:p>
              </table:table-cell>
              <table:table-cell office:value-type="float" office:value="0.527122632907337">
                <text:p>0.527122632907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619047067868809">
                <text:p>0.619047067868809</text:p>
              </table:table-cell>
              <table:table-cell office:value-type="float" office:value="72">
                <text:p>72</text:p>
              </table:table-cell>
              <table:table-cell office:value-type="float" office:value="0.527726878590613">
                <text:p>0.527726878590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619304407338087">
                <text:p>0.619304407338087</text:p>
              </table:table-cell>
              <table:table-cell office:value-type="float" office:value="73">
                <text:p>73</text:p>
              </table:table-cell>
              <table:table-cell office:value-type="float" office:value="0.52811209226685">
                <text:p>0.52811209226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619591620665407">
                <text:p>0.619591620665407</text:p>
              </table:table-cell>
              <table:table-cell office:value-type="float" office:value="74">
                <text:p>74</text:p>
              </table:table-cell>
              <table:table-cell office:value-type="float" office:value="0.528544873933491">
                <text:p>0.528544873933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619766693871639">
                <text:p>0.619766693871639</text:p>
              </table:table-cell>
              <table:table-cell office:value-type="float" office:value="75">
                <text:p>75</text:p>
              </table:table-cell>
              <table:table-cell office:value-type="float" office:value="0.52893541558483">
                <text:p>0.52893541558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620080036977144">
                <text:p>0.620080036977144</text:p>
              </table:table-cell>
              <table:table-cell office:value-type="float" office:value="76">
                <text:p>76</text:p>
              </table:table-cell>
              <table:table-cell office:value-type="float" office:value="0.529327595054562">
                <text:p>0.529327595054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620454323256746">
                <text:p>0.620454323256746</text:p>
              </table:table-cell>
              <table:table-cell office:value-type="float" office:value="77">
                <text:p>77</text:p>
              </table:table-cell>
              <table:table-cell office:value-type="float" office:value="0.529721205987807">
                <text:p>0.529721205987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620879292205067">
                <text:p>0.620879292205067</text:p>
              </table:table-cell>
              <table:table-cell office:value-type="float" office:value="78">
                <text:p>78</text:p>
              </table:table-cell>
              <table:table-cell office:value-type="float" office:value="0.530116056508277">
                <text:p>0.530116056508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62124731222546">
                <text:p>0.62124731222546</text:p>
              </table:table-cell>
              <table:table-cell office:value-type="float" office:value="79">
                <text:p>79</text:p>
              </table:table-cell>
              <table:table-cell office:value-type="float" office:value="0.530511697755933">
                <text:p>0.530511697755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621578936006511">
                <text:p>0.621578936006511</text:p>
              </table:table-cell>
              <table:table-cell office:value-type="float" office:value="80">
                <text:p>80</text:p>
              </table:table-cell>
              <table:table-cell office:value-type="float" office:value="0.530886870594976">
                <text:p>0.530886870594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621846376362464">
                <text:p>0.621846376362464</text:p>
              </table:table-cell>
              <table:table-cell office:value-type="float" office:value="81">
                <text:p>81</text:p>
              </table:table-cell>
              <table:table-cell office:value-type="float" office:value="0.531241994599579">
                <text:p>0.531241994599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622199780318583">
                <text:p>0.622199780318583</text:p>
              </table:table-cell>
              <table:table-cell office:value-type="float" office:value="82">
                <text:p>82</text:p>
              </table:table-cell>
              <table:table-cell office:value-type="float" office:value="0.531640542107425">
                <text:p>0.53164054210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622382410551015">
                <text:p>0.622382410551015</text:p>
              </table:table-cell>
              <table:table-cell office:value-type="float" office:value="83">
                <text:p>83</text:p>
              </table:table-cell>
              <table:table-cell office:value-type="float" office:value="0.532007546749342">
                <text:p>0.532007546749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622548287241717">
                <text:p>0.622548287241717</text:p>
              </table:table-cell>
              <table:table-cell office:value-type="float" office:value="84">
                <text:p>84</text:p>
              </table:table-cell>
              <table:table-cell office:value-type="float" office:value="0.532369872918189">
                <text:p>0.532369872918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622738178672698">
                <text:p>0.622738178672698</text:p>
              </table:table-cell>
              <table:table-cell office:value-type="float" office:value="85">
                <text:p>85</text:p>
              </table:table-cell>
              <table:table-cell office:value-type="float" office:value="0.532583374305693">
                <text:p>0.532583374305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622911285754691">
                <text:p>0.622911285754691</text:p>
              </table:table-cell>
              <table:table-cell office:value-type="float" office:value="86">
                <text:p>86</text:p>
              </table:table-cell>
              <table:table-cell office:value-type="float" office:value="0.532800586178675">
                <text:p>0.532800586178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623057531103518">
                <text:p>0.623057531103518</text:p>
              </table:table-cell>
              <table:table-cell office:value-type="float" office:value="87">
                <text:p>87</text:p>
              </table:table-cell>
              <table:table-cell office:value-type="float" office:value="0.533021077370003">
                <text:p>0.53302107737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623199410944732">
                <text:p>0.623199410944732</text:p>
              </table:table-cell>
              <table:table-cell office:value-type="float" office:value="88">
                <text:p>88</text:p>
              </table:table-cell>
              <table:table-cell office:value-type="float" office:value="0.533245031495455">
                <text:p>0.53324503149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623338076842933">
                <text:p>0.623338076842933</text:p>
              </table:table-cell>
              <table:table-cell office:value-type="float" office:value="89">
                <text:p>89</text:p>
              </table:table-cell>
              <table:table-cell office:value-type="float" office:value="0.533472099925914">
                <text:p>0.533472099925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623481986384126">
                <text:p>0.623481986384126</text:p>
              </table:table-cell>
              <table:table-cell office:value-type="float" office:value="90">
                <text:p>90</text:p>
              </table:table-cell>
              <table:table-cell office:value-type="float" office:value="0.533705975868138">
                <text:p>0.533705975868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623690737693494">
                <text:p>0.623690737693494</text:p>
              </table:table-cell>
              <table:table-cell office:value-type="float" office:value="91">
                <text:p>91</text:p>
              </table:table-cell>
              <table:table-cell office:value-type="float" office:value="0.533904291691948">
                <text:p>0.533904291691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623889148308027">
                <text:p>0.623889148308027</text:p>
              </table:table-cell>
              <table:table-cell office:value-type="float" office:value="92">
                <text:p>92</text:p>
              </table:table-cell>
              <table:table-cell office:value-type="float" office:value="0.534139954498206">
                <text:p>0.534139954498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624120614683613">
                <text:p>0.624120614683613</text:p>
              </table:table-cell>
              <table:table-cell office:value-type="float" office:value="93">
                <text:p>93</text:p>
              </table:table-cell>
              <table:table-cell office:value-type="float" office:value="0.534363000059932">
                <text:p>0.534363000059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624347575595438">
                <text:p>0.624347575595438</text:p>
              </table:table-cell>
              <table:table-cell office:value-type="float" office:value="94">
                <text:p>94</text:p>
              </table:table-cell>
              <table:table-cell office:value-type="float" office:value="0.534600687204549">
                <text:p>0.534600687204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624572150527702">
                <text:p>0.624572150527702</text:p>
              </table:table-cell>
              <table:table-cell office:value-type="float" office:value="95">
                <text:p>95</text:p>
              </table:table-cell>
              <table:table-cell office:value-type="float" office:value="0.534840460448128">
                <text:p>0.534840460448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62476701948901">
                <text:p>0.62476701948901</text:p>
              </table:table-cell>
              <table:table-cell office:value-type="float" office:value="96">
                <text:p>96</text:p>
              </table:table-cell>
              <table:table-cell office:value-type="float" office:value="0.535078026946256">
                <text:p>0.535078026946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624996983321465">
                <text:p>0.624996983321465</text:p>
              </table:table-cell>
              <table:table-cell office:value-type="float" office:value="97">
                <text:p>97</text:p>
              </table:table-cell>
              <table:table-cell office:value-type="float" office:value="0.535323146376965">
                <text:p>0.535323146376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625092732623123">
                <text:p>0.625092732623123</text:p>
              </table:table-cell>
              <table:table-cell office:value-type="float" office:value="98">
                <text:p>98</text:p>
              </table:table-cell>
              <table:table-cell office:value-type="float" office:value="0.535570319288211">
                <text:p>0.535570319288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625175779468602">
                <text:p>0.625175779468602</text:p>
              </table:table-cell>
              <table:table-cell office:value-type="float" office:value="99">
                <text:p>99</text:p>
              </table:table-cell>
              <table:table-cell office:value-type="float" office:value="0.535824852298757">
                <text:p>0.535824852298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625262440038994">
                <text:p>0.625262440038994</text:p>
              </table:table-cell>
              <table:table-cell office:value-type="float" office:value="100">
                <text:p>100</text:p>
              </table:table-cell>
              <table:table-cell office:value-type="float" office:value="0.536293103843297">
                <text:p>0.536293103843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0.625352400059649">
                <text:p>0.625352400059649</text:p>
              </table:table-cell>
              <table:table-cell office:value-type="float" office:value="101">
                <text:p>101</text:p>
              </table:table-cell>
              <table:table-cell office:value-type="float" office:value="0.536764902068745">
                <text:p>0.5367649020687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0.625461641547895">
                <text:p>0.625461641547895</text:p>
              </table:table-cell>
              <table:table-cell office:value-type="float" office:value="102">
                <text:p>102</text:p>
              </table:table-cell>
              <table:table-cell office:value-type="float" office:value="0.537233924131453">
                <text:p>0.537233924131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0.625502858810444">
                <text:p>0.625502858810444</text:p>
              </table:table-cell>
              <table:table-cell office:value-type="float" office:value="103">
                <text:p>103</text:p>
              </table:table-cell>
              <table:table-cell office:value-type="float" office:value="0.537700210667958">
                <text:p>0.537700210667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0.625618373081512">
                <text:p>0.625618373081512</text:p>
              </table:table-cell>
              <table:table-cell office:value-type="float" office:value="104">
                <text:p>104</text:p>
              </table:table-cell>
              <table:table-cell office:value-type="float" office:value="0.538163749242273">
                <text:p>0.538163749242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0.625636704498305">
                <text:p>0.625636704498305</text:p>
              </table:table-cell>
              <table:table-cell office:value-type="float" office:value="105">
                <text:p>105</text:p>
              </table:table-cell>
              <table:table-cell office:value-type="float" office:value="0.538606991855486">
                <text:p>0.538606991855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0.625742922490435">
                <text:p>0.625742922490435</text:p>
              </table:table-cell>
              <table:table-cell office:value-type="float" office:value="106">
                <text:p>106</text:p>
              </table:table-cell>
              <table:table-cell office:value-type="float" office:value="0.539030463416398">
                <text:p>0.539030463416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0.62585161645406">
                <text:p>0.62585161645406</text:p>
              </table:table-cell>
              <table:table-cell office:value-type="float" office:value="107">
                <text:p>107</text:p>
              </table:table-cell>
              <table:table-cell office:value-type="float" office:value="0.539486282167087">
                <text:p>0.539486282167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.625978017172548">
                <text:p>0.625978017172548</text:p>
              </table:table-cell>
              <table:table-cell office:value-type="float" office:value="108">
                <text:p>108</text:p>
              </table:table-cell>
              <table:table-cell office:value-type="float" office:value="0.539913211493181">
                <text:p>0.539913211493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0.62603908789391">
                <text:p>0.62603908789391</text:p>
              </table:table-cell>
              <table:table-cell office:value-type="float" office:value="109">
                <text:p>109</text:p>
              </table:table-cell>
              <table:table-cell office:value-type="float" office:value="0.540283433762641">
                <text:p>0.5402834337626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62617025115373">
                <text:p>0.62617025115373</text:p>
              </table:table-cell>
              <table:table-cell office:value-type="float" office:value="110">
                <text:p>110</text:p>
              </table:table-cell>
              <table:table-cell office:value-type="float" office:value="0.540639945614049">
                <text:p>0.540639945614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0.626229766128777">
                <text:p>0.626229766128777</text:p>
              </table:table-cell>
              <table:table-cell office:value-type="float" office:value="111">
                <text:p>111</text:p>
              </table:table-cell>
              <table:table-cell office:value-type="float" office:value="0.54098305678633">
                <text:p>0.54098305678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0.626292271920374">
                <text:p>0.626292271920374</text:p>
              </table:table-cell>
              <table:table-cell office:value-type="float" office:value="112">
                <text:p>112</text:p>
              </table:table-cell>
              <table:table-cell office:value-type="float" office:value="0.541313016705075">
                <text:p>0.541313016705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0.626357698181211">
                <text:p>0.626357698181211</text:p>
              </table:table-cell>
              <table:table-cell office:value-type="float" office:value="113">
                <text:p>113</text:p>
              </table:table-cell>
              <table:table-cell office:value-type="float" office:value="0.541646818380133">
                <text:p>0.5416468183801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0.626425912948385">
                <text:p>0.626425912948385</text:p>
              </table:table-cell>
              <table:table-cell office:value-type="float" office:value="114">
                <text:p>114</text:p>
              </table:table-cell>
              <table:table-cell office:value-type="float" office:value="0.541979763474049">
                <text:p>0.541979763474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0.626472722106225">
                <text:p>0.626472722106225</text:p>
              </table:table-cell>
              <table:table-cell office:value-type="float" office:value="115">
                <text:p>115</text:p>
              </table:table-cell>
              <table:table-cell office:value-type="float" office:value="0.542311808698329">
                <text:p>0.542311808698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0.62651087644151">
                <text:p>0.62651087644151</text:p>
              </table:table-cell>
              <table:table-cell office:value-type="float" office:value="116">
                <text:p>116</text:p>
              </table:table-cell>
              <table:table-cell office:value-type="float" office:value="0.542642992787479">
                <text:p>0.542642992787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0.626539184111431">
                <text:p>0.626539184111431</text:p>
              </table:table-cell>
              <table:table-cell office:value-type="float" office:value="117">
                <text:p>117</text:p>
              </table:table-cell>
              <table:table-cell office:value-type="float" office:value="0.54297319588443">
                <text:p>0.54297319588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0.626557848365527">
                <text:p>0.626557848365527</text:p>
              </table:table-cell>
              <table:table-cell office:value-type="float" office:value="118">
                <text:p>118</text:p>
              </table:table-cell>
              <table:table-cell office:value-type="float" office:value="0.543287925660645">
                <text:p>0.5432879256606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0.626605000695729">
                <text:p>0.626605000695729</text:p>
              </table:table-cell>
              <table:table-cell office:value-type="float" office:value="119">
                <text:p>119</text:p>
              </table:table-cell>
              <table:table-cell office:value-type="float" office:value="0.543601876727671">
                <text:p>0.543601876727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626638316565336">
                <text:p>0.626638316565336</text:p>
              </table:table-cell>
              <table:table-cell office:value-type="float" office:value="120">
                <text:p>120</text:p>
              </table:table-cell>
              <table:table-cell office:value-type="float" office:value="0.543904656699174">
                <text:p>0.5439046566991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0.626659301608065">
                <text:p>0.626659301608065</text:p>
              </table:table-cell>
              <table:table-cell office:value-type="float" office:value="121">
                <text:p>121</text:p>
              </table:table-cell>
              <table:table-cell office:value-type="float" office:value="0.54422750307756">
                <text:p>0.54422750307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0.626712619485945">
                <text:p>0.626712619485945</text:p>
              </table:table-cell>
              <table:table-cell office:value-type="float" office:value="122">
                <text:p>122</text:p>
              </table:table-cell>
              <table:table-cell office:value-type="float" office:value="0.544546406065533">
                <text:p>0.544546406065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0.626771783779579">
                <text:p>0.626771783779579</text:p>
              </table:table-cell>
              <table:table-cell office:value-type="float" office:value="123">
                <text:p>123</text:p>
              </table:table-cell>
              <table:table-cell office:value-type="float" office:value="0.544861281181836">
                <text:p>0.544861281181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0.626806714043115">
                <text:p>0.626806714043115</text:p>
              </table:table-cell>
              <table:table-cell office:value-type="float" office:value="124">
                <text:p>124</text:p>
              </table:table-cell>
              <table:table-cell office:value-type="float" office:value="0.545180918000733">
                <text:p>0.545180918000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0.626808304620274">
                <text:p>0.626808304620274</text:p>
              </table:table-cell>
              <table:table-cell office:value-type="float" office:value="125">
                <text:p>125</text:p>
              </table:table-cell>
              <table:table-cell office:value-type="float" office:value="0.54549946114318">
                <text:p>0.54549946114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0.626867123030867">
                <text:p>0.626867123030867</text:p>
              </table:table-cell>
              <table:table-cell office:value-type="float" office:value="126">
                <text:p>126</text:p>
              </table:table-cell>
              <table:table-cell office:value-type="float" office:value="0.545825164063863">
                <text:p>0.545825164063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.626904090386964">
                <text:p>0.626904090386964</text:p>
              </table:table-cell>
              <table:table-cell office:value-type="float" office:value="127">
                <text:p>127</text:p>
              </table:table-cell>
              <table:table-cell office:value-type="float" office:value="0.546149935002518">
                <text:p>0.5461499350025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0.626967289278905">
                <text:p>0.626967289278905</text:p>
              </table:table-cell>
              <table:table-cell office:value-type="float" office:value="128">
                <text:p>128</text:p>
              </table:table-cell>
              <table:table-cell office:value-type="float" office:value="0.546478601387746">
                <text:p>0.5464786013877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0.627044550546844">
                <text:p>0.627044550546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627093757002029">
                <text:p>0.62709375700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0.627114991298688">
                <text:p>0.627114991298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0.627169326820304">
                <text:p>0.62716932682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0.627129992029776">
                <text:p>0.627129992029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0.627256291120082">
                <text:p>0.627256291120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0.627229518639817">
                <text:p>0.627229518639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627205597893797">
                <text:p>0.62720559789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0.627185956890304">
                <text:p>0.62718595689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0.627171577491017">
                <text:p>0.62717157749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0.627159824245292">
                <text:p>0.627159824245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627194730916296">
                <text:p>0.62719473091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0.627295049895577">
                <text:p>0.62729504989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0.627368747586761">
                <text:p>0.62736874758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0.627423707381937">
                <text:p>0.62742370738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0.627501007851187">
                <text:p>0.62750100785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0.627538728119171">
                <text:p>0.627538728119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0.627641419858139">
                <text:p>0.627641419858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0.62771761736759">
                <text:p>0.62771761736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0.627799370872471">
                <text:p>0.627799370872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0.627866746980956">
                <text:p>0.62786674698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627951537987833">
                <text:p>0.627951537987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0.62802237125831">
                <text:p>0.62802237125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0.62811068050536">
                <text:p>0.62811068050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0.628191233920043">
                <text:p>0.628191233920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0.628272805612654">
                <text:p>0.628272805612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0.628355428561532">
                <text:p>0.62835542856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0.62843902804846">
                <text:p>0.62843902804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0.628506199495737">
                <text:p>0.628506199495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0.628535884580196">
                <text:p>0.62853588458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0.628569366391329">
                <text:p>0.62856936639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628605319069311">
                <text:p>0.62860531906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0.628644363121162">
                <text:p>0.62864436312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0.628685748961353">
                <text:p>0.62868574896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0.628727972574456">
                <text:p>0.628727972574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0.628771157376543">
                <text:p>0.628771157376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0.628815738788202">
                <text:p>0.62881573878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0.628861611769581">
                <text:p>0.62886161176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0.628908930310688">
                <text:p>0.628908930310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0.628957497203797">
                <text:p>0.62895749720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0.628998458083014">
                <text:p>0.628998458083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629049381386826">
                <text:p>0.629049381386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0.62907930552069">
                <text:p>0.6290793055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0.629132557635887">
                <text:p>0.62913255763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0.629178080610249">
                <text:p>0.629178080610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0.629268159624054">
                <text:p>0.62926815962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0.629364788773193">
                <text:p>0.629364788773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0.629493553726032">
                <text:p>0.62949355372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0.629619591441643">
                <text:p>0.62961959144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0.629715198145394">
                <text:p>0.629715198145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0.629769069577706">
                <text:p>0.629769069577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629823807982106">
                <text:p>0.62982380798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0.629879427361577">
                <text:p>0.62987942736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0.629935847832813">
                <text:p>0.62993584783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0.629995625031173">
                <text:p>0.62999562503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0.630053723505298">
                <text:p>0.630053723505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0.630115269305597">
                <text:p>0.630115269305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0.630167030377704">
                <text:p>0.630167030377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0.630230241469599">
                <text:p>0.630230241469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0.630260928754574">
                <text:p>0.63026092875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0.630322899910415">
                <text:p>0.630322899910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630388508307326">
                <text:p>0.630388508307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0.630454881607161">
                <text:p>0.630454881607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0.630485882492975">
                <text:p>0.63048588249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0.630553690576597">
                <text:p>0.630553690576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0.630594545066154">
                <text:p>0.63059454506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0.630669764039733">
                <text:p>0.630669764039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0.630735000307664">
                <text:p>0.630735000307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0.630811429125539">
                <text:p>0.630811429125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0.630844363784107">
                <text:p>0.63084436378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0.630879996638174">
                <text:p>0.630879996638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630917455676074">
                <text:p>0.63091745567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0.630955361268715">
                <text:p>0.63095536126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0.630994668986401">
                <text:p>0.63099466898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0.631027333434839">
                <text:p>0.63102733343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0.631039068076972">
                <text:p>0.631039068076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0.631051745227141">
                <text:p>0.631051745227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0.631065333835573">
                <text:p>0.63106533383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0.631076299306273">
                <text:p>0.631076299306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0.63109703948163">
                <text:p>0.6310970394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0.631139611596822">
                <text:p>0.63113961159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631161910902979">
                <text:p>0.63116191090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0.631184995789798">
                <text:p>0.631184995789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0.631208876195011">
                <text:p>0.631208876195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0.631231029496609">
                <text:p>0.63123102949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0.631261641812592">
                <text:p>0.63126164181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0.631313649768724">
                <text:p>0.631313649768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0.631345560801086">
                <text:p>0.63134556080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0.63137814830748">
                <text:p>0.63137814830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0.631409737599017">
                <text:p>0.631409737599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0.631448793824849">
                <text:p>0.631448793824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631488434828473">
                <text:p>0.631488434828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0.631527403449704">
                <text:p>0.63152740344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0.631563112231206">
                <text:p>0.63156311223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0.631600524126401">
                <text:p>0.63160052412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0.631640700674031">
                <text:p>0.631640700674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0.631664448985665">
                <text:p>0.631664448985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0.631705286747422">
                <text:p>0.63170528674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0.631748185190296">
                <text:p>0.631748185190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0.631793389563175">
                <text:p>0.63179338956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0.631840294824674">
                <text:p>0.631840294824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631887762529714">
                <text:p>0.631887762529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0.631935805388144">
                <text:p>0.631935805388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0.631950630983959">
                <text:p>0.63195063098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0.631995042778564">
                <text:p>0.631995042778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0.632044542331712">
                <text:p>0.63204454233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0.632094553296218">
                <text:p>0.632094553296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0.632145088928234">
                <text:p>0.632145088928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0.632196116358558">
                <text:p>0.63219611635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0.632186039374806">
                <text:p>0.632186039374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0.632179990221217">
                <text:p>0.63217999022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632174732980935">
                <text:p>0.63217473298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0.63216492056256">
                <text:p>0.63216492056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0.632161194810862">
                <text:p>0.63216119481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0.632177924511773">
                <text:p>0.63217792451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0.632172721483341">
                <text:p>0.632172721483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0.63217111888105">
                <text:p>0.63217111888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0.63217022807055">
                <text:p>0.6321702280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0.632166586976926">
                <text:p>0.63216658697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0.632166411786903">
                <text:p>0.632166411786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0.632185532409145">
                <text:p>0.632185532409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632187463740761">
                <text:p>0.63218746374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.632190042902086">
                <text:p>0.63219004290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.632195375864178">
                <text:p>0.632195375864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.632201328892235">
                <text:p>0.63220132889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0.632208082646976">
                <text:p>0.63220808264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.632216373191093">
                <text:p>0.63221637319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0.632225475348408">
                <text:p>0.632225475348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0.632235130541031">
                <text:p>0.63223513054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0.632242353937655">
                <text:p>0.63224235393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0.632255199945442">
                <text:p>0.632255199945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632268592271442">
                <text:p>0.63226859227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0.632274868429118">
                <text:p>0.632274868429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0.63228691708665">
                <text:p>0.6322869170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0.632297781929177">
                <text:p>0.632297781929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0.632308944387237">
                <text:p>0.632308944387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0.632324311835694">
                <text:p>0.632324311835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0.63234080909505">
                <text:p>0.63234080909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0.632356702512621">
                <text:p>0.632356702512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0.632365395126845">
                <text:p>0.63236539512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0.632384383569161">
                <text:p>0.632384383569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632396350938741">
                <text:p>0.632396350938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0.63240651812402">
                <text:p>0.632406518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0.632426920956568">
                <text:p>0.632426920956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0.632445943439675">
                <text:p>0.63244594343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0.632452105949704">
                <text:p>0.63245210594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0.632473834424598">
                <text:p>0.63247383442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0.632488611058879">
                <text:p>0.63248861105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0.632501587390175">
                <text:p>0.63250158739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0.63252459786331">
                <text:p>0.63252459786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0.63254646802987">
                <text:p>0.6325464680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632560702056216">
                <text:p>0.63256070205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0.632575373655723">
                <text:p>0.63257537365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0.632590491478222">
                <text:p>0.632590491478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0.632578572640549">
                <text:p>0.63257857264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0.632567229474384">
                <text:p>0.632567229474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0.632556469497751">
                <text:p>0.632556469497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0.632546255835282">
                <text:p>0.632546255835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0.632536596254183">
                <text:p>0.63253659625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0.632521007199204">
                <text:p>0.632521007199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0.632512452663907">
                <text:p>0.63251245266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63248736761271">
                <text:p>0.6324873676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0.632490498444012">
                <text:p>0.632490498444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0.632466913877017">
                <text:p>0.63246691387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0.63246659071814">
                <text:p>0.6324665907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0.632454295774253">
                <text:p>0.63245429577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0.632448905304322">
                <text:p>0.632448905304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0.632437656493673">
                <text:p>0.63243765649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0.632433279668025">
                <text:p>0.632433279668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0.632407027348759">
                <text:p>0.63240702734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0.632409632625196">
                <text:p>0.632409632625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632400427133564">
                <text:p>0.632400427133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0.632397987919777">
                <text:p>0.632397987919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0.63238975442296">
                <text:p>0.6323897544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0.632388242418745">
                <text:p>0.632388242418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0.632364879441821">
                <text:p>0.63236487944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0.632370518184468">
                <text:p>0.632370518184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0.632364184923869">
                <text:p>0.63236418492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0.632364485741966">
                <text:p>0.63236448574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0.632386333197967">
                <text:p>0.632386333197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0.63243837218451">
                <text:p>0.63243837218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632476442035206">
                <text:p>0.632476442035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0.632514710366223">
                <text:p>0.632514710366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0.632548820028054">
                <text:p>0.63254882002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0.632587519526531">
                <text:p>0.63258751952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0.632626425625686">
                <text:p>0.632626425625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0.632665534971484">
                <text:p>0.6326655349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0.632704680754134">
                <text:p>0.63270468075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0.632744164532351">
                <text:p>0.63274416453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0.632779528339832">
                <text:p>0.63277952833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0.632819412516446">
                <text:p>0.63281941251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632859479432209">
                <text:p>0.63285947943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0.632899726052574">
                <text:p>0.63289972605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0.632931593735542">
                <text:p>0.632931593735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0.632961448944183">
                <text:p>0.632961448944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0.633002264873108">
                <text:p>0.63300226487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0.63304324412391">
                <text:p>0.63304324412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0.633084397172753">
                <text:p>0.63308439717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0.633112536658966">
                <text:p>0.633112536658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0.633152024326293">
                <text:p>0.633152024326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0.633181427649428">
                <text:p>0.633181427649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633190917149026">
                <text:p>0.633190917149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0.633200737606304">
                <text:p>0.63320073760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0.633205048512843">
                <text:p>0.63320504851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0.63321550758332">
                <text:p>0.63321550758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0.633226264432283">
                <text:p>0.633226264432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0.633239177522112">
                <text:p>0.63323917752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0.633250527517674">
                <text:p>0.633250527517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0.633262186070186">
                <text:p>0.63326218607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0.633268411259837">
                <text:p>0.633268411259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0.633280660144695">
                <text:p>0.633280660144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633293177051555">
                <text:p>0.63329317705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0.633307827759423">
                <text:p>0.633307827759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0.633320908874793">
                <text:p>0.63332090887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0.633334277789483">
                <text:p>0.633334277789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0.633342275724519">
                <text:p>0.63334227572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0.633356198499302">
                <text:p>0.63335619849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0.6333703613059">
                <text:p>0.633370361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0.633380766098624">
                <text:p>0.633380766098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0.633391097473089">
                <text:p>0.63339109747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0.633407306493107">
                <text:p>0.63340730649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633418483271574">
                <text:p>0.63341848327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0.633436417969055">
                <text:p>0.633436417969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0.633449010213861">
                <text:p>0.633449010213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0.633458294800825">
                <text:p>0.63345829480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0.633496339386674">
                <text:p>0.63349633938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0.633538621058533">
                <text:p>0.63353862105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0.633578922644617">
                <text:p>0.633578922644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0.633629333462434">
                <text:p>0.63362933346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0.633679810847011">
                <text:p>0.633679810847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0.633702067893523">
                <text:p>0.633702067893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633720191612422">
                <text:p>0.63372019161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0.633746255068231">
                <text:p>0.63374625506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0.633766723486372">
                <text:p>0.63376672348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0.633791976192026">
                <text:p>0.63379197619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0.633815452491494">
                <text:p>0.63381545249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0.633837236133548">
                <text:p>0.63383723613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0.633859226460089">
                <text:p>0.633859226460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0.633876800421229">
                <text:p>0.63387680042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0.633898668625279">
                <text:p>0.633898668625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0.633920953713396">
                <text:p>0.63392095371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633939619176445">
                <text:p>0.633939619176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0.633958244491758">
                <text:p>0.63395824449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0.633982915756326">
                <text:p>0.63398291575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0.633997348880911">
                <text:p>0.63399734888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0.634021431972614">
                <text:p>0.63402143197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0.634044948032937">
                <text:p>0.63404494803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0.634065587596141">
                <text:p>0.63406558759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0.634087303122113">
                <text:p>0.63408730312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0.634113168736066">
                <text:p>0.63411316873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0.634134120155018">
                <text:p>0.634134120155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634157149921859">
                <text:p>0.63415714992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0.634184390149145">
                <text:p>0.634184390149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0.634210811941841">
                <text:p>0.63421081194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0.634235069641457">
                <text:p>0.63423506964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0.634264775496843">
                <text:p>0.63426477549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0.634280995571302">
                <text:p>0.63428099557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0.634310702310024">
                <text:p>0.63431070231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0.634335875347863">
                <text:p>0.63433587534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0.634366143237349">
                <text:p>0.63436614323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0.634391310973262">
                <text:p>0.63439131097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634421822805371">
                <text:p>0.634421822805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0.634438757098405">
                <text:p>0.634438757098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0.634469563032256">
                <text:p>0.63446956303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0.634495307872124">
                <text:p>0.63449530787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0.634514589402627">
                <text:p>0.63451458940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0.634540628760227">
                <text:p>0.63454062876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0.634564098811836">
                <text:p>0.63456409881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0.634584802148394">
                <text:p>0.63458480214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0.634613603589189">
                <text:p>0.63461360358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0.634640195605938">
                <text:p>0.63464019560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63466134327796">
                <text:p>0.63466134327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0.634689190105064">
                <text:p>0.63468919010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0.634711623778385">
                <text:p>0.63471162377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0.634738785904551">
                <text:p>0.63473878590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0.634758819933164">
                <text:p>0.63475881993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0.634787219008615">
                <text:p>0.634787219008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0.634812487566905">
                <text:p>0.63481248756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0.634841104075172">
                <text:p>0.63484110407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0.634869856616391">
                <text:p>0.634869856616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0.634894809433033">
                <text:p>0.63489480943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634913467819539">
                <text:p>0.634913467819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0.63494363335401">
                <text:p>0.63494363335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0.634973906307543">
                <text:p>0.634973906307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0.634997090215435">
                <text:p>0.63499709021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0.635023562480111">
                <text:p>0.63502356248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0.635054162381964">
                <text:p>0.63505416238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0.635083595952444">
                <text:p>0.63508359595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0.635104436974581">
                <text:p>0.635104436974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0.635135351750535">
                <text:p>0.63513535175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0.635159476692053">
                <text:p>0.63515947669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635183812454768">
                <text:p>0.635183812454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0.635205757512266">
                <text:p>0.63520575751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0.635253801087041">
                <text:p>0.63525380108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0.635271916233022">
                <text:p>0.635271916233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0.635296747433493">
                <text:p>0.635296747433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0.635306483963745">
                <text:p>0.635306483963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0.635301959197052">
                <text:p>0.635301959197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0.635329904821375">
                <text:p>0.63532990482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0.635336955151399">
                <text:p>0.63533695515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0.635349828498632">
                <text:p>0.635349828498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635357227896535">
                <text:p>0.635357227896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0.635367625566802">
                <text:p>0.635367625566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0.635375372890975">
                <text:p>0.63537537289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0.635381741739063">
                <text:p>0.63538174173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0.635391392060222">
                <text:p>0.63539139206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0.635399657240956">
                <text:p>0.63539965724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0.635413852990547">
                <text:p>0.63541385299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0.635419676454027">
                <text:p>0.635419676454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0.635436997169519">
                <text:p>0.635436997169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0.635444635161875">
                <text:p>0.63544463516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635453713073412">
                <text:p>0.63545371307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0.635464448082458">
                <text:p>0.63546444808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0.635466864825981">
                <text:p>0.63546686482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0.63548215767719">
                <text:p>0.63548215767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0.635493343727555">
                <text:p>0.635493343727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0.63550048610608">
                <text:p>0.6355004861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0.635505081154715">
                <text:p>0.63550508115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0.635512779714245">
                <text:p>0.635512779714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0.635520706750097">
                <text:p>0.63552070675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0.635532393719591">
                <text:p>0.635532393719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635544501252541">
                <text:p>0.63554450125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0.635552595954717">
                <text:p>0.6355525959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0.635559944843533">
                <text:p>0.63555994484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0.635569697513872">
                <text:p>0.635569697513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0.635583764595213">
                <text:p>0.635583764595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0.635591144292896">
                <text:p>0.635591144292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0.635601658627319">
                <text:p>0.635601658627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0.635616050932638">
                <text:p>0.635616050932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0.635626522268991">
                <text:p>0.63562652226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0.635637119040366">
                <text:p>0.635637119040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635652010456207">
                <text:p>0.63565201045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0.635664760257556">
                <text:p>0.635664760257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0.635676601115041">
                <text:p>0.635676601115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0.635688595760948">
                <text:p>0.635688595760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0.63570100534627">
                <text:p>0.6357010053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0.635711446243964">
                <text:p>0.63571144624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0.635728990519308">
                <text:p>0.635728990519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0.635743627057414">
                <text:p>0.635743627057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0.635756247262208">
                <text:p>0.63575624726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0.635769355388948">
                <text:p>0.635769355388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635787128897332">
                <text:p>0.635787128897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0.635798319160709">
                <text:p>0.63579831916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38">
                <text:p>938</text:p>
              </table:table-cell>
              <table:table-cell office:value-type="float" office:value="0.638432452591265">
                <text:p>0.63843245259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8" chart:maximum="170" chart:interval-major="0.30102999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02" chart:maximum="1.42" chart:origin="0" chart:interval-major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minimum="0" chart:maximum="17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one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column-mapping="0" chart:style-name="ch1">
        <chart:plot-area chart:style-name="ch2" table:cell-range-address="Killgem_amps.A3:Killgem_amps.A200 Killgem_amps.F1:Killgem_amps.F1 Killgem_amps.F3:Killgem_amps.F200 Killgem_spec.C1:Killgem_spec.C129" chart:data-source-has-labels="row" svg:x="0.468cm" svg:y="0.255cm" svg:width="22.474cm" svg:height="12.247cm">
          <chartooo:coordinate-region svg:x="2.121cm" svg:y="0.455cm" svg:width="20.821cm" svg:height="11.40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Killgem_amps.F3:Killgem_amps.F200" chart:label-cell-address="Killgem_amps.F1:Killgem_amps.F1" chart:class="chart:scatter">
            <chart:domain table:cell-range-address="Killgem_amps.A3:Killgem_amps.A200"/>
            <chart:data-point chart:repeated="198"/>
          </chart:series>
          <chart:series chart:attached-axis="primary-y" chart:style-name="ch8" chart:values-cell-range-address="Killgem_spec.C2:Killgem_spec.C129" chart:label-cell-address="Killgem_spec.C1:Killgem_spec.C1" chart:class="chart:scatter">
            <chart:domain table:cell-range-address="Killgem_spec.A2:Killgem_spec.A129"/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Killgem_amps.F1:Killgem_amps.F1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Killgem_spec.C1:Kill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Killgem_amps.A3:Killgem_amps.A200</svg:desc>
                </draw:g>
              </table:table-cell>
              <table:table-cell office:value-type="float" office:value="NaN">
                <text:p>NaN</text:p>
                <draw:g>
                  <svg:desc>Killgem_amps.F3:Killgem_amps.F200</svg:desc>
                </draw:g>
              </table:table-cell>
              <table:table-cell office:value-type="float" office:value="1">
                <text:p>1</text:p>
                <draw:g>
                  <svg:desc>Killgem_spec.A2:Killgem_spec.A129</svg:desc>
                </draw:g>
              </table:table-cell>
              <table:table-cell office:value-type="float" office:value="NaN">
                <text:p>NaN</text:p>
                <draw:g>
                  <svg:desc>Killgem_spec.C2:Killgem_spec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565858132150754">
                <text:p>0.56585813215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795138842483858">
                <text:p>0.79513884248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883657280330625">
                <text:p>0.8836572803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962552157761764">
                <text:p>0.96255215776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  <table:table-cell office:value-type="float" office:value="7">
                <text:p>7</text:p>
              </table:table-cell>
              <table:table-cell office:value-type="float" office:value="1.0024092985711">
                <text:p>1.002409298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17229808989725">
                <text:p>1.17229808989725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.2387616223047">
                <text:p>1.2387616223047</text:p>
              </table:table-cell>
              <table:table-cell office:value-type="float" office:value="9">
                <text:p>9</text:p>
              </table:table-cell>
              <table:table-cell office:value-type="float" office:value="1.06537781294505">
                <text:p>1.0653778129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.27648070101313">
                <text:p>1.27648070101313</text:p>
              </table:table-cell>
              <table:table-cell office:value-type="float" office:value="10">
                <text:p>10</text:p>
              </table:table-cell>
              <table:table-cell office:value-type="float" office:value="1.08879072386374">
                <text:p>1.0887907238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.29773581812965">
                <text:p>1.29773581812965</text:p>
              </table:table-cell>
              <table:table-cell office:value-type="float" office:value="11">
                <text:p>11</text:p>
              </table:table-cell>
              <table:table-cell office:value-type="float" office:value="1.10817039896973">
                <text:p>1.108170398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.31143080403591">
                <text:p>1.31143080403591</text:p>
              </table:table-cell>
              <table:table-cell office:value-type="float" office:value="12">
                <text:p>12</text:p>
              </table:table-cell>
              <table:table-cell office:value-type="float" office:value="1.12700168189106">
                <text:p>1.1270016818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.32194708589232">
                <text:p>1.32194708589232</text:p>
              </table:table-cell>
              <table:table-cell office:value-type="float" office:value="13">
                <text:p>13</text:p>
              </table:table-cell>
              <table:table-cell office:value-type="float" office:value="1.14393802627205">
                <text:p>1.143938026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.32764191843317">
                <text:p>1.32764191843317</text:p>
              </table:table-cell>
              <table:table-cell office:value-type="float" office:value="14">
                <text:p>14</text:p>
              </table:table-cell>
              <table:table-cell office:value-type="float" office:value="1.15666962051674">
                <text:p>1.15666962051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.33847983461288">
                <text:p>1.33847983461288</text:p>
              </table:table-cell>
              <table:table-cell office:value-type="float" office:value="15">
                <text:p>15</text:p>
              </table:table-cell>
              <table:table-cell office:value-type="float" office:value="1.16654749315097">
                <text:p>1.166547493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.34516639880694">
                <text:p>1.34516639880694</text:p>
              </table:table-cell>
              <table:table-cell office:value-type="float" office:value="16">
                <text:p>16</text:p>
              </table:table-cell>
              <table:table-cell office:value-type="float" office:value="1.17398602707315">
                <text:p>1.1739860270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.35179311405736">
                <text:p>1.35179311405736</text:p>
              </table:table-cell>
              <table:table-cell office:value-type="float" office:value="17">
                <text:p>17</text:p>
              </table:table-cell>
              <table:table-cell office:value-type="float" office:value="1.18045377569778">
                <text:p>1.1804537756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.35572343036726">
                <text:p>1.35572343036726</text:p>
              </table:table-cell>
              <table:table-cell office:value-type="float" office:value="18">
                <text:p>18</text:p>
              </table:table-cell>
              <table:table-cell office:value-type="float" office:value="1.18753747908976">
                <text:p>1.1875374790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.35790735963615">
                <text:p>1.35790735963615</text:p>
              </table:table-cell>
              <table:table-cell office:value-type="float" office:value="19">
                <text:p>19</text:p>
              </table:table-cell>
              <table:table-cell office:value-type="float" office:value="1.19170022674966">
                <text:p>1.1917002267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.36012754897118">
                <text:p>1.36012754897118</text:p>
              </table:table-cell>
              <table:table-cell office:value-type="float" office:value="20">
                <text:p>20</text:p>
              </table:table-cell>
              <table:table-cell office:value-type="float" office:value="1.19602101477298">
                <text:p>1.19602101477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.36089884034175">
                <text:p>1.36089884034175</text:p>
              </table:table-cell>
              <table:table-cell office:value-type="float" office:value="21">
                <text:p>21</text:p>
              </table:table-cell>
              <table:table-cell office:value-type="float" office:value="1.20338592553683">
                <text:p>1.20338592553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.36756901365012">
                <text:p>1.36756901365012</text:p>
              </table:table-cell>
              <table:table-cell office:value-type="float" office:value="22">
                <text:p>22</text:p>
              </table:table-cell>
              <table:table-cell office:value-type="float" office:value="1.2101911493521">
                <text:p>1.210191149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.37103499423983">
                <text:p>1.37103499423983</text:p>
              </table:table-cell>
              <table:table-cell office:value-type="float" office:value="23">
                <text:p>23</text:p>
              </table:table-cell>
              <table:table-cell office:value-type="float" office:value="1.21500108860364">
                <text:p>1.215001088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.37331263931473">
                <text:p>1.37331263931473</text:p>
              </table:table-cell>
              <table:table-cell office:value-type="float" office:value="24">
                <text:p>24</text:p>
              </table:table-cell>
              <table:table-cell office:value-type="float" office:value="1.21961711083009">
                <text:p>1.21961711083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.37435862722779">
                <text:p>1.37435862722779</text:p>
              </table:table-cell>
              <table:table-cell office:value-type="float" office:value="25">
                <text:p>25</text:p>
              </table:table-cell>
              <table:table-cell office:value-type="float" office:value="1.22409013601667">
                <text:p>1.2240901360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.3751522572571">
                <text:p>1.3751522572571</text:p>
              </table:table-cell>
              <table:table-cell office:value-type="float" office:value="26">
                <text:p>26</text:p>
              </table:table-cell>
              <table:table-cell office:value-type="float" office:value="1.22833365192795">
                <text:p>1.2283336519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.37506109109309">
                <text:p>1.37506109109309</text:p>
              </table:table-cell>
              <table:table-cell office:value-type="float" office:value="27">
                <text:p>27</text:p>
              </table:table-cell>
              <table:table-cell office:value-type="float" office:value="1.23105175360076">
                <text:p>1.231051753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.37465690054902">
                <text:p>1.37465690054902</text:p>
              </table:table-cell>
              <table:table-cell office:value-type="float" office:value="28">
                <text:p>28</text:p>
              </table:table-cell>
              <table:table-cell office:value-type="float" office:value="1.23304163051597">
                <text:p>1.23304163051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.37439903825703">
                <text:p>1.37439903825703</text:p>
              </table:table-cell>
              <table:table-cell office:value-type="float" office:value="29">
                <text:p>29</text:p>
              </table:table-cell>
              <table:table-cell office:value-type="float" office:value="1.23487979155898">
                <text:p>1.23487979155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.37441177184114">
                <text:p>1.37441177184114</text:p>
              </table:table-cell>
              <table:table-cell office:value-type="float" office:value="30">
                <text:p>30</text:p>
              </table:table-cell>
              <table:table-cell office:value-type="float" office:value="1.23688311303793">
                <text:p>1.2368831130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.37406922987785">
                <text:p>1.37406922987785</text:p>
              </table:table-cell>
              <table:table-cell office:value-type="float" office:value="31">
                <text:p>31</text:p>
              </table:table-cell>
              <table:table-cell office:value-type="float" office:value="1.23864949233341">
                <text:p>1.2386494923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1.37387933482914">
                <text:p>1.37387933482914</text:p>
              </table:table-cell>
              <table:table-cell office:value-type="float" office:value="32">
                <text:p>32</text:p>
              </table:table-cell>
              <table:table-cell office:value-type="float" office:value="1.24025180115829">
                <text:p>1.2402518011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1.37384583822703">
                <text:p>1.37384583822703</text:p>
              </table:table-cell>
              <table:table-cell office:value-type="float" office:value="33">
                <text:p>33</text:p>
              </table:table-cell>
              <table:table-cell office:value-type="float" office:value="1.24118218354756">
                <text:p>1.24118218354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.37428526838127">
                <text:p>1.37428526838127</text:p>
              </table:table-cell>
              <table:table-cell office:value-type="float" office:value="34">
                <text:p>34</text:p>
              </table:table-cell>
              <table:table-cell office:value-type="float" office:value="1.24309878563759">
                <text:p>1.24309878563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.37499306958259">
                <text:p>1.37499306958259</text:p>
              </table:table-cell>
              <table:table-cell office:value-type="float" office:value="35">
                <text:p>35</text:p>
              </table:table-cell>
              <table:table-cell office:value-type="float" office:value="1.24792532074591">
                <text:p>1.24792532074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.37642068495115">
                <text:p>1.37642068495115</text:p>
              </table:table-cell>
              <table:table-cell office:value-type="float" office:value="36">
                <text:p>36</text:p>
              </table:table-cell>
              <table:table-cell office:value-type="float" office:value="1.25213610119419">
                <text:p>1.25213610119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.37680577285817">
                <text:p>1.37680577285817</text:p>
              </table:table-cell>
              <table:table-cell office:value-type="float" office:value="37">
                <text:p>37</text:p>
              </table:table-cell>
              <table:table-cell office:value-type="float" office:value="1.25505899047111">
                <text:p>1.2550589904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.37773206945737">
                <text:p>1.37773206945737</text:p>
              </table:table-cell>
              <table:table-cell office:value-type="float" office:value="38">
                <text:p>38</text:p>
              </table:table-cell>
              <table:table-cell office:value-type="float" office:value="1.25696356323769">
                <text:p>1.25696356323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.37882357195173">
                <text:p>1.37882357195173</text:p>
              </table:table-cell>
              <table:table-cell office:value-type="float" office:value="39">
                <text:p>39</text:p>
              </table:table-cell>
              <table:table-cell office:value-type="float" office:value="1.25843694035713">
                <text:p>1.25843694035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.37956014518611">
                <text:p>1.37956014518611</text:p>
              </table:table-cell>
              <table:table-cell office:value-type="float" office:value="40">
                <text:p>40</text:p>
              </table:table-cell>
              <table:table-cell office:value-type="float" office:value="1.25974918706222">
                <text:p>1.25974918706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.3802483023258">
                <text:p>1.3802483023258</text:p>
              </table:table-cell>
              <table:table-cell office:value-type="float" office:value="41">
                <text:p>41</text:p>
              </table:table-cell>
              <table:table-cell office:value-type="float" office:value="1.261515474746">
                <text:p>1.261515474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.38053935410265">
                <text:p>1.38053935410265</text:p>
              </table:table-cell>
              <table:table-cell office:value-type="float" office:value="42">
                <text:p>42</text:p>
              </table:table-cell>
              <table:table-cell office:value-type="float" office:value="1.26353125387336">
                <text:p>1.26353125387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.38080213051504">
                <text:p>1.38080213051504</text:p>
              </table:table-cell>
              <table:table-cell office:value-type="float" office:value="43">
                <text:p>43</text:p>
              </table:table-cell>
              <table:table-cell office:value-type="float" office:value="1.26507095084687">
                <text:p>1.26507095084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.38079255765443">
                <text:p>1.38079255765443</text:p>
              </table:table-cell>
              <table:table-cell office:value-type="float" office:value="44">
                <text:p>44</text:p>
              </table:table-cell>
              <table:table-cell office:value-type="float" office:value="1.2665059874527">
                <text:p>1.2665059874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.38116069881836">
                <text:p>1.38116069881836</text:p>
              </table:table-cell>
              <table:table-cell office:value-type="float" office:value="45">
                <text:p>45</text:p>
              </table:table-cell>
              <table:table-cell office:value-type="float" office:value="1.26784226162387">
                <text:p>1.26784226162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.38158021032155">
                <text:p>1.38158021032155</text:p>
              </table:table-cell>
              <table:table-cell office:value-type="float" office:value="46">
                <text:p>46</text:p>
              </table:table-cell>
              <table:table-cell office:value-type="float" office:value="1.26905812300742">
                <text:p>1.26905812300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1.38163624268498">
                <text:p>1.38163624268498</text:p>
              </table:table-cell>
              <table:table-cell office:value-type="float" office:value="47">
                <text:p>47</text:p>
              </table:table-cell>
              <table:table-cell office:value-type="float" office:value="1.27026880208177">
                <text:p>1.27026880208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1.38152394343351">
                <text:p>1.38152394343351</text:p>
              </table:table-cell>
              <table:table-cell office:value-type="float" office:value="48">
                <text:p>48</text:p>
              </table:table-cell>
              <table:table-cell office:value-type="float" office:value="1.27150179050044">
                <text:p>1.27150179050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.38177922464486">
                <text:p>1.38177922464486</text:p>
              </table:table-cell>
              <table:table-cell office:value-type="float" office:value="49">
                <text:p>49</text:p>
              </table:table-cell>
              <table:table-cell office:value-type="float" office:value="1.27261476819918">
                <text:p>1.272614768199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.38202542043188">
                <text:p>1.38202542043188</text:p>
              </table:table-cell>
              <table:table-cell office:value-type="float" office:value="50">
                <text:p>50</text:p>
              </table:table-cell>
              <table:table-cell office:value-type="float" office:value="1.273805865374">
                <text:p>1.2738058653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1.38354562612506">
                <text:p>1.38354562612506</text:p>
              </table:table-cell>
              <table:table-cell office:value-type="float" office:value="51">
                <text:p>51</text:p>
              </table:table-cell>
              <table:table-cell office:value-type="float" office:value="1.27461946886068">
                <text:p>1.27461946886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1.38456035284019">
                <text:p>1.38456035284019</text:p>
              </table:table-cell>
              <table:table-cell office:value-type="float" office:value="52">
                <text:p>52</text:p>
              </table:table-cell>
              <table:table-cell office:value-type="float" office:value="1.27581517796375">
                <text:p>1.27581517796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1.38538051683382">
                <text:p>1.38538051683382</text:p>
              </table:table-cell>
              <table:table-cell office:value-type="float" office:value="53">
                <text:p>53</text:p>
              </table:table-cell>
              <table:table-cell office:value-type="float" office:value="1.27690003747265">
                <text:p>1.27690003747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1.38619040704178">
                <text:p>1.38619040704178</text:p>
              </table:table-cell>
              <table:table-cell office:value-type="float" office:value="54">
                <text:p>54</text:p>
              </table:table-cell>
              <table:table-cell office:value-type="float" office:value="1.27799075359526">
                <text:p>1.27799075359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1.38703015350218">
                <text:p>1.38703015350218</text:p>
              </table:table-cell>
              <table:table-cell office:value-type="float" office:value="55">
                <text:p>55</text:p>
              </table:table-cell>
              <table:table-cell office:value-type="float" office:value="1.27883755420282">
                <text:p>1.27883755420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1.38774957161218">
                <text:p>1.38774957161218</text:p>
              </table:table-cell>
              <table:table-cell office:value-type="float" office:value="56">
                <text:p>56</text:p>
              </table:table-cell>
              <table:table-cell office:value-type="float" office:value="1.27987845437857">
                <text:p>1.27987845437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.38844914610598">
                <text:p>1.38844914610598</text:p>
              </table:table-cell>
              <table:table-cell office:value-type="float" office:value="57">
                <text:p>57</text:p>
              </table:table-cell>
              <table:table-cell office:value-type="float" office:value="1.28084921847377">
                <text:p>1.280849218473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.38923508988549">
                <text:p>1.38923508988549</text:p>
              </table:table-cell>
              <table:table-cell office:value-type="float" office:value="58">
                <text:p>58</text:p>
              </table:table-cell>
              <table:table-cell office:value-type="float" office:value="1.28173715780967">
                <text:p>1.281737157809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1.38958812180873">
                <text:p>1.38958812180873</text:p>
              </table:table-cell>
              <table:table-cell office:value-type="float" office:value="59">
                <text:p>59</text:p>
              </table:table-cell>
              <table:table-cell office:value-type="float" office:value="1.2825177106924">
                <text:p>1.28251771069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1.39007174025557">
                <text:p>1.39007174025557</text:p>
              </table:table-cell>
              <table:table-cell office:value-type="float" office:value="60">
                <text:p>60</text:p>
              </table:table-cell>
              <table:table-cell office:value-type="float" office:value="1.28327478885451">
                <text:p>1.283274788854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1.3905832786915">
                <text:p>1.3905832786915</text:p>
              </table:table-cell>
              <table:table-cell office:value-type="float" office:value="61">
                <text:p>61</text:p>
              </table:table-cell>
              <table:table-cell office:value-type="float" office:value="1.2840782944589">
                <text:p>1.2840782944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39068377806959">
                <text:p>1.39068377806959</text:p>
              </table:table-cell>
              <table:table-cell office:value-type="float" office:value="62">
                <text:p>62</text:p>
              </table:table-cell>
              <table:table-cell office:value-type="float" office:value="1.28489031769333">
                <text:p>1.28489031769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1.39101494117231">
                <text:p>1.39101494117231</text:p>
              </table:table-cell>
              <table:table-cell office:value-type="float" office:value="63">
                <text:p>63</text:p>
              </table:table-cell>
              <table:table-cell office:value-type="float" office:value="1.28587861758224">
                <text:p>1.28587861758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1.39122985487301">
                <text:p>1.39122985487301</text:p>
              </table:table-cell>
              <table:table-cell office:value-type="float" office:value="64">
                <text:p>64</text:p>
              </table:table-cell>
              <table:table-cell office:value-type="float" office:value="1.28686911248328">
                <text:p>1.286869112483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1.39102438197412">
                <text:p>1.39102438197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1.39135529720066">
                <text:p>1.39135529720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1.39142611666217">
                <text:p>1.3914261166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.39185381560146">
                <text:p>1.3918538156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.39223336786721">
                <text:p>1.39223336786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.39260905690514">
                <text:p>1.39260905690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.39287942872387">
                <text:p>1.3928794287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1.39313336962513">
                <text:p>1.3931333696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1.39366571284956">
                <text:p>1.39366571284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1.39399940278827">
                <text:p>1.39399940278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.39429307541111">
                <text:p>1.3942930754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1.39471309324278">
                <text:p>1.3947130932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1.39476549133856">
                <text:p>1.39476549133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.39481910132622">
                <text:p>1.39481910132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1.39490925315211">
                <text:p>1.39490925315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.39501396911361">
                <text:p>1.3950139691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.39506709512588">
                <text:p>1.39506709512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1.39517375470128">
                <text:p>1.3951737547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1.39543540250686">
                <text:p>1.39543540250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1.39570604140873">
                <text:p>1.39570604140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1.39599191388846">
                <text:p>1.39599191388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1.39613095885534">
                <text:p>1.39613095885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1.39623678662495">
                <text:p>1.3962367866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1.39625123865592">
                <text:p>1.3962512386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1.39616615440684">
                <text:p>1.3961661544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1.3965433156486">
                <text:p>1.396543315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1.39730325341325">
                <text:p>1.3973032534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1.39806542803169">
                <text:p>1.3980654280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1.39879339752134">
                <text:p>1.3987933975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1.39912090913585">
                <text:p>1.3991209091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.39938199771711">
                <text:p>1.3993819977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1.39962789856838">
                <text:p>1.3996278985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.39992819351444">
                <text:p>1.3999281935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.40021793571749">
                <text:p>1.4002179357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.40103145517032">
                <text:p>1.40103145517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.40135137818848">
                <text:p>1.40135137818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.40180882760244">
                <text:p>1.4018088276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.40211798162955">
                <text:p>1.4021179816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.40242150789707">
                <text:p>1.40242150789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.40262680359422">
                <text:p>1.40262680359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.40296083325672">
                <text:p>1.40296083325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.40312771929684">
                <text:p>1.40312771929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.40344604845087">
                <text:p>1.40344604845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.40375162131641">
                <text:p>1.4037516213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.40414006469976">
                <text:p>1.4041400646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.40447701920328">
                <text:p>1.4044770192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.40481491674084">
                <text:p>1.40481491674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.4050855054011">
                <text:p>1.405085505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.40538131960673">
                <text:p>1.40538131960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.40575545204241">
                <text:p>1.40575545204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.40599722980369">
                <text:p>1.40599722980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.40621850318168">
                <text:p>1.4062185031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.40642910018839">
                <text:p>1.4064291001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.40676313457993">
                <text:p>1.40676313457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.40696190802196">
                <text:p>1.4069619080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.40704776334512">
                <text:p>1.40704776334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.40719609250692">
                <text:p>1.4071960925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.40728937902849">
                <text:p>1.40728937902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.40734007281979">
                <text:p>1.4073400728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.40739532683996">
                <text:p>1.40739532683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.40745494231551">
                <text:p>1.4074549423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0">
                <text:p>170</text:p>
              </table:table-cell>
              <table:table-cell office:value-type="float" office:value="1.40817550896453">
                <text:p>1.40817550896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128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1" chart:maximum="0.5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46cm" svg:height="12.731cm" xlink:href=".." xlink:type="simple" chart:class="chart:scatter" chart:style-name="ch1">
        <chart:plot-area chart:style-name="ch2" table:cell-range-address="Managem_spec.A2:Managem_spec.A129 Managem_spec.C1:Managem_spec.C129" chart:data-source-has-labels="row" svg:x="0.776cm" svg:y="0.337cm" svg:width="26.445cm" svg:height="11.867cm">
          <chartooo:coordinate-region svg:x="2.429cm" svg:y="0.536cm" svg:width="24.513cm" svg:height="11.02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spec.C2:Managem_spec.C129" chart:label-cell-address="Managem_spec.C1:Managem_spec.C1" chart:class="chart:scatter">
            <chart:domain table:cell-range-address="Managem_spec.A2:Managem_spec.A129"/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Managem_spec.C1:Mana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spec.A2:Managem_spec.A129</svg:desc>
                </draw:g>
              </table:table-cell>
              <table:table-cell office:value-type="float" office:value="NaN">
                <text:p>NaN</text:p>
                <draw:g>
                  <svg:desc>Managem_spec.C2:Managem_spec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15047388215145">
                <text:p>0.115047388215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23369922856036">
                <text:p>0.523369922856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524008983343071">
                <text:p>0.524008983343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524645270076822">
                <text:p>0.524645270076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525278627169207">
                <text:p>0.525278627169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25876046363518">
                <text:p>0.525876046363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6500948274577">
                <text:p>0.526500948274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527122632907337">
                <text:p>0.527122632907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527726878590613">
                <text:p>0.527726878590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52811209226685">
                <text:p>0.52811209226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528544873933491">
                <text:p>0.528544873933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2893541558483">
                <text:p>0.52893541558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529327595054562">
                <text:p>0.529327595054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529721205987807">
                <text:p>0.529721205987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530116056508277">
                <text:p>0.530116056508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530511697755933">
                <text:p>0.530511697755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30886870594976">
                <text:p>0.530886870594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31241994599579">
                <text:p>0.531241994599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531640542107425">
                <text:p>0.53164054210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32007546749342">
                <text:p>0.532007546749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32369872918189">
                <text:p>0.532369872918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32583374305693">
                <text:p>0.532583374305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532800586178675">
                <text:p>0.532800586178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533021077370003">
                <text:p>0.53302107737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533245031495455">
                <text:p>0.53324503149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533472099925914">
                <text:p>0.533472099925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33705975868138">
                <text:p>0.533705975868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533904291691948">
                <text:p>0.533904291691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534139954498206">
                <text:p>0.534139954498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534363000059932">
                <text:p>0.534363000059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534600687204549">
                <text:p>0.534600687204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34840460448128">
                <text:p>0.534840460448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535078026946256">
                <text:p>0.535078026946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535323146376965">
                <text:p>0.535323146376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535570319288211">
                <text:p>0.535570319288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535824852298757">
                <text:p>0.535824852298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36293103843297">
                <text:p>0.536293103843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536764902068745">
                <text:p>0.5367649020687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537233924131453">
                <text:p>0.537233924131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537700210667958">
                <text:p>0.537700210667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538163749242273">
                <text:p>0.538163749242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38606991855486">
                <text:p>0.538606991855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539030463416398">
                <text:p>0.539030463416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39486282167087">
                <text:p>0.539486282167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539913211493181">
                <text:p>0.539913211493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540283433762641">
                <text:p>0.5402834337626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0639945614049">
                <text:p>0.540639945614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54098305678633">
                <text:p>0.54098305678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541313016705075">
                <text:p>0.541313016705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541646818380133">
                <text:p>0.5416468183801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541979763474049">
                <text:p>0.541979763474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42311808698329">
                <text:p>0.542311808698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542642992787479">
                <text:p>0.542642992787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54297319588443">
                <text:p>0.54297319588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543287925660645">
                <text:p>0.5432879256606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543601876727671">
                <text:p>0.543601876727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43904656699174">
                <text:p>0.5439046566991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54422750307756">
                <text:p>0.54422750307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544546406065533">
                <text:p>0.544546406065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544861281181836">
                <text:p>0.544861281181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545180918000733">
                <text:p>0.545180918000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4549946114318">
                <text:p>0.54549946114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545825164063863">
                <text:p>0.545825164063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546149935002518">
                <text:p>0.5461499350025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46478601387746">
                <text:p>0.546478601387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4" chart:interval-major="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55" chart:maximum="1.3" chart:origin="0" chart:interval-major="0.1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89cm" svg:height="12.677cm" xlink:href=".." xlink:type="simple" chart:class="chart:scatter" chart:style-name="ch1">
        <chart:plot-area chart:style-name="ch2" table:cell-range-address="Killgem_spec.A2:Killgem_spec.A65 Killgem_spec.C1:Killgem_spec.C65" chart:data-source-has-labels="row" svg:x="0.571cm" svg:y="0.253cm" svg:width="27.447cm" svg:height="12.171cm">
          <chartooo:coordinate-region svg:x="2.224cm" svg:y="0.452cm" svg:width="25.607cm" svg:height="11.32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spec.C2:Killgem_spec.C65" chart:label-cell-address="Killgem_spec.C1:Killgem_spec.C1" chart:class="chart:scatter">
            <chart:domain table:cell-range-address="Killgem_spec.A2:Killgem_spec.A65"/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Killgem_spec.C1:Kill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spec.A2:Killgem_spec.A65</svg:desc>
                </draw:g>
              </table:table-cell>
              <table:table-cell office:value-type="float" office:value="NaN">
                <text:p>NaN</text:p>
                <draw:g>
                  <svg:desc>Killgem_spec.C2:Killgem_spec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5858132150754">
                <text:p>0.56585813215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95138842483858">
                <text:p>0.79513884248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3657280330625">
                <text:p>0.8836572803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2552157761764">
                <text:p>0.96255215776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024092985711">
                <text:p>1.002409298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6537781294505">
                <text:p>1.0653778129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8879072386374">
                <text:p>1.0887907238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0817039896973">
                <text:p>1.108170398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2700168189106">
                <text:p>1.1270016818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4393802627205">
                <text:p>1.143938026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5666962051674">
                <text:p>1.15666962051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16654749315097">
                <text:p>1.166547493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7398602707315">
                <text:p>1.1739860270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8045377569778">
                <text:p>1.1804537756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18753747908976">
                <text:p>1.1875374790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9170022674966">
                <text:p>1.1917002267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9602101477298">
                <text:p>1.19602101477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20338592553683">
                <text:p>1.20338592553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2101911493521">
                <text:p>1.210191149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21500108860364">
                <text:p>1.215001088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21961711083009">
                <text:p>1.21961711083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22409013601667">
                <text:p>1.2240901360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2833365192795">
                <text:p>1.2283336519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3105175360076">
                <text:p>1.231051753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23304163051597">
                <text:p>1.23304163051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3487979155898">
                <text:p>1.23487979155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3688311303793">
                <text:p>1.2368831130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23864949233341">
                <text:p>1.2386494923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24025180115829">
                <text:p>1.2402518011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24118218354756">
                <text:p>1.24118218354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4309878563759">
                <text:p>1.24309878563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24792532074591">
                <text:p>1.24792532074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25213610119419">
                <text:p>1.25213610119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25505899047111">
                <text:p>1.2550589904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25696356323769">
                <text:p>1.25696356323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5843694035713">
                <text:p>1.25843694035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25974918706222">
                <text:p>1.25974918706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261515474746">
                <text:p>1.261515474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6353125387336">
                <text:p>1.26353125387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26507095084687">
                <text:p>1.26507095084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665059874527">
                <text:p>1.2665059874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26784226162387">
                <text:p>1.26784226162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26905812300742">
                <text:p>1.26905812300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27026880208177">
                <text:p>1.27026880208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27150179050044">
                <text:p>1.27150179050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27261476819918">
                <text:p>1.272614768199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273805865374">
                <text:p>1.2738058653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27461946886068">
                <text:p>1.274619468860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27581517796375">
                <text:p>1.27581517796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27690003747265">
                <text:p>1.27690003747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27799075359526">
                <text:p>1.27799075359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27883755420282">
                <text:p>1.27883755420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27987845437857">
                <text:p>1.27987845437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28084921847377">
                <text:p>1.280849218473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28173715780967">
                <text:p>1.281737157809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2825177106924">
                <text:p>1.28251771069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28327478885451">
                <text:p>1.283274788854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2840782944589">
                <text:p>1.28407829445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28489031769333">
                <text:p>1.28489031769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28587861758224">
                <text:p>1.28587861758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28686911248328">
                <text:p>1.286869112483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auto-position="true" chart:auto-size="tru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minimum="0" chart:maximum="472" chart:interval-major="6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557" chart:maximum="0.637" chart:origin="0" chart:interval-major="0.00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minimum="0" chart:maximum="17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automatic" chart:symbol-width="0.2cm" chart:symbol-height="0.2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1">
      <style:chart-properties chart:symbol-type="automatic" chart:symbol-width="0.2cm" chart:symbol-height="0.2cm" chart:link-data-style-to-source="true" chart:mean-valu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svg:stroke-width="0.051cm" svg:stroke-color="#ff420e"/>
    </style:style>
    <style:style style:name="ch10" style:family="chart">
      <style:graphic-properties svg:stroke-width="0.051cm" svg:stroke-color="#ff420e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column-mapping="0 2 1" chart:style-name="ch1">
        <chart:plot-area chart:style-name="ch2" table:cell-range-address="Managem_amps.A2:Managem_amps.A480 Managem_amps.F1:Managem_amps.F480 Managem_amps.D1:Managem_amps.D480" chart:data-source-has-labels="row" svg:x="0.468cm" svg:y="0.255cm" svg:width="22.474cm" svg:height="12.247cm">
          <chartooo:coordinate-region svg:x="2.121cm" svg:y="0.454cm" svg:width="19.908cm" svg:height="11.40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Managem_amps.F2:Managem_amps.F480" chart:label-cell-address="Managem_amps.F1:Managem_amps.F1" chart:class="chart:scatter">
            <chart:domain table:cell-range-address="Managem_amps.A2:Managem_amps.A480"/>
            <chart:data-point chart:repeated="479"/>
          </chart:series>
          <chart:series chart:attached-axis="secondary-y" chart:style-name="ch8" chart:values-cell-range-address="Managem_amps.D2:Managem_amps.D480" chart:label-cell-address="Managem_amps.D1:Managem_amps.D1" chart:class="chart:scatter">
            <chart:mean-value chart:style-name="ch9"/>
            <chart:regression-curve chart:style-name="ch10"/>
            <chart:data-point chart:repeated="157"/>
            <chart:data-point chart:style-name="ch11"/>
            <chart:data-point chart:repeated="3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  <table:table-cell office:value-type="string">
                <text:p>Ratio</text:p>
                <draw:g>
                  <svg:desc>Managem_amps.D1:Mana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amps.A2:Managem_amps.A480</svg:desc>
                </draw:g>
              </table:table-cell>
              <table:table-cell office:value-type="float" office:value="NaN">
                <text:p>NaN</text:p>
                <draw:g>
                  <svg:desc>Managem_amps.F2:Managem_amps.F480</svg:desc>
                </draw:g>
              </table:table-cell>
              <table:table-cell office:value-type="float" office:value="NaN">
                <text:p>NaN</text:p>
                <draw:g>
                  <svg:desc>Managem_amps.D2:Managem_amps.D4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76883082196302">
                <text:p>0.476883082196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58783581574555">
                <text:p>0.558783581574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776023673578">
                <text:p>0.572776023673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78606777423632">
                <text:p>0.578606777423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82449936529295">
                <text:p>0.582449936529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4944111027638">
                <text:p>0.5849441110276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8683653961372">
                <text:p>0.58683653961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88176863146834">
                <text:p>0.5881768631468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1042035226689">
                <text:p>0.5910420352266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92339886084403">
                <text:p>0.5923398860844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94089449312722">
                <text:p>0.59408944931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94702802352755">
                <text:p>0.5947028023527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94639181191948">
                <text:p>0.5946391811919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95325852033065">
                <text:p>0.5953258520330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96136192282227">
                <text:p>0.5961361922822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98682043266859">
                <text:p>0.59868204326685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0893015193157">
                <text:p>0.6008930151931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02689887649563">
                <text:p>0.60268988764956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04049515647586">
                <text:p>0.6040495156475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04807466371712">
                <text:p>0.6048074663717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06139279771813">
                <text:p>0.6061392797718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06720968737452">
                <text:p>0.60672096873745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0742166029772">
                <text:p>0.60742166029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08145464972507">
                <text:p>0.60814546497250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0890351475945">
                <text:p>0.608903514759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09023185330904">
                <text:p>0.60902318533090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09158213603025">
                <text:p>0.6091582136030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0934864766091">
                <text:p>0.6093486476609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0956400539376">
                <text:p>0.609564005393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09484443663977">
                <text:p>0.60948444366397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10113591758396">
                <text:p>0.61011359175839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10689364053337">
                <text:p>0.6106893640533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1158901827776">
                <text:p>0.61115890182777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11625522087">
                <text:p>0.611625522087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1211361960567">
                <text:p>0.612113619605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12236788621599">
                <text:p>0.61223678862159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12818619153936">
                <text:p>0.612818619153936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13407708923633">
                <text:p>0.6134077089236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13642469141321">
                <text:p>0.613642469141321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13637130159679">
                <text:p>0.61363713015967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13618483928375">
                <text:p>0.613618483928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13678220262183">
                <text:p>0.61367822026218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421112663581">
                <text:p>0.61442111266358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15160316032866">
                <text:p>0.61516031603286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15486534290134">
                <text:p>0.615486534290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15852424194139">
                <text:p>0.61585242419413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15933597176854">
                <text:p>0.61593359717685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16032170921145">
                <text:p>0.61603217092114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16097744600884">
                <text:p>0.6160977446008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16228107727367">
                <text:p>0.61622810772736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16274302566926">
                <text:p>0.61627430256692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16716793086857">
                <text:p>0.61671679308685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16882659952861">
                <text:p>0.6168826599528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17059523096679">
                <text:p>0.61705952309667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17201742880102">
                <text:p>0.61720174288010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17398877125632">
                <text:p>0.61739887712563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17534728280239">
                <text:p>0.61753472828023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17616182143644">
                <text:p>0.6176161821436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17724203120245">
                <text:p>0.617724203120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17961747492725">
                <text:p>0.617961747492725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18225253871446">
                <text:p>0.618225253871446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18452786852653">
                <text:p>0.61845278685265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26631256728">
                <text:p>0.618726631256728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18853203920083">
                <text:p>0.618853203920083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18985938300749">
                <text:p>0.6189859383007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19047067868809">
                <text:p>0.619047067868809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19304407338087">
                <text:p>0.61930440733808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19591620665407">
                <text:p>0.6195916206654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19766693871639">
                <text:p>0.61976669387163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20080036977144">
                <text:p>0.62008003697714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20454323256746">
                <text:p>0.620454323256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20879292205067">
                <text:p>0.62087929220506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124731222546">
                <text:p>0.6212473122254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21578936006511">
                <text:p>0.62157893600651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21846376362464">
                <text:p>0.621846376362464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22199780318583">
                <text:p>0.622199780318583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22382410551015">
                <text:p>0.6223824105510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2548287241717">
                <text:p>0.622548287241717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22738178672698">
                <text:p>0.622738178672698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22911285754691">
                <text:p>0.62291128575469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23057531103518">
                <text:p>0.62305753110351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23199410944732">
                <text:p>0.623199410944732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23338076842933">
                <text:p>0.6233380768429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23481986384126">
                <text:p>0.623481986384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23690737693494">
                <text:p>0.62369073769349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23889148308027">
                <text:p>0.623889148308027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24120614683613">
                <text:p>0.624120614683613</text:p>
              </table:table-cell>
              <table:table-cell office:value-type="float" office:value="7.42857142857143">
                <text:p>7.42857142857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24347575595438">
                <text:p>0.624347575595438</text:p>
              </table:table-cell>
              <table:table-cell office:value-type="float" office:value="7.57142857142857">
                <text:p>7.57142857142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24572150527702">
                <text:p>0.624572150527702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2476701948901">
                <text:p>0.62476701948901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24996983321465">
                <text:p>0.6249969833214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25092732623123">
                <text:p>0.625092732623123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25175779468602">
                <text:p>0.625175779468602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25262440038994">
                <text:p>0.625262440038994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25352400059649">
                <text:p>0.625352400059649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25461641547895">
                <text:p>0.625461641547895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25502858810444">
                <text:p>0.625502858810444</text:p>
              </table:table-cell>
              <table:table-cell office:value-type="float" office:value="8.85714285714286">
                <text:p>8.857142857142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25618373081512">
                <text:p>0.6256183730815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25636704498305">
                <text:p>0.62563670449830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25742922490435">
                <text:p>0.625742922490435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2585161645406">
                <text:p>0.6258516164540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25978017172548">
                <text:p>0.625978017172548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603908789391">
                <text:p>0.6260390878939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2617025115373">
                <text:p>0.62617025115373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26229766128777">
                <text:p>0.6262297661287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26292271920374">
                <text:p>0.626292271920374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26357698181211">
                <text:p>0.62635769818121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26425912948385">
                <text:p>0.626425912948385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26472722106225">
                <text:p>0.62647272210622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2651087644151">
                <text:p>0.62651087644151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26539184111431">
                <text:p>0.62653918411143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26557848365527">
                <text:p>0.626557848365527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26605000695729">
                <text:p>0.626605000695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26638316565336">
                <text:p>0.62663831656533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26659301608065">
                <text:p>0.62665930160806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26712619485945">
                <text:p>0.626712619485945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26771783779579">
                <text:p>0.62677178377957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26806714043115">
                <text:p>0.626806714043115</text:p>
              </table:table-cell>
              <table:table-cell office:value-type="float" office:value="9.625">
                <text:p>9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26808304620274">
                <text:p>0.6268083046202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26867123030867">
                <text:p>0.626867123030867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26904090386964">
                <text:p>0.626904090386964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26967289278905">
                <text:p>0.626967289278905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27044550546844">
                <text:p>0.627044550546844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27093757002029">
                <text:p>0.627093757002029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27114991298688">
                <text:p>0.62711499129868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27169326820304">
                <text:p>0.627169326820304</text:p>
              </table:table-cell>
              <table:table-cell office:value-type="float" office:value="8.77777777777778">
                <text:p>8.77777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27129992029776">
                <text:p>0.627129992029776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27256291120082">
                <text:p>0.6272562911200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27229518639817">
                <text:p>0.627229518639817</text:p>
              </table:table-cell>
              <table:table-cell office:value-type="float" office:value="9.11111111111111">
                <text:p>9.11111111111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27205597893797">
                <text:p>0.627205597893797</text:p>
              </table:table-cell>
              <table:table-cell office:value-type="float" office:value="9.22222222222222">
                <text:p>9.222222222222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27185956890304">
                <text:p>0.62718595689030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27171577491017">
                <text:p>0.627171577491017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27159824245292">
                <text:p>0.627159824245292</text:p>
              </table:table-cell>
              <table:table-cell office:value-type="float" office:value="9.55555555555556">
                <text:p>9.55555555555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27194730916296">
                <text:p>0.627194730916296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27295049895577">
                <text:p>0.627295049895577</text:p>
              </table:table-cell>
              <table:table-cell office:value-type="float" office:value="6.90909090909091">
                <text:p>6.909090909090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27368747586761">
                <text:p>0.6273687475867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27423707381937">
                <text:p>0.627423707381937</text:p>
              </table:table-cell>
              <table:table-cell office:value-type="float" office:value="7.09090909090909">
                <text:p>7.09090909090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27501007851187">
                <text:p>0.627501007851187</text:p>
              </table:table-cell>
              <table:table-cell office:value-type="float" office:value="7.18181818181818">
                <text:p>7.181818181818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27538728119171">
                <text:p>0.627538728119171</text:p>
              </table:table-cell>
              <table:table-cell office:value-type="float" office:value="7.27272727272727">
                <text:p>7.272727272727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27641419858139">
                <text:p>0.627641419858139</text:p>
              </table:table-cell>
              <table:table-cell office:value-type="float" office:value="7.36363636363636">
                <text:p>7.36363636363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2771761736759">
                <text:p>0.62771761736759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27799370872471">
                <text:p>0.627799370872471</text:p>
              </table:table-cell>
              <table:table-cell office:value-type="float" office:value="6.41666666666667">
                <text:p>6.41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7866746980956">
                <text:p>0.62786674698095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27951537987833">
                <text:p>0.627951537987833</text:p>
              </table:table-cell>
              <table:table-cell office:value-type="float" office:value="6.58333333333333">
                <text:p>6.58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2802237125831">
                <text:p>0.62802237125831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2811068050536">
                <text:p>0.6281106805053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28191233920043">
                <text:p>0.628191233920043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28272805612654">
                <text:p>0.628272805612654</text:p>
              </table:table-cell>
              <table:table-cell office:value-type="float" office:value="6.91666666666667">
                <text:p>6.91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28355428561532">
                <text:p>0.6283554285615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2843902804846">
                <text:p>0.62843902804846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28506199495737">
                <text:p>0.62850619949573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28535884580196">
                <text:p>0.62853588458019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28569366391329">
                <text:p>0.628569366391329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28605319069311">
                <text:p>0.628605319069311</text:p>
              </table:table-cell>
              <table:table-cell office:value-type="float" office:value="7.41666666666667">
                <text:p>7.416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28644363121162">
                <text:p>0.6286443631211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28685748961353">
                <text:p>0.628685748961353</text:p>
              </table:table-cell>
              <table:table-cell office:value-type="float" office:value="7.58333333333333">
                <text:p>7.5833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28727972574456">
                <text:p>0.628727972574456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28771157376543">
                <text:p>0.62877115737654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28815738788202">
                <text:p>0.628815738788202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28861611769581">
                <text:p>0.628861611769581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28908930310688">
                <text:p>0.6289089303106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28957497203797">
                <text:p>0.628957497203797</text:p>
              </table:table-cell>
              <table:table-cell office:value-type="float" office:value="8.08333333333333">
                <text:p>8.083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28998458083014">
                <text:p>0.628998458083014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29049381386826">
                <text:p>0.62904938138682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2907930552069">
                <text:p>0.6290793055206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29132557635887">
                <text:p>0.629132557635887</text:p>
              </table:table-cell>
              <table:table-cell office:value-type="float" office:value="8.41666666666667">
                <text:p>8.416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29178080610249">
                <text:p>0.62917808061024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29268159624054">
                <text:p>0.629268159624054</text:p>
              </table:table-cell>
              <table:table-cell office:value-type="float" office:value="8.58333333333333">
                <text:p>8.58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29364788773193">
                <text:p>0.629364788773193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29493553726032">
                <text:p>0.62949355372603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29619591441643">
                <text:p>0.629619591441643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29715198145394">
                <text:p>0.629715198145394</text:p>
              </table:table-cell>
              <table:table-cell office:value-type="float" office:value="8.91666666666667">
                <text:p>8.916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29769069577706">
                <text:p>0.6297690695777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29823807982106">
                <text:p>0.629823807982106</text:p>
              </table:table-cell>
              <table:table-cell office:value-type="float" office:value="9.08333333333333">
                <text:p>9.083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29879427361577">
                <text:p>0.629879427361577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29935847832813">
                <text:p>0.62993584783281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29995625031173">
                <text:p>0.629995625031173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0053723505298">
                <text:p>0.630053723505298</text:p>
              </table:table-cell>
              <table:table-cell office:value-type="float" office:value="9.41666666666667">
                <text:p>9.41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0115269305597">
                <text:p>0.63011526930559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0167030377704">
                <text:p>0.630167030377704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0230241469599">
                <text:p>0.63023024146959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0260928754574">
                <text:p>0.6302609287545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0322899910415">
                <text:p>0.630322899910415</text:p>
              </table:table-cell>
              <table:table-cell office:value-type="float" office:value="9.83333333333333">
                <text:p>9.83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0388508307326">
                <text:p>0.630388508307326</text:p>
              </table:table-cell>
              <table:table-cell office:value-type="float" office:value="9.91666666666667">
                <text:p>9.91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0454881607161">
                <text:p>0.630454881607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0485882492975">
                <text:p>0.630485882492975</text:p>
              </table:table-cell>
              <table:table-cell office:value-type="float" office:value="8.84615384615385">
                <text:p>8.846153846153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0553690576597">
                <text:p>0.630553690576597</text:p>
              </table:table-cell>
              <table:table-cell office:value-type="float" office:value="8.92307692307692">
                <text:p>8.923076923076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0594545066154">
                <text:p>0.6305945450661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0669764039733">
                <text:p>0.630669764039733</text:p>
              </table:table-cell>
              <table:table-cell office:value-type="float" office:value="9.07692307692308">
                <text:p>9.076923076923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0735000307664">
                <text:p>0.630735000307664</text:p>
              </table:table-cell>
              <table:table-cell office:value-type="float" office:value="9.15384615384615">
                <text:p>9.153846153846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0811429125539">
                <text:p>0.630811429125539</text:p>
              </table:table-cell>
              <table:table-cell office:value-type="float" office:value="9.23076923076923">
                <text:p>9.230769230769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0844363784107">
                <text:p>0.630844363784107</text:p>
              </table:table-cell>
              <table:table-cell office:value-type="float" office:value="9.30769230769231">
                <text:p>9.307692307692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0879996638174">
                <text:p>0.630879996638174</text:p>
              </table:table-cell>
              <table:table-cell office:value-type="float" office:value="9.38461538461539">
                <text:p>9.38461538461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0917455676074">
                <text:p>0.630917455676074</text:p>
              </table:table-cell>
              <table:table-cell office:value-type="float" office:value="9.46153846153846">
                <text:p>9.46153846153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0955361268715">
                <text:p>0.630955361268715</text:p>
              </table:table-cell>
              <table:table-cell office:value-type="float" office:value="9.53846153846154">
                <text:p>9.538461538461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0994668986401">
                <text:p>0.630994668986401</text:p>
              </table:table-cell>
              <table:table-cell office:value-type="float" office:value="9.61538461538462">
                <text:p>9.61538461538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1027333434839">
                <text:p>0.631027333434839</text:p>
              </table:table-cell>
              <table:table-cell office:value-type="float" office:value="9.69230769230769">
                <text:p>9.69230769230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1039068076972">
                <text:p>0.631039068076972</text:p>
              </table:table-cell>
              <table:table-cell office:value-type="float" office:value="9.76923076923077">
                <text:p>9.769230769230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1051745227141">
                <text:p>0.631051745227141</text:p>
              </table:table-cell>
              <table:table-cell office:value-type="float" office:value="9.84615384615385">
                <text:p>9.846153846153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1065333835573">
                <text:p>0.631065333835573</text:p>
              </table:table-cell>
              <table:table-cell office:value-type="float" office:value="9.92307692307692">
                <text:p>9.923076923076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1076299306273">
                <text:p>0.631076299306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109703948163">
                <text:p>0.63109703948163</text:p>
              </table:table-cell>
              <table:table-cell office:value-type="float" office:value="10.0769230769231">
                <text:p>10.07692307692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1139611596822">
                <text:p>0.6311396115968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1161910902979">
                <text:p>0.631161910902979</text:p>
              </table:table-cell>
              <table:table-cell office:value-type="float" office:value="9.07142857142857">
                <text:p>9.071428571428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1184995789798">
                <text:p>0.631184995789798</text:p>
              </table:table-cell>
              <table:table-cell office:value-type="float" office:value="9.14285714285714">
                <text:p>9.142857142857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1208876195011">
                <text:p>0.631208876195011</text:p>
              </table:table-cell>
              <table:table-cell office:value-type="float" office:value="9.21428571428571">
                <text:p>9.214285714285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1231029496609">
                <text:p>0.631231029496609</text:p>
              </table:table-cell>
              <table:table-cell office:value-type="float" office:value="9.28571428571429">
                <text:p>9.285714285714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1261641812592">
                <text:p>0.631261641812592</text:p>
              </table:table-cell>
              <table:table-cell office:value-type="float" office:value="9.35714285714286">
                <text:p>9.357142857142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1313649768724">
                <text:p>0.63131364976872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1345560801086">
                <text:p>0.631345560801086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137814830748">
                <text:p>0.63137814830748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1409737599017">
                <text:p>0.63140973759901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1448793824849">
                <text:p>0.631448793824849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1488434828473">
                <text:p>0.631488434828473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1527403449704">
                <text:p>0.63152740344970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1563112231206">
                <text:p>0.631563112231206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1600524126401">
                <text:p>0.631600524126401</text:p>
              </table:table-cell>
              <table:table-cell office:value-type="float" office:value="8.93333333333333">
                <text:p>8.93333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1640700674031">
                <text:p>0.631640700674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1664448985665">
                <text:p>0.631664448985665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1705286747422">
                <text:p>0.631705286747422</text:p>
              </table:table-cell>
              <table:table-cell office:value-type="float" office:value="9.13333333333333">
                <text:p>9.1333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1748185190296">
                <text:p>0.63174818519029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1793389563175">
                <text:p>0.631793389563175</text:p>
              </table:table-cell>
              <table:table-cell office:value-type="float" office:value="9.26666666666667">
                <text:p>9.266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1840294824674">
                <text:p>0.63184029482467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1887762529714">
                <text:p>0.63188776252971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1935805388144">
                <text:p>0.631935805388144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1950630983959">
                <text:p>0.631950630983959</text:p>
              </table:table-cell>
              <table:table-cell office:value-type="float" office:value="8.5625">
                <text:p>8.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1995042778564">
                <text:p>0.631995042778564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2044542331712">
                <text:p>0.632044542331712</text:p>
              </table:table-cell>
              <table:table-cell office:value-type="float" office:value="8.6875">
                <text:p>8.6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2094553296218">
                <text:p>0.63209455329621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2145088928234">
                <text:p>0.632145088928234</text:p>
              </table:table-cell>
              <table:table-cell office:value-type="float" office:value="8.8125">
                <text:p>8.8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2196116358558">
                <text:p>0.632196116358558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2186039374806">
                <text:p>0.632186039374806</text:p>
              </table:table-cell>
              <table:table-cell office:value-type="float" office:value="8.9375">
                <text:p>8.9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2179990221217">
                <text:p>0.632179990221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2174732980935">
                <text:p>0.632174732980935</text:p>
              </table:table-cell>
              <table:table-cell office:value-type="float" office:value="9.0625">
                <text:p>9.0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216492056256">
                <text:p>0.6321649205625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2161194810862">
                <text:p>0.632161194810862</text:p>
              </table:table-cell>
              <table:table-cell office:value-type="float" office:value="9.1875">
                <text:p>9.1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2177924511773">
                <text:p>0.632177924511773</text:p>
              </table:table-cell>
              <table:table-cell office:value-type="float" office:value="8.35294117647059">
                <text:p>8.352941176470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2172721483341">
                <text:p>0.632172721483341</text:p>
              </table:table-cell>
              <table:table-cell office:value-type="float" office:value="8.41176470588235">
                <text:p>8.411764705882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217111888105">
                <text:p>0.63217111888105</text:p>
              </table:table-cell>
              <table:table-cell office:value-type="float" office:value="8.47058823529412">
                <text:p>8.470588235294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217022807055">
                <text:p>0.63217022807055</text:p>
              </table:table-cell>
              <table:table-cell office:value-type="float" office:value="8.52941176470588">
                <text:p>8.52941176470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2166586976926">
                <text:p>0.632166586976926</text:p>
              </table:table-cell>
              <table:table-cell office:value-type="float" office:value="8.58823529411765">
                <text:p>8.588235294117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2166411786903">
                <text:p>0.632166411786903</text:p>
              </table:table-cell>
              <table:table-cell office:value-type="float" office:value="8.64705882352941">
                <text:p>8.647058823529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2185532409145">
                <text:p>0.632185532409145</text:p>
              </table:table-cell>
              <table:table-cell office:value-type="float" office:value="7.88888888888889">
                <text:p>7.888888888888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2187463740761">
                <text:p>0.632187463740761</text:p>
              </table:table-cell>
              <table:table-cell office:value-type="float" office:value="7.94444444444444">
                <text:p>7.94444444444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2190042902086">
                <text:p>0.6321900429020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2195375864178">
                <text:p>0.632195375864178</text:p>
              </table:table-cell>
              <table:table-cell office:value-type="float" office:value="8.05555555555556">
                <text:p>8.055555555555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2201328892235">
                <text:p>0.632201328892235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2208082646976">
                <text:p>0.632208082646976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2216373191093">
                <text:p>0.632216373191093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32225475348408">
                <text:p>0.632225475348408</text:p>
              </table:table-cell>
              <table:table-cell office:value-type="float" office:value="8.27777777777778">
                <text:p>8.277777777777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632235130541031">
                <text:p>0.632235130541031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632242353937655">
                <text:p>0.632242353937655</text:p>
              </table:table-cell>
              <table:table-cell office:value-type="float" office:value="8.38888888888889">
                <text:p>8.38888888888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632255199945442">
                <text:p>0.632255199945442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632268592271442">
                <text:p>0.63226859227144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632274868429118">
                <text:p>0.632274868429118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63228691708665">
                <text:p>0.63228691708665</text:p>
              </table:table-cell>
              <table:table-cell office:value-type="float" office:value="8.61111111111111">
                <text:p>8.611111111111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632297781929177">
                <text:p>0.632297781929177</text:p>
              </table:table-cell>
              <table:table-cell office:value-type="float" office:value="7.89473684210526">
                <text:p>7.894736842105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32308944387237">
                <text:p>0.632308944387237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632324311835694">
                <text:p>0.632324311835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63234080909505">
                <text:p>0.63234080909505</text:p>
              </table:table-cell>
              <table:table-cell office:value-type="float" office:value="8.05263157894737">
                <text:p>8.052631578947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32356702512621">
                <text:p>0.632356702512621</text:p>
              </table:table-cell>
              <table:table-cell office:value-type="float" office:value="8.10526315789474">
                <text:p>8.105263157894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32365395126845">
                <text:p>0.632365395126845</text:p>
              </table:table-cell>
              <table:table-cell office:value-type="float" office:value="8.1578947368421">
                <text:p>8.15789473684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632384383569161">
                <text:p>0.632384383569161</text:p>
              </table:table-cell>
              <table:table-cell office:value-type="float" office:value="8.21052631578947">
                <text:p>8.210526315789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632396350938741">
                <text:p>0.632396350938741</text:p>
              </table:table-cell>
              <table:table-cell office:value-type="float" office:value="8.26315789473684">
                <text:p>8.263157894736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3240651812402">
                <text:p>0.63240651812402</text:p>
              </table:table-cell>
              <table:table-cell office:value-type="float" office:value="8.31578947368421">
                <text:p>8.315789473684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632426920956568">
                <text:p>0.632426920956568</text:p>
              </table:table-cell>
              <table:table-cell office:value-type="float" office:value="8.36842105263158">
                <text:p>8.368421052631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32445943439675">
                <text:p>0.632445943439675</text:p>
              </table:table-cell>
              <table:table-cell office:value-type="float" office:value="8.42105263157895">
                <text:p>8.421052631578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632452105949704">
                <text:p>0.63245210594970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632473834424598">
                <text:p>0.6324738344245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32488611058879">
                <text:p>0.63248861105887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32501587390175">
                <text:p>0.63250158739017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63252459786331">
                <text:p>0.6325245978633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3254646802987">
                <text:p>0.632546468029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32560702056216">
                <text:p>0.63256070205621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32575373655723">
                <text:p>0.63257537365572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632590491478222">
                <text:p>0.63259049147822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632578572640549">
                <text:p>0.63257857264054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632567229474384">
                <text:p>0.63256722947438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32556469497751">
                <text:p>0.63255646949775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32546255835282">
                <text:p>0.632546255835282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632536596254183">
                <text:p>0.63253659625418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632521007199204">
                <text:p>0.63252100719920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632512452663907">
                <text:p>0.63251245266390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3248736761271">
                <text:p>0.6324873676127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32490498444012">
                <text:p>0.6324904984440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632466913877017">
                <text:p>0.632466913877017</text:p>
              </table:table-cell>
              <table:table-cell office:value-type="float" office:value="7.95238095238095">
                <text:p>7.95238095238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63246659071814">
                <text:p>0.6324665907181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32454295774253">
                <text:p>0.63245429577425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32448905304322">
                <text:p>0.63244890530432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32437656493673">
                <text:p>0.63243765649367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632433279668025">
                <text:p>0.63243327966802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632407027348759">
                <text:p>0.632407027348759</text:p>
              </table:table-cell>
              <table:table-cell office:value-type="float" office:value="7.59090909090909">
                <text:p>7.590909090909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32409632625196">
                <text:p>0.632409632625196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32400427133564">
                <text:p>0.63240042713356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32397987919777">
                <text:p>0.632397987919777</text:p>
              </table:table-cell>
              <table:table-cell office:value-type="float" office:value="8.38095238095238">
                <text:p>8.380952380952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63238975442296">
                <text:p>0.63238975442296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632388242418745">
                <text:p>0.632388242418745</text:p>
              </table:table-cell>
              <table:table-cell office:value-type="float" office:value="8.47619047619048">
                <text:p>8.476190476190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632364879441821">
                <text:p>0.632364879441821</text:p>
              </table:table-cell>
              <table:table-cell office:value-type="float" office:value="7.86363636363636">
                <text:p>7.863636363636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632370518184468">
                <text:p>0.632370518184468</text:p>
              </table:table-cell>
              <table:table-cell office:value-type="float" office:value="7.90909090909091">
                <text:p>7.909090909090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632364184923869">
                <text:p>0.632364184923869</text:p>
              </table:table-cell>
              <table:table-cell office:value-type="float" office:value="7.95454545454545">
                <text:p>7.95454545454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632364485741966">
                <text:p>0.6323644857419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632386333197967">
                <text:p>0.632386333197967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63243837218451">
                <text:p>0.63243837218451</text:p>
              </table:table-cell>
              <table:table-cell office:value-type="float" office:value="10.3157894736842">
                <text:p>10.3157894736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632476442035206">
                <text:p>0.632476442035206</text:p>
              </table:table-cell>
              <table:table-cell office:value-type="float" office:value="10.3684210526316">
                <text:p>10.36842105263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632514710366223">
                <text:p>0.632514710366223</text:p>
              </table:table-cell>
              <table:table-cell office:value-type="float" office:value="10.4210526315789">
                <text:p>10.42105263157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632548820028054">
                <text:p>0.632548820028054</text:p>
              </table:table-cell>
              <table:table-cell office:value-type="float" office:value="10.4736842105263">
                <text:p>10.47368421052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632587519526531">
                <text:p>0.632587519526531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632626425625686">
                <text:p>0.632626425625686</text:p>
              </table:table-cell>
              <table:table-cell office:value-type="float" office:value="10.5789473684211">
                <text:p>10.57894736842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632665534971484">
                <text:p>0.632665534971484</text:p>
              </table:table-cell>
              <table:table-cell office:value-type="float" office:value="10.6315789473684">
                <text:p>10.63157894736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632704680754134">
                <text:p>0.632704680754134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32744164532351">
                <text:p>0.63274416453235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632779528339832">
                <text:p>0.632779528339832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32819412516446">
                <text:p>0.632819412516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632859479432209">
                <text:p>0.632859479432209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632899726052574">
                <text:p>0.63289972605257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632931593735542">
                <text:p>0.632931593735542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632961448944183">
                <text:p>0.63296144894418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633002264873108">
                <text:p>0.63300226487310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63304324412391">
                <text:p>0.6330432441239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633084397172753">
                <text:p>0.633084397172753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633112536658966">
                <text:p>0.63311253665896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633152024326293">
                <text:p>0.63315202432629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33181427649428">
                <text:p>0.63318142764942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633190917149026">
                <text:p>0.633190917149026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633200737606304">
                <text:p>0.63320073760630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633205048512843">
                <text:p>0.63320504851284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63321550758332">
                <text:p>0.6332155075833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633226264432283">
                <text:p>0.633226264432283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633239177522112">
                <text:p>0.633239177522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633250527517674">
                <text:p>0.633250527517674</text:p>
              </table:table-cell>
              <table:table-cell office:value-type="float" office:value="10.047619047619">
                <text:p>10.0476190476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633262186070186">
                <text:p>0.633262186070186</text:p>
              </table:table-cell>
              <table:table-cell office:value-type="float" office:value="10.0952380952381">
                <text:p>10.09523809523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633268411259837">
                <text:p>0.633268411259837</text:p>
              </table:table-cell>
              <table:table-cell office:value-type="float" office:value="10.1428571428571">
                <text:p>10.14285714285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633280660144695">
                <text:p>0.633280660144695</text:p>
              </table:table-cell>
              <table:table-cell office:value-type="float" office:value="10.1904761904762">
                <text:p>10.19047619047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633293177051555">
                <text:p>0.633293177051555</text:p>
              </table:table-cell>
              <table:table-cell office:value-type="float" office:value="10.2380952380952">
                <text:p>10.23809523809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633307827759423">
                <text:p>0.633307827759423</text:p>
              </table:table-cell>
              <table:table-cell office:value-type="float" office:value="9.54545454545455">
                <text:p>9.54545454545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633320908874793">
                <text:p>0.633320908874793</text:p>
              </table:table-cell>
              <table:table-cell office:value-type="float" office:value="9.59090909090909">
                <text:p>9.590909090909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633334277789483">
                <text:p>0.633334277789483</text:p>
              </table:table-cell>
              <table:table-cell office:value-type="float" office:value="9.63636363636364">
                <text:p>9.636363636363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33342275724519">
                <text:p>0.633342275724519</text:p>
              </table:table-cell>
              <table:table-cell office:value-type="float" office:value="9.68181818181818">
                <text:p>9.681818181818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33356198499302">
                <text:p>0.633356198499302</text:p>
              </table:table-cell>
              <table:table-cell office:value-type="float" office:value="9.72727272727273">
                <text:p>9.727272727272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6333703613059">
                <text:p>0.6333703613059</text:p>
              </table:table-cell>
              <table:table-cell office:value-type="float" office:value="9.77272727272727">
                <text:p>9.772727272727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633380766098624">
                <text:p>0.633380766098624</text:p>
              </table:table-cell>
              <table:table-cell office:value-type="float" office:value="9.81818181818182">
                <text:p>9.818181818181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633391097473089">
                <text:p>0.633391097473089</text:p>
              </table:table-cell>
              <table:table-cell office:value-type="float" office:value="9.86363636363636">
                <text:p>9.863636363636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633407306493107">
                <text:p>0.633407306493107</text:p>
              </table:table-cell>
              <table:table-cell office:value-type="float" office:value="9.90909090909091">
                <text:p>9.909090909090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33418483271574">
                <text:p>0.633418483271574</text:p>
              </table:table-cell>
              <table:table-cell office:value-type="float" office:value="9.95454545454546">
                <text:p>9.954545454545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633436417969055">
                <text:p>0.6334364179690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633449010213861">
                <text:p>0.633449010213861</text:p>
              </table:table-cell>
              <table:table-cell office:value-type="float" office:value="10.0454545454545">
                <text:p>10.04545454545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633458294800825">
                <text:p>0.633458294800825</text:p>
              </table:table-cell>
              <table:table-cell office:value-type="float" office:value="10.0909090909091">
                <text:p>10.0909090909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633496339386674">
                <text:p>0.63349633938667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633538621058533">
                <text:p>0.633538621058533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633578922644617">
                <text:p>0.63357892264461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33629333462434">
                <text:p>0.633629333462434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633679810847011">
                <text:p>0.633679810847011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33702067893523">
                <text:p>0.63370206789352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33720191612422">
                <text:p>0.633720191612422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33746255068231">
                <text:p>0.6337462550682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33766723486372">
                <text:p>0.63376672348637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33791976192026">
                <text:p>0.633791976192026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633815452491494">
                <text:p>0.63381545249149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633837236133548">
                <text:p>0.63383723613354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633859226460089">
                <text:p>0.633859226460089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33876800421229">
                <text:p>0.633876800421229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33898668625279">
                <text:p>0.633898668625279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633920953713396">
                <text:p>0.63392095371339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33939619176445">
                <text:p>0.633939619176445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33958244491758">
                <text:p>0.633958244491758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33982915756326">
                <text:p>0.633982915756326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33997348880911">
                <text:p>0.633997348880911</text:p>
              </table:table-cell>
              <table:table-cell office:value-type="float" office:value="8.38461538461539">
                <text:p>8.384615384615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34021431972614">
                <text:p>0.634021431972614</text:p>
              </table:table-cell>
              <table:table-cell office:value-type="float" office:value="8.42307692307692">
                <text:p>8.423076923076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34044948032937">
                <text:p>0.634044948032937</text:p>
              </table:table-cell>
              <table:table-cell office:value-type="float" office:value="8.46153846153846">
                <text:p>8.461538461538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34065587596141">
                <text:p>0.63406558759614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34087303122113">
                <text:p>0.634087303122113</text:p>
              </table:table-cell>
              <table:table-cell office:value-type="float" office:value="8.53846153846154">
                <text:p>8.538461538461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34113168736066">
                <text:p>0.634113168736066</text:p>
              </table:table-cell>
              <table:table-cell office:value-type="float" office:value="8.57692307692308">
                <text:p>8.576923076923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34134120155018">
                <text:p>0.634134120155018</text:p>
              </table:table-cell>
              <table:table-cell office:value-type="float" office:value="8.61538461538462">
                <text:p>8.615384615384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34157149921859">
                <text:p>0.634157149921859</text:p>
              </table:table-cell>
              <table:table-cell office:value-type="float" office:value="8.65384615384615">
                <text:p>8.653846153846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34184390149145">
                <text:p>0.634184390149145</text:p>
              </table:table-cell>
              <table:table-cell office:value-type="float" office:value="8.14814814814815">
                <text:p>8.148148148148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34210811941841">
                <text:p>0.634210811941841</text:p>
              </table:table-cell>
              <table:table-cell office:value-type="float" office:value="8.18518518518519">
                <text:p>8.185185185185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34235069641457">
                <text:p>0.634235069641457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634264775496843">
                <text:p>0.634264775496843</text:p>
              </table:table-cell>
              <table:table-cell office:value-type="float" office:value="8.25925925925926">
                <text:p>8.259259259259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634280995571302">
                <text:p>0.634280995571302</text:p>
              </table:table-cell>
              <table:table-cell office:value-type="float" office:value="7.78571428571429">
                <text:p>7.785714285714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34310702310024">
                <text:p>0.63431070231002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34335875347863">
                <text:p>0.634335875347863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34366143237349">
                <text:p>0.634366143237349</text:p>
              </table:table-cell>
              <table:table-cell office:value-type="float" office:value="7.89285714285714">
                <text:p>7.892857142857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34391310973262">
                <text:p>0.634391310973262</text:p>
              </table:table-cell>
              <table:table-cell office:value-type="float" office:value="7.92857142857143">
                <text:p>7.92857142857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34421822805371">
                <text:p>0.634421822805371</text:p>
              </table:table-cell>
              <table:table-cell office:value-type="float" office:value="7.96428571428571">
                <text:p>7.964285714285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34438757098405">
                <text:p>0.634438757098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34469563032256">
                <text:p>0.634469563032256</text:p>
              </table:table-cell>
              <table:table-cell office:value-type="float" office:value="8.03571428571429">
                <text:p>8.035714285714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34495307872124">
                <text:p>0.634495307872124</text:p>
              </table:table-cell>
              <table:table-cell office:value-type="float" office:value="8.07142857142857">
                <text:p>8.071428571428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34514589402627">
                <text:p>0.634514589402627</text:p>
              </table:table-cell>
              <table:table-cell office:value-type="float" office:value="8.10714285714286">
                <text:p>8.107142857142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34540628760227">
                <text:p>0.634540628760227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634564098811836">
                <text:p>0.634564098811836</text:p>
              </table:table-cell>
              <table:table-cell office:value-type="float" office:value="7.68965517241379">
                <text:p>7.689655172413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34584802148394">
                <text:p>0.634584802148394</text:p>
              </table:table-cell>
              <table:table-cell office:value-type="float" office:value="8.21428571428571">
                <text:p>8.214285714285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34613603589189">
                <text:p>0.634613603589189</text:p>
              </table:table-cell>
              <table:table-cell office:value-type="float" office:value="7.75862068965517">
                <text:p>7.758620689655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34640195605938">
                <text:p>0.634640195605938</text:p>
              </table:table-cell>
              <table:table-cell office:value-type="float" office:value="7.79310344827586">
                <text:p>7.793103448275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3466134327796">
                <text:p>0.63466134327796</text:p>
              </table:table-cell>
              <table:table-cell office:value-type="float" office:value="8.32142857142857">
                <text:p>8.321428571428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34689190105064">
                <text:p>0.634689190105064</text:p>
              </table:table-cell>
              <table:table-cell office:value-type="float" office:value="7.86206896551724">
                <text:p>7.862068965517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34711623778385">
                <text:p>0.634711623778385</text:p>
              </table:table-cell>
              <table:table-cell office:value-type="float" office:value="8.39285714285714">
                <text:p>8.39285714285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34738785904551">
                <text:p>0.634738785904551</text:p>
              </table:table-cell>
              <table:table-cell office:value-type="float" office:value="7.93103448275862">
                <text:p>7.931034482758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34758819933164">
                <text:p>0.634758819933164</text:p>
              </table:table-cell>
              <table:table-cell office:value-type="float" office:value="7.96551724137931">
                <text:p>7.965517241379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34787219008615">
                <text:p>0.6347872190086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34812487566905">
                <text:p>0.634812487566905</text:p>
              </table:table-cell>
              <table:table-cell office:value-type="float" office:value="8.03448275862069">
                <text:p>8.034482758620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34841104075172">
                <text:p>0.634841104075172</text:p>
              </table:table-cell>
              <table:table-cell office:value-type="float" office:value="8.06896551724138">
                <text:p>8.068965517241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634869856616391">
                <text:p>0.634869856616391</text:p>
              </table:table-cell>
              <table:table-cell office:value-type="float" office:value="8.10344827586207">
                <text:p>8.103448275862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34894809433033">
                <text:p>0.634894809433033</text:p>
              </table:table-cell>
              <table:table-cell office:value-type="float" office:value="8.13793103448276">
                <text:p>8.137931034482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634913467819539">
                <text:p>0.634913467819539</text:p>
              </table:table-cell>
              <table:table-cell office:value-type="float" office:value="8.17241379310345">
                <text:p>8.172413793103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63494363335401">
                <text:p>0.63494363335401</text:p>
              </table:table-cell>
              <table:table-cell office:value-type="float" office:value="8.20689655172414">
                <text:p>8.206896551724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34973906307543">
                <text:p>0.634973906307543</text:p>
              </table:table-cell>
              <table:table-cell office:value-type="float" office:value="8.24137931034483">
                <text:p>8.241379310344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634997090215435">
                <text:p>0.634997090215435</text:p>
              </table:table-cell>
              <table:table-cell office:value-type="float" office:value="8.27586206896552">
                <text:p>8.275862068965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635023562480111">
                <text:p>0.635023562480111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635054162381964">
                <text:p>0.635054162381964</text:p>
              </table:table-cell>
              <table:table-cell office:value-type="float" office:value="7.86666666666667">
                <text:p>7.86666666666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35083595952444">
                <text:p>0.635083595952444</text:p>
              </table:table-cell>
              <table:table-cell office:value-type="float" office:value="8.37931034482759">
                <text:p>8.379310344827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35104436974581">
                <text:p>0.635104436974581</text:p>
              </table:table-cell>
              <table:table-cell office:value-type="float" office:value="7.93333333333333">
                <text:p>7.93333333333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35135351750535">
                <text:p>0.635135351750535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35159476692053">
                <text:p>0.6351594766920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35183812454768">
                <text:p>0.635183812454768</text:p>
              </table:table-cell>
              <table:table-cell office:value-type="float" office:value="8.03333333333333">
                <text:p>8.0333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35205757512266">
                <text:p>0.635205757512266</text:p>
              </table:table-cell>
              <table:table-cell office:value-type="float" office:value="8.06666666666667">
                <text:p>8.06666666666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35253801087041">
                <text:p>0.63525380108704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35271916233022">
                <text:p>0.635271916233022</text:p>
              </table:table-cell>
              <table:table-cell office:value-type="float" office:value="8.13333333333333">
                <text:p>8.1333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35296747433493">
                <text:p>0.635296747433493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635306483963745">
                <text:p>0.63530648396374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35301959197052">
                <text:p>0.635301959197052</text:p>
              </table:table-cell>
              <table:table-cell office:value-type="float" office:value="8.23333333333333">
                <text:p>8.2333333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635329904821375">
                <text:p>0.635329904821375</text:p>
              </table:table-cell>
              <table:table-cell office:value-type="float" office:value="8.26666666666667">
                <text:p>8.266666666666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35336955151399">
                <text:p>0.63533695515139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35349828498632">
                <text:p>0.635349828498632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35357227896535">
                <text:p>0.635357227896535</text:p>
              </table:table-cell>
              <table:table-cell office:value-type="float" office:value="8.36666666666667">
                <text:p>8.366666666666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635367625566802">
                <text:p>0.63536762556680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635375372890975">
                <text:p>0.635375372890975</text:p>
              </table:table-cell>
              <table:table-cell office:value-type="float" office:value="8.43333333333333">
                <text:p>8.4333333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635381741739063">
                <text:p>0.635381741739063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35391392060222">
                <text:p>0.63539139206022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635399657240956">
                <text:p>0.635399657240956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635413852990547">
                <text:p>0.635413852990547</text:p>
              </table:table-cell>
              <table:table-cell office:value-type="float" office:value="8.56666666666667">
                <text:p>8.566666666666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635419676454027">
                <text:p>0.63541967645402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635436997169519">
                <text:p>0.635436997169519</text:p>
              </table:table-cell>
              <table:table-cell office:value-type="float" office:value="8.63333333333333">
                <text:p>8.633333333333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635444635161875">
                <text:p>0.635444635161875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635453713073412">
                <text:p>0.63545371307341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635464448082458">
                <text:p>0.635464448082458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635466864825981">
                <text:p>0.635466864825981</text:p>
              </table:table-cell>
              <table:table-cell office:value-type="float" office:value="8.76666666666667">
                <text:p>8.766666666666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63548215767719">
                <text:p>0.6354821576771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635493343727555">
                <text:p>0.635493343727555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63550048610608">
                <text:p>0.63550048610608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635505081154715">
                <text:p>0.63550508115471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635512779714245">
                <text:p>0.635512779714245</text:p>
              </table:table-cell>
              <table:table-cell office:value-type="float" office:value="8.45161290322581">
                <text:p>8.451612903225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635520706750097">
                <text:p>0.635520706750097</text:p>
              </table:table-cell>
              <table:table-cell office:value-type="float" office:value="8.96666666666667">
                <text:p>8.966666666666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635532393719591">
                <text:p>0.635532393719591</text:p>
              </table:table-cell>
              <table:table-cell office:value-type="float" office:value="8.51612903225806">
                <text:p>8.516129032258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635544501252541">
                <text:p>0.635544501252541</text:p>
              </table:table-cell>
              <table:table-cell office:value-type="float" office:value="8.54838709677419">
                <text:p>8.548387096774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635552595954717">
                <text:p>0.635552595954717</text:p>
              </table:table-cell>
              <table:table-cell office:value-type="float" office:value="8.58064516129032">
                <text:p>8.580645161290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635559944843533">
                <text:p>0.635559944843533</text:p>
              </table:table-cell>
              <table:table-cell office:value-type="float" office:value="8.61290322580645">
                <text:p>8.612903225806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635569697513872">
                <text:p>0.635569697513872</text:p>
              </table:table-cell>
              <table:table-cell office:value-type="float" office:value="8.64516129032258">
                <text:p>8.645161290322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635583764595213">
                <text:p>0.635583764595213</text:p>
              </table:table-cell>
              <table:table-cell office:value-type="float" office:value="8.67741935483871">
                <text:p>8.677419354838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635591144292896">
                <text:p>0.635591144292896</text:p>
              </table:table-cell>
              <table:table-cell office:value-type="float" office:value="8.70967741935484">
                <text:p>8.709677419354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635601658627319">
                <text:p>0.635601658627319</text:p>
              </table:table-cell>
              <table:table-cell office:value-type="float" office:value="8.74193548387097">
                <text:p>8.741935483870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635616050932638">
                <text:p>0.635616050932638</text:p>
              </table:table-cell>
              <table:table-cell office:value-type="float" office:value="8.3125">
                <text:p>8.31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635626522268991">
                <text:p>0.635626522268991</text:p>
              </table:table-cell>
              <table:table-cell office:value-type="float" office:value="8.34375">
                <text:p>8.343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635637119040366">
                <text:p>0.635637119040366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635652010456207">
                <text:p>0.635652010456207</text:p>
              </table:table-cell>
              <table:table-cell office:value-type="float" office:value="8.40625">
                <text:p>8.406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635664760257556">
                <text:p>0.635664760257556</text:p>
              </table:table-cell>
              <table:table-cell office:value-type="float" office:value="8.4375">
                <text:p>8.43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635676601115041">
                <text:p>0.635676601115041</text:p>
              </table:table-cell>
              <table:table-cell office:value-type="float" office:value="8.46875">
                <text:p>8.468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635688595760948">
                <text:p>0.63568859576094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63570100534627">
                <text:p>0.63570100534627</text:p>
              </table:table-cell>
              <table:table-cell office:value-type="float" office:value="8.53125">
                <text:p>8.531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635711446243964">
                <text:p>0.635711446243964</text:p>
              </table:table-cell>
              <table:table-cell office:value-type="float" office:value="8.5625">
                <text:p>8.56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635728990519308">
                <text:p>0.635728990519308</text:p>
              </table:table-cell>
              <table:table-cell office:value-type="float" office:value="8.15151515151515">
                <text:p>8.151515151515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635743627057414">
                <text:p>0.635743627057414</text:p>
              </table:table-cell>
              <table:table-cell office:value-type="float" office:value="8.18181818181818">
                <text:p>8.181818181818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635756247262208">
                <text:p>0.635756247262208</text:p>
              </table:table-cell>
              <table:table-cell office:value-type="float" office:value="8.21212121212121">
                <text:p>8.212121212121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635769355388948">
                <text:p>0.635769355388948</text:p>
              </table:table-cell>
              <table:table-cell office:value-type="float" office:value="8.24242424242424">
                <text:p>8.242424242424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635787128897332">
                <text:p>0.635787128897332</text:p>
              </table:table-cell>
              <table:table-cell office:value-type="float" office:value="8.27272727272727">
                <text:p>8.272727272727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635798319160709">
                <text:p>0.635798319160709</text:p>
              </table:table-cell>
              <table:table-cell office:value-type="float" office:value="8.3030303030303">
                <text:p>8.30303030303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38">
                <text:p>938</text:p>
              </table:table-cell>
              <table:table-cell office:value-type="float" office:value="0.638432452591265">
                <text:p>0.638432452591265</text:p>
              </table:table-cell>
              <table:table-cell office:value-type="float" office:value="7.2112676056338">
                <text:p>7.21126760563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minimum="8" chart:maximum="128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17" chart:maximum="1.41" chart:origin="0" chart:interval-major="0.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automatic" chart:symbol-width="0.2cm" chart:symbol-height="0.2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1">
      <style:chart-properties chart:symbol-type="automatic" chart:symbol-width="0.2cm" chart:symbol-height="0.2cm" chart:link-data-style-to-source="true" chart:mean-valu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svg:stroke-color="#ff420e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58cm" svg:height="12.936cm" xlink:href=".." xlink:type="simple" chart:class="chart:scatter" chart:column-mapping="0 2 1" chart:style-name="ch1">
        <chart:plot-area chart:style-name="ch2" table:cell-range-address="Killgem_amps.A2:Killgem_amps.A127 Killgem_amps.F1:Killgem_amps.F127 Killgem_amps.D1:Killgem_amps.D127" chart:data-source-has-labels="row" svg:x="0.554cm" svg:y="0.207cm" svg:width="22.615cm" svg:height="12.395cm">
          <chartooo:coordinate-region svg:x="2.207cm" svg:y="0.406cm" svg:width="20.049cm" svg:height="11.5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Killgem_amps.F2:Killgem_amps.F127" chart:label-cell-address="Killgem_amps.F1:Killgem_amps.F1" chart:class="chart:scatter">
            <chart:domain table:cell-range-address="Killgem_amps.A2:Killgem_amps.A127"/>
            <chart:data-point chart:repeated="126"/>
          </chart:series>
          <chart:series chart:attached-axis="secondary-y" chart:style-name="ch8" chart:values-cell-range-address="Killgem_amps.D2:Killgem_amps.D127" chart:label-cell-address="Killgem_amps.D1:Killgem_amps.D1" chart:class="chart:scatter">
            <chart:mean-value chart:style-name="ch9"/>
            <chart:regression-curve chart:style-name="ch10"/>
            <chart:data-point chart:repeated="21"/>
            <chart:data-point chart:style-name="ch11"/>
            <chart:data-point chart:repeated="21"/>
            <chart:data-point chart:style-name="ch11"/>
            <chart:data-point chart:repeated="4"/>
            <chart:data-point chart:style-name="ch11"/>
            <chart:data-point chart:repeated="7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Killgem_amps.F1:Killgem_amps.F1</svg:desc>
                </draw:g>
              </table:table-cell>
              <table:table-cell office:value-type="string">
                <text:p>Ratio</text:p>
                <draw:g>
                  <svg:desc>Killgem_amps.D1:Kill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amps.A2:Killgem_amps.A127</svg:desc>
                </draw:g>
              </table:table-cell>
              <table:table-cell office:value-type="float" office:value="NaN">
                <text:p>NaN</text:p>
                <draw:g>
                  <svg:desc>Killgem_amps.F2:Killgem_amps.F127</svg:desc>
                </draw:g>
              </table:table-cell>
              <table:table-cell office:value-type="float" office:value="NaN">
                <text:p>NaN</text:p>
                <draw:g>
                  <svg:desc>Killgem_amps.D2:Killgem_amps.D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7229808989725">
                <text:p>1.172298089897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387616223047">
                <text:p>1.23876162230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7648070101313">
                <text:p>1.27648070101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29773581812965">
                <text:p>1.297735818129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31143080403591">
                <text:p>1.311430804035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32194708589232">
                <text:p>1.32194708589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2764191843317">
                <text:p>1.327641918433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3847983461288">
                <text:p>1.33847983461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4516639880694">
                <text:p>1.345166398806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5179311405736">
                <text:p>1.351793114057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35572343036726">
                <text:p>1.355723430367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35790735963615">
                <text:p>1.357907359636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36012754897118">
                <text:p>1.360127548971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36089884034175">
                <text:p>1.360898840341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6756901365012">
                <text:p>1.367569013650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37103499423983">
                <text:p>1.371034994239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37331263931473">
                <text:p>1.373312639314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37435862722779">
                <text:p>1.374358627227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3751522572571">
                <text:p>1.37515225725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7506109109309">
                <text:p>1.375061091093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37465690054902">
                <text:p>1.374656900549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37439903825703">
                <text:p>1.374399038257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37441177184114">
                <text:p>1.374411771841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37406922987785">
                <text:p>1.374069229877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37387933482914">
                <text:p>1.373879334829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37384583822703">
                <text:p>1.373845838227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37428526838127">
                <text:p>1.37428526838127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37499306958259">
                <text:p>1.374993069582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37642068495115">
                <text:p>1.3764206849511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7680577285817">
                <text:p>1.376805772858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37773206945737">
                <text:p>1.3777320694573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37882357195173">
                <text:p>1.378823571951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37956014518611">
                <text:p>1.3795601451861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3802483023258">
                <text:p>1.38024830232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38053935410265">
                <text:p>1.3805393541026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38080213051504">
                <text:p>1.380802130515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38079255765443">
                <text:p>1.3807925576544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38116069881836">
                <text:p>1.381160698818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38158021032155">
                <text:p>1.3815802103215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38163624268498">
                <text:p>1.38163624268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38152394343351">
                <text:p>1.3815239434335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38177922464486">
                <text:p>1.381779224644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38202542043188">
                <text:p>1.3820254204318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38354562612506">
                <text:p>1.383545626125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38456035284019">
                <text:p>1.3845603528401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38538051683382">
                <text:p>1.385380516833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38619040704178">
                <text:p>1.38619040704178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38703015350218">
                <text:p>1.387030153502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38774957161218">
                <text:p>1.3877495716121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38844914610598">
                <text:p>1.388449146105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38923508988549">
                <text:p>1.3892350898854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38958812180873">
                <text:p>1.389588121808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39007174025557">
                <text:p>1.39007174025557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3905832786915">
                <text:p>1.39058327869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39068377806959">
                <text:p>1.3906837780695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39101494117231">
                <text:p>1.391014941172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39122985487301">
                <text:p>1.3912298548730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39102438197412">
                <text:p>1.391024381974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39135529720066">
                <text:p>1.3913552972006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39142611666217">
                <text:p>1.391426116662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39185381560146">
                <text:p>1.391853815601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39223336786721">
                <text:p>1.39223336786721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39260905690514">
                <text:p>1.39260905690514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39287942872387">
                <text:p>1.392879428723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39313336962513">
                <text:p>1.39313336962513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39366571284956">
                <text:p>1.39366571284956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39399940278827">
                <text:p>1.393999402788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39429307541111">
                <text:p>1.39429307541111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39471309324278">
                <text:p>1.39471309324278</text:p>
              </table:table-cell>
              <table:table-cell office:value-type="float" office:value="19.6666666666667">
                <text:p>19.6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39476549133856">
                <text:p>1.394765491338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39481910132622">
                <text:p>1.39481910132622</text:p>
              </table:table-cell>
              <table:table-cell office:value-type="float" office:value="20.3333333333333">
                <text:p>20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39490925315211">
                <text:p>1.39490925315211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39501396911361">
                <text:p>1.395013969113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39506709512588">
                <text:p>1.39506709512588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39517375470128">
                <text:p>1.39517375470128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39543540250686">
                <text:p>1.395435402506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39570604140873">
                <text:p>1.39570604140873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39599191388846">
                <text:p>1.3959919138884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39613095885534">
                <text:p>1.3961309588553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39623678662495">
                <text:p>1.39623678662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39625123865592">
                <text:p>1.39625123865592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9616615440684">
                <text:p>1.3961661544068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3965433156486">
                <text:p>1.3965433156486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39730325341325">
                <text:p>1.39730325341325</text:p>
              </table:table-cell>
              <table:table-cell office:value-type="float" office:value="24.6666666666667">
                <text:p>24.6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39806542803169">
                <text:p>1.398065428031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39879339752134">
                <text:p>1.39879339752134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39912090913585">
                <text:p>1.39912090913585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39938199771711">
                <text:p>1.399381997717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39962789856838">
                <text:p>1.39962789856838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39992819351444">
                <text:p>1.39992819351444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0021793571749">
                <text:p>1.40021793571749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0103145517032">
                <text:p>1.401031455170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0135137818848">
                <text:p>1.40135137818848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0180882760244">
                <text:p>1.4018088276024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0211798162955">
                <text:p>1.40211798162955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0242150789707">
                <text:p>1.402421507897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0262680359422">
                <text:p>1.4026268035942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0296083325672">
                <text:p>1.4029608332567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0312771929684">
                <text:p>1.40312771929684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0344604845087">
                <text:p>1.40344604845087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0375162131641">
                <text:p>1.4037516213164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0414006469976">
                <text:p>1.404140064699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0447701920328">
                <text:p>1.4044770192032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0481491674084">
                <text:p>1.4048149167408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050855054011">
                <text:p>1.4050855054011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0538131960673">
                <text:p>1.40538131960673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0575545204241">
                <text:p>1.405755452042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0599722980369">
                <text:p>1.4059972298036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0621850318168">
                <text:p>1.40621850318168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0642910018839">
                <text:p>1.4064291001883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0676313457993">
                <text:p>1.4067631345799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0696190802196">
                <text:p>1.406961908021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0704776334512">
                <text:p>1.4070477633451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0719609250692">
                <text:p>1.4071960925069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0728937902849">
                <text:p>1.4072893790284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0734007281979">
                <text:p>1.4073400728197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0739532683996">
                <text:p>1.40739532683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0745494231551">
                <text:p>1.40745494231551</text:p>
              </table:table-cell>
              <table:table-cell office:value-type="float" office:value="19.2">
                <text:p>19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618" chart:maximum="0.638" chart:origin="0" chart:interval-major="0.0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39cm" svg:height="12.306cm" xlink:href=".." xlink:type="simple" chart:class="chart:scatter" chart:style-name="ch1">
        <chart:plot-area chart:style-name="ch2" table:cell-range-address="Managem_comb.A2:Managem_comb.A257 Managem_comb.C1:Managem_comb.C257" chart:data-source-has-labels="row" svg:x="0.558cm" svg:y="0.246cm" svg:width="26.823cm" svg:height="11.814cm">
          <chartooo:coordinate-region svg:x="2.211cm" svg:y="0.446cm" svg:width="24.89cm" svg:height="10.96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comb.C2:Managem_comb.C257" chart:label-cell-address="Managem_comb.C1:Managem_comb.C1" chart:class="chart:scatter">
            <chart:domain table:cell-range-address="Managem_comb.A2:Managem_comb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Managem_comb.C1:Mana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comb.A2:Managem_comb.A257</svg:desc>
                </draw:g>
              </table:table-cell>
              <table:table-cell office:value-type="float" office:value="NaN">
                <text:p>NaN</text:p>
                <draw:g>
                  <svg:desc>Managem_comb.C2:Managem_comb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3453805251285">
                <text:p>0.603453805251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9451283850403">
                <text:p>0.60945128385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9706480587686">
                <text:p>0.619706480587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4060220503163">
                <text:p>0.624060220503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4746089413711">
                <text:p>0.624746089413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3060566763904">
                <text:p>0.62306056676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1525550943756">
                <text:p>0.621525550943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4290662610787">
                <text:p>0.6242906626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6881331580775">
                <text:p>0.626881331580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7129232730209">
                <text:p>0.62712923273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842833774118">
                <text:p>0.626842833774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7270596726721">
                <text:p>0.627270596726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7215729243518">
                <text:p>0.627215729243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7075099755084">
                <text:p>0.627075099755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999796764889">
                <text:p>0.62699979676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731044597813">
                <text:p>0.62731044597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7201102273684">
                <text:p>0.6272011022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26938472809626">
                <text:p>0.626938472809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26966362299979">
                <text:p>0.62696636229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6963701432582">
                <text:p>0.62696370143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717620233492">
                <text:p>0.62717620233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27437613414324">
                <text:p>0.62743761341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8151359668487">
                <text:p>0.628151359668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8740294924397">
                <text:p>0.628740294924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944923994433">
                <text:p>0.6294492399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30261662186108">
                <text:p>0.630261662186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30691117282678">
                <text:p>0.630691117282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34675449112">
                <text:p>0.63093467544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280585432219">
                <text:p>0.631280585432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1534097736318">
                <text:p>0.63153409773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1871997720559">
                <text:p>0.63187199772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2285077097134">
                <text:p>0.632285077097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2416915902986">
                <text:p>0.63241691590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2391384617164">
                <text:p>0.632391384617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2441857427588">
                <text:p>0.632441857427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32561322243665">
                <text:p>0.632561322243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32612074516502">
                <text:p>0.632612074516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32722023529631">
                <text:p>0.632722023529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2886072829856">
                <text:p>0.632886072829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2840849880479">
                <text:p>0.6328408498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32661411956848">
                <text:p>0.632661411956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32537544684352">
                <text:p>0.632537544684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32465152141935">
                <text:p>0.632465152141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32344735617178">
                <text:p>0.63234473561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32364725597012">
                <text:p>0.632364725597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32236635147935">
                <text:p>0.632236635147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32336884395138">
                <text:p>0.63233688439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32185303026916">
                <text:p>0.632185303026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32039267644027">
                <text:p>0.63203926764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31931321849285">
                <text:p>0.63193132184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320142812254">
                <text:p>0.6320142812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32389279870555">
                <text:p>0.63238927987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32641355745744">
                <text:p>0.63264135574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32827825911048">
                <text:p>0.632827825911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33215396975083">
                <text:p>0.633215396975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33445878723913">
                <text:p>0.633445878723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33696692908757">
                <text:p>0.633696692908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33966576866088">
                <text:p>0.633966576866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34254247863122">
                <text:p>0.634254247863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3438586258483">
                <text:p>0.6343858625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4414772132989">
                <text:p>0.634414772132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4399248940206">
                <text:p>0.6343992489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3446971373787">
                <text:p>0.6344697137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3455920698676">
                <text:p>0.63455920698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34666730139676">
                <text:p>0.634666730139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34662076190453">
                <text:p>0.63466207619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34803359961347">
                <text:p>0.63480335996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34895882724719">
                <text:p>0.634895882724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34871628864338">
                <text:p>0.634871628864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34842315083178">
                <text:p>0.634842315083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34829709887594">
                <text:p>0.63482970988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34833095875894">
                <text:p>0.634833095875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34851720000304">
                <text:p>0.634851720000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34884897534771">
                <text:p>0.634884897534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34932007991514">
                <text:p>0.634932007991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3486660297187">
                <text:p>0.6348666029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34909927008909">
                <text:p>0.634909927008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34871833420996">
                <text:p>0.634871833420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34846739892398">
                <text:p>0.634846739892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3497467540509">
                <text:p>0.63497467540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34973483145595">
                <text:p>0.634973483145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498375531705">
                <text:p>0.6349837553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34958468143203">
                <text:p>0.634958468143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35036734418135">
                <text:p>0.635036734418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34980757372645">
                <text:p>0.63498075737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34992528832925">
                <text:p>0.634992528832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4958363625792">
                <text:p>0.634958363625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34943782048812">
                <text:p>0.63494378204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3492989494172">
                <text:p>0.63492989494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34906687385002">
                <text:p>0.63490668738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34893228936557">
                <text:p>0.63489322893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34889123681199">
                <text:p>0.634889123681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34894076389919">
                <text:p>0.634894076389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34907768249678">
                <text:p>0.634907768249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34837208978042">
                <text:p>0.63483720897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34775503236146">
                <text:p>0.634775503236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34790524197032">
                <text:p>0.634790524197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34745670589895">
                <text:p>0.634745670589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34776643691916">
                <text:p>0.634776643691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34815144011049">
                <text:p>0.634815144011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34793489044489">
                <text:p>0.634793489044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34765685338774">
                <text:p>0.634765685338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34758928434336">
                <text:p>0.634758928434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34771492254157">
                <text:p>0.63477149225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34721746727135">
                <text:p>0.634721746727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34723320667718">
                <text:p>0.6347233206677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34688194812424">
                <text:p>0.634688194812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3464285225259">
                <text:p>0.63464285225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34638832788422">
                <text:p>0.634638832788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34606580635472">
                <text:p>0.634606580635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34581115173771">
                <text:p>0.634581115173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34579251807641">
                <text:p>0.634579251807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34548744311639">
                <text:p>0.634548744311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34540594981571">
                <text:p>0.634540594981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34521742821448">
                <text:p>0.634521742821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34474024165431">
                <text:p>0.634474024165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4466523359732">
                <text:p>0.634466523359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34498860528003">
                <text:p>0.634498860528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34516407448578">
                <text:p>0.63451640744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34642625487478">
                <text:p>0.634642625487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34819894689927">
                <text:p>0.63481989468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34905103870904">
                <text:p>0.634905103870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34962375132393">
                <text:p>0.63496237513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35055314162096">
                <text:p>0.635055314162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3518360226522">
                <text:p>0.63518360226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35283668436346">
                <text:p>0.635283668436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35341677290624">
                <text:p>0.635341677290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35370535668842">
                <text:p>0.635370535668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35470018178861">
                <text:p>0.635470018178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355190036497">
                <text:p>0.6355190036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35559644653856">
                <text:p>0.635559644653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35637155266221">
                <text:p>0.635637155266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35673844585692">
                <text:p>0.63567384458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35704148960348">
                <text:p>0.635704148960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35792414826808">
                <text:p>0.635792414826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35851221213941">
                <text:p>0.635851221213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5902719334798">
                <text:p>0.635902719334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5978820895872">
                <text:p>0.635978820895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3603722154225">
                <text:p>0.63603722154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3611926100293">
                <text:p>0.63611926100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36194074429621">
                <text:p>0.6361940744296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36209189367561">
                <text:p>0.636209189367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36227558425869">
                <text:p>0.636227558425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36295731780616">
                <text:p>0.636295731780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36289147424651">
                <text:p>0.636289147424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36394458094798">
                <text:p>0.636394458094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36471415624095">
                <text:p>0.63647141562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3650479064834">
                <text:p>0.63650479064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36533038843989">
                <text:p>0.636533038843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3657219767951">
                <text:p>0.6365721976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36621567720842">
                <text:p>0.636621567720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36665843709419">
                <text:p>0.63666584370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36675456415623">
                <text:p>0.63667545641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3671825486628">
                <text:p>0.63671825486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36709447397592">
                <text:p>0.636709447397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36752176679545">
                <text:p>0.63675217667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36749203219135">
                <text:p>0.636749203219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36784622213378">
                <text:p>0.6367846222133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36811261772667">
                <text:p>0.63681126177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36840550636435">
                <text:p>0.636840550636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36861470080857">
                <text:p>0.636861470080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36872013638687">
                <text:p>0.6368720136386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36909134682901">
                <text:p>0.636909134682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36924743197888">
                <text:p>0.636924743197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36929348994376">
                <text:p>0.636929348994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36973624537812">
                <text:p>0.636973624537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36986130416281">
                <text:p>0.6369861304162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36973686193808">
                <text:p>0.636973686193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37048696684815">
                <text:p>0.63704869668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37078247840225">
                <text:p>0.637078247840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37086221163145">
                <text:p>0.637086221163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37143854549536">
                <text:p>0.637143854549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37133010684922">
                <text:p>0.63713301068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37124419003465">
                <text:p>0.637124419003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3713505960357">
                <text:p>0.63713505960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37113950777225">
                <text:p>0.637113950777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7162746320888">
                <text:p>0.637162746320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37213493255521">
                <text:p>0.637213493255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37181815461731">
                <text:p>0.637181815461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37236557332745">
                <text:p>0.637236557332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37208971265306">
                <text:p>0.637208971265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7250719073036">
                <text:p>0.637250719073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7260689331628">
                <text:p>0.637260689331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7272545719715">
                <text:p>0.637272545719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7269665855966">
                <text:p>0.637269665855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728546888555">
                <text:p>0.63728546888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7272941646919">
                <text:p>0.637272941646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7254461721459">
                <text:p>0.637254461721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7240549747039">
                <text:p>0.637240549747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726241846136">
                <text:p>0.63726241846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7257833681111">
                <text:p>0.637257833681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7225758895258">
                <text:p>0.637225758895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726170999389">
                <text:p>0.6372617099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7255541673387">
                <text:p>0.637255541673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7258513853524">
                <text:p>0.637258513853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7263258066426">
                <text:p>0.637263258066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7252241576759">
                <text:p>0.6372522415767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7285689562331">
                <text:p>0.6372856895623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7288078934755">
                <text:p>0.637288078934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7264783936041">
                <text:p>0.637264783936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7268543321138">
                <text:p>0.637268543321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725831783379">
                <text:p>0.63725831783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7282923980962">
                <text:p>0.637282923980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7275851279562">
                <text:p>0.637275851279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7286355389117">
                <text:p>0.637286355389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7299675618576">
                <text:p>0.637299675618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730520026181">
                <text:p>0.63730520026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7303175582759">
                <text:p>0.637303175582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7320831767726">
                <text:p>0.637320831767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7330835396165">
                <text:p>0.6373308353961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7307289986107">
                <text:p>0.63730728998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7297640683823">
                <text:p>0.6372976406838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7301827321196">
                <text:p>0.63730182732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7258204486921">
                <text:p>0.637258204486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7240719317584">
                <text:p>0.63724071931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7230530778105">
                <text:p>0.637230530778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7271583704984">
                <text:p>0.6372715837049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7258411449394">
                <text:p>0.637258411449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7262028085992">
                <text:p>0.63726202808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7251713626924">
                <text:p>0.637251713626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7251642274142">
                <text:p>0.637251642274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7243903324729">
                <text:p>0.637243903324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7237492019391">
                <text:p>0.637237492019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7207515190192">
                <text:p>0.6372075151901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7211498319711">
                <text:p>0.637211498319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7192206341609">
                <text:p>0.637192206341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718286989829">
                <text:p>0.63718286989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718324753804">
                <text:p>0.63718324753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7136025553985">
                <text:p>0.6371360255539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7138995973586">
                <text:p>0.637138995973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7131608706942">
                <text:p>0.637131608706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7099943468241">
                <text:p>0.63709994346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7099000891343">
                <text:p>0.6370990008913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7079292296954">
                <text:p>0.6370792922969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7051610498994">
                <text:p>0.637051610498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7054681479891">
                <text:p>0.63705468147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7042441118376">
                <text:p>0.637042441118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7027678821529">
                <text:p>0.6370276788215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7005054658449">
                <text:p>0.6370050546584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7000388661562">
                <text:p>0.637000388661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6993058772746">
                <text:p>0.636993058772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6982928876263">
                <text:p>0.636982928876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6977889701943">
                <text:p>0.63697788970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6965332450689">
                <text:p>0.636965332450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6962647166838">
                <text:p>0.636962647166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6956915166264">
                <text:p>0.636956915166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6930926562869">
                <text:p>0.6369309265628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6931541509394">
                <text:p>0.636931541509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6920525181334">
                <text:p>0.636920525181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6910576835346">
                <text:p>0.636910576835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6876269476066">
                <text:p>0.636876269476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6919243188349">
                <text:p>0.636919243188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6912410683089">
                <text:p>0.6369124106830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treat-empty-cells="ignore" chart:spline-order="5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aximum="256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399" chart:maximum="1.435" chart:origin="0" chart:interval-major="0.0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309cm" svg:height="13.255cm" xlink:href=".." xlink:type="simple" chart:class="chart:scatter" chart:style-name="ch1">
        <chart:plot-area chart:style-name="ch2" table:cell-range-address="Killgem_comb.A2:Killgem_comb.A557 Killgem_comb.C1:Killgem_comb.C557" chart:data-source-has-labels="row" svg:x="0.595cm" svg:y="0.212cm" svg:width="27.14cm" svg:height="12.725cm">
          <chartooo:coordinate-region svg:x="2.248cm" svg:y="0.411cm" svg:width="25.207cm" svg:height="11.87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comb.C2:Killgem_comb.C557" chart:label-cell-address="Killgem_comb.C1:Killgem_comb.C1" chart:class="chart:scatter">
            <chart:domain table:cell-range-address="Killgem_comb.A2:Killgem_comb.A557"/>
            <chart:data-point chart:repeated="5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Killgem_comb.C1:Kill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comb.A2:Killgem_comb.A557</svg:desc>
                </draw:g>
              </table:table-cell>
              <table:table-cell office:value-type="float" office:value="NaN">
                <text:p>NaN</text:p>
                <draw:g>
                  <svg:desc>Killgem_comb.C2:Killgem_comb.C5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178346782606">
                <text:p>1.40178346782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100765956607">
                <text:p>1.4100765956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0757042121178">
                <text:p>1.4075704212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9994238872268">
                <text:p>1.39994238872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0078822311173">
                <text:p>1.4007882231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1366260887118">
                <text:p>1.4136626088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1716412689984">
                <text:p>1.4171641268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146712933047">
                <text:p>1.4146712933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143166865426">
                <text:p>1.4143166865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1562123155886">
                <text:p>1.41562123155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1584709201943">
                <text:p>1.41584709201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1406144837728">
                <text:p>1.41406144837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1331794817853">
                <text:p>1.41331794817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41346363670869">
                <text:p>1.4134636367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1275355334231">
                <text:p>1.41275355334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1326706315703">
                <text:p>1.41326706315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1522097266293">
                <text:p>1.41522097266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1754366232047">
                <text:p>1.41754366232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2016635739598">
                <text:p>1.42016635739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2173269569983">
                <text:p>1.42173269569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220279363059">
                <text:p>1.4220279363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2238454229376">
                <text:p>1.422384542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2304156005">
                <text:p>1.42304156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2395751908386">
                <text:p>1.42395751908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2413081125039">
                <text:p>1.4241308112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2454568935043">
                <text:p>1.42454568935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2412994347585">
                <text:p>1.4241299434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42369884702586">
                <text:p>1.4236988470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2348967520557">
                <text:p>1.42348967520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2347873320363">
                <text:p>1.4234787332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2292146187338">
                <text:p>1.42292146187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225521192817">
                <text:p>1.4225521192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223525772837">
                <text:p>1.4223525772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2158797580822">
                <text:p>1.42158797580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2099083771712">
                <text:p>1.42099083771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2052726069125">
                <text:p>1.42052726069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201859156358">
                <text:p>1.4201859156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41978303189519">
                <text:p>1.4197830318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2060498304731">
                <text:p>1.42060498304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2185297156505">
                <text:p>1.42185297156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2316084379318">
                <text:p>1.42316084379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2452278619324">
                <text:p>1.42452278619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2534514478664">
                <text:p>1.42534514478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2622981494333">
                <text:p>1.42622981494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2665062215214">
                <text:p>1.42665062215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2688867313749">
                <text:p>1.426888673137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42719611653502">
                <text:p>1.4271961165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42756798815268">
                <text:p>1.42756798815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42799968377905">
                <text:p>1.42799968377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42803089604437">
                <text:p>1.42803089604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2761132567495">
                <text:p>1.42761132567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2827956855511">
                <text:p>1.428279568555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2810770122807">
                <text:p>1.42810770122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42787379879263">
                <text:p>1.427873798792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2769315043343">
                <text:p>1.42769315043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2756262819777">
                <text:p>1.427562628197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42747941965016">
                <text:p>1.42747941965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2744079404708">
                <text:p>1.42744079404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744425970875">
                <text:p>1.4274442597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2744192659826">
                <text:p>1.42744192659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274838404313">
                <text:p>1.4274838404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2756760823769">
                <text:p>1.42756760823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2769096549252">
                <text:p>1.4276909654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27598055868">
                <text:p>1.42759805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2754021117014">
                <text:p>1.42754021117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2751560838863">
                <text:p>1.42751560838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2745416584655">
                <text:p>1.42745416584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2742923565614">
                <text:p>1.42742923565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743908149455">
                <text:p>1.42743908149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2748195747804">
                <text:p>1.42748195747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2736897719999">
                <text:p>1.4273689771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42709655940099">
                <text:p>1.42709655940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2700860757117">
                <text:p>1.42700860757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42680117013636">
                <text:p>1.426801170136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2662273658542">
                <text:p>1.42662273658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2647208510668">
                <text:p>1.426472085106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263480671964">
                <text:p>1.4263480671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2624955201555">
                <text:p>1.42624955201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2616709711216">
                <text:p>1.42616709711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2611085145093">
                <text:p>1.42611085145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2607979355886">
                <text:p>1.426079793558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42607287754841">
                <text:p>1.42607287754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2588213678993">
                <text:p>1.42588213678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2571409144595">
                <text:p>1.425714091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2556793972176">
                <text:p>1.425567939721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4254427799955">
                <text:p>1.4254427799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2595209441045">
                <text:p>1.425952094410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42623339578323">
                <text:p>1.426233395783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42635902423662">
                <text:p>1.4263590242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2650789975983">
                <text:p>1.426507899759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66668708792">
                <text:p>1.4266668708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2685038062537">
                <text:p>1.42685038062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2704550993937">
                <text:p>1.427045509939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2724995605954">
                <text:p>1.42724995605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2746690929226">
                <text:p>1.42746690929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2769596224324">
                <text:p>1.427695962243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2792574743591">
                <text:p>1.427925747435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2818857940364">
                <text:p>1.42818857940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2845116257826">
                <text:p>1.428451162578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2872420075503">
                <text:p>1.42872420075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2899116350715">
                <text:p>1.42899116350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2929984380806">
                <text:p>1.429299843808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2960173652543">
                <text:p>1.429601736525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2972965758245">
                <text:p>1.42972965758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2986839754151">
                <text:p>1.42986839754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3001755151587">
                <text:p>1.430017551515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3017680778859">
                <text:p>1.43017680778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3034083178506">
                <text:p>1.430340831785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3051613183697">
                <text:p>1.43051613183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3070233259917">
                <text:p>1.430702332599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308990877216">
                <text:p>1.43089908772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3095096241664">
                <text:p>1.43095096241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30948161384">
                <text:p>1.4309481613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3102245611237">
                <text:p>1.43102245611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310157348144">
                <text:p>1.4310157348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310204878694">
                <text:p>1.43102048786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3098400410612">
                <text:p>1.430984004106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3099152574193">
                <text:p>1.430991525741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3108283777249">
                <text:p>1.431082837772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3107466252804">
                <text:p>1.431074662528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3113125166975">
                <text:p>1.43113125166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3119753365072">
                <text:p>1.43119753365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3127318660584">
                <text:p>1.431273186605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3129657841775">
                <text:p>1.431296578417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3136826691213">
                <text:p>1.43136826691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3149160749816">
                <text:p>1.43149160749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3158008600162">
                <text:p>1.43158008600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3167606046192">
                <text:p>1.43167606046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3164265145617">
                <text:p>1.43164265145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3161759052773">
                <text:p>1.43161759052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3160070182613">
                <text:p>1.431600701826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3159177014711">
                <text:p>1.43159177014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3160007478509">
                <text:p>1.431600074785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3160112186834">
                <text:p>1.431601121868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3161992276264">
                <text:p>1.431619922762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3163702249898">
                <text:p>1.431637022498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3168607676165">
                <text:p>1.43168607676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3172388779186">
                <text:p>1.43172388779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3176825988871">
                <text:p>1.431768259888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3181910381327">
                <text:p>1.431819103813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43181048391649">
                <text:p>1.431810483916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43175877811537">
                <text:p>1.431758778115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43182996759909">
                <text:p>1.43182996759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43173782791717">
                <text:p>1.431737827917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43168672215177">
                <text:p>1.431686722151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43158917392398">
                <text:p>1.431589173923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43154018872532">
                <text:p>1.431540188725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43150866277517">
                <text:p>1.43150866277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3143207749762">
                <text:p>1.431432077497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3144692855163">
                <text:p>1.431446928551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3127660174044">
                <text:p>1.431276601740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3132885699262">
                <text:p>1.431328856992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43121348868524">
                <text:p>1.431213488685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43123582527303">
                <text:p>1.43123582527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43117611561244">
                <text:p>1.43117611561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3114423559971">
                <text:p>1.431144235599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43114081433127">
                <text:p>1.43114081433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43112056609138">
                <text:p>1.43112056609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43110582672089">
                <text:p>1.431105826720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43109646782635">
                <text:p>1.43109646782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43099706863592">
                <text:p>1.430997068635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43088969742262">
                <text:p>1.430889697422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43080267948181">
                <text:p>1.43080267948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43070614214049">
                <text:p>1.43070614214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43063102811686">
                <text:p>1.43063102811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43054232017458">
                <text:p>1.430542320174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43050660599054">
                <text:p>1.430506605990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43041430606119">
                <text:p>1.43041430606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43036176317142">
                <text:p>1.430361763171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43031476554301">
                <text:p>1.430314765543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43029145900906">
                <text:p>1.430291459009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43023670446371">
                <text:p>1.430236704463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4301550632276">
                <text:p>1.4301550632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43013900944289">
                <text:p>1.430139009442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43010676700765">
                <text:p>1.430106767007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43007501347693">
                <text:p>1.430075013476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43007797056021">
                <text:p>1.430077970560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43003585898304">
                <text:p>1.430035858983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42996561751259">
                <text:p>1.429965617512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42986474126487">
                <text:p>1.429864741264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42972397088137">
                <text:p>1.429723970881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42974028894875">
                <text:p>1.42974028894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42965279014124">
                <text:p>1.429652790141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42959130441838">
                <text:p>1.429591304418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42946692494899">
                <text:p>1.429466924948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42936293532905">
                <text:p>1.429362935329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42930176794218">
                <text:p>1.429301767942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42929241004948">
                <text:p>1.42929241004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42921431194408">
                <text:p>1.429214311944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42915301158523">
                <text:p>1.429153011585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42926262078192">
                <text:p>1.429262620781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42944765778576">
                <text:p>1.429447657785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42957406331671">
                <text:p>1.429574063316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42973080152441">
                <text:p>1.429730801524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42986209611432">
                <text:p>1.429862096114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42993766626841">
                <text:p>1.42993766626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4301058330225">
                <text:p>1.43010583302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43030310083359">
                <text:p>1.430303100833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43038067456192">
                <text:p>1.43038067456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43058849625256">
                <text:p>1.430588496252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43073471868229">
                <text:p>1.430734718682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43085099933566">
                <text:p>1.43085099933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43097712035494">
                <text:p>1.430977120354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43118706821464">
                <text:p>1.431187068214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3130961685018">
                <text:p>1.43130961685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43149959176764">
                <text:p>1.43149959176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4316589878573">
                <text:p>1.4316589878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43182046482511">
                <text:p>1.43182046482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43189684383344">
                <text:p>1.43189684383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43197573609757">
                <text:p>1.431975736097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43207922214398">
                <text:p>1.432079222143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43214086809273">
                <text:p>1.432140868092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43228424288403">
                <text:p>1.432284242884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43237327665041">
                <text:p>1.432373276650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432469498192">
                <text:p>1.4324694981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43258255570685">
                <text:p>1.432582555706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43266011911709">
                <text:p>1.432660119117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3279108395818">
                <text:p>1.432791083958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43287881378465">
                <text:p>1.432878813784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43299414558746">
                <text:p>1.432994145587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43309878898083">
                <text:p>1.433098788980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43320547961441">
                <text:p>1.43320547961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43330317207461">
                <text:p>1.433303172074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43332250553176">
                <text:p>1.43332250553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43345221305448">
                <text:p>1.433452213054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3347656594603">
                <text:p>1.433476565946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43350353190035">
                <text:p>1.433503531900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43353294972537">
                <text:p>1.433532949725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43356493374437">
                <text:p>1.433564933744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43358332177039">
                <text:p>1.433583321770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43358827650311">
                <text:p>1.433588276503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43370688658381">
                <text:p>1.433706886583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43365433929266">
                <text:p>1.433654339292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43364552244735">
                <text:p>1.43364552244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43375969932227">
                <text:p>1.433759699322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43368439072357">
                <text:p>1.433684390723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43383269651251">
                <text:p>1.433832696512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43383264071206">
                <text:p>1.43383264071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43383454481932">
                <text:p>1.433834544819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43383829050299">
                <text:p>1.433838290502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43392486009018">
                <text:p>1.43392486009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43390576194037">
                <text:p>1.433905761940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43402352251572">
                <text:p>1.434023522515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43403556346612">
                <text:p>1.43403556346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43410341740234">
                <text:p>1.43410341740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43411917960465">
                <text:p>1.43411917960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43416391379727">
                <text:p>1.43416391379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43423769659225">
                <text:p>1.4342376965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43421940504027">
                <text:p>1.434219405040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43421935126194">
                <text:p>1.434219351261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43420549216684">
                <text:p>1.434205492166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3421948834368">
                <text:p>1.434219488343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1.43566060020476">
                <text:p>1.435660600204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24">
                <text:p>1024</text:p>
              </table:table-cell>
              <table:table-cell office:value-type="float" office:value="1.4373649241388">
                <text:p>1.43736492413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>
        <chart:symbol-image xlink:href="Pictures/2000000A000000FD000000FDE400028F.svm" xlink:type="simple" xlink:actuate="onLoad"/>
      </style:chart-properties>
    </style:style>
    <style:style style:name="ch3" style:family="chart" style:data-style-name="N1">
      <style:chart-properties chart:display-label="true" chart:logarithmic="true" chart:minimum="2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30">
      <style:chart-properties chart:display-label="true" chart:logarithmic="false" chart:minimum="0.464" chart:maximum="0.5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symbol-type="none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9cm" svg:height="12.326cm" xlink:href=".." xlink:type="simple" chart:class="chart:scatter" chart:style-name="ch1">
        <chart:plot-area chart:style-name="ch2" table:cell-range-address="Orange_combine.A2:Orange_combine.A270 Orange_combine.C1:Orange_combine.C270" chart:data-source-has-labels="row" svg:x="0.563cm" svg:y="0.246cm" svg:width="27.064cm" svg:height="11.834cm">
          <chartooo:coordinate-region svg:x="2.402cm" svg:y="0.445cm" svg:width="24.76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Orange_combine.C2:Orange_combine.C270" chart:label-cell-address="Orange_combine.C1:Orange_combine.C1" chart:class="chart:scatter">
            <chart:domain table:cell-range-address="Orange_combine.A2:Orange_combine.A270"/>
            <chart:data-point chart:repeated="2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_combine.C1:Orange_combi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ange_combine.A2:Orange_combine.A270</svg:desc>
                </draw:g>
              </table:table-cell>
              <table:table-cell office:value-type="float" office:value="NaN">
                <text:p>NaN</text:p>
                <draw:g>
                  <svg:desc>Orange_combine.C2:Orange_combine.C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4668267003444">
                <text:p>0.46466826700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5810555829284">
                <text:p>0.46581055582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2316046778462">
                <text:p>0.47231604677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77924171624376">
                <text:p>0.477924171624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4812934277918">
                <text:p>0.4848129342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96573800655758">
                <text:p>0.49657380065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6656407764812">
                <text:p>0.496656407764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96673260422559">
                <text:p>0.496673260422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96692904039159">
                <text:p>0.496692904039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96715260712485">
                <text:p>0.496715260712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96740254929362">
                <text:p>0.496740254929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96767813478819">
                <text:p>0.496767813478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96797865369054">
                <text:p>0.496797865369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9683034174791">
                <text:p>0.49683034174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6865175826704">
                <text:p>0.496865175826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96902302807243">
                <text:p>0.496902302807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96941677175007">
                <text:p>0.496941677175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9697472167262">
                <text:p>0.49697472167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9700996281238">
                <text:p>0.49700996281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97047341771418">
                <text:p>0.49704734177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97086801422489">
                <text:p>0.49708680142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97123868296809">
                <text:p>0.497123868296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97162950558215">
                <text:p>0.497162950558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97203995180063">
                <text:p>0.497203995180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97246950627549">
                <text:p>0.497246950627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97291783403445">
                <text:p>0.497291783403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97330435096603">
                <text:p>0.497330435096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97370945141695">
                <text:p>0.497370945141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97413249800504">
                <text:p>0.497413249800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97457286936765">
                <text:p>0.497457286936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97503044569685">
                <text:p>0.497503044569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7550446808847">
                <text:p>0.497550446808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97595375380675">
                <text:p>0.497595375380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97588928567073">
                <text:p>0.497588928567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9758453551492">
                <text:p>0.49758453551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97582150329069">
                <text:p>0.497582150329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97581728270047">
                <text:p>0.497581728270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97583225719301">
                <text:p>0.4975832257193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97586615779392">
                <text:p>0.4975866157793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97591825639758">
                <text:p>0.497591825639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9759883054951">
                <text:p>0.49759883054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97607591050181">
                <text:p>0.497607591050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97618068647998">
                <text:p>0.497618068647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97623537755797">
                <text:p>0.497623537755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7630720931506">
                <text:p>0.497630720931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97639551169019">
                <text:p>0.497639551169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97650008182096">
                <text:p>0.497650008182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97662057225221">
                <text:p>0.497662057225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97675664374393">
                <text:p>0.497675664374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97690796504052">
                <text:p>0.49769079650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97707436134096">
                <text:p>0.497707436134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9772208611544">
                <text:p>0.49772208611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97738193913896">
                <text:p>0.49773819391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97755729051282">
                <text:p>0.497755729051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9777466174879">
                <text:p>0.49777466174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9779496290797">
                <text:p>0.49779496290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97813700695086">
                <text:p>0.497813700695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97830447657182">
                <text:p>0.497830447657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97848542559452">
                <text:p>0.497848542559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9786792942067">
                <text:p>0.49786792942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97888610480137">
                <text:p>0.497888610480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97910531169733">
                <text:p>0.49791053116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97933694665892">
                <text:p>0.497933694665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97958047748632">
                <text:p>0.497958047748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97980385185672">
                <text:p>0.49798038518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97962502590482">
                <text:p>0.497962502590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97946078644495">
                <text:p>0.49794607864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97931087076393">
                <text:p>0.497931087076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97917502157545">
                <text:p>0.497917502157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97905298688531">
                <text:p>0.497905298688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7894451986063">
                <text:p>0.497894451986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97884937870293">
                <text:p>0.497884937870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97876732652487">
                <text:p>0.497876732652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97869813123056">
                <text:p>0.497869813123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9786415653994">
                <text:p>0.49786415653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97854471688187">
                <text:p>0.497854471688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97846041542272">
                <text:p>0.4978460415422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97838844329756">
                <text:p>0.497838844329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97832858707694">
                <text:p>0.49783285870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9782806375248">
                <text:p>0.4978280637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97824438949972">
                <text:p>0.497824438949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97821977459866">
                <text:p>0.4978219774598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97820632966364">
                <text:p>0.497820632966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97820399445567">
                <text:p>0.497820399445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97821257927828">
                <text:p>0.4978212579278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97823189807555">
                <text:p>0.4978231898075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97826176834862">
                <text:p>0.4978261768348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97827507273125">
                <text:p>0.49782750727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97829887883209">
                <text:p>0.497829887883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97833275279253">
                <text:p>0.497833275279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97837678289001">
                <text:p>0.497837678289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97843054340656">
                <text:p>0.497843054340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9784713335473">
                <text:p>0.49784713335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9785216744178">
                <text:p>0.497852167441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97858166196418">
                <text:p>0.497858166196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97862500867184">
                <text:p>0.49786250086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97867772672834">
                <text:p>0.497867772672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97873978951964">
                <text:p>0.49787397895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97881079465968">
                <text:p>0.497881079465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9788907214104">
                <text:p>0.49788907214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97897942524049">
                <text:p>0.4978979425240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97907688870627">
                <text:p>0.4979076888706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97918272304251">
                <text:p>0.497918272304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97927179920115">
                <text:p>0.49792717992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97904517630038">
                <text:p>0.497904517630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97882883297913">
                <text:p>0.497882883297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97862237476255">
                <text:p>0.497862237476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97842590177511">
                <text:p>0.497842590177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97823902591405">
                <text:p>0.497823902591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97806185077291">
                <text:p>0.497806185077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97789399440438">
                <text:p>0.497789399440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97773556369137">
                <text:p>0.497773556369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97758618263522">
                <text:p>0.497758618263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97744596123753">
                <text:p>0.497744596123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97727303228371">
                <text:p>0.497727303228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97710911603668">
                <text:p>0.4977109116036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97695420469309">
                <text:p>0.497695420469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97680793436843">
                <text:p>0.4976807934368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97667030168861">
                <text:p>0.497667030168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97654130396406">
                <text:p>0.497654130396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97642058523942">
                <text:p>0.497642058523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97630814701329">
                <text:p>0.497630814701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9762039913764">
                <text:p>0.49762039913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9761077699291">
                <text:p>0.49761077699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97601948872529">
                <text:p>0.497601948872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97593915432578">
                <text:p>0.497593915432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97586642553699">
                <text:p>0.497586642553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97580131267274">
                <text:p>0.497580131267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97574382647509">
                <text:p>0.497574382647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97569363262893">
                <text:p>0.4975693632628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97562972742221">
                <text:p>0.497562972742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97557302520061">
                <text:p>0.497557302520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97552354189452">
                <text:p>0.4975523541894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0.498819970772128">
                <text:p>0.4988199707721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">
                <text:p>1024</text:p>
              </table:table-cell>
              <table:table-cell office:value-type="float" office:value="0.499986379414185">
                <text:p>0.4999863794141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48">
                <text:p>2048</text:p>
              </table:table-cell>
              <table:table-cell office:value-type="float" office:value="0.500827150836381">
                <text:p>0.5008271508363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96">
                <text:p>4096</text:p>
              </table:table-cell>
              <table:table-cell office:value-type="float" office:value="0.501447831716138">
                <text:p>0.5014478317161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92">
                <text:p>8192</text:p>
              </table:table-cell>
              <table:table-cell office:value-type="float" office:value="0.50205087501959">
                <text:p>0.502050875019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384">
                <text:p>16384</text:p>
              </table:table-cell>
              <table:table-cell office:value-type="float" office:value="0.502490205309986">
                <text:p>0.5024902053099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768">
                <text:p>32768</text:p>
              </table:table-cell>
              <table:table-cell office:value-type="float" office:value="0.502947998155563">
                <text:p>0.5029479981555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5536">
                <text:p>65536</text:p>
              </table:table-cell>
              <table:table-cell office:value-type="float" office:value="0.503366506301926">
                <text:p>0.5033665063019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4" chart:maximum="8192" chart:interval-major="0.30102999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603" chart:maximum="0.64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63cm" svg:height="12.326cm" xlink:href=".." xlink:type="simple" chart:class="chart:scatter" chart:style-name="ch1">
        <chart:plot-area chart:style-name="ch2" table:cell-range-address="Managem_comb.A2:Managem_comb.A264 Managem_comb.C1:Managem_comb.C264" chart:data-source-has-labels="row" svg:x="0.571cm" svg:y="0.246cm" svg:width="27.421cm" svg:height="11.834cm">
          <chartooo:coordinate-region svg:x="2.224cm" svg:y="0.446cm" svg:width="25.397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comb.C2:Managem_comb.C264" chart:label-cell-address="Managem_comb.C1:Managem_comb.C1" chart:class="chart:scatter">
            <chart:domain table:cell-range-address="Managem_comb.A2:Managem_comb.A264"/>
            <chart:data-point chart:repeated="2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Managem_comb.C1:Mana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comb.A2:Managem_comb.A264</svg:desc>
                </draw:g>
              </table:table-cell>
              <table:table-cell office:value-type="float" office:value="NaN">
                <text:p>NaN</text:p>
                <draw:g>
                  <svg:desc>Managem_comb.C2:Managem_comb.C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3453805251285">
                <text:p>0.603453805251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9451283850403">
                <text:p>0.60945128385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9706480587686">
                <text:p>0.619706480587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4060220503163">
                <text:p>0.624060220503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4746089413711">
                <text:p>0.624746089413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3060566763904">
                <text:p>0.62306056676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1525550943756">
                <text:p>0.621525550943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4290662610787">
                <text:p>0.6242906626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6881331580775">
                <text:p>0.626881331580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7129232730209">
                <text:p>0.62712923273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842833774118">
                <text:p>0.626842833774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7270596726721">
                <text:p>0.627270596726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7215729243518">
                <text:p>0.627215729243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7075099755084">
                <text:p>0.627075099755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999796764889">
                <text:p>0.62699979676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731044597813">
                <text:p>0.62731044597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7201102273684">
                <text:p>0.6272011022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26938472809626">
                <text:p>0.626938472809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26966362299979">
                <text:p>0.62696636229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6963701432582">
                <text:p>0.62696370143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717620233492">
                <text:p>0.62717620233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27437613414324">
                <text:p>0.62743761341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8151359668487">
                <text:p>0.628151359668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8740294924397">
                <text:p>0.628740294924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944923994433">
                <text:p>0.6294492399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30261662186108">
                <text:p>0.630261662186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30691117282678">
                <text:p>0.630691117282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34675449112">
                <text:p>0.63093467544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280585432219">
                <text:p>0.631280585432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1534097736318">
                <text:p>0.63153409773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1871997720559">
                <text:p>0.63187199772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2285077097134">
                <text:p>0.632285077097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2416915902986">
                <text:p>0.63241691590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2391384617164">
                <text:p>0.632391384617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2441857427588">
                <text:p>0.632441857427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32561322243665">
                <text:p>0.632561322243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32612074516502">
                <text:p>0.632612074516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32722023529631">
                <text:p>0.632722023529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2886072829856">
                <text:p>0.632886072829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2840849880479">
                <text:p>0.6328408498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32661411956848">
                <text:p>0.632661411956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32537544684352">
                <text:p>0.632537544684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32465152141935">
                <text:p>0.632465152141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32344735617178">
                <text:p>0.63234473561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32364725597012">
                <text:p>0.632364725597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32236635147935">
                <text:p>0.632236635147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32336884395138">
                <text:p>0.63233688439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32185303026916">
                <text:p>0.632185303026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32039267644027">
                <text:p>0.63203926764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31931321849285">
                <text:p>0.63193132184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320142812254">
                <text:p>0.6320142812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32389279870555">
                <text:p>0.63238927987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32641355745744">
                <text:p>0.63264135574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32827825911048">
                <text:p>0.632827825911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33215396975083">
                <text:p>0.633215396975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33445878723913">
                <text:p>0.633445878723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33696692908757">
                <text:p>0.633696692908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33966576866088">
                <text:p>0.633966576866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34254247863122">
                <text:p>0.634254247863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3438586258483">
                <text:p>0.6343858625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4414772132989">
                <text:p>0.634414772132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4399248940206">
                <text:p>0.6343992489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3446971373787">
                <text:p>0.6344697137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3455920698676">
                <text:p>0.63455920698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34666730139676">
                <text:p>0.634666730139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34662076190453">
                <text:p>0.63466207619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34803359961347">
                <text:p>0.63480335996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34895882724719">
                <text:p>0.634895882724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34871628864338">
                <text:p>0.634871628864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34842315083178">
                <text:p>0.634842315083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34829709887594">
                <text:p>0.63482970988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34833095875894">
                <text:p>0.634833095875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34851720000304">
                <text:p>0.634851720000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34884897534771">
                <text:p>0.634884897534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34932007991514">
                <text:p>0.634932007991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3486660297187">
                <text:p>0.6348666029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34909927008909">
                <text:p>0.634909927008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34871833420996">
                <text:p>0.634871833420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34846739892398">
                <text:p>0.634846739892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3497467540509">
                <text:p>0.63497467540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34973483145595">
                <text:p>0.634973483145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498375531705">
                <text:p>0.6349837553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34958468143203">
                <text:p>0.634958468143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35036734418135">
                <text:p>0.635036734418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34980757372645">
                <text:p>0.63498075737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34992528832925">
                <text:p>0.634992528832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4958363625792">
                <text:p>0.634958363625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34943782048812">
                <text:p>0.63494378204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3492989494172">
                <text:p>0.63492989494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34906687385002">
                <text:p>0.63490668738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34893228936557">
                <text:p>0.63489322893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34889123681199">
                <text:p>0.634889123681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34894076389919">
                <text:p>0.634894076389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34907768249678">
                <text:p>0.634907768249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34837208978042">
                <text:p>0.63483720897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34775503236146">
                <text:p>0.634775503236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34790524197032">
                <text:p>0.634790524197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34745670589895">
                <text:p>0.634745670589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34776643691916">
                <text:p>0.634776643691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34815144011049">
                <text:p>0.634815144011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34793489044489">
                <text:p>0.634793489044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34765685338774">
                <text:p>0.634765685338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34758928434336">
                <text:p>0.634758928434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34771492254157">
                <text:p>0.63477149225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34721746727135">
                <text:p>0.634721746727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34723320667718">
                <text:p>0.6347233206677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34688194812424">
                <text:p>0.634688194812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3464285225259">
                <text:p>0.63464285225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34638832788422">
                <text:p>0.634638832788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34606580635472">
                <text:p>0.634606580635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34581115173771">
                <text:p>0.634581115173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34579251807641">
                <text:p>0.634579251807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34548744311639">
                <text:p>0.634548744311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34540594981571">
                <text:p>0.634540594981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34521742821448">
                <text:p>0.634521742821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34474024165431">
                <text:p>0.634474024165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4466523359732">
                <text:p>0.634466523359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34498860528003">
                <text:p>0.634498860528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34516407448578">
                <text:p>0.63451640744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34642625487478">
                <text:p>0.634642625487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34819894689927">
                <text:p>0.63481989468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34905103870904">
                <text:p>0.634905103870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34962375132393">
                <text:p>0.63496237513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35055314162096">
                <text:p>0.635055314162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3518360226522">
                <text:p>0.63518360226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35283668436346">
                <text:p>0.635283668436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35341677290624">
                <text:p>0.635341677290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35370535668842">
                <text:p>0.635370535668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35470018178861">
                <text:p>0.635470018178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355190036497">
                <text:p>0.6355190036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35559644653856">
                <text:p>0.635559644653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35637155266221">
                <text:p>0.635637155266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35673844585692">
                <text:p>0.63567384458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35704148960348">
                <text:p>0.635704148960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35792414826808">
                <text:p>0.635792414826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35851221213941">
                <text:p>0.635851221213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5902719334798">
                <text:p>0.635902719334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5978820895872">
                <text:p>0.635978820895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3603722154225">
                <text:p>0.63603722154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3611926100293">
                <text:p>0.63611926100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36194074429621">
                <text:p>0.6361940744296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36209189367561">
                <text:p>0.636209189367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36227558425869">
                <text:p>0.636227558425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36295731780616">
                <text:p>0.636295731780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36289147424651">
                <text:p>0.636289147424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36394458094798">
                <text:p>0.636394458094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36471415624095">
                <text:p>0.63647141562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3650479064834">
                <text:p>0.63650479064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36533038843989">
                <text:p>0.636533038843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3657219767951">
                <text:p>0.6365721976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36621567720842">
                <text:p>0.636621567720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36665843709419">
                <text:p>0.63666584370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36675456415623">
                <text:p>0.63667545641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3671825486628">
                <text:p>0.63671825486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36709447397592">
                <text:p>0.636709447397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36752176679545">
                <text:p>0.63675217667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36749203219135">
                <text:p>0.636749203219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36784622213378">
                <text:p>0.6367846222133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36811261772667">
                <text:p>0.63681126177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36840550636435">
                <text:p>0.636840550636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36861470080857">
                <text:p>0.636861470080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36872013638687">
                <text:p>0.6368720136386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36909134682901">
                <text:p>0.636909134682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36924743197888">
                <text:p>0.636924743197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36929348994376">
                <text:p>0.636929348994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36973624537812">
                <text:p>0.636973624537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36986130416281">
                <text:p>0.6369861304162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36973686193808">
                <text:p>0.636973686193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37048696684815">
                <text:p>0.63704869668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37078247840225">
                <text:p>0.637078247840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37086221163145">
                <text:p>0.637086221163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37143854549536">
                <text:p>0.637143854549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37133010684922">
                <text:p>0.63713301068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37124419003465">
                <text:p>0.637124419003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3713505960357">
                <text:p>0.63713505960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37113950777225">
                <text:p>0.637113950777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7162746320888">
                <text:p>0.637162746320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37213493255521">
                <text:p>0.637213493255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37181815461731">
                <text:p>0.637181815461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37236557332745">
                <text:p>0.637236557332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37208971265306">
                <text:p>0.637208971265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7250719073036">
                <text:p>0.637250719073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7260689331628">
                <text:p>0.637260689331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7272545719715">
                <text:p>0.637272545719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7269665855966">
                <text:p>0.637269665855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728546888555">
                <text:p>0.63728546888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7272941646919">
                <text:p>0.637272941646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7254461721459">
                <text:p>0.637254461721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7240549747039">
                <text:p>0.637240549747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726241846136">
                <text:p>0.63726241846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7257833681111">
                <text:p>0.637257833681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7225758895258">
                <text:p>0.637225758895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726170999389">
                <text:p>0.6372617099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7255541673387">
                <text:p>0.637255541673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7258513853524">
                <text:p>0.637258513853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7263258066426">
                <text:p>0.637263258066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7252241576759">
                <text:p>0.6372522415767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7285689562331">
                <text:p>0.6372856895623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7288078934755">
                <text:p>0.637288078934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7264783936041">
                <text:p>0.637264783936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7268543321138">
                <text:p>0.637268543321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725831783379">
                <text:p>0.63725831783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7282923980962">
                <text:p>0.637282923980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7275851279562">
                <text:p>0.637275851279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7286355389117">
                <text:p>0.637286355389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7299675618576">
                <text:p>0.637299675618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730520026181">
                <text:p>0.63730520026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7303175582759">
                <text:p>0.637303175582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7320831767726">
                <text:p>0.637320831767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7330835396165">
                <text:p>0.6373308353961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7307289986107">
                <text:p>0.63730728998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7297640683823">
                <text:p>0.6372976406838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7301827321196">
                <text:p>0.63730182732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7258204486921">
                <text:p>0.637258204486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7240719317584">
                <text:p>0.63724071931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7230530778105">
                <text:p>0.637230530778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7271583704984">
                <text:p>0.6372715837049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7258411449394">
                <text:p>0.637258411449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7262028085992">
                <text:p>0.63726202808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7251713626924">
                <text:p>0.637251713626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7251642274142">
                <text:p>0.637251642274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7243903324729">
                <text:p>0.637243903324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7237492019391">
                <text:p>0.637237492019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7207515190192">
                <text:p>0.6372075151901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7211498319711">
                <text:p>0.637211498319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7192206341609">
                <text:p>0.637192206341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718286989829">
                <text:p>0.63718286989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718324753804">
                <text:p>0.63718324753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7136025553985">
                <text:p>0.6371360255539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7138995973586">
                <text:p>0.637138995973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7131608706942">
                <text:p>0.637131608706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7099943468241">
                <text:p>0.63709994346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7099000891343">
                <text:p>0.6370990008913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7079292296954">
                <text:p>0.6370792922969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7051610498994">
                <text:p>0.637051610498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7054681479891">
                <text:p>0.63705468147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7042441118376">
                <text:p>0.637042441118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7027678821529">
                <text:p>0.6370276788215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7005054658449">
                <text:p>0.6370050546584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7000388661562">
                <text:p>0.637000388661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6993058772746">
                <text:p>0.636993058772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6982928876263">
                <text:p>0.636982928876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6977889701943">
                <text:p>0.63697788970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6965332450689">
                <text:p>0.636965332450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6962647166838">
                <text:p>0.636962647166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6956915166264">
                <text:p>0.636956915166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6930926562869">
                <text:p>0.6369309265628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6931541509394">
                <text:p>0.636931541509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6920525181334">
                <text:p>0.636920525181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6910576835346">
                <text:p>0.636910576835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6876269476066">
                <text:p>0.636876269476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6919243188349">
                <text:p>0.636919243188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6912410683089">
                <text:p>0.6369124106830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0.638573207257624">
                <text:p>0.6385732072576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">
                <text:p>1024</text:p>
              </table:table-cell>
              <table:table-cell office:value-type="float" office:value="0.640139999306987">
                <text:p>0.6401399993069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48">
                <text:p>2048</text:p>
              </table:table-cell>
              <table:table-cell office:value-type="float" office:value="0.64122706511191">
                <text:p>0.641227065111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96">
                <text:p>4096</text:p>
              </table:table-cell>
              <table:table-cell office:value-type="float" office:value="0.64218822117074">
                <text:p>0.642188221170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92">
                <text:p>8192</text:p>
              </table:table-cell>
              <table:table-cell office:value-type="float" office:value="0.643024208460523">
                <text:p>0.6430242084605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